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3" style:family="table-cell" style:parent-style-name="Default" style:data-style-name="N113"/>
    <style:style style:name="ce2" style:family="table-cell" style:parent-style-name="Default" style:data-style-name="N1"/>
  </office:automatic-styles>
  <office:body>
    <office:spreadsheet>
      <table:calculation-settings table:automatic-find-labels="false" table:use-regular-expressions="false"/>
      <table:table table:name="LH" table:style-name="ta1">
        <table:table-column table:style-name="co1" table:number-columns-repeated="10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Instance</text:p>
          </table:table-cell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table:number-columns-repeated="2"/>
          <table:table-cell office:value-type="string" calcext:value-type="string">
            <text:p>repairlinrelax</text:p>
          </table:table-cell>
          <table:table-cell table:number-columns-repeated="3"/>
          <table:table-cell office:value-type="string" calcext:value-type="string">
            <text:p>vdns_simple 2 min</text:p>
          </table:table-cell>
          <table:table-cell table:number-columns-repeated="22"/>
        </table:table-row>
        <table:table-row table:style-name="ro1">
          <table:table-cell table:number-columns-repeated="8"/>
          <table:table-cell office:value-type="string" calcext:value-type="string">
            <text:p>Cos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GAP (abs)</text:p>
          </table:table-cell>
          <table:table-cell office:value-type="string" calcext:value-type="string">
            <text:p>GAP (rel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05100</text:p>
          </table:table-cell>
          <table:table-cell/>
          <table:table-cell table:number-columns-repeated="3" office:value-type="float" office:value="1698" calcext:value-type="float">
            <text:p>1698</text:p>
          </table:table-cell>
          <table:table-cell table:formula="of:=[.E3]-[.C3]" office:value-type="float" office:value="0" calcext:value-type="float">
            <text:p>0</text:p>
          </table:table-cell>
          <table:table-cell table:number-columns-repeated="2"/>
          <table:table-cell office:value-type="float" office:value="1698" calcext:value-type="float">
            <text:p>1698</text:p>
          </table:table-cell>
          <table:table-cell table:style-name="ce1" table:formula="of:=([.I3]-[.$C3])/[.$C3]*100" office:value-type="float" office:value="0" calcext:value-type="float">
            <text:p>0.00</text:p>
          </table:table-cell>
          <table:table-cell office:value-type="float" office:value="0.000953664" calcext:value-type="float">
            <text:p>0.0010</text:p>
          </table:table-cell>
          <table:table-cell/>
          <table:table-cell table:style-name="Default" office:value-type="float" office:value="1698" calcext:value-type="float">
            <text:p>1698</text:p>
          </table:table-cell>
          <table:table-cell table:formula="of:=[.M3]-[.$C3]" office:value-type="float" office:value="0" calcext:value-type="float">
            <text:p>0</text:p>
          </table:table-cell>
          <table:table-cell table:formula="of:=([.M3]-[.$C3])/[.$C3]*100" office:value-type="float" office:value="0" calcext:value-type="float">
            <text:p>0.00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a10100</text:p>
          </table:table-cell>
          <table:table-cell/>
          <table:table-cell table:number-columns-repeated="3" office:value-type="float" office:value="1360" calcext:value-type="float">
            <text:p>1360</text:p>
          </table:table-cell>
          <table:table-cell table:formula="of:=[.E4]-[.C4]" office:value-type="float" office:value="0" calcext:value-type="float">
            <text:p>0</text:p>
          </table:table-cell>
          <table:table-cell table:number-columns-repeated="2"/>
          <table:table-cell office:value-type="float" office:value="1361" calcext:value-type="float">
            <text:p>1361</text:p>
          </table:table-cell>
          <table:table-cell table:style-name="ce1" table:formula="of:=([.I4]-[.$C4])/[.$C4]*100" office:value-type="float" office:value="0.0735294117647059" calcext:value-type="float">
            <text:p>0.07</text:p>
          </table:table-cell>
          <table:table-cell office:value-type="float" office:value="0.002057187" calcext:value-type="float">
            <text:p>0.0021</text:p>
          </table:table-cell>
          <table:table-cell/>
          <table:table-cell table:style-name="Default" office:value-type="float" office:value="1360" calcext:value-type="float">
            <text:p>1360</text:p>
          </table:table-cell>
          <table:table-cell table:formula="of:=[.M4]-[.$C4]" office:value-type="float" office:value="0" calcext:value-type="float">
            <text:p>0</text:p>
          </table:table-cell>
          <table:table-cell table:formula="of:=([.M4]-[.$C4])/[.$C4]*100" office:value-type="float" office:value="0" calcext:value-type="float">
            <text:p>0.00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a20100</text:p>
          </table:table-cell>
          <table:table-cell/>
          <table:table-cell table:number-columns-repeated="3" office:value-type="float" office:value="1158" calcext:value-type="float">
            <text:p>1158</text:p>
          </table:table-cell>
          <table:table-cell table:formula="of:=[.E5]-[.C5]" office:value-type="float" office:value="0" calcext:value-type="float">
            <text:p>0</text:p>
          </table:table-cell>
          <table:table-cell table:number-columns-repeated="2"/>
          <table:table-cell office:value-type="float" office:value="1158" calcext:value-type="float">
            <text:p>1158</text:p>
          </table:table-cell>
          <table:table-cell table:style-name="ce1" table:formula="of:=([.I5]-[.$C5])/[.$C5]*100" office:value-type="float" office:value="0" calcext:value-type="float">
            <text:p>0.00</text:p>
          </table:table-cell>
          <table:table-cell office:value-type="float" office:value="0.002078951" calcext:value-type="float">
            <text:p>0.0021</text:p>
          </table:table-cell>
          <table:table-cell/>
          <table:table-cell table:style-name="Default" office:value-type="float" office:value="1158" calcext:value-type="float">
            <text:p>1158</text:p>
          </table:table-cell>
          <table:table-cell table:formula="of:=[.M5]-[.$C5]" office:value-type="float" office:value="0" calcext:value-type="float">
            <text:p>0</text:p>
          </table:table-cell>
          <table:table-cell table:formula="of:=([.M5]-[.$C5])/[.$C5]*100" office:value-type="float" office:value="0" calcext:value-type="float">
            <text:p>0.00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a05200</text:p>
          </table:table-cell>
          <table:table-cell/>
          <table:table-cell table:number-columns-repeated="3" office:value-type="float" office:value="3235" calcext:value-type="float">
            <text:p>3235</text:p>
          </table:table-cell>
          <table:table-cell table:formula="of:=[.E6]-[.C6]" office:value-type="float" office:value="0" calcext:value-type="float">
            <text:p>0</text:p>
          </table:table-cell>
          <table:table-cell table:number-columns-repeated="2"/>
          <table:table-cell office:value-type="float" office:value="3235" calcext:value-type="float">
            <text:p>3235</text:p>
          </table:table-cell>
          <table:table-cell table:style-name="ce1" table:formula="of:=([.I6]-[.$C6])/[.$C6]*100" office:value-type="float" office:value="0" calcext:value-type="float">
            <text:p>0.00</text:p>
          </table:table-cell>
          <table:table-cell office:value-type="float" office:value="0.002058407" calcext:value-type="float">
            <text:p>0.0021</text:p>
          </table:table-cell>
          <table:table-cell/>
          <table:table-cell table:style-name="Default" office:value-type="float" office:value="3235" calcext:value-type="float">
            <text:p>3235</text:p>
          </table:table-cell>
          <table:table-cell table:formula="of:=[.M6]-[.$C6]" office:value-type="float" office:value="0" calcext:value-type="float">
            <text:p>0</text:p>
          </table:table-cell>
          <table:table-cell table:formula="of:=([.M6]-[.$C6])/[.$C6]*100" office:value-type="float" office:value="0" calcext:value-type="float">
            <text:p>0.00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a10200</text:p>
          </table:table-cell>
          <table:table-cell/>
          <table:table-cell table:number-columns-repeated="3" office:value-type="float" office:value="2623" calcext:value-type="float">
            <text:p>2623</text:p>
          </table:table-cell>
          <table:table-cell table:formula="of:=[.E7]-[.C7]" office:value-type="float" office:value="0" calcext:value-type="float">
            <text:p>0</text:p>
          </table:table-cell>
          <table:table-cell table:number-columns-repeated="2"/>
          <table:table-cell office:value-type="float" office:value="2623" calcext:value-type="float">
            <text:p>2623</text:p>
          </table:table-cell>
          <table:table-cell table:style-name="ce1" table:formula="of:=([.I7]-[.$C7])/[.$C7]*100" office:value-type="float" office:value="0" calcext:value-type="float">
            <text:p>0.00</text:p>
          </table:table-cell>
          <table:table-cell office:value-type="float" office:value="0.003417883" calcext:value-type="float">
            <text:p>0.0034</text:p>
          </table:table-cell>
          <table:table-cell/>
          <table:table-cell table:style-name="Default" office:value-type="float" office:value="2623" calcext:value-type="float">
            <text:p>2623</text:p>
          </table:table-cell>
          <table:table-cell table:formula="of:=[.M7]-[.$C7]" office:value-type="float" office:value="0" calcext:value-type="float">
            <text:p>0</text:p>
          </table:table-cell>
          <table:table-cell table:formula="of:=([.M7]-[.$C7])/[.$C7]*100" office:value-type="float" office:value="0" calcext:value-type="float">
            <text:p>0.00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a20200</text:p>
          </table:table-cell>
          <table:table-cell/>
          <table:table-cell table:number-columns-repeated="3" office:value-type="float" office:value="2339" calcext:value-type="float">
            <text:p>2339</text:p>
          </table:table-cell>
          <table:table-cell table:formula="of:=[.E8]-[.C8]" office:value-type="float" office:value="0" calcext:value-type="float">
            <text:p>0</text:p>
          </table:table-cell>
          <table:table-cell table:number-columns-repeated="2"/>
          <table:table-cell office:value-type="float" office:value="2339" calcext:value-type="float">
            <text:p>2339</text:p>
          </table:table-cell>
          <table:table-cell table:style-name="ce1" table:formula="of:=([.I8]-[.$C8])/[.$C8]*100" office:value-type="float" office:value="0" calcext:value-type="float">
            <text:p>0.00</text:p>
          </table:table-cell>
          <table:table-cell office:value-type="float" office:value="0.006948947" calcext:value-type="float">
            <text:p>0.0069</text:p>
          </table:table-cell>
          <table:table-cell/>
          <table:table-cell table:style-name="Default" office:value-type="float" office:value="2339" calcext:value-type="float">
            <text:p>2339</text:p>
          </table:table-cell>
          <table:table-cell table:formula="of:=[.M8]-[.$C8]" office:value-type="float" office:value="0" calcext:value-type="float">
            <text:p>0</text:p>
          </table:table-cell>
          <table:table-cell table:formula="of:=([.M8]-[.$C8])/[.$C8]*100" office:value-type="float" office:value="0" calcext:value-type="float">
            <text:p>0.00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b05100</text:p>
          </table:table-cell>
          <table:table-cell/>
          <table:table-cell table:number-columns-repeated="3" office:value-type="float" office:value="1843" calcext:value-type="float">
            <text:p>1843</text:p>
          </table:table-cell>
          <table:table-cell table:formula="of:=[.E9]-[.C9]" office:value-type="float" office:value="0" calcext:value-type="float">
            <text:p>0</text:p>
          </table:table-cell>
          <table:table-cell table:number-columns-repeated="2"/>
          <table:table-cell office:value-type="float" office:value="1861" calcext:value-type="float">
            <text:p>1861</text:p>
          </table:table-cell>
          <table:table-cell table:style-name="ce1" table:formula="of:=([.I9]-[.$C9])/[.$C9]*100" office:value-type="float" office:value="0.976668475311991" calcext:value-type="float">
            <text:p>0.98</text:p>
          </table:table-cell>
          <table:table-cell office:value-type="float" office:value="0.002534284" calcext:value-type="float">
            <text:p>0.0025</text:p>
          </table:table-cell>
          <table:table-cell/>
          <table:table-cell table:style-name="Default" office:value-type="float" office:value="1843" calcext:value-type="float">
            <text:p>1843</text:p>
          </table:table-cell>
          <table:table-cell table:formula="of:=[.M9]-[.$C9]" office:value-type="float" office:value="0" calcext:value-type="float">
            <text:p>0</text:p>
          </table:table-cell>
          <table:table-cell table:formula="of:=([.M9]-[.$C9])/[.$C9]*100" office:value-type="float" office:value="0" calcext:value-type="float">
            <text:p>0.00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b10100</text:p>
          </table:table-cell>
          <table:table-cell/>
          <table:table-cell table:number-columns-repeated="3" office:value-type="float" office:value="1407" calcext:value-type="float">
            <text:p>1407</text:p>
          </table:table-cell>
          <table:table-cell table:formula="of:=[.E10]-[.C10]" office:value-type="float" office:value="0" calcext:value-type="float">
            <text:p>0</text:p>
          </table:table-cell>
          <table:table-cell table:number-columns-repeated="2"/>
          <table:table-cell office:value-type="float" office:value="1419" calcext:value-type="float">
            <text:p>1419</text:p>
          </table:table-cell>
          <table:table-cell table:style-name="ce1" table:formula="of:=([.I10]-[.$C10])/[.$C10]*100" office:value-type="float" office:value="0.852878464818763" calcext:value-type="float">
            <text:p>0.85</text:p>
          </table:table-cell>
          <table:table-cell office:value-type="float" office:value="0.003359003" calcext:value-type="float">
            <text:p>0.0034</text:p>
          </table:table-cell>
          <table:table-cell/>
          <table:table-cell table:style-name="Default" office:value-type="float" office:value="1407" calcext:value-type="float">
            <text:p>1407</text:p>
          </table:table-cell>
          <table:table-cell table:formula="of:=[.M10]-[.$C10]" office:value-type="float" office:value="0" calcext:value-type="float">
            <text:p>0</text:p>
          </table:table-cell>
          <table:table-cell table:formula="of:=([.M10]-[.$C10])/[.$C10]*100" office:value-type="float" office:value="0" calcext:value-type="float">
            <text:p>0.00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b20100</text:p>
          </table:table-cell>
          <table:table-cell/>
          <table:table-cell table:number-columns-repeated="3" office:value-type="float" office:value="1166" calcext:value-type="float">
            <text:p>1166</text:p>
          </table:table-cell>
          <table:table-cell table:formula="of:=[.E11]-[.C11]" office:value-type="float" office:value="0" calcext:value-type="float">
            <text:p>0</text:p>
          </table:table-cell>
          <table:table-cell table:number-columns-repeated="2"/>
          <table:table-cell office:value-type="float" office:value="1179" calcext:value-type="float">
            <text:p>1179</text:p>
          </table:table-cell>
          <table:table-cell table:style-name="ce1" table:formula="of:=([.I11]-[.$C11])/[.$C11]*100" office:value-type="float" office:value="1.11492281303602" calcext:value-type="float">
            <text:p>1.11</text:p>
          </table:table-cell>
          <table:table-cell office:value-type="float" office:value="0.005430402" calcext:value-type="float">
            <text:p>0.0054</text:p>
          </table:table-cell>
          <table:table-cell/>
          <table:table-cell table:style-name="Default" office:value-type="float" office:value="1166" calcext:value-type="float">
            <text:p>1166</text:p>
          </table:table-cell>
          <table:table-cell table:formula="of:=[.M11]-[.$C11]" office:value-type="float" office:value="0" calcext:value-type="float">
            <text:p>0</text:p>
          </table:table-cell>
          <table:table-cell table:formula="of:=([.M11]-[.$C11])/[.$C11]*100" office:value-type="float" office:value="0" calcext:value-type="float">
            <text:p>0.00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b05200</text:p>
          </table:table-cell>
          <table:table-cell/>
          <table:table-cell table:number-columns-repeated="3" office:value-type="float" office:value="3552" calcext:value-type="float">
            <text:p>3552</text:p>
          </table:table-cell>
          <table:table-cell table:formula="of:=[.E12]-[.C12]" office:value-type="float" office:value="0" calcext:value-type="float">
            <text:p>0</text:p>
          </table:table-cell>
          <table:table-cell table:number-columns-repeated="2"/>
          <table:table-cell office:value-type="float" office:value="3567" calcext:value-type="float">
            <text:p>3567</text:p>
          </table:table-cell>
          <table:table-cell table:style-name="ce1" table:formula="of:=([.I12]-[.$C12])/[.$C12]*100" office:value-type="float" office:value="0.422297297297297" calcext:value-type="float">
            <text:p>0.42</text:p>
          </table:table-cell>
          <table:table-cell office:value-type="float" office:value="0.014200925" calcext:value-type="float">
            <text:p>0.0142</text:p>
          </table:table-cell>
          <table:table-cell/>
          <table:table-cell table:style-name="Default" office:value-type="float" office:value="3552" calcext:value-type="float">
            <text:p>3552</text:p>
          </table:table-cell>
          <table:table-cell table:formula="of:=[.M12]-[.$C12]" office:value-type="float" office:value="0" calcext:value-type="float">
            <text:p>0</text:p>
          </table:table-cell>
          <table:table-cell table:formula="of:=([.M12]-[.$C12])/[.$C12]*100" office:value-type="float" office:value="0" calcext:value-type="float">
            <text:p>0.00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b10200</text:p>
          </table:table-cell>
          <table:table-cell/>
          <table:table-cell table:number-columns-repeated="3" office:value-type="float" office:value="2827" calcext:value-type="float">
            <text:p>2827</text:p>
          </table:table-cell>
          <table:table-cell table:formula="of:=[.E13]-[.C13]" office:value-type="float" office:value="0" calcext:value-type="float">
            <text:p>0</text:p>
          </table:table-cell>
          <table:table-cell table:number-columns-repeated="2"/>
          <table:table-cell office:value-type="float" office:value="2846" calcext:value-type="float">
            <text:p>2846</text:p>
          </table:table-cell>
          <table:table-cell table:style-name="ce1" table:formula="of:=([.I13]-[.$C13])/[.$C13]*100" office:value-type="float" office:value="0.672090555359038" calcext:value-type="float">
            <text:p>0.67</text:p>
          </table:table-cell>
          <table:table-cell office:value-type="float" office:value="0.01728807" calcext:value-type="float">
            <text:p>0.0173</text:p>
          </table:table-cell>
          <table:table-cell/>
          <table:table-cell table:style-name="Default" office:value-type="float" office:value="2828" calcext:value-type="float">
            <text:p>2828</text:p>
          </table:table-cell>
          <table:table-cell table:formula="of:=[.M13]-[.$C13]" office:value-type="float" office:value="1" calcext:value-type="float">
            <text:p>1</text:p>
          </table:table-cell>
          <table:table-cell table:formula="of:=([.M13]-[.$C13])/[.$C13]*100" office:value-type="float" office:value="0.0353731871241599" calcext:value-type="float">
            <text:p>0.04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b20200</text:p>
          </table:table-cell>
          <table:table-cell/>
          <table:table-cell table:number-columns-repeated="3" office:value-type="float" office:value="2339" calcext:value-type="float">
            <text:p>2339</text:p>
          </table:table-cell>
          <table:table-cell table:formula="of:=[.E14]-[.C14]" office:value-type="float" office:value="0" calcext:value-type="float">
            <text:p>0</text:p>
          </table:table-cell>
          <table:table-cell table:number-columns-repeated="2"/>
          <table:table-cell office:value-type="float" office:value="2347" calcext:value-type="float">
            <text:p>2347</text:p>
          </table:table-cell>
          <table:table-cell table:style-name="ce1" table:formula="of:=([.I14]-[.$C14])/[.$C14]*100" office:value-type="float" office:value="0.342026507054297" calcext:value-type="float">
            <text:p>0.34</text:p>
          </table:table-cell>
          <table:table-cell office:value-type="float" office:value="0.028824294" calcext:value-type="float">
            <text:p>0.0288</text:p>
          </table:table-cell>
          <table:table-cell/>
          <table:table-cell table:style-name="Default" office:value-type="float" office:value="2342" calcext:value-type="float">
            <text:p>2342</text:p>
          </table:table-cell>
          <table:table-cell table:formula="of:=[.M14]-[.$C14]" office:value-type="float" office:value="3" calcext:value-type="float">
            <text:p>3</text:p>
          </table:table-cell>
          <table:table-cell table:formula="of:=([.M14]-[.$C14])/[.$C14]*100" office:value-type="float" office:value="0.128259940145361" calcext:value-type="float">
            <text:p>0.13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c05100</text:p>
          </table:table-cell>
          <table:table-cell/>
          <table:table-cell table:number-columns-repeated="3" office:value-type="float" office:value="1930" calcext:value-type="float">
            <text:p>1930</text:p>
          </table:table-cell>
          <table:table-cell table:formula="of:=[.E15]-[.C15]" office:value-type="float" office:value="0" calcext:value-type="float">
            <text:p>0</text:p>
          </table:table-cell>
          <table:table-cell table:number-columns-repeated="2"/>
          <table:table-cell office:value-type="float" office:value="1933" calcext:value-type="float">
            <text:p>1933</text:p>
          </table:table-cell>
          <table:table-cell table:style-name="ce1" table:formula="of:=([.I15]-[.$C15])/[.$C15]*100" office:value-type="float" office:value="0.155440414507772" calcext:value-type="float">
            <text:p>0.16</text:p>
          </table:table-cell>
          <table:table-cell office:value-type="float" office:value="0.001545997" calcext:value-type="float">
            <text:p>0.0015</text:p>
          </table:table-cell>
          <table:table-cell/>
          <table:table-cell table:style-name="Default" office:value-type="float" office:value="1931" calcext:value-type="float">
            <text:p>1931</text:p>
          </table:table-cell>
          <table:table-cell table:formula="of:=[.M15]-[.$C15]" office:value-type="float" office:value="1" calcext:value-type="float">
            <text:p>1</text:p>
          </table:table-cell>
          <table:table-cell table:formula="of:=([.M15]-[.$C15])/[.$C15]*100" office:value-type="float" office:value="0.0518134715025907" calcext:value-type="float">
            <text:p>0.05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c10100</text:p>
          </table:table-cell>
          <table:table-cell/>
          <table:table-cell table:number-columns-repeated="3" office:value-type="float" office:value="1400" calcext:value-type="float">
            <text:p>1400</text:p>
          </table:table-cell>
          <table:table-cell table:formula="of:=[.E16]-[.C16]" office:value-type="float" office:value="0" calcext:value-type="float">
            <text:p>0</text:p>
          </table:table-cell>
          <table:table-cell table:number-columns-repeated="2"/>
          <table:table-cell office:value-type="float" office:value="1429" calcext:value-type="float">
            <text:p>1429</text:p>
          </table:table-cell>
          <table:table-cell table:style-name="ce1" table:formula="of:=([.I16]-[.$C16])/[.$C16]*100" office:value-type="float" office:value="2.07142857142857" calcext:value-type="float">
            <text:p>2.07</text:p>
          </table:table-cell>
          <table:table-cell office:value-type="float" office:value="0.004779009" calcext:value-type="float">
            <text:p>0.0048</text:p>
          </table:table-cell>
          <table:table-cell/>
          <table:table-cell table:style-name="Default" office:value-type="float" office:value="1405" calcext:value-type="float">
            <text:p>1405</text:p>
          </table:table-cell>
          <table:table-cell table:formula="of:=[.M16]-[.$C16]" office:value-type="float" office:value="5" calcext:value-type="float">
            <text:p>5</text:p>
          </table:table-cell>
          <table:table-cell table:formula="of:=([.M16]-[.$C16])/[.$C16]*100" office:value-type="float" office:value="0.357142857142857" calcext:value-type="float">
            <text:p>0.36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c20100</text:p>
          </table:table-cell>
          <table:table-cell/>
          <table:table-cell table:number-columns-repeated="3" office:value-type="float" office:value="1243" calcext:value-type="float">
            <text:p>1243</text:p>
          </table:table-cell>
          <table:table-cell table:formula="of:=[.E17]-[.C17]" office:value-type="float" office:value="0" calcext:value-type="float">
            <text:p>0</text:p>
          </table:table-cell>
          <table:table-cell table:number-columns-repeated="2"/>
          <table:table-cell office:value-type="float" office:value="1271" calcext:value-type="float">
            <text:p>1271</text:p>
          </table:table-cell>
          <table:table-cell table:style-name="ce1" table:formula="of:=([.I17]-[.$C17])/[.$C17]*100" office:value-type="float" office:value="2.25261464199517" calcext:value-type="float">
            <text:p>2.25</text:p>
          </table:table-cell>
          <table:table-cell office:value-type="float" office:value="0.008225392" calcext:value-type="float">
            <text:p>0.0082</text:p>
          </table:table-cell>
          <table:table-cell/>
          <table:table-cell table:style-name="Default" office:value-type="float" office:value="1243" calcext:value-type="float">
            <text:p>1243</text:p>
          </table:table-cell>
          <table:table-cell table:formula="of:=[.M17]-[.$C17]" office:value-type="float" office:value="0" calcext:value-type="float">
            <text:p>0</text:p>
          </table:table-cell>
          <table:table-cell table:formula="of:=([.M17]-[.$C17])/[.$C17]*100" office:value-type="float" office:value="0" calcext:value-type="float">
            <text:p>0.00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c05200</text:p>
          </table:table-cell>
          <table:table-cell/>
          <table:table-cell table:number-columns-repeated="3" office:value-type="float" office:value="3455" calcext:value-type="float">
            <text:p>3455</text:p>
          </table:table-cell>
          <table:table-cell table:formula="of:=[.E18]-[.C18]" office:value-type="float" office:value="0" calcext:value-type="float">
            <text:p>0</text:p>
          </table:table-cell>
          <table:table-cell table:number-columns-repeated="2"/>
          <table:table-cell office:value-type="float" office:value="3460" calcext:value-type="float">
            <text:p>3460</text:p>
          </table:table-cell>
          <table:table-cell table:style-name="ce1" table:formula="of:=([.I18]-[.$C18])/[.$C18]*100" office:value-type="float" office:value="0.144717800289436" calcext:value-type="float">
            <text:p>0.14</text:p>
          </table:table-cell>
          <table:table-cell office:value-type="float" office:value="0.006214162" calcext:value-type="float">
            <text:p>0.0062</text:p>
          </table:table-cell>
          <table:table-cell/>
          <table:table-cell table:style-name="Default" office:value-type="float" office:value="3456" calcext:value-type="float">
            <text:p>3456</text:p>
          </table:table-cell>
          <table:table-cell table:formula="of:=[.M18]-[.$C18]" office:value-type="float" office:value="1" calcext:value-type="float">
            <text:p>1</text:p>
          </table:table-cell>
          <table:table-cell table:formula="of:=([.M18]-[.$C18])/[.$C18]*100" office:value-type="float" office:value="0.0289435600578871" calcext:value-type="float">
            <text:p>0.03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c10200</text:p>
          </table:table-cell>
          <table:table-cell/>
          <table:table-cell table:number-columns-repeated="3" office:value-type="float" office:value="2804" calcext:value-type="float">
            <text:p>2804</text:p>
          </table:table-cell>
          <table:table-cell table:formula="of:=[.E19]-[.C19]" office:value-type="float" office:value="0" calcext:value-type="float">
            <text:p>0</text:p>
          </table:table-cell>
          <table:table-cell table:number-columns-repeated="2"/>
          <table:table-cell office:value-type="float" office:value="2823" calcext:value-type="float">
            <text:p>2823</text:p>
          </table:table-cell>
          <table:table-cell table:style-name="ce1" table:formula="of:=([.I19]-[.$C19])/[.$C19]*100" office:value-type="float" office:value="0.677603423680456" calcext:value-type="float">
            <text:p>0.68</text:p>
          </table:table-cell>
          <table:table-cell office:value-type="float" office:value="0.015183562" calcext:value-type="float">
            <text:p>0.0152</text:p>
          </table:table-cell>
          <table:table-cell/>
          <table:table-cell table:style-name="Default" office:value-type="float" office:value="2807" calcext:value-type="float">
            <text:p>2807</text:p>
          </table:table-cell>
          <table:table-cell table:formula="of:=[.M19]-[.$C19]" office:value-type="float" office:value="3" calcext:value-type="float">
            <text:p>3</text:p>
          </table:table-cell>
          <table:table-cell table:formula="of:=([.M19]-[.$C19])/[.$C19]*100" office:value-type="float" office:value="0.106990014265335" calcext:value-type="float">
            <text:p>0.11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c20200</text:p>
          </table:table-cell>
          <table:table-cell/>
          <table:table-cell table:number-columns-repeated="3" office:value-type="float" office:value="2391" calcext:value-type="float">
            <text:p>2391</text:p>
          </table:table-cell>
          <table:table-cell table:formula="of:=[.E20]-[.C20]" office:value-type="float" office:value="0" calcext:value-type="float">
            <text:p>0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table:style-name="ce1" table:formula="of:=([.I20]-[.$C20])/[.$C20]*100" office:value-type="float" office:value="0.710999581764952" calcext:value-type="float">
            <text:p>0.71</text:p>
          </table:table-cell>
          <table:table-cell office:value-type="float" office:value="0.026114947" calcext:value-type="float">
            <text:p>0.0261</text:p>
          </table:table-cell>
          <table:table-cell/>
          <table:table-cell table:style-name="Default" office:value-type="float" office:value="2393" calcext:value-type="float">
            <text:p>2393</text:p>
          </table:table-cell>
          <table:table-cell table:formula="of:=[.M20]-[.$C20]" office:value-type="float" office:value="2" calcext:value-type="float">
            <text:p>2</text:p>
          </table:table-cell>
          <table:table-cell table:formula="of:=([.M20]-[.$C20])/[.$C20]*100" office:value-type="float" office:value="0.0836470096194061" calcext:value-type="float">
            <text:p>0.08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c10400</text:p>
          </table:table-cell>
          <table:table-cell/>
          <table:table-cell table:number-columns-repeated="3" office:value-type="float" office:value="5596" calcext:value-type="float">
            <text:p>5596</text:p>
          </table:table-cell>
          <table:table-cell table:formula="of:=[.E21]-[.C21]" office:value-type="float" office:value="0" calcext:value-type="float">
            <text:p>0</text:p>
          </table:table-cell>
          <table:table-cell table:number-columns-repeated="2"/>
          <table:table-cell office:value-type="float" office:value="5604" calcext:value-type="float">
            <text:p>5604</text:p>
          </table:table-cell>
          <table:table-cell table:style-name="ce1" table:formula="of:=([.I21]-[.$C21])/[.$C21]*100" office:value-type="float" office:value="0.142959256611866" calcext:value-type="float">
            <text:p>0.14</text:p>
          </table:table-cell>
          <table:table-cell office:value-type="float" office:value="0.044217454" calcext:value-type="float">
            <text:p>0.0442</text:p>
          </table:table-cell>
          <table:table-cell/>
          <table:table-cell table:style-name="Default" office:value-type="float" office:value="5597" calcext:value-type="float">
            <text:p>5597</text:p>
          </table:table-cell>
          <table:table-cell table:formula="of:=[.M21]-[.$C21]" office:value-type="float" office:value="1" calcext:value-type="float">
            <text:p>1</text:p>
          </table:table-cell>
          <table:table-cell table:formula="of:=([.M21]-[.$C21])/[.$C21]*100" office:value-type="float" office:value="0.0178699070764832" calcext:value-type="float">
            <text:p>0.02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c20400</text:p>
          </table:table-cell>
          <table:table-cell/>
          <table:table-cell table:number-columns-repeated="3" office:value-type="float" office:value="4782" calcext:value-type="float">
            <text:p>4782</text:p>
          </table:table-cell>
          <table:table-cell table:formula="of:=[.E22]-[.C22]" office:value-type="float" office:value="0" calcext:value-type="float">
            <text:p>0</text:p>
          </table:table-cell>
          <table:table-cell table:number-columns-repeated="2"/>
          <table:table-cell office:value-type="float" office:value="4811" calcext:value-type="float">
            <text:p>4811</text:p>
          </table:table-cell>
          <table:table-cell table:style-name="ce1" table:formula="of:=([.I22]-[.$C22])/[.$C22]*100" office:value-type="float" office:value="0.606440819740694" calcext:value-type="float">
            <text:p>0.61</text:p>
          </table:table-cell>
          <table:table-cell office:value-type="float" office:value="0.118273415" calcext:value-type="float">
            <text:p>0.1183</text:p>
          </table:table-cell>
          <table:table-cell/>
          <table:table-cell table:style-name="Default" office:value-type="float" office:value="4788" calcext:value-type="float">
            <text:p>4788</text:p>
          </table:table-cell>
          <table:table-cell table:formula="of:=[.M22]-[.$C22]" office:value-type="float" office:value="6" calcext:value-type="float">
            <text:p>6</text:p>
          </table:table-cell>
          <table:table-cell table:formula="of:=([.M22]-[.$C22])/[.$C22]*100" office:value-type="float" office:value="0.125470514429109" calcext:value-type="float">
            <text:p>0.13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c40400</text:p>
          </table:table-cell>
          <table:table-cell/>
          <table:table-cell table:number-columns-repeated="3" office:value-type="float" office:value="4244" calcext:value-type="float">
            <text:p>4244</text:p>
          </table:table-cell>
          <table:table-cell table:formula="of:=[.E23]-[.C23]" office:value-type="float" office:value="0" calcext:value-type="float">
            <text:p>0</text:p>
          </table:table-cell>
          <table:table-cell table:number-columns-repeated="2"/>
          <table:table-cell office:value-type="float" office:value="4281" calcext:value-type="float">
            <text:p>4281</text:p>
          </table:table-cell>
          <table:table-cell table:style-name="ce1" table:formula="of:=([.I23]-[.$C23])/[.$C23]*100" office:value-type="float" office:value="0.87181903864279" calcext:value-type="float">
            <text:p>0.87</text:p>
          </table:table-cell>
          <table:table-cell office:value-type="float" office:value="0.269611546" calcext:value-type="float">
            <text:p>0.2696</text:p>
          </table:table-cell>
          <table:table-cell/>
          <table:table-cell table:style-name="Default" office:value-type="float" office:value="4255" calcext:value-type="float">
            <text:p>4255</text:p>
          </table:table-cell>
          <table:table-cell table:formula="of:=[.M23]-[.$C23]" office:value-type="float" office:value="11" calcext:value-type="float">
            <text:p>11</text:p>
          </table:table-cell>
          <table:table-cell table:formula="of:=([.M23]-[.$C23])/[.$C23]*100" office:value-type="float" office:value="0.259189443920829" calcext:value-type="float">
            <text:p>0.26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c15900</text:p>
          </table:table-cell>
          <table:table-cell/>
          <table:table-cell table:number-columns-repeated="3" office:value-type="float" office:value="11339" calcext:value-type="float">
            <text:p>11339</text:p>
          </table:table-cell>
          <table:table-cell table:formula="of:=[.E24]-[.C24]" office:value-type="float" office:value="0" calcext:value-type="float">
            <text:p>0</text:p>
          </table:table-cell>
          <table:table-cell table:number-columns-repeated="2"/>
          <table:table-cell office:value-type="float" office:value="11358" calcext:value-type="float">
            <text:p>11358</text:p>
          </table:table-cell>
          <table:table-cell table:style-name="ce1" table:formula="of:=([.I24]-[.$C24])/[.$C24]*100" office:value-type="float" office:value="0.167563277184937" calcext:value-type="float">
            <text:p>0.17</text:p>
          </table:table-cell>
          <table:table-cell office:value-type="float" office:value="0.568081768" calcext:value-type="float">
            <text:p>0.5681</text:p>
          </table:table-cell>
          <table:table-cell/>
          <table:table-cell table:style-name="Default" office:value-type="float" office:value="11346" calcext:value-type="float">
            <text:p>11346</text:p>
          </table:table-cell>
          <table:table-cell table:formula="of:=[.M24]-[.$C24]" office:value-type="float" office:value="7" calcext:value-type="float">
            <text:p>7</text:p>
          </table:table-cell>
          <table:table-cell table:formula="of:=([.M24]-[.$C24])/[.$C24]*100" office:value-type="float" office:value="0.0617338389628715" calcext:value-type="float">
            <text:p>0.06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c30900</text:p>
          </table:table-cell>
          <table:table-cell/>
          <table:table-cell table:number-columns-repeated="3" office:value-type="float" office:value="9982" calcext:value-type="float">
            <text:p>9982</text:p>
          </table:table-cell>
          <table:table-cell table:formula="of:=[.E25]-[.C25]" office:value-type="float" office:value="0" calcext:value-type="float">
            <text:p>0</text:p>
          </table:table-cell>
          <table:table-cell table:number-columns-repeated="2"/>
          <table:table-cell office:value-type="float" office:value="10006" calcext:value-type="float">
            <text:p>10006</text:p>
          </table:table-cell>
          <table:table-cell table:style-name="ce1" table:formula="of:=([.I25]-[.$C25])/[.$C25]*100" office:value-type="float" office:value="0.240432779002204" calcext:value-type="float">
            <text:p>0.24</text:p>
          </table:table-cell>
          <table:table-cell office:value-type="float" office:value="1.08881216" calcext:value-type="float">
            <text:p>1.0888</text:p>
          </table:table-cell>
          <table:table-cell/>
          <table:table-cell table:style-name="Default" office:value-type="float" office:value="9994" calcext:value-type="float">
            <text:p>9994</text:p>
          </table:table-cell>
          <table:table-cell table:formula="of:=[.M25]-[.$C25]" office:value-type="float" office:value="12" calcext:value-type="float">
            <text:p>12</text:p>
          </table:table-cell>
          <table:table-cell table:formula="of:=([.M25]-[.$C25])/[.$C25]*100" office:value-type="float" office:value="0.120216389501102" calcext:value-type="float">
            <text:p>0.12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c60900</text:p>
          </table:table-cell>
          <table:table-cell/>
          <table:table-cell office:value-type="float" office:value="9326" calcext:value-type="float">
            <text:p>9326</text:p>
          </table:table-cell>
          <table:table-cell/>
          <table:table-cell office:value-type="float" office:value="9326" calcext:value-type="float">
            <text:p>9326</text:p>
          </table:table-cell>
          <table:table-cell table:formula="of:=[.E26]-[.C26]" office:value-type="float" office:value="0" calcext:value-type="float">
            <text:p>0</text:p>
          </table:table-cell>
          <table:table-cell table:number-columns-repeated="2"/>
          <table:table-cell office:value-type="float" office:value="9366" calcext:value-type="float">
            <text:p>9366</text:p>
          </table:table-cell>
          <table:table-cell table:style-name="ce1" table:formula="of:=([.I26]-[.$C26])/[.$C26]*100" office:value-type="float" office:value="0.428908428050611" calcext:value-type="float">
            <text:p>0.43</text:p>
          </table:table-cell>
          <table:table-cell office:value-type="float" office:value="2.314291581" calcext:value-type="float">
            <text:p>2.3143</text:p>
          </table:table-cell>
          <table:table-cell/>
          <table:table-cell table:style-name="Default" office:value-type="float" office:value="9351" calcext:value-type="float">
            <text:p>9351</text:p>
          </table:table-cell>
          <table:table-cell table:formula="of:=[.M26]-[.$C26]" office:value-type="float" office:value="25" calcext:value-type="float">
            <text:p>25</text:p>
          </table:table-cell>
          <table:table-cell table:formula="of:=([.M26]-[.$C26])/[.$C26]*100" office:value-type="float" office:value="0.268067767531632" calcext:value-type="float">
            <text:p>0.27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c201600</text:p>
          </table:table-cell>
          <table:table-cell/>
          <table:table-cell table:number-columns-repeated="3" office:value-type="float" office:value="18802" calcext:value-type="float">
            <text:p>18802</text:p>
          </table:table-cell>
          <table:table-cell table:formula="of:=[.E27]-[.C27]" office:value-type="float" office:value="0" calcext:value-type="float">
            <text:p>0</text:p>
          </table:table-cell>
          <table:table-cell table:number-columns-repeated="2"/>
          <table:table-cell office:value-type="float" office:value="18819" calcext:value-type="float">
            <text:p>18819</text:p>
          </table:table-cell>
          <table:table-cell table:style-name="ce1" table:formula="of:=([.I27]-[.$C27])/[.$C27]*100" office:value-type="float" office:value="0.0904159132007233" calcext:value-type="float">
            <text:p>0.09</text:p>
          </table:table-cell>
          <table:table-cell office:value-type="float" office:value="2.092796918" calcext:value-type="float">
            <text:p>2.0928</text:p>
          </table:table-cell>
          <table:table-cell/>
          <table:table-cell table:style-name="Default" office:value-type="float" office:value="18807" calcext:value-type="float">
            <text:p>18807</text:p>
          </table:table-cell>
          <table:table-cell table:formula="of:=[.M27]-[.$C27]" office:value-type="float" office:value="5" calcext:value-type="float">
            <text:p>5</text:p>
          </table:table-cell>
          <table:table-cell table:formula="of:=([.M27]-[.$C27])/[.$C27]*100" office:value-type="float" office:value="0.0265929156472716" calcext:value-type="float">
            <text:p>0.03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c401600</text:p>
          </table:table-cell>
          <table:table-cell/>
          <table:table-cell office:value-type="float" office:value="17145" calcext:value-type="float">
            <text:p>17145</text:p>
          </table:table-cell>
          <table:table-cell/>
          <table:table-cell office:value-type="float" office:value="17145" calcext:value-type="float">
            <text:p>17145</text:p>
          </table:table-cell>
          <table:table-cell table:formula="of:=[.E28]-[.C28]" office:value-type="float" office:value="0" calcext:value-type="float">
            <text:p>0</text:p>
          </table:table-cell>
          <table:table-cell table:number-columns-repeated="2"/>
          <table:table-cell office:value-type="float" office:value="17191" calcext:value-type="float">
            <text:p>17191</text:p>
          </table:table-cell>
          <table:table-cell table:style-name="ce1" table:formula="of:=([.I28]-[.$C28])/[.$C28]*100" office:value-type="float" office:value="0.268299795858851" calcext:value-type="float">
            <text:p>0.27</text:p>
          </table:table-cell>
          <table:table-cell office:value-type="float" office:value="20.201028321" calcext:value-type="float">
            <text:p>20.2010</text:p>
          </table:table-cell>
          <table:table-cell/>
          <table:table-cell table:style-name="Default" office:value-type="float" office:value="17174" calcext:value-type="float">
            <text:p>17174</text:p>
          </table:table-cell>
          <table:table-cell table:formula="of:=[.M28]-[.$C28]" office:value-type="float" office:value="29" calcext:value-type="float">
            <text:p>29</text:p>
          </table:table-cell>
          <table:table-cell table:formula="of:=([.M28]-[.$C28])/[.$C28]*100" office:value-type="float" office:value="0.169145523476232" calcext:value-type="float">
            <text:p>0.17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c801600</text:p>
          </table:table-cell>
          <table:table-cell/>
          <table:table-cell office:value-type="float" office:value="16284" calcext:value-type="float">
            <text:p>16284</text:p>
          </table:table-cell>
          <table:table-cell/>
          <table:table-cell office:value-type="float" office:value="16289" calcext:value-type="float">
            <text:p>16289</text:p>
          </table:table-cell>
          <table:table-cell table:formula="of:=[.E29]-[.C29]" office:value-type="float" office:value="5" calcext:value-type="float">
            <text:p>5</text:p>
          </table:table-cell>
          <table:table-cell table:number-columns-repeated="2"/>
          <table:table-cell office:value-type="float" office:value="16317" calcext:value-type="float">
            <text:p>16317</text:p>
          </table:table-cell>
          <table:table-cell table:style-name="ce1" table:formula="of:=([.I29]-[.$C29])/[.$C29]*100" office:value-type="float" office:value="0.202652910832719" calcext:value-type="float">
            <text:p>0.20</text:p>
          </table:table-cell>
          <table:table-cell office:value-type="float" office:value="11.900925581" calcext:value-type="float">
            <text:p>11.9009</text:p>
          </table:table-cell>
          <table:table-cell/>
          <table:table-cell table:style-name="Default" office:value-type="float" office:value="16311" calcext:value-type="float">
            <text:p>16311</text:p>
          </table:table-cell>
          <table:table-cell table:formula="of:=[.M29]-[.$C29]" office:value-type="float" office:value="27" calcext:value-type="float">
            <text:p>27</text:p>
          </table:table-cell>
          <table:table-cell table:formula="of:=([.M29]-[.$C29])/[.$C29]*100" office:value-type="float" office:value="0.165806927044952" calcext:value-type="float">
            <text:p>0.17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d05100</text:p>
          </table:table-cell>
          <table:table-cell/>
          <table:table-cell table:number-columns-repeated="3" office:value-type="float" office:value="6353" calcext:value-type="float">
            <text:p>6353</text:p>
          </table:table-cell>
          <table:table-cell table:formula="of:=[.E30]-[.C30]" office:value-type="float" office:value="0" calcext:value-type="float">
            <text:p>0</text:p>
          </table:table-cell>
          <table:table-cell table:number-columns-repeated="2"/>
          <table:table-cell office:value-type="float" office:value="6371" calcext:value-type="float">
            <text:p>6371</text:p>
          </table:table-cell>
          <table:table-cell table:style-name="ce1" table:formula="of:=([.I30]-[.$C30])/[.$C30]*100" office:value-type="float" office:value="0.283330709900834" calcext:value-type="float">
            <text:p>0.28</text:p>
          </table:table-cell>
          <table:table-cell office:value-type="float" office:value="0.003122902" calcext:value-type="float">
            <text:p>0.0031</text:p>
          </table:table-cell>
          <table:table-cell/>
          <table:table-cell table:style-name="Default" office:value-type="float" office:value="6357" calcext:value-type="float">
            <text:p>6357</text:p>
          </table:table-cell>
          <table:table-cell table:formula="of:=[.M30]-[.$C30]" office:value-type="float" office:value="4" calcext:value-type="float">
            <text:p>4</text:p>
          </table:table-cell>
          <table:table-cell table:formula="of:=([.M30]-[.$C30])/[.$C30]*100" office:value-type="float" office:value="0.0629623799779632" calcext:value-type="float">
            <text:p>0.06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d10100</text:p>
          </table:table-cell>
          <table:table-cell/>
          <table:table-cell table:number-columns-repeated="3" office:value-type="float" office:value="6347" calcext:value-type="float">
            <text:p>6347</text:p>
          </table:table-cell>
          <table:table-cell table:formula="of:=[.E31]-[.C31]" office:value-type="float" office:value="0" calcext:value-type="float">
            <text:p>0</text:p>
          </table:table-cell>
          <table:table-cell table:number-columns-repeated="2"/>
          <table:table-cell office:value-type="float" office:value="6429" calcext:value-type="float">
            <text:p>6429</text:p>
          </table:table-cell>
          <table:table-cell table:style-name="ce1" table:formula="of:=([.I31]-[.$C31])/[.$C31]*100" office:value-type="float" office:value="1.29194895226091" calcext:value-type="float">
            <text:p>1.29</text:p>
          </table:table-cell>
          <table:table-cell office:value-type="float" office:value="0.007696833" calcext:value-type="float">
            <text:p>0.0077</text:p>
          </table:table-cell>
          <table:table-cell/>
          <table:table-cell table:style-name="Default" office:value-type="float" office:value="6365" calcext:value-type="float">
            <text:p>6365</text:p>
          </table:table-cell>
          <table:table-cell table:formula="of:=[.M31]-[.$C31]" office:value-type="float" office:value="18" calcext:value-type="float">
            <text:p>18</text:p>
          </table:table-cell>
          <table:table-cell table:formula="of:=([.M31]-[.$C31])/[.$C31]*100" office:value-type="float" office:value="0.283598550496297" calcext:value-type="float">
            <text:p>0.28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d20100</text:p>
          </table:table-cell>
          <table:table-cell/>
          <table:table-cell table:number-columns-repeated="3" office:value-type="float" office:value="6185" calcext:value-type="float">
            <text:p>6185</text:p>
          </table:table-cell>
          <table:table-cell table:formula="of:=[.E32]-[.C32]" office:value-type="float" office:value="0" calcext:value-type="float">
            <text:p>0</text:p>
          </table:table-cell>
          <table:table-cell table:number-columns-repeated="2"/>
          <table:table-cell office:value-type="float" office:value="6372" calcext:value-type="float">
            <text:p>6372</text:p>
          </table:table-cell>
          <table:table-cell table:style-name="ce1" table:formula="of:=([.I32]-[.$C32])/[.$C32]*100" office:value-type="float" office:value="3.0234438156831" calcext:value-type="float">
            <text:p>3.02</text:p>
          </table:table-cell>
          <table:table-cell office:value-type="float" office:value="0.018288046" calcext:value-type="float">
            <text:p>0.0183</text:p>
          </table:table-cell>
          <table:table-cell/>
          <table:table-cell table:style-name="Default" office:value-type="float" office:value="6238" calcext:value-type="float">
            <text:p>6238</text:p>
          </table:table-cell>
          <table:table-cell table:formula="of:=[.M32]-[.$C32]" office:value-type="float" office:value="53" calcext:value-type="float">
            <text:p>53</text:p>
          </table:table-cell>
          <table:table-cell table:formula="of:=([.M32]-[.$C32])/[.$C32]*100" office:value-type="float" office:value="0.856911883589329" calcext:value-type="float">
            <text:p>0.86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d05200</text:p>
          </table:table-cell>
          <table:table-cell/>
          <table:table-cell table:number-columns-repeated="3" office:value-type="float" office:value="12742" calcext:value-type="float">
            <text:p>12742</text:p>
          </table:table-cell>
          <table:table-cell table:formula="of:=[.E33]-[.C33]" office:value-type="float" office:value="0" calcext:value-type="float">
            <text:p>0</text:p>
          </table:table-cell>
          <table:table-cell table:number-columns-repeated="2"/>
          <table:table-cell office:value-type="float" office:value="12771" calcext:value-type="float">
            <text:p>12771</text:p>
          </table:table-cell>
          <table:table-cell table:style-name="ce1" table:formula="of:=([.I33]-[.$C33])/[.$C33]*100" office:value-type="float" office:value="0.227593784335269" calcext:value-type="float">
            <text:p>0.23</text:p>
          </table:table-cell>
          <table:table-cell office:value-type="float" office:value="0.009390469" calcext:value-type="float">
            <text:p>0.0094</text:p>
          </table:table-cell>
          <table:table-cell/>
          <table:table-cell table:style-name="Default" office:value-type="float" office:value="12747" calcext:value-type="float">
            <text:p>12747</text:p>
          </table:table-cell>
          <table:table-cell table:formula="of:=[.M33]-[.$C33]" office:value-type="float" office:value="5" calcext:value-type="float">
            <text:p>5</text:p>
          </table:table-cell>
          <table:table-cell table:formula="of:=([.M33]-[.$C33])/[.$C33]*100" office:value-type="float" office:value="0.0392403076440119" calcext:value-type="float">
            <text:p>0.04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d10200</text:p>
          </table:table-cell>
          <table:table-cell/>
          <table:table-cell table:number-columns-repeated="3" office:value-type="float" office:value="12430" calcext:value-type="float">
            <text:p>12430</text:p>
          </table:table-cell>
          <table:table-cell table:formula="of:=[.E34]-[.C34]" office:value-type="float" office:value="0" calcext:value-type="float">
            <text:p>0</text:p>
          </table:table-cell>
          <table:table-cell table:number-columns-repeated="2"/>
          <table:table-cell office:value-type="float" office:value="12519" calcext:value-type="float">
            <text:p>12519</text:p>
          </table:table-cell>
          <table:table-cell table:style-name="ce1" table:formula="of:=([.I34]-[.$C34])/[.$C34]*100" office:value-type="float" office:value="0.716009654062751" calcext:value-type="float">
            <text:p>0.72</text:p>
          </table:table-cell>
          <table:table-cell office:value-type="float" office:value="0.022025982" calcext:value-type="float">
            <text:p>0.0220</text:p>
          </table:table-cell>
          <table:table-cell/>
          <table:table-cell table:style-name="Default" office:value-type="float" office:value="12466" calcext:value-type="float">
            <text:p>12466</text:p>
          </table:table-cell>
          <table:table-cell table:formula="of:=[.M34]-[.$C34]" office:value-type="float" office:value="36" calcext:value-type="float">
            <text:p>36</text:p>
          </table:table-cell>
          <table:table-cell table:formula="of:=([.M34]-[.$C34])/[.$C34]*100" office:value-type="float" office:value="0.289621882542237" calcext:value-type="float">
            <text:p>0.29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d20200</text:p>
          </table:table-cell>
          <table:table-cell/>
          <table:table-cell office:value-type="float" office:value="12235" calcext:value-type="float">
            <text:p>12235</text:p>
          </table:table-cell>
          <table:table-cell/>
          <table:table-cell office:value-type="float" office:value="12244" calcext:value-type="float">
            <text:p>12244</text:p>
          </table:table-cell>
          <table:table-cell table:formula="of:=[.E35]-[.C35]" office:value-type="float" office:value="9" calcext:value-type="float">
            <text:p>9</text:p>
          </table:table-cell>
          <table:table-cell table:number-columns-repeated="2"/>
          <table:table-cell office:value-type="float" office:value="12372" calcext:value-type="float">
            <text:p>12372</text:p>
          </table:table-cell>
          <table:table-cell table:style-name="ce1" table:formula="of:=([.I35]-[.$C35])/[.$C35]*100" office:value-type="float" office:value="1.11973845525133" calcext:value-type="float">
            <text:p>1.12</text:p>
          </table:table-cell>
          <table:table-cell office:value-type="float" office:value="0.05780753" calcext:value-type="float">
            <text:p>0.0578</text:p>
          </table:table-cell>
          <table:table-cell/>
          <table:table-cell table:style-name="Default" office:value-type="float" office:value="12303" calcext:value-type="float">
            <text:p>12303</text:p>
          </table:table-cell>
          <table:table-cell table:formula="of:=[.M35]-[.$C35]" office:value-type="float" office:value="68" calcext:value-type="float">
            <text:p>68</text:p>
          </table:table-cell>
          <table:table-cell table:formula="of:=([.M35]-[.$C35])/[.$C35]*100" office:value-type="float" office:value="0.555782590927666" calcext:value-type="float">
            <text:p>0.56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d10400</text:p>
          </table:table-cell>
          <table:table-cell/>
          <table:table-cell table:number-columns-repeated="3" office:value-type="float" office:value="24961" calcext:value-type="float">
            <text:p>24961</text:p>
          </table:table-cell>
          <table:table-cell table:formula="of:=[.E36]-[.C36]" office:value-type="float" office:value="0" calcext:value-type="float">
            <text:p>0</text:p>
          </table:table-cell>
          <table:table-cell table:number-columns-repeated="2"/>
          <table:table-cell office:value-type="float" office:value="24996" calcext:value-type="float">
            <text:p>24996</text:p>
          </table:table-cell>
          <table:table-cell table:style-name="ce1" table:formula="of:=([.I36]-[.$C36])/[.$C36]*100" office:value-type="float" office:value="0.140218741236329" calcext:value-type="float">
            <text:p>0.14</text:p>
          </table:table-cell>
          <table:table-cell office:value-type="float" office:value="0.087724376" calcext:value-type="float">
            <text:p>0.0877</text:p>
          </table:table-cell>
          <table:table-cell/>
          <table:table-cell table:style-name="Default" office:value-type="float" office:value="24974" calcext:value-type="float">
            <text:p>24974</text:p>
          </table:table-cell>
          <table:table-cell table:formula="of:=[.M36]-[.$C36]" office:value-type="float" office:value="13" calcext:value-type="float">
            <text:p>13</text:p>
          </table:table-cell>
          <table:table-cell table:formula="of:=([.M36]-[.$C36])/[.$C36]*100" office:value-type="float" office:value="0.0520812467449221" calcext:value-type="float">
            <text:p>0.05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d20400</text:p>
          </table:table-cell>
          <table:table-cell/>
          <table:table-cell office:value-type="float" office:value="24563" calcext:value-type="float">
            <text:p>24563</text:p>
          </table:table-cell>
          <table:table-cell/>
          <table:table-cell office:value-type="float" office:value="24585" calcext:value-type="float">
            <text:p>24585</text:p>
          </table:table-cell>
          <table:table-cell table:formula="of:=[.E37]-[.C37]" office:value-type="float" office:value="22" calcext:value-type="float">
            <text:p>22</text:p>
          </table:table-cell>
          <table:table-cell table:number-columns-repeated="2"/>
          <table:table-cell office:value-type="float" office:value="24650" calcext:value-type="float">
            <text:p>24650</text:p>
          </table:table-cell>
          <table:table-cell table:style-name="ce1" table:formula="of:=([.I37]-[.$C37])/[.$C37]*100" office:value-type="float" office:value="0.354191263282172" calcext:value-type="float">
            <text:p>0.35</text:p>
          </table:table-cell>
          <table:table-cell office:value-type="float" office:value="0.227347028" calcext:value-type="float">
            <text:p>0.2273</text:p>
          </table:table-cell>
          <table:table-cell/>
          <table:table-cell table:style-name="Default" office:value-type="float" office:value="24615" calcext:value-type="float">
            <text:p>24615</text:p>
          </table:table-cell>
          <table:table-cell table:formula="of:=[.M37]-[.$C37]" office:value-type="float" office:value="52" calcext:value-type="float">
            <text:p>52</text:p>
          </table:table-cell>
          <table:table-cell table:formula="of:=([.M37]-[.$C37])/[.$C37]*100" office:value-type="float" office:value="0.211700525180149" calcext:value-type="float">
            <text:p>0.21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d40400</text:p>
          </table:table-cell>
          <table:table-cell/>
          <table:table-cell office:value-type="float" office:value="24350" calcext:value-type="float">
            <text:p>24350</text:p>
          </table:table-cell>
          <table:table-cell/>
          <table:table-cell office:value-type="float" office:value="24401" calcext:value-type="float">
            <text:p>24401</text:p>
          </table:table-cell>
          <table:table-cell table:formula="of:=[.E38]-[.C38]" office:value-type="float" office:value="51" calcext:value-type="float">
            <text:p>51</text:p>
          </table:table-cell>
          <table:table-cell table:number-columns-repeated="2"/>
          <table:table-cell office:value-type="float" office:value="24595" calcext:value-type="float">
            <text:p>24595</text:p>
          </table:table-cell>
          <table:table-cell table:style-name="ce1" table:formula="of:=([.I38]-[.$C38])/[.$C38]*100" office:value-type="float" office:value="1.00616016427105" calcext:value-type="float">
            <text:p>1.01</text:p>
          </table:table-cell>
          <table:table-cell office:value-type="float" office:value="0.464870643" calcext:value-type="float">
            <text:p>0.4649</text:p>
          </table:table-cell>
          <table:table-cell/>
          <table:table-cell table:style-name="Default" office:value-type="float" office:value="24515" calcext:value-type="float">
            <text:p>24515</text:p>
          </table:table-cell>
          <table:table-cell table:formula="of:=[.M38]-[.$C38]" office:value-type="float" office:value="165" calcext:value-type="float">
            <text:p>165</text:p>
          </table:table-cell>
          <table:table-cell table:formula="of:=([.M38]-[.$C38])/[.$C38]*100" office:value-type="float" office:value="0.677618069815195" calcext:value-type="float">
            <text:p>0.68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d15900</text:p>
          </table:table-cell>
          <table:table-cell/>
          <table:table-cell office:value-type="float" office:value="55404" calcext:value-type="float">
            <text:p>55404</text:p>
          </table:table-cell>
          <table:table-cell/>
          <table:table-cell office:value-type="float" office:value="55414" calcext:value-type="float">
            <text:p>55414</text:p>
          </table:table-cell>
          <table:table-cell table:formula="of:=[.E39]-[.C39]" office:value-type="float" office:value="10" calcext:value-type="float">
            <text:p>10</text:p>
          </table:table-cell>
          <table:table-cell table:number-columns-repeated="2"/>
          <table:table-cell office:value-type="float" office:value="55450" calcext:value-type="float">
            <text:p>55450</text:p>
          </table:table-cell>
          <table:table-cell table:style-name="ce1" table:formula="of:=([.I39]-[.$C39])/[.$C39]*100" office:value-type="float" office:value="0.0830264962818569" calcext:value-type="float">
            <text:p>0.08</text:p>
          </table:table-cell>
          <table:table-cell office:value-type="float" office:value="0.922518445" calcext:value-type="float">
            <text:p>0.9225</text:p>
          </table:table-cell>
          <table:table-cell/>
          <table:table-cell table:style-name="Default" office:value-type="float" office:value="55438" calcext:value-type="float">
            <text:p>55438</text:p>
          </table:table-cell>
          <table:table-cell table:formula="of:=[.M39]-[.$C39]" office:value-type="float" office:value="34" calcext:value-type="float">
            <text:p>34</text:p>
          </table:table-cell>
          <table:table-cell table:formula="of:=([.M39]-[.$C39])/[.$C39]*100" office:value-type="float" office:value="0.0613674102952855" calcext:value-type="float">
            <text:p>0.06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d30900</text:p>
          </table:table-cell>
          <table:table-cell/>
          <table:table-cell office:value-type="float" office:value="54834" calcext:value-type="float">
            <text:p>54834</text:p>
          </table:table-cell>
          <table:table-cell/>
          <table:table-cell office:value-type="float" office:value="54868" calcext:value-type="float">
            <text:p>54868</text:p>
          </table:table-cell>
          <table:table-cell table:formula="of:=[.E40]-[.C40]" office:value-type="float" office:value="34" calcext:value-type="float">
            <text:p>34</text:p>
          </table:table-cell>
          <table:table-cell table:number-columns-repeated="2"/>
          <table:table-cell office:value-type="float" office:value="54969" calcext:value-type="float">
            <text:p>54969</text:p>
          </table:table-cell>
          <table:table-cell table:style-name="ce1" table:formula="of:=([.I40]-[.$C40])/[.$C40]*100" office:value-type="float" office:value="0.246197614618667" calcext:value-type="float">
            <text:p>0.25</text:p>
          </table:table-cell>
          <table:table-cell office:value-type="float" office:value="1.994596542" calcext:value-type="float">
            <text:p>1.9946</text:p>
          </table:table-cell>
          <table:table-cell/>
          <table:table-cell table:style-name="Default" office:value-type="float" office:value="54916" calcext:value-type="float">
            <text:p>54916</text:p>
          </table:table-cell>
          <table:table-cell table:formula="of:=[.M40]-[.$C40]" office:value-type="float" office:value="82" calcext:value-type="float">
            <text:p>82</text:p>
          </table:table-cell>
          <table:table-cell table:formula="of:=([.M40]-[.$C40])/[.$C40]*100" office:value-type="float" office:value="0.149542254805413" calcext:value-type="float">
            <text:p>0.15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d60900</text:p>
          </table:table-cell>
          <table:table-cell/>
          <table:table-cell office:value-type="float" office:value="54551" calcext:value-type="float">
            <text:p>54551</text:p>
          </table:table-cell>
          <table:table-cell/>
          <table:table-cell office:value-type="float" office:value="54598" calcext:value-type="float">
            <text:p>54598</text:p>
          </table:table-cell>
          <table:table-cell table:formula="of:=[.E41]-[.C41]" office:value-type="float" office:value="47" calcext:value-type="float">
            <text:p>47</text:p>
          </table:table-cell>
          <table:table-cell table:number-columns-repeated="2"/>
          <table:table-cell office:value-type="float" office:value="54833" calcext:value-type="float">
            <text:p>54833</text:p>
          </table:table-cell>
          <table:table-cell table:style-name="ce1" table:formula="of:=([.I41]-[.$C41])/[.$C41]*100" office:value-type="float" office:value="0.51694744367656" calcext:value-type="float">
            <text:p>0.52</text:p>
          </table:table-cell>
          <table:table-cell office:value-type="float" office:value="4.480739771" calcext:value-type="float">
            <text:p>4.4807</text:p>
          </table:table-cell>
          <table:table-cell/>
          <table:table-cell table:style-name="Default" office:value-type="float" office:value="54737" calcext:value-type="float">
            <text:p>54737</text:p>
          </table:table-cell>
          <table:table-cell table:formula="of:=[.M41]-[.$C41]" office:value-type="float" office:value="186" calcext:value-type="float">
            <text:p>186</text:p>
          </table:table-cell>
          <table:table-cell table:formula="of:=([.M41]-[.$C41])/[.$C41]*100" office:value-type="float" office:value="0.340965335190922" calcext:value-type="float">
            <text:p>0.34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d201600</text:p>
          </table:table-cell>
          <table:table-cell/>
          <table:table-cell office:value-type="float" office:value="97824" calcext:value-type="float">
            <text:p>97824</text:p>
          </table:table-cell>
          <table:table-cell/>
          <table:table-cell office:value-type="float" office:value="97836" calcext:value-type="float">
            <text:p>97836</text:p>
          </table:table-cell>
          <table:table-cell table:formula="of:=[.E42]-[.C42]" office:value-type="float" office:value="12" calcext:value-type="float">
            <text:p>12</text:p>
          </table:table-cell>
          <table:table-cell table:number-columns-repeated="2"/>
          <table:table-cell office:value-type="float" office:value="97874" calcext:value-type="float">
            <text:p>97874</text:p>
          </table:table-cell>
          <table:table-cell table:style-name="ce1" table:formula="of:=([.I42]-[.$C42])/[.$C42]*100" office:value-type="float" office:value="0.0511122015047432" calcext:value-type="float">
            <text:p>0.05</text:p>
          </table:table-cell>
          <table:table-cell office:value-type="float" office:value="4.003347074" calcext:value-type="float">
            <text:p>4.0033</text:p>
          </table:table-cell>
          <table:table-cell/>
          <table:table-cell table:style-name="Default" office:value-type="float" office:value="97862" calcext:value-type="float">
            <text:p>97862</text:p>
          </table:table-cell>
          <table:table-cell table:formula="of:=[.M42]-[.$C42]" office:value-type="float" office:value="38" calcext:value-type="float">
            <text:p>38</text:p>
          </table:table-cell>
          <table:table-cell table:formula="of:=([.M42]-[.$C42])/[.$C42]*100" office:value-type="float" office:value="0.0388452731436048" calcext:value-type="float">
            <text:p>0.04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d401600</text:p>
          </table:table-cell>
          <table:table-cell/>
          <table:table-cell office:value-type="float" office:value="97106" calcext:value-type="float">
            <text:p>97106</text:p>
          </table:table-cell>
          <table:table-cell/>
          <table:table-cell office:value-type="float" office:value="97113" calcext:value-type="float">
            <text:p>97113</text:p>
          </table:table-cell>
          <table:table-cell table:formula="of:=[.E43]-[.C43]" office:value-type="float" office:value="7" calcext:value-type="float">
            <text:p>7</text:p>
          </table:table-cell>
          <table:table-cell table:number-columns-repeated="2"/>
          <table:table-cell office:value-type="float" office:value="97225" calcext:value-type="float">
            <text:p>97225</text:p>
          </table:table-cell>
          <table:table-cell table:style-name="ce1" table:formula="of:=([.I43]-[.$C43])/[.$C43]*100" office:value-type="float" office:value="0.122546495582147" calcext:value-type="float">
            <text:p>0.12</text:p>
          </table:table-cell>
          <table:table-cell office:value-type="float" office:value="9.238413832" calcext:value-type="float">
            <text:p>9.2384</text:p>
          </table:table-cell>
          <table:table-cell/>
          <table:table-cell table:style-name="Default" office:value-type="float" office:value="97187" calcext:value-type="float">
            <text:p>97187</text:p>
          </table:table-cell>
          <table:table-cell table:formula="of:=[.M43]-[.$C43]" office:value-type="float" office:value="81" calcext:value-type="float">
            <text:p>81</text:p>
          </table:table-cell>
          <table:table-cell table:formula="of:=([.M43]-[.$C43])/[.$C43]*100" office:value-type="float" office:value="0.0834140011945709" calcext:value-type="float">
            <text:p>0.08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d801600</text:p>
          </table:table-cell>
          <table:table-cell/>
          <table:table-cell office:value-type="float" office:value="97034" calcext:value-type="float">
            <text:p>97034</text:p>
          </table:table-cell>
          <table:table-cell/>
          <table:table-cell office:value-type="float" office:value="97052" calcext:value-type="float">
            <text:p>97052</text:p>
          </table:table-cell>
          <table:table-cell table:formula="of:=[.E44]-[.C44]" office:value-type="float" office:value="18" calcext:value-type="float">
            <text:p>18</text:p>
          </table:table-cell>
          <table:table-cell table:number-columns-repeated="2"/>
          <table:table-cell office:value-type="float" office:value="97288" calcext:value-type="float">
            <text:p>97288</text:p>
          </table:table-cell>
          <table:table-cell table:style-name="ce1" table:formula="of:=([.I44]-[.$C44])/[.$C44]*100" office:value-type="float" office:value="0.261763917802008" calcext:value-type="float">
            <text:p>0.26</text:p>
          </table:table-cell>
          <table:table-cell office:value-type="float" office:value="20.93215934" calcext:value-type="float">
            <text:p>20.9322</text:p>
          </table:table-cell>
          <table:table-cell/>
          <table:table-cell table:style-name="Default" office:value-type="float" office:value="97229" calcext:value-type="float">
            <text:p>97229</text:p>
          </table:table-cell>
          <table:table-cell table:formula="of:=[.M44]-[.$C44]" office:value-type="float" office:value="195" calcext:value-type="float">
            <text:p>195</text:p>
          </table:table-cell>
          <table:table-cell table:formula="of:=([.M44]-[.$C44])/[.$C44]*100" office:value-type="float" office:value="0.200960488076344" calcext:value-type="float">
            <text:p>0.20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e05100</text:p>
          </table:table-cell>
          <table:table-cell/>
          <table:table-cell table:number-columns-repeated="3" office:value-type="float" office:value="12681" calcext:value-type="float">
            <text:p>12681</text:p>
          </table:table-cell>
          <table:table-cell table:formula="of:=[.E45]-[.C45]" office:value-type="float" office:value="0" calcext:value-type="float">
            <text:p>0</text:p>
          </table:table-cell>
          <table:table-cell table:number-columns-repeated="2"/>
          <table:table-cell office:value-type="float" office:value="12711" calcext:value-type="float">
            <text:p>12711</text:p>
          </table:table-cell>
          <table:table-cell table:style-name="ce1" table:formula="of:=([.I45]-[.$C45])/[.$C45]*100" office:value-type="float" office:value="0.236574402649633" calcext:value-type="float">
            <text:p>0.24</text:p>
          </table:table-cell>
          <table:table-cell office:value-type="float" office:value="0.00280117" calcext:value-type="float">
            <text:p>0.0028</text:p>
          </table:table-cell>
          <table:table-cell/>
          <table:table-cell table:style-name="Default" office:value-type="float" office:value="12681" calcext:value-type="float">
            <text:p>12681</text:p>
          </table:table-cell>
          <table:table-cell table:formula="of:=[.M45]-[.$C45]" office:value-type="float" office:value="0" calcext:value-type="float">
            <text:p>0</text:p>
          </table:table-cell>
          <table:table-cell table:formula="of:=([.M45]-[.$C45])/[.$C45]*100" office:value-type="float" office:value="0" calcext:value-type="float">
            <text:p>0.00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e10100</text:p>
          </table:table-cell>
          <table:table-cell/>
          <table:table-cell table:number-columns-repeated="3" office:value-type="float" office:value="11577" calcext:value-type="float">
            <text:p>11577</text:p>
          </table:table-cell>
          <table:table-cell table:formula="of:=[.E46]-[.C46]" office:value-type="float" office:value="0" calcext:value-type="float">
            <text:p>0</text:p>
          </table:table-cell>
          <table:table-cell table:number-columns-repeated="2"/>
          <table:table-cell office:value-type="float" office:value="11669" calcext:value-type="float">
            <text:p>11669</text:p>
          </table:table-cell>
          <table:table-cell table:style-name="ce1" table:formula="of:=([.I46]-[.$C46])/[.$C46]*100" office:value-type="float" office:value="0.794679105122225" calcext:value-type="float">
            <text:p>0.79</text:p>
          </table:table-cell>
          <table:table-cell office:value-type="float" office:value="0.007517963" calcext:value-type="float">
            <text:p>0.0075</text:p>
          </table:table-cell>
          <table:table-cell/>
          <table:table-cell table:style-name="Default" office:value-type="float" office:value="11581" calcext:value-type="float">
            <text:p>11581</text:p>
          </table:table-cell>
          <table:table-cell table:formula="of:=[.M46]-[.$C46]" office:value-type="float" office:value="4" calcext:value-type="float">
            <text:p>4</text:p>
          </table:table-cell>
          <table:table-cell table:formula="of:=([.M46]-[.$C46])/[.$C46]*100" office:value-type="float" office:value="0.0345512654400967" calcext:value-type="float">
            <text:p>0.03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e20100</text:p>
          </table:table-cell>
          <table:table-cell/>
          <table:table-cell table:number-columns-repeated="3" office:value-type="float" office:value="8436" calcext:value-type="float">
            <text:p>8436</text:p>
          </table:table-cell>
          <table:table-cell table:formula="of:=[.E47]-[.C47]" office:value-type="float" office:value="0" calcext:value-type="float">
            <text:p>0</text:p>
          </table:table-cell>
          <table:table-cell table:number-columns-repeated="2"/>
          <table:table-cell office:value-type="float" office:value="8723" calcext:value-type="float">
            <text:p>8723</text:p>
          </table:table-cell>
          <table:table-cell table:style-name="ce1" table:formula="of:=([.I47]-[.$C47])/[.$C47]*100" office:value-type="float" office:value="3.40208629682314" calcext:value-type="float">
            <text:p>3.40</text:p>
          </table:table-cell>
          <table:table-cell office:value-type="float" office:value="0.015407689" calcext:value-type="float">
            <text:p>0.0154</text:p>
          </table:table-cell>
          <table:table-cell/>
          <table:table-cell table:style-name="Default" office:value-type="float" office:value="8477" calcext:value-type="float">
            <text:p>8477</text:p>
          </table:table-cell>
          <table:table-cell table:formula="of:=[.M47]-[.$C47]" office:value-type="float" office:value="41" calcext:value-type="float">
            <text:p>41</text:p>
          </table:table-cell>
          <table:table-cell table:formula="of:=([.M47]-[.$C47])/[.$C47]*100" office:value-type="float" office:value="0.486012328117591" calcext:value-type="float">
            <text:p>0.49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e05200</text:p>
          </table:table-cell>
          <table:table-cell/>
          <table:table-cell table:number-columns-repeated="3" office:value-type="float" office:value="24930" calcext:value-type="float">
            <text:p>24930</text:p>
          </table:table-cell>
          <table:table-cell table:formula="of:=[.E48]-[.C48]" office:value-type="float" office:value="0" calcext:value-type="float">
            <text:p>0</text:p>
          </table:table-cell>
          <table:table-cell table:number-columns-repeated="2"/>
          <table:table-cell office:value-type="float" office:value="24968" calcext:value-type="float">
            <text:p>24968</text:p>
          </table:table-cell>
          <table:table-cell table:style-name="ce1" table:formula="of:=([.I48]-[.$C48])/[.$C48]*100" office:value-type="float" office:value="0.152426795026073" calcext:value-type="float">
            <text:p>0.15</text:p>
          </table:table-cell>
          <table:table-cell office:value-type="float" office:value="0.009041963" calcext:value-type="float">
            <text:p>0.0090</text:p>
          </table:table-cell>
          <table:table-cell/>
          <table:table-cell table:style-name="Default" office:value-type="float" office:value="24930" calcext:value-type="float">
            <text:p>24930</text:p>
          </table:table-cell>
          <table:table-cell table:formula="of:=[.M48]-[.$C48]" office:value-type="float" office:value="0" calcext:value-type="float">
            <text:p>0</text:p>
          </table:table-cell>
          <table:table-cell table:formula="of:=([.M48]-[.$C48])/[.$C48]*100" office:value-type="float" office:value="0" calcext:value-type="float">
            <text:p>0.00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e10200</text:p>
          </table:table-cell>
          <table:table-cell/>
          <table:table-cell table:number-columns-repeated="3" office:value-type="float" office:value="23307" calcext:value-type="float">
            <text:p>23307</text:p>
          </table:table-cell>
          <table:table-cell table:formula="of:=[.E49]-[.C49]" office:value-type="float" office:value="0" calcext:value-type="float">
            <text:p>0</text:p>
          </table:table-cell>
          <table:table-cell table:number-columns-repeated="2"/>
          <table:table-cell office:value-type="float" office:value="23375" calcext:value-type="float">
            <text:p>23375</text:p>
          </table:table-cell>
          <table:table-cell table:style-name="ce1" table:formula="of:=([.I49]-[.$C49])/[.$C49]*100" office:value-type="float" office:value="0.291757840991977" calcext:value-type="float">
            <text:p>0.29</text:p>
          </table:table-cell>
          <table:table-cell office:value-type="float" office:value="0.026203931" calcext:value-type="float">
            <text:p>0.0262</text:p>
          </table:table-cell>
          <table:table-cell/>
          <table:table-cell table:style-name="Default" office:value-type="float" office:value="23311" calcext:value-type="float">
            <text:p>23311</text:p>
          </table:table-cell>
          <table:table-cell table:formula="of:=[.M49]-[.$C49]" office:value-type="float" office:value="4" calcext:value-type="float">
            <text:p>4</text:p>
          </table:table-cell>
          <table:table-cell table:formula="of:=([.M49]-[.$C49])/[.$C49]*100" office:value-type="float" office:value="0.0171622259407045" calcext:value-type="float">
            <text:p>0.02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e20200</text:p>
          </table:table-cell>
          <table:table-cell/>
          <table:table-cell table:number-columns-repeated="3" office:value-type="float" office:value="22379" calcext:value-type="float">
            <text:p>22379</text:p>
          </table:table-cell>
          <table:table-cell table:formula="of:=[.E50]-[.C50]" office:value-type="float" office:value="0" calcext:value-type="float">
            <text:p>0</text:p>
          </table:table-cell>
          <table:table-cell table:number-columns-repeated="2"/>
          <table:table-cell office:value-type="float" office:value="22525" calcext:value-type="float">
            <text:p>22525</text:p>
          </table:table-cell>
          <table:table-cell table:style-name="ce1" table:formula="of:=([.I50]-[.$C50])/[.$C50]*100" office:value-type="float" office:value="0.652397336788954" calcext:value-type="float">
            <text:p>0.65</text:p>
          </table:table-cell>
          <table:table-cell office:value-type="float" office:value="0.057830891" calcext:value-type="float">
            <text:p>0.0578</text:p>
          </table:table-cell>
          <table:table-cell/>
          <table:table-cell table:style-name="Default" office:value-type="float" office:value="22415" calcext:value-type="float">
            <text:p>22415</text:p>
          </table:table-cell>
          <table:table-cell table:formula="of:=[.M50]-[.$C50]" office:value-type="float" office:value="36" calcext:value-type="float">
            <text:p>36</text:p>
          </table:table-cell>
          <table:table-cell table:formula="of:=([.M50]-[.$C50])/[.$C50]*100" office:value-type="float" office:value="0.160865096742482" calcext:value-type="float">
            <text:p>0.16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e10400</text:p>
          </table:table-cell>
          <table:table-cell/>
          <table:table-cell table:number-columns-repeated="3" office:value-type="float" office:value="45746" calcext:value-type="float">
            <text:p>45746</text:p>
          </table:table-cell>
          <table:table-cell table:formula="of:=[.E51]-[.C51]" office:value-type="float" office:value="0" calcext:value-type="float">
            <text:p>0</text:p>
          </table:table-cell>
          <table:table-cell table:number-columns-repeated="2"/>
          <table:table-cell office:value-type="float" office:value="45794" calcext:value-type="float">
            <text:p>45794</text:p>
          </table:table-cell>
          <table:table-cell table:style-name="ce1" table:formula="of:=([.I51]-[.$C51])/[.$C51]*100" office:value-type="float" office:value="0.104927206750317" calcext:value-type="float">
            <text:p>0.10</text:p>
          </table:table-cell>
          <table:table-cell office:value-type="float" office:value="0.080560299" calcext:value-type="float">
            <text:p>0.0806</text:p>
          </table:table-cell>
          <table:table-cell/>
          <table:table-cell table:style-name="Default" office:value-type="float" office:value="45752" calcext:value-type="float">
            <text:p>45752</text:p>
          </table:table-cell>
          <table:table-cell table:formula="of:=[.M51]-[.$C51]" office:value-type="float" office:value="6" calcext:value-type="float">
            <text:p>6</text:p>
          </table:table-cell>
          <table:table-cell table:formula="of:=([.M51]-[.$C51])/[.$C51]*100" office:value-type="float" office:value="0.0131159008437896" calcext:value-type="float">
            <text:p>0.01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e20400</text:p>
          </table:table-cell>
          <table:table-cell/>
          <table:table-cell table:number-columns-repeated="3" office:value-type="float" office:value="44877" calcext:value-type="float">
            <text:p>44877</text:p>
          </table:table-cell>
          <table:table-cell table:formula="of:=[.E52]-[.C52]" office:value-type="float" office:value="0" calcext:value-type="float">
            <text:p>0</text:p>
          </table:table-cell>
          <table:table-cell table:number-columns-repeated="2"/>
          <table:table-cell office:value-type="float" office:value="45070" calcext:value-type="float">
            <text:p>45070</text:p>
          </table:table-cell>
          <table:table-cell table:style-name="ce1" table:formula="of:=([.I52]-[.$C52])/[.$C52]*100" office:value-type="float" office:value="0.430064398244089" calcext:value-type="float">
            <text:p>0.43</text:p>
          </table:table-cell>
          <table:table-cell office:value-type="float" office:value="0.161670441" calcext:value-type="float">
            <text:p>0.1617</text:p>
          </table:table-cell>
          <table:table-cell/>
          <table:table-cell table:style-name="Default" office:value-type="float" office:value="44897" calcext:value-type="float">
            <text:p>44897</text:p>
          </table:table-cell>
          <table:table-cell table:formula="of:=[.M52]-[.$C52]" office:value-type="float" office:value="20" calcext:value-type="float">
            <text:p>20</text:p>
          </table:table-cell>
          <table:table-cell table:formula="of:=([.M52]-[.$C52])/[.$C52]*100" office:value-type="float" office:value="0.0445662588853979" calcext:value-type="float">
            <text:p>0.04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e40400</text:p>
          </table:table-cell>
          <table:table-cell/>
          <table:table-cell table:number-columns-repeated="3" office:value-type="float" office:value="44561" calcext:value-type="float">
            <text:p>44561</text:p>
          </table:table-cell>
          <table:table-cell table:formula="of:=[.E53]-[.C53]" office:value-type="float" office:value="0" calcext:value-type="float">
            <text:p>0</text:p>
          </table:table-cell>
          <table:table-cell table:number-columns-repeated="2"/>
          <table:table-cell office:value-type="float" office:value="44907" calcext:value-type="float">
            <text:p>44907</text:p>
          </table:table-cell>
          <table:table-cell table:style-name="ce1" table:formula="of:=([.I53]-[.$C53])/[.$C53]*100" office:value-type="float" office:value="0.776463723884114" calcext:value-type="float">
            <text:p>0.78</text:p>
          </table:table-cell>
          <table:table-cell office:value-type="float" office:value="0.414424878" calcext:value-type="float">
            <text:p>0.4144</text:p>
          </table:table-cell>
          <table:table-cell/>
          <table:table-cell table:style-name="Default" office:value-type="float" office:value="44655" calcext:value-type="float">
            <text:p>44655</text:p>
          </table:table-cell>
          <table:table-cell table:formula="of:=[.M53]-[.$C53]" office:value-type="float" office:value="94" calcext:value-type="float">
            <text:p>94</text:p>
          </table:table-cell>
          <table:table-cell table:formula="of:=([.M53]-[.$C53])/[.$C53]*100" office:value-type="float" office:value="0.210946792037881" calcext:value-type="float">
            <text:p>0.21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e15900</text:p>
          </table:table-cell>
          <table:table-cell/>
          <table:table-cell table:number-columns-repeated="3" office:value-type="float" office:value="102421" calcext:value-type="float">
            <text:p>102421</text:p>
          </table:table-cell>
          <table:table-cell table:formula="of:=[.E54]-[.C54]" office:value-type="float" office:value="0" calcext:value-type="float">
            <text:p>0</text:p>
          </table:table-cell>
          <table:table-cell table:number-columns-repeated="2"/>
          <table:table-cell office:value-type="float" office:value="102463" calcext:value-type="float">
            <text:p>102463</text:p>
          </table:table-cell>
          <table:table-cell table:style-name="ce1" table:formula="of:=([.I54]-[.$C54])/[.$C54]*100" office:value-type="float" office:value="0.0410072153171713" calcext:value-type="float">
            <text:p>0.04</text:p>
          </table:table-cell>
          <table:table-cell office:value-type="float" office:value="0.562418557" calcext:value-type="float">
            <text:p>0.5624</text:p>
          </table:table-cell>
          <table:table-cell/>
          <table:table-cell table:style-name="Default" office:value-type="float" office:value="102426" calcext:value-type="float">
            <text:p>102426</text:p>
          </table:table-cell>
          <table:table-cell table:formula="of:=[.M54]-[.$C54]" office:value-type="float" office:value="5" calcext:value-type="float">
            <text:p>5</text:p>
          </table:table-cell>
          <table:table-cell table:formula="of:=([.M54]-[.$C54])/[.$C54]*100" office:value-type="float" office:value="0.0048818113472823" calcext:value-type="float">
            <text:p>0.00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e30900</text:p>
          </table:table-cell>
          <table:table-cell/>
          <table:table-cell table:number-columns-repeated="3" office:value-type="float" office:value="100427" calcext:value-type="float">
            <text:p>100427</text:p>
          </table:table-cell>
          <table:table-cell table:formula="of:=[.E55]-[.C55]" office:value-type="float" office:value="0" calcext:value-type="float">
            <text:p>0</text:p>
          </table:table-cell>
          <table:table-cell table:number-columns-repeated="2"/>
          <table:table-cell office:value-type="float" office:value="100593" calcext:value-type="float">
            <text:p>100593</text:p>
          </table:table-cell>
          <table:table-cell table:style-name="ce1" table:formula="of:=([.I55]-[.$C55])/[.$C55]*100" office:value-type="float" office:value="0.165294193792506" calcext:value-type="float">
            <text:p>0.17</text:p>
          </table:table-cell>
          <table:table-cell office:value-type="float" office:value="1.235525387" calcext:value-type="float">
            <text:p>1.2355</text:p>
          </table:table-cell>
          <table:table-cell/>
          <table:table-cell table:style-name="Default" office:value-type="float" office:value="100464" calcext:value-type="float">
            <text:p>100464</text:p>
          </table:table-cell>
          <table:table-cell table:formula="of:=[.M55]-[.$C55]" office:value-type="float" office:value="37" calcext:value-type="float">
            <text:p>37</text:p>
          </table:table-cell>
          <table:table-cell table:formula="of:=([.M55]-[.$C55])/[.$C55]*100" office:value-type="float" office:value="0.0368426817489321" calcext:value-type="float">
            <text:p>0.04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e60900</text:p>
          </table:table-cell>
          <table:table-cell/>
          <table:table-cell table:number-columns-repeated="3" office:value-type="float" office:value="100149" calcext:value-type="float">
            <text:p>100149</text:p>
          </table:table-cell>
          <table:table-cell table:formula="of:=[.E56]-[.C56]" office:value-type="float" office:value="0" calcext:value-type="float">
            <text:p>0</text:p>
          </table:table-cell>
          <table:table-cell table:number-columns-repeated="2"/>
          <table:table-cell office:value-type="float" office:value="100609" calcext:value-type="float">
            <text:p>100609</text:p>
          </table:table-cell>
          <table:table-cell table:style-name="ce1" table:formula="of:=([.I56]-[.$C56])/[.$C56]*100" office:value-type="float" office:value="0.459315619726607" calcext:value-type="float">
            <text:p>0.46</text:p>
          </table:table-cell>
          <table:table-cell office:value-type="float" office:value="3.692992044" calcext:value-type="float">
            <text:p>3.6930</text:p>
          </table:table-cell>
          <table:table-cell/>
          <table:table-cell table:style-name="Default" office:value-type="float" office:value="100376" calcext:value-type="float">
            <text:p>100376</text:p>
          </table:table-cell>
          <table:table-cell table:formula="of:=[.M56]-[.$C56]" office:value-type="float" office:value="227" calcext:value-type="float">
            <text:p>227</text:p>
          </table:table-cell>
          <table:table-cell table:formula="of:=([.M56]-[.$C56])/[.$C56]*100" office:value-type="float" office:value="0.226662273212913" calcext:value-type="float">
            <text:p>0.23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e201600</text:p>
          </table:table-cell>
          <table:table-cell/>
          <table:table-cell table:number-columns-repeated="3" office:value-type="float" office:value="180645" calcext:value-type="float">
            <text:p>180645</text:p>
          </table:table-cell>
          <table:table-cell table:formula="of:=[.E57]-[.C57]" office:value-type="float" office:value="0" calcext:value-type="float">
            <text:p>0</text:p>
          </table:table-cell>
          <table:table-cell table:number-columns-repeated="2"/>
          <table:table-cell office:value-type="float" office:value="180680" calcext:value-type="float">
            <text:p>180680</text:p>
          </table:table-cell>
          <table:table-cell table:style-name="ce1" table:formula="of:=([.I57]-[.$C57])/[.$C57]*100" office:value-type="float" office:value="0.0193750172991226" calcext:value-type="float">
            <text:p>0.02</text:p>
          </table:table-cell>
          <table:table-cell office:value-type="float" office:value="2.779567587" calcext:value-type="float">
            <text:p>2.7796</text:p>
          </table:table-cell>
          <table:table-cell/>
          <table:table-cell table:style-name="Default" office:value-type="float" office:value="180657" calcext:value-type="float">
            <text:p>180657</text:p>
          </table:table-cell>
          <table:table-cell table:formula="of:=[.M57]-[.$C57]" office:value-type="float" office:value="12" calcext:value-type="float">
            <text:p>12</text:p>
          </table:table-cell>
          <table:table-cell table:formula="of:=([.M57]-[.$C57])/[.$C57]*100" office:value-type="float" office:value="0.00664286307398489" calcext:value-type="float">
            <text:p>0.01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e401600</text:p>
          </table:table-cell>
          <table:table-cell/>
          <table:table-cell table:number-columns-repeated="3" office:value-type="float" office:value="178293" calcext:value-type="float">
            <text:p>178293</text:p>
          </table:table-cell>
          <table:table-cell table:formula="of:=[.E58]-[.C58]" office:value-type="float" office:value="0" calcext:value-type="float">
            <text:p>0</text:p>
          </table:table-cell>
          <table:table-cell table:number-columns-repeated="2"/>
          <table:table-cell office:value-type="float" office:value="178491" calcext:value-type="float">
            <text:p>178491</text:p>
          </table:table-cell>
          <table:table-cell table:style-name="ce1" table:formula="of:=([.I58]-[.$C58])/[.$C58]*100" office:value-type="float" office:value="0.111053154077838" calcext:value-type="float">
            <text:p>0.11</text:p>
          </table:table-cell>
          <table:table-cell office:value-type="float" office:value="7.161559725" calcext:value-type="float">
            <text:p>7.1616</text:p>
          </table:table-cell>
          <table:table-cell/>
          <table:table-cell table:style-name="Default" office:value-type="float" office:value="178342" calcext:value-type="float">
            <text:p>178342</text:p>
          </table:table-cell>
          <table:table-cell table:formula="of:=[.M58]-[.$C58]" office:value-type="float" office:value="49" calcext:value-type="float">
            <text:p>49</text:p>
          </table:table-cell>
          <table:table-cell table:formula="of:=([.M58]-[.$C58])/[.$C58]*100" office:value-type="float" office:value="0.0274828512616872" calcext:value-type="float">
            <text:p>0.03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e801600</text:p>
          </table:table-cell>
          <table:table-cell/>
          <table:table-cell table:number-columns-repeated="3" office:value-type="float" office:value="176820" calcext:value-type="float">
            <text:p>176820</text:p>
          </table:table-cell>
          <table:table-cell table:formula="of:=[.E59]-[.C59]" office:value-type="float" office:value="0" calcext:value-type="float">
            <text:p>0</text:p>
          </table:table-cell>
          <table:table-cell table:number-columns-repeated="2"/>
          <table:table-cell office:value-type="float" office:value="177276" calcext:value-type="float">
            <text:p>177276</text:p>
          </table:table-cell>
          <table:table-cell table:style-name="ce1" table:formula="of:=([.I59]-[.$C59])/[.$C59]*100" office:value-type="float" office:value="0.257889379029522" calcext:value-type="float">
            <text:p>0.26</text:p>
          </table:table-cell>
          <table:table-cell office:value-type="float" office:value="19.730664321" calcext:value-type="float">
            <text:p>19.7307</text:p>
          </table:table-cell>
          <table:table-cell/>
          <table:table-cell table:style-name="Default" office:value-type="float" office:value="177062" calcext:value-type="float">
            <text:p>177062</text:p>
          </table:table-cell>
          <table:table-cell table:formula="of:=[.M59]-[.$C59]" office:value-type="float" office:value="242" calcext:value-type="float">
            <text:p>242</text:p>
          </table:table-cell>
          <table:table-cell table:formula="of:=([.M59]-[.$C59])/[.$C59]*100" office:value-type="float" office:value="0.136862345888474" calcext:value-type="float">
            <text:p>0.14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table:number-columns-repeated="9"/>
          <table:table-cell table:style-name="ce1" table:formula="of:=SUM([.J3:.J59])" office:value-type="float" office:value="30.8262515727069" calcext:value-type="float">
            <text:p>30.83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formula="of:=SUM([.O3:.O59])" office:value-type="float" office:value="7.31747016161321" calcext:value-type="float">
            <text:p>7.32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table:number-columns-repeated="9"/>
          <table:table-cell table:style-name="ce1" table:formula="of:=MAX([.J4:.J60])" office:value-type="float" office:value="30.8262515727069" calcext:value-type="float">
            <text:p>30.83</text:p>
          </table:table-cell>
          <table:table-cell table:number-columns-repeated="3"/>
          <table:table-cell office:value-type="string" calcext:value-type="string">
            <text:p>MAX</text:p>
          </table:table-cell>
          <table:table-cell table:formula="of:=MAX([.O3:.O59])" office:value-type="float" office:value="0.856911883589329" calcext:value-type="float">
            <text:p>0.86</text:p>
          </table:table-cell>
          <table:table-cell table:number-columns-repeated="3"/>
          <table:table-cell table:style-name="ce1"/>
          <table:table-cell table:number-columns-repeated="15"/>
          <table:table-cell table:style-name="ce1"/>
        </table:table-row>
        <table:table-row table:style-name="ro1">
          <table:table-cell table:number-columns-repeated="13"/>
          <table:table-cell office:value-type="string" calcext:value-type="string">
            <text:p>MAX n 200</text:p>
          </table:table-cell>
          <table:table-cell table:formula="of:=MAX([.O6:.O8];[.O12:.O14];[.O18:.O20];[.O33:.O35];[.O48:.O50])" office:value-type="float" office:value="0.555782590927666" calcext:value-type="float">
            <text:p>0.56</text:p>
          </table:table-cell>
          <table:table-cell table:number-columns-repeated="3"/>
          <table:table-cell table:style-name="ce1"/>
          <table:table-cell table:number-columns-repeated="16"/>
        </table:table-row>
        <table:table-row table:style-name="ro1">
          <table:table-cell table:number-columns-repeated="13"/>
          <table:table-cell office:value-type="string" calcext:value-type="string">
            <text:p>MAX n 400</text:p>
          </table:table-cell>
          <table:table-cell table:formula="of:=MAX([.O21:.O23];[.O36:.O38];[.O51:.O53])" office:value-type="float" office:value="0.677618069815195" calcext:value-type="float">
            <text:p>0.68</text:p>
          </table:table-cell>
          <table:table-cell table:number-columns-repeated="3"/>
          <table:table-cell table:style-name="ce1"/>
          <table:table-cell table:number-columns-repeated="16"/>
        </table:table-row>
        <table:table-row table:style-name="ro1">
          <table:table-cell table:number-columns-repeated="13"/>
          <table:table-cell office:value-type="string" calcext:value-type="string">
            <text:p>MAX n 900</text:p>
          </table:table-cell>
          <table:table-cell table:formula="of:=MAX([.O39:.O41];[.O24:.O26];[.O54:.O56])" office:value-type="float" office:value="0.340965335190922" calcext:value-type="float">
            <text:p>0.34</text:p>
          </table:table-cell>
          <table:table-cell table:number-columns-repeated="3"/>
          <table:table-cell table:style-name="ce1"/>
          <table:table-cell table:number-columns-repeated="16"/>
        </table:table-row>
        <table:table-row table:style-name="ro1">
          <table:table-cell table:number-columns-repeated="13"/>
          <table:table-cell office:value-type="string" calcext:value-type="string">
            <text:p>MAX n 1600</text:p>
          </table:table-cell>
          <table:table-cell table:formula="of:=MAX([.O27:.O29];[.O42:.O44];[.O57:.O59])" office:value-type="float" office:value="0.200960488076344" calcext:value-type="float">
            <text:p>0.20</text:p>
          </table:table-cell>
          <table:table-cell table:number-columns-repeated="3"/>
          <table:table-cell table:style-name="ce1"/>
          <table:table-cell table:number-columns-repeated="16"/>
        </table:table-row>
        <table:table-row table:style-name="ro1" table:number-rows-repeated="1048510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LB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3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3"/>
        <table:table-row table:style-name="ro1">
          <table:table-cell table:formula="of:=[LH.A1]" office:value-type="string" office:string-value="Instance" calcext:value-type="string">
            <text:p>Instance</text:p>
          </table:table-cell>
          <table:table-cell table:formula="of:=[LH.B1]" office:value-type="float" office:value="0" calcext:value-type="float">
            <text:p>0</text:p>
          </table:table-cell>
          <table:table-cell table:formula="of:=[LH.C1]" office:value-type="string" office:string-value="LB" calcext:value-type="string">
            <text:p>LB</text:p>
          </table:table-cell>
          <table:table-cell table:formula="of:=[LH.D1]" office:value-type="string" office:string-value="OPT" calcext:value-type="string">
            <text:p>OPT</text:p>
          </table:table-cell>
          <table:table-cell table:formula="of:=[LH.E1]" office:value-type="string" office:string-value="UB" calcext:value-type="string">
            <text:p>UB</text:p>
          </table:table-cell>
          <table:table-cell table:formula="of:=[LH.F1]" office:value-type="string" office:string-value="GAP" calcext:value-type="string">
            <text:p>GAP</text:p>
          </table:table-cell>
          <table:table-cell/>
          <table:table-cell office:value-type="string" calcext:value-type="string">
            <text:p>linrelax_clp</text:p>
          </table:table-cell>
          <table:table-cell table:number-columns-repeated="4"/>
          <table:table-cell office:value-type="string" calcext:value-type="string">
            <text:p>lagrelax_knapsack_volume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lagrelax_assignment_volume</text:p>
          </table:table-cell>
          <table:table-cell table:number-columns-repeated="3"/>
        </table:table-row>
        <table:table-row table:style-name="ro1">
          <table:table-cell table:formula="of:=[LH.A2]" office:value-type="float" office:value="0" calcext:value-type="float">
            <text:p>0</text:p>
          </table:table-cell>
          <table:table-cell table:formula="of:=[LH.B2]" office:value-type="float" office:value="0" calcext:value-type="float">
            <text:p>0</text:p>
          </table:table-cell>
          <table:table-cell table:formula="of:=[LH.C2]" office:value-type="float" office:value="0" calcext:value-type="float">
            <text:p>0</text:p>
          </table:table-cell>
          <table:table-cell table:formula="of:=[LH.D2]" office:value-type="float" office:value="0" calcext:value-type="float">
            <text:p>0</text:p>
          </table:table-cell>
          <table:table-cell table:formula="of:=[LH.E2]" office:value-type="float" office:value="0" calcext:value-type="float">
            <text:p>0</text:p>
          </table:table-cell>
          <table:table-cell table:formula="of:=[LH.F2]" office:value-type="float" office:value="0" calcext:value-type="float">
            <text:p>0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GAP (abs)</text:p>
          </table:table-cell>
          <table:table-cell office:value-type="string" calcext:value-type="string">
            <text:p>GAP (rel)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LAG – LIN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LAG – LIN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formula="of:=[LH.A3]" office:value-type="string" office:string-value="a05100" calcext:value-type="string">
            <text:p>a05100</text:p>
          </table:table-cell>
          <table:table-cell table:formula="of:=[LH.B3]" office:value-type="float" office:value="0" calcext:value-type="float">
            <text:p>0</text:p>
          </table:table-cell>
          <table:table-cell table:formula="of:=[LH.C3]" office:value-type="float" office:value="1698" calcext:value-type="float">
            <text:p>1698</text:p>
          </table:table-cell>
          <table:table-cell table:formula="of:=[LH.D3]" office:value-type="float" office:value="1698" calcext:value-type="float">
            <text:p>1698</text:p>
          </table:table-cell>
          <table:table-cell table:formula="of:=[LH.E3]" office:value-type="float" office:value="1698" calcext:value-type="float">
            <text:p>1698</text:p>
          </table:table-cell>
          <table:table-cell table:formula="of:=[LH.F3]" office:value-type="float" office:value="0" calcext:value-type="float">
            <text:p>0</text:p>
          </table:table-cell>
          <table:table-cell/>
          <table:table-cell office:value-type="float" office:value="1698" calcext:value-type="float">
            <text:p>1698</text:p>
          </table:table-cell>
          <table:table-cell table:formula="of:=[LH.$E3]-[.H3]" office:value-type="float" office:value="0" calcext:value-type="float">
            <text:p>0</text:p>
          </table:table-cell>
          <table:table-cell table:formula="of:=([LH.$E3]-[.H3])/[LH.$E3]*100" office:value-type="float" office:value="0" calcext:value-type="float">
            <text:p>0.00</text:p>
          </table:table-cell>
          <table:table-cell office:value-type="float" office:value="0.001438794" calcext:value-type="float">
            <text:p>0.0014</text:p>
          </table:table-cell>
          <table:table-cell/>
          <table:table-cell office:value-type="float" office:value="1698" calcext:value-type="float">
            <text:p>1698</text:p>
          </table:table-cell>
          <table:table-cell table:style-name="Default" table:formula="of:=[LH.$E3]-[.M3]" office:value-type="float" office:value="0" calcext:value-type="float">
            <text:p>0</text:p>
          </table:table-cell>
          <table:table-cell table:style-name="Default" table:formula="of:=[.H3]-[.M3]" office:value-type="float" office:value="0" calcext:value-type="float">
            <text:p>0</text:p>
          </table:table-cell>
          <table:table-cell office:value-type="float" office:value="0.000037125" calcext:value-type="float">
            <text:p>0.0000</text:p>
          </table:table-cell>
          <table:table-cell table:style-name="Default"/>
          <table:table-cell office:value-type="float" office:value="1698" calcext:value-type="float">
            <text:p>1698</text:p>
          </table:table-cell>
          <table:table-cell table:formula="of:=[LH.$E3]-[.R3]" office:value-type="float" office:value="0" calcext:value-type="float">
            <text:p>0</text:p>
          </table:table-cell>
          <table:table-cell table:formula="of:=[.R3]-[.H3]" office:value-type="float" office:value="0" calcext:value-type="float">
            <text:p>0</text:p>
          </table:table-cell>
          <table:table-cell office:value-type="float" office:value="0.053796824" calcext:value-type="float">
            <text:p>0.0538</text:p>
          </table:table-cell>
        </table:table-row>
        <table:table-row table:style-name="ro1">
          <table:table-cell table:formula="of:=[LH.A4]" office:value-type="string" office:string-value="a10100" calcext:value-type="string">
            <text:p>a10100</text:p>
          </table:table-cell>
          <table:table-cell table:formula="of:=[LH.B4]" office:value-type="float" office:value="0" calcext:value-type="float">
            <text:p>0</text:p>
          </table:table-cell>
          <table:table-cell table:formula="of:=[LH.C4]" office:value-type="float" office:value="1360" calcext:value-type="float">
            <text:p>1360</text:p>
          </table:table-cell>
          <table:table-cell table:formula="of:=[LH.D4]" office:value-type="float" office:value="1360" calcext:value-type="float">
            <text:p>1360</text:p>
          </table:table-cell>
          <table:table-cell table:formula="of:=[LH.E4]" office:value-type="float" office:value="1360" calcext:value-type="float">
            <text:p>1360</text:p>
          </table:table-cell>
          <table:table-cell table:formula="of:=[LH.F4]" office:value-type="float" office:value="0" calcext:value-type="float">
            <text:p>0</text:p>
          </table:table-cell>
          <table:table-cell/>
          <table:table-cell office:value-type="float" office:value="1359" calcext:value-type="float">
            <text:p>1359</text:p>
          </table:table-cell>
          <table:table-cell table:formula="of:=[LH.$E4]-[.H4]" office:value-type="float" office:value="1" calcext:value-type="float">
            <text:p>1</text:p>
          </table:table-cell>
          <table:table-cell table:formula="of:=([LH.$E4]-[.H4])/[LH.$E4]*100" office:value-type="float" office:value="0.0735294117647059" calcext:value-type="float">
            <text:p>0.07</text:p>
          </table:table-cell>
          <table:table-cell office:value-type="float" office:value="0.001704554" calcext:value-type="float">
            <text:p>0.0017</text:p>
          </table:table-cell>
          <table:table-cell/>
          <table:table-cell office:value-type="float" office:value="1359" calcext:value-type="float">
            <text:p>1359</text:p>
          </table:table-cell>
          <table:table-cell table:style-name="Default" table:formula="of:=[LH.$E4]-[.M4]" office:value-type="float" office:value="1" calcext:value-type="float">
            <text:p>1</text:p>
          </table:table-cell>
          <table:table-cell table:style-name="Default" table:formula="of:=[.H4]-[.M4]" office:value-type="float" office:value="0" calcext:value-type="float">
            <text:p>0</text:p>
          </table:table-cell>
          <table:table-cell office:value-type="float" office:value="0.003291208" calcext:value-type="float">
            <text:p>0.0033</text:p>
          </table:table-cell>
          <table:table-cell table:style-name="Default"/>
          <table:table-cell office:value-type="float" office:value="1360" calcext:value-type="float">
            <text:p>1360</text:p>
          </table:table-cell>
          <table:table-cell table:formula="of:=[LH.$E4]-[.R4]" office:value-type="float" office:value="0" calcext:value-type="float">
            <text:p>0</text:p>
          </table:table-cell>
          <table:table-cell table:formula="of:=[.R4]-[.H4]" office:value-type="float" office:value="1" calcext:value-type="float">
            <text:p>1</text:p>
          </table:table-cell>
          <table:table-cell office:value-type="float" office:value="0.081637522" calcext:value-type="float">
            <text:p>0.0816</text:p>
          </table:table-cell>
        </table:table-row>
        <table:table-row table:style-name="ro1">
          <table:table-cell table:formula="of:=[LH.A5]" office:value-type="string" office:string-value="a20100" calcext:value-type="string">
            <text:p>a20100</text:p>
          </table:table-cell>
          <table:table-cell table:formula="of:=[LH.B5]" office:value-type="float" office:value="0" calcext:value-type="float">
            <text:p>0</text:p>
          </table:table-cell>
          <table:table-cell table:formula="of:=[LH.C5]" office:value-type="float" office:value="1158" calcext:value-type="float">
            <text:p>1158</text:p>
          </table:table-cell>
          <table:table-cell table:formula="of:=[LH.D5]" office:value-type="float" office:value="1158" calcext:value-type="float">
            <text:p>1158</text:p>
          </table:table-cell>
          <table:table-cell table:formula="of:=[LH.E5]" office:value-type="float" office:value="1158" calcext:value-type="float">
            <text:p>1158</text:p>
          </table:table-cell>
          <table:table-cell table:formula="of:=[LH.F5]" office:value-type="float" office:value="0" calcext:value-type="float">
            <text:p>0</text:p>
          </table:table-cell>
          <table:table-cell/>
          <table:table-cell office:value-type="float" office:value="1158" calcext:value-type="float">
            <text:p>1158</text:p>
          </table:table-cell>
          <table:table-cell table:formula="of:=[LH.$E5]-[.H5]" office:value-type="float" office:value="0" calcext:value-type="float">
            <text:p>0</text:p>
          </table:table-cell>
          <table:table-cell table:formula="of:=([LH.$E5]-[.H5])/[LH.$E5]*100" office:value-type="float" office:value="0" calcext:value-type="float">
            <text:p>0.00</text:p>
          </table:table-cell>
          <table:table-cell office:value-type="float" office:value="0.002531307" calcext:value-type="float">
            <text:p>0.0025</text:p>
          </table:table-cell>
          <table:table-cell/>
          <table:table-cell office:value-type="float" office:value="1157" calcext:value-type="float">
            <text:p>1157</text:p>
          </table:table-cell>
          <table:table-cell table:style-name="Default" table:formula="of:=[LH.$E5]-[.M5]" office:value-type="float" office:value="1" calcext:value-type="float">
            <text:p>1</text:p>
          </table:table-cell>
          <table:table-cell table:style-name="Default" table:formula="of:=[.H5]-[.M5]" office:value-type="float" office:value="1" calcext:value-type="float">
            <text:p>1</text:p>
          </table:table-cell>
          <table:table-cell office:value-type="float" office:value="0.006779655" calcext:value-type="float">
            <text:p>0.0068</text:p>
          </table:table-cell>
          <table:table-cell table:style-name="Default"/>
          <table:table-cell office:value-type="float" office:value="1158" calcext:value-type="float">
            <text:p>1158</text:p>
          </table:table-cell>
          <table:table-cell table:formula="of:=[LH.$E5]-[.R5]" office:value-type="float" office:value="0" calcext:value-type="float">
            <text:p>0</text:p>
          </table:table-cell>
          <table:table-cell table:formula="of:=[.R5]-[.H5]" office:value-type="float" office:value="0" calcext:value-type="float">
            <text:p>0</text:p>
          </table:table-cell>
          <table:table-cell office:value-type="float" office:value="0.138822019" calcext:value-type="float">
            <text:p>0.1388</text:p>
          </table:table-cell>
        </table:table-row>
        <table:table-row table:style-name="ro1">
          <table:table-cell table:formula="of:=[LH.A6]" office:value-type="string" office:string-value="a05200" calcext:value-type="string">
            <text:p>a05200</text:p>
          </table:table-cell>
          <table:table-cell table:formula="of:=[LH.B6]" office:value-type="float" office:value="0" calcext:value-type="float">
            <text:p>0</text:p>
          </table:table-cell>
          <table:table-cell table:formula="of:=[LH.C6]" office:value-type="float" office:value="3235" calcext:value-type="float">
            <text:p>3235</text:p>
          </table:table-cell>
          <table:table-cell table:formula="of:=[LH.D6]" office:value-type="float" office:value="3235" calcext:value-type="float">
            <text:p>3235</text:p>
          </table:table-cell>
          <table:table-cell table:formula="of:=[LH.E6]" office:value-type="float" office:value="3235" calcext:value-type="float">
            <text:p>3235</text:p>
          </table:table-cell>
          <table:table-cell table:formula="of:=[LH.F6]" office:value-type="float" office:value="0" calcext:value-type="float">
            <text:p>0</text:p>
          </table:table-cell>
          <table:table-cell/>
          <table:table-cell office:value-type="float" office:value="3235" calcext:value-type="float">
            <text:p>3235</text:p>
          </table:table-cell>
          <table:table-cell table:formula="of:=[LH.$E6]-[.H6]" office:value-type="float" office:value="0" calcext:value-type="float">
            <text:p>0</text:p>
          </table:table-cell>
          <table:table-cell table:formula="of:=([LH.$E6]-[.H6])/[LH.$E6]*100" office:value-type="float" office:value="0" calcext:value-type="float">
            <text:p>0.00</text:p>
          </table:table-cell>
          <table:table-cell office:value-type="float" office:value="0.002050079" calcext:value-type="float">
            <text:p>0.0021</text:p>
          </table:table-cell>
          <table:table-cell/>
          <table:table-cell office:value-type="float" office:value="3234" calcext:value-type="float">
            <text:p>3234</text:p>
          </table:table-cell>
          <table:table-cell table:style-name="Default" table:formula="of:=[LH.$E6]-[.M6]" office:value-type="float" office:value="1" calcext:value-type="float">
            <text:p>1</text:p>
          </table:table-cell>
          <table:table-cell table:style-name="Default" table:formula="of:=[.H6]-[.M6]" office:value-type="float" office:value="1" calcext:value-type="float">
            <text:p>1</text:p>
          </table:table-cell>
          <table:table-cell office:value-type="float" office:value="0.003538604" calcext:value-type="float">
            <text:p>0.0035</text:p>
          </table:table-cell>
          <table:table-cell table:style-name="Default"/>
          <table:table-cell office:value-type="float" office:value="3235" calcext:value-type="float">
            <text:p>3235</text:p>
          </table:table-cell>
          <table:table-cell table:formula="of:=[LH.$E6]-[.R6]" office:value-type="float" office:value="0" calcext:value-type="float">
            <text:p>0</text:p>
          </table:table-cell>
          <table:table-cell table:formula="of:=[.R6]-[.H6]" office:value-type="float" office:value="0" calcext:value-type="float">
            <text:p>0</text:p>
          </table:table-cell>
          <table:table-cell office:value-type="float" office:value="0.041792512" calcext:value-type="float">
            <text:p>0.0418</text:p>
          </table:table-cell>
        </table:table-row>
        <table:table-row table:style-name="ro1">
          <table:table-cell table:formula="of:=[LH.A7]" office:value-type="string" office:string-value="a10200" calcext:value-type="string">
            <text:p>a10200</text:p>
          </table:table-cell>
          <table:table-cell table:formula="of:=[LH.B7]" office:value-type="float" office:value="0" calcext:value-type="float">
            <text:p>0</text:p>
          </table:table-cell>
          <table:table-cell table:formula="of:=[LH.C7]" office:value-type="float" office:value="2623" calcext:value-type="float">
            <text:p>2623</text:p>
          </table:table-cell>
          <table:table-cell table:formula="of:=[LH.D7]" office:value-type="float" office:value="2623" calcext:value-type="float">
            <text:p>2623</text:p>
          </table:table-cell>
          <table:table-cell table:formula="of:=[LH.E7]" office:value-type="float" office:value="2623" calcext:value-type="float">
            <text:p>2623</text:p>
          </table:table-cell>
          <table:table-cell table:formula="of:=[LH.F7]" office:value-type="float" office:value="0" calcext:value-type="float">
            <text:p>0</text:p>
          </table:table-cell>
          <table:table-cell/>
          <table:table-cell office:value-type="float" office:value="2623" calcext:value-type="float">
            <text:p>2623</text:p>
          </table:table-cell>
          <table:table-cell table:formula="of:=[LH.$E7]-[.H7]" office:value-type="float" office:value="0" calcext:value-type="float">
            <text:p>0</text:p>
          </table:table-cell>
          <table:table-cell table:formula="of:=([LH.$E7]-[.H7])/[LH.$E7]*100" office:value-type="float" office:value="0" calcext:value-type="float">
            <text:p>0.00</text:p>
          </table:table-cell>
          <table:table-cell office:value-type="float" office:value="0.003166099" calcext:value-type="float">
            <text:p>0.0032</text:p>
          </table:table-cell>
          <table:table-cell/>
          <table:table-cell office:value-type="float" office:value="2623" calcext:value-type="float">
            <text:p>2623</text:p>
          </table:table-cell>
          <table:table-cell table:style-name="Default" table:formula="of:=[LH.$E7]-[.M7]" office:value-type="float" office:value="0" calcext:value-type="float">
            <text:p>0</text:p>
          </table:table-cell>
          <table:table-cell table:style-name="Default" table:formula="of:=[.H7]-[.M7]" office:value-type="float" office:value="0" calcext:value-type="float">
            <text:p>0</text:p>
          </table:table-cell>
          <table:table-cell office:value-type="float" office:value="0.007029691" calcext:value-type="float">
            <text:p>0.0070</text:p>
          </table:table-cell>
          <table:table-cell table:style-name="Default"/>
          <table:table-cell office:value-type="float" office:value="2623" calcext:value-type="float">
            <text:p>2623</text:p>
          </table:table-cell>
          <table:table-cell table:formula="of:=[LH.$E7]-[.R7]" office:value-type="float" office:value="0" calcext:value-type="float">
            <text:p>0</text:p>
          </table:table-cell>
          <table:table-cell table:formula="of:=[.R7]-[.H7]" office:value-type="float" office:value="0" calcext:value-type="float">
            <text:p>0</text:p>
          </table:table-cell>
          <table:table-cell office:value-type="float" office:value="0.07558656" calcext:value-type="float">
            <text:p>0.0756</text:p>
          </table:table-cell>
        </table:table-row>
        <table:table-row table:style-name="ro1">
          <table:table-cell table:formula="of:=[LH.A8]" office:value-type="string" office:string-value="a20200" calcext:value-type="string">
            <text:p>a20200</text:p>
          </table:table-cell>
          <table:table-cell table:formula="of:=[LH.B8]" office:value-type="float" office:value="0" calcext:value-type="float">
            <text:p>0</text:p>
          </table:table-cell>
          <table:table-cell table:formula="of:=[LH.C8]" office:value-type="float" office:value="2339" calcext:value-type="float">
            <text:p>2339</text:p>
          </table:table-cell>
          <table:table-cell table:formula="of:=[LH.D8]" office:value-type="float" office:value="2339" calcext:value-type="float">
            <text:p>2339</text:p>
          </table:table-cell>
          <table:table-cell table:formula="of:=[LH.E8]" office:value-type="float" office:value="2339" calcext:value-type="float">
            <text:p>2339</text:p>
          </table:table-cell>
          <table:table-cell table:formula="of:=[LH.F8]" office:value-type="float" office:value="0" calcext:value-type="float">
            <text:p>0</text:p>
          </table:table-cell>
          <table:table-cell/>
          <table:table-cell office:value-type="float" office:value="2338" calcext:value-type="float">
            <text:p>2338</text:p>
          </table:table-cell>
          <table:table-cell table:formula="of:=[LH.$E8]-[.H8]" office:value-type="float" office:value="1" calcext:value-type="float">
            <text:p>1</text:p>
          </table:table-cell>
          <table:table-cell table:formula="of:=([LH.$E8]-[.H8])/[LH.$E8]*100" office:value-type="float" office:value="0.0427533133817871" calcext:value-type="float">
            <text:p>0.04</text:p>
          </table:table-cell>
          <table:table-cell office:value-type="float" office:value="0.004990738" calcext:value-type="float">
            <text:p>0.0050</text:p>
          </table:table-cell>
          <table:table-cell/>
          <table:table-cell office:value-type="float" office:value="2338" calcext:value-type="float">
            <text:p>2338</text:p>
          </table:table-cell>
          <table:table-cell table:style-name="Default" table:formula="of:=[LH.$E8]-[.M8]" office:value-type="float" office:value="1" calcext:value-type="float">
            <text:p>1</text:p>
          </table:table-cell>
          <table:table-cell table:style-name="Default" table:formula="of:=[.H8]-[.M8]" office:value-type="float" office:value="0" calcext:value-type="float">
            <text:p>0</text:p>
          </table:table-cell>
          <table:table-cell office:value-type="float" office:value="0.014908957" calcext:value-type="float">
            <text:p>0.0149</text:p>
          </table:table-cell>
          <table:table-cell table:style-name="Default"/>
          <table:table-cell office:value-type="float" office:value="2339" calcext:value-type="float">
            <text:p>2339</text:p>
          </table:table-cell>
          <table:table-cell table:formula="of:=[LH.$E8]-[.R8]" office:value-type="float" office:value="0" calcext:value-type="float">
            <text:p>0</text:p>
          </table:table-cell>
          <table:table-cell table:formula="of:=[.R8]-[.H8]" office:value-type="float" office:value="1" calcext:value-type="float">
            <text:p>1</text:p>
          </table:table-cell>
          <table:table-cell office:value-type="float" office:value="0.155993479" calcext:value-type="float">
            <text:p>0.1560</text:p>
          </table:table-cell>
        </table:table-row>
        <table:table-row table:style-name="ro1">
          <table:table-cell table:formula="of:=[LH.A9]" office:value-type="string" office:string-value="b05100" calcext:value-type="string">
            <text:p>b05100</text:p>
          </table:table-cell>
          <table:table-cell table:formula="of:=[LH.B9]" office:value-type="float" office:value="0" calcext:value-type="float">
            <text:p>0</text:p>
          </table:table-cell>
          <table:table-cell table:formula="of:=[LH.C9]" office:value-type="float" office:value="1843" calcext:value-type="float">
            <text:p>1843</text:p>
          </table:table-cell>
          <table:table-cell table:formula="of:=[LH.D9]" office:value-type="float" office:value="1843" calcext:value-type="float">
            <text:p>1843</text:p>
          </table:table-cell>
          <table:table-cell table:formula="of:=[LH.E9]" office:value-type="float" office:value="1843" calcext:value-type="float">
            <text:p>1843</text:p>
          </table:table-cell>
          <table:table-cell table:formula="of:=[LH.F9]" office:value-type="float" office:value="0" calcext:value-type="float">
            <text:p>0</text:p>
          </table:table-cell>
          <table:table-cell/>
          <table:table-cell office:value-type="float" office:value="1832" calcext:value-type="float">
            <text:p>1832</text:p>
          </table:table-cell>
          <table:table-cell table:formula="of:=[LH.$E9]-[.H9]" office:value-type="float" office:value="11" calcext:value-type="float">
            <text:p>11</text:p>
          </table:table-cell>
          <table:table-cell table:formula="of:=([LH.$E9]-[.H9])/[LH.$E9]*100" office:value-type="float" office:value="0.596852957135106" calcext:value-type="float">
            <text:p>0.60</text:p>
          </table:table-cell>
          <table:table-cell office:value-type="float" office:value="0.002072083" calcext:value-type="float">
            <text:p>0.0021</text:p>
          </table:table-cell>
          <table:table-cell/>
          <table:table-cell office:value-type="float" office:value="1831" calcext:value-type="float">
            <text:p>1831</text:p>
          </table:table-cell>
          <table:table-cell table:style-name="Default" table:formula="of:=[LH.$E9]-[.M9]" office:value-type="float" office:value="12" calcext:value-type="float">
            <text:p>12</text:p>
          </table:table-cell>
          <table:table-cell table:style-name="Default" table:formula="of:=[.H9]-[.M9]" office:value-type="float" office:value="1" calcext:value-type="float">
            <text:p>1</text:p>
          </table:table-cell>
          <table:table-cell office:value-type="float" office:value="0.002631217" calcext:value-type="float">
            <text:p>0.0026</text:p>
          </table:table-cell>
          <table:table-cell table:style-name="Default"/>
          <table:table-cell office:value-type="float" office:value="1835" calcext:value-type="float">
            <text:p>1835</text:p>
          </table:table-cell>
          <table:table-cell table:formula="of:=[LH.$E9]-[.R9]" office:value-type="float" office:value="8" calcext:value-type="float">
            <text:p>8</text:p>
          </table:table-cell>
          <table:table-cell table:formula="of:=[.R9]-[.H9]" office:value-type="float" office:value="3" calcext:value-type="float">
            <text:p>3</text:p>
          </table:table-cell>
          <table:table-cell office:value-type="float" office:value="0.469608962" calcext:value-type="float">
            <text:p>0.4696</text:p>
          </table:table-cell>
        </table:table-row>
        <table:table-row table:style-name="ro1">
          <table:table-cell table:formula="of:=[LH.A10]" office:value-type="string" office:string-value="b10100" calcext:value-type="string">
            <text:p>b10100</text:p>
          </table:table-cell>
          <table:table-cell table:formula="of:=[LH.B10]" office:value-type="float" office:value="0" calcext:value-type="float">
            <text:p>0</text:p>
          </table:table-cell>
          <table:table-cell table:formula="of:=[LH.C10]" office:value-type="float" office:value="1407" calcext:value-type="float">
            <text:p>1407</text:p>
          </table:table-cell>
          <table:table-cell table:formula="of:=[LH.D10]" office:value-type="float" office:value="1407" calcext:value-type="float">
            <text:p>1407</text:p>
          </table:table-cell>
          <table:table-cell table:formula="of:=[LH.E10]" office:value-type="float" office:value="1407" calcext:value-type="float">
            <text:p>1407</text:p>
          </table:table-cell>
          <table:table-cell table:formula="of:=[LH.F10]" office:value-type="float" office:value="0" calcext:value-type="float">
            <text:p>0</text:p>
          </table:table-cell>
          <table:table-cell/>
          <table:table-cell office:value-type="float" office:value="1401" calcext:value-type="float">
            <text:p>1401</text:p>
          </table:table-cell>
          <table:table-cell table:formula="of:=[LH.$E10]-[.H10]" office:value-type="float" office:value="6" calcext:value-type="float">
            <text:p>6</text:p>
          </table:table-cell>
          <table:table-cell table:formula="of:=([LH.$E10]-[.H10])/[LH.$E10]*100" office:value-type="float" office:value="0.426439232409382" calcext:value-type="float">
            <text:p>0.43</text:p>
          </table:table-cell>
          <table:table-cell office:value-type="float" office:value="0.001828651" calcext:value-type="float">
            <text:p>0.0018</text:p>
          </table:table-cell>
          <table:table-cell/>
          <table:table-cell office:value-type="float" office:value="1400" calcext:value-type="float">
            <text:p>1400</text:p>
          </table:table-cell>
          <table:table-cell table:style-name="Default" table:formula="of:=[LH.$E10]-[.M10]" office:value-type="float" office:value="7" calcext:value-type="float">
            <text:p>7</text:p>
          </table:table-cell>
          <table:table-cell table:style-name="Default" table:formula="of:=[.H10]-[.M10]" office:value-type="float" office:value="1" calcext:value-type="float">
            <text:p>1</text:p>
          </table:table-cell>
          <table:table-cell office:value-type="float" office:value="0.006147" calcext:value-type="float">
            <text:p>0.0061</text:p>
          </table:table-cell>
          <table:table-cell table:style-name="Default"/>
          <table:table-cell office:value-type="float" office:value="1407" calcext:value-type="float">
            <text:p>1407</text:p>
          </table:table-cell>
          <table:table-cell table:formula="of:=[LH.$E10]-[.R10]" office:value-type="float" office:value="0" calcext:value-type="float">
            <text:p>0</text:p>
          </table:table-cell>
          <table:table-cell table:formula="of:=[.R10]-[.H10]" office:value-type="float" office:value="6" calcext:value-type="float">
            <text:p>6</text:p>
          </table:table-cell>
          <table:table-cell office:value-type="float" office:value="0.146886839" calcext:value-type="float">
            <text:p>0.1469</text:p>
          </table:table-cell>
        </table:table-row>
        <table:table-row table:style-name="ro1">
          <table:table-cell table:formula="of:=[LH.A11]" office:value-type="string" office:string-value="b20100" calcext:value-type="string">
            <text:p>b20100</text:p>
          </table:table-cell>
          <table:table-cell table:formula="of:=[LH.B11]" office:value-type="float" office:value="0" calcext:value-type="float">
            <text:p>0</text:p>
          </table:table-cell>
          <table:table-cell table:formula="of:=[LH.C11]" office:value-type="float" office:value="1166" calcext:value-type="float">
            <text:p>1166</text:p>
          </table:table-cell>
          <table:table-cell table:formula="of:=[LH.D11]" office:value-type="float" office:value="1166" calcext:value-type="float">
            <text:p>1166</text:p>
          </table:table-cell>
          <table:table-cell table:formula="of:=[LH.E11]" office:value-type="float" office:value="1166" calcext:value-type="float">
            <text:p>1166</text:p>
          </table:table-cell>
          <table:table-cell table:formula="of:=[LH.F11]" office:value-type="float" office:value="0" calcext:value-type="float">
            <text:p>0</text:p>
          </table:table-cell>
          <table:table-cell/>
          <table:table-cell office:value-type="float" office:value="1156" calcext:value-type="float">
            <text:p>1156</text:p>
          </table:table-cell>
          <table:table-cell table:formula="of:=[LH.$E11]-[.H11]" office:value-type="float" office:value="10" calcext:value-type="float">
            <text:p>10</text:p>
          </table:table-cell>
          <table:table-cell table:formula="of:=([LH.$E11]-[.H11])/[LH.$E11]*100" office:value-type="float" office:value="0.857632933104631" calcext:value-type="float">
            <text:p>0.86</text:p>
          </table:table-cell>
          <table:table-cell office:value-type="float" office:value="0.003063866" calcext:value-type="float">
            <text:p>0.0031</text:p>
          </table:table-cell>
          <table:table-cell/>
          <table:table-cell office:value-type="float" office:value="1155" calcext:value-type="float">
            <text:p>1155</text:p>
          </table:table-cell>
          <table:table-cell table:style-name="Default" table:formula="of:=[LH.$E11]-[.M11]" office:value-type="float" office:value="11" calcext:value-type="float">
            <text:p>11</text:p>
          </table:table-cell>
          <table:table-cell table:style-name="Default" table:formula="of:=[.H11]-[.M11]" office:value-type="float" office:value="1" calcext:value-type="float">
            <text:p>1</text:p>
          </table:table-cell>
          <table:table-cell office:value-type="float" office:value="0.009607028" calcext:value-type="float">
            <text:p>0.0096</text:p>
          </table:table-cell>
          <table:table-cell table:style-name="Default"/>
          <table:table-cell office:value-type="float" office:value="1166" calcext:value-type="float">
            <text:p>1166</text:p>
          </table:table-cell>
          <table:table-cell table:formula="of:=[LH.$E11]-[.R11]" office:value-type="float" office:value="0" calcext:value-type="float">
            <text:p>0</text:p>
          </table:table-cell>
          <table:table-cell table:formula="of:=[.R11]-[.H11]" office:value-type="float" office:value="10" calcext:value-type="float">
            <text:p>10</text:p>
          </table:table-cell>
          <table:table-cell office:value-type="float" office:value="0.266249869" calcext:value-type="float">
            <text:p>0.2662</text:p>
          </table:table-cell>
        </table:table-row>
        <table:table-row table:style-name="ro1">
          <table:table-cell table:formula="of:=[LH.A12]" office:value-type="string" office:string-value="b05200" calcext:value-type="string">
            <text:p>b05200</text:p>
          </table:table-cell>
          <table:table-cell table:formula="of:=[LH.B12]" office:value-type="float" office:value="0" calcext:value-type="float">
            <text:p>0</text:p>
          </table:table-cell>
          <table:table-cell table:formula="of:=[LH.C12]" office:value-type="float" office:value="3552" calcext:value-type="float">
            <text:p>3552</text:p>
          </table:table-cell>
          <table:table-cell table:formula="of:=[LH.D12]" office:value-type="float" office:value="3552" calcext:value-type="float">
            <text:p>3552</text:p>
          </table:table-cell>
          <table:table-cell table:formula="of:=[LH.E12]" office:value-type="float" office:value="3552" calcext:value-type="float">
            <text:p>3552</text:p>
          </table:table-cell>
          <table:table-cell table:formula="of:=[LH.F12]" office:value-type="float" office:value="0" calcext:value-type="float">
            <text:p>0</text:p>
          </table:table-cell>
          <table:table-cell/>
          <table:table-cell office:value-type="float" office:value="3548" calcext:value-type="float">
            <text:p>3548</text:p>
          </table:table-cell>
          <table:table-cell table:formula="of:=[LH.$E12]-[.H12]" office:value-type="float" office:value="4" calcext:value-type="float">
            <text:p>4</text:p>
          </table:table-cell>
          <table:table-cell table:formula="of:=([LH.$E12]-[.H12])/[LH.$E12]*100" office:value-type="float" office:value="0.112612612612613" calcext:value-type="float">
            <text:p>0.11</text:p>
          </table:table-cell>
          <table:table-cell office:value-type="float" office:value="0.003230007" calcext:value-type="float">
            <text:p>0.0032</text:p>
          </table:table-cell>
          <table:table-cell/>
          <table:table-cell office:value-type="float" office:value="3545" calcext:value-type="float">
            <text:p>3545</text:p>
          </table:table-cell>
          <table:table-cell table:style-name="Default" table:formula="of:=[LH.$E12]-[.M12]" office:value-type="float" office:value="7" calcext:value-type="float">
            <text:p>7</text:p>
          </table:table-cell>
          <table:table-cell table:style-name="Default" table:formula="of:=[.H12]-[.M12]" office:value-type="float" office:value="3" calcext:value-type="float">
            <text:p>3</text:p>
          </table:table-cell>
          <table:table-cell office:value-type="float" office:value="0.004233646" calcext:value-type="float">
            <text:p>0.0042</text:p>
          </table:table-cell>
          <table:table-cell table:style-name="Default"/>
          <table:table-cell office:value-type="float" office:value="3540" calcext:value-type="float">
            <text:p>3540</text:p>
          </table:table-cell>
          <table:table-cell table:formula="of:=[LH.$E12]-[.R12]" office:value-type="float" office:value="12" calcext:value-type="float">
            <text:p>12</text:p>
          </table:table-cell>
          <table:table-cell table:formula="of:=[.R12]-[.H12]" office:value-type="float" office:value="-8" calcext:value-type="float">
            <text:p>-8</text:p>
          </table:table-cell>
          <table:table-cell office:value-type="float" office:value="0.252674844" calcext:value-type="float">
            <text:p>0.2527</text:p>
          </table:table-cell>
        </table:table-row>
        <table:table-row table:style-name="ro1">
          <table:table-cell table:formula="of:=[LH.A13]" office:value-type="string" office:string-value="b10200" calcext:value-type="string">
            <text:p>b10200</text:p>
          </table:table-cell>
          <table:table-cell table:formula="of:=[LH.B13]" office:value-type="float" office:value="0" calcext:value-type="float">
            <text:p>0</text:p>
          </table:table-cell>
          <table:table-cell table:formula="of:=[LH.C13]" office:value-type="float" office:value="2827" calcext:value-type="float">
            <text:p>2827</text:p>
          </table:table-cell>
          <table:table-cell table:formula="of:=[LH.D13]" office:value-type="float" office:value="2827" calcext:value-type="float">
            <text:p>2827</text:p>
          </table:table-cell>
          <table:table-cell table:formula="of:=[LH.E13]" office:value-type="float" office:value="2827" calcext:value-type="float">
            <text:p>2827</text:p>
          </table:table-cell>
          <table:table-cell table:formula="of:=[LH.F13]" office:value-type="float" office:value="0" calcext:value-type="float">
            <text:p>0</text:p>
          </table:table-cell>
          <table:table-cell/>
          <table:table-cell office:value-type="float" office:value="2816" calcext:value-type="float">
            <text:p>2816</text:p>
          </table:table-cell>
          <table:table-cell table:formula="of:=[LH.$E13]-[.H13]" office:value-type="float" office:value="11" calcext:value-type="float">
            <text:p>11</text:p>
          </table:table-cell>
          <table:table-cell table:formula="of:=([LH.$E13]-[.H13])/[LH.$E13]*100" office:value-type="float" office:value="0.389105058365759" calcext:value-type="float">
            <text:p>0.39</text:p>
          </table:table-cell>
          <table:table-cell office:value-type="float" office:value="0.00554541" calcext:value-type="float">
            <text:p>0.0055</text:p>
          </table:table-cell>
          <table:table-cell/>
          <table:table-cell office:value-type="float" office:value="2815" calcext:value-type="float">
            <text:p>2815</text:p>
          </table:table-cell>
          <table:table-cell table:style-name="Default" table:formula="of:=[LH.$E13]-[.M13]" office:value-type="float" office:value="12" calcext:value-type="float">
            <text:p>12</text:p>
          </table:table-cell>
          <table:table-cell table:style-name="Default" table:formula="of:=[.H13]-[.M13]" office:value-type="float" office:value="1" calcext:value-type="float">
            <text:p>1</text:p>
          </table:table-cell>
          <table:table-cell office:value-type="float" office:value="0.009117567" calcext:value-type="float">
            <text:p>0.0091</text:p>
          </table:table-cell>
          <table:table-cell table:style-name="Default"/>
          <table:table-cell office:value-type="float" office:value="2816" calcext:value-type="float">
            <text:p>2816</text:p>
          </table:table-cell>
          <table:table-cell table:formula="of:=[LH.$E13]-[.R13]" office:value-type="float" office:value="11" calcext:value-type="float">
            <text:p>11</text:p>
          </table:table-cell>
          <table:table-cell table:formula="of:=[.R13]-[.H13]" office:value-type="float" office:value="0" calcext:value-type="float">
            <text:p>0</text:p>
          </table:table-cell>
          <table:table-cell office:value-type="float" office:value="0.292609823" calcext:value-type="float">
            <text:p>0.2926</text:p>
          </table:table-cell>
        </table:table-row>
        <table:table-row table:style-name="ro1">
          <table:table-cell table:formula="of:=[LH.A14]" office:value-type="string" office:string-value="b20200" calcext:value-type="string">
            <text:p>b20200</text:p>
          </table:table-cell>
          <table:table-cell table:formula="of:=[LH.B14]" office:value-type="float" office:value="0" calcext:value-type="float">
            <text:p>0</text:p>
          </table:table-cell>
          <table:table-cell table:formula="of:=[LH.C14]" office:value-type="float" office:value="2339" calcext:value-type="float">
            <text:p>2339</text:p>
          </table:table-cell>
          <table:table-cell table:formula="of:=[LH.D14]" office:value-type="float" office:value="2339" calcext:value-type="float">
            <text:p>2339</text:p>
          </table:table-cell>
          <table:table-cell table:formula="of:=[LH.E14]" office:value-type="float" office:value="2339" calcext:value-type="float">
            <text:p>2339</text:p>
          </table:table-cell>
          <table:table-cell table:formula="of:=[LH.F14]" office:value-type="float" office:value="0" calcext:value-type="float">
            <text:p>0</text:p>
          </table:table-cell>
          <table:table-cell/>
          <table:table-cell office:value-type="float" office:value="2332" calcext:value-type="float">
            <text:p>2332</text:p>
          </table:table-cell>
          <table:table-cell table:formula="of:=[LH.$E14]-[.H14]" office:value-type="float" office:value="7" calcext:value-type="float">
            <text:p>7</text:p>
          </table:table-cell>
          <table:table-cell table:formula="of:=([LH.$E14]-[.H14])/[LH.$E14]*100" office:value-type="float" office:value="0.29927319367251" calcext:value-type="float">
            <text:p>0.30</text:p>
          </table:table-cell>
          <table:table-cell office:value-type="float" office:value="0.00688254" calcext:value-type="float">
            <text:p>0.0069</text:p>
          </table:table-cell>
          <table:table-cell/>
          <table:table-cell office:value-type="float" office:value="2330" calcext:value-type="float">
            <text:p>2330</text:p>
          </table:table-cell>
          <table:table-cell table:style-name="Default" table:formula="of:=[LH.$E14]-[.M14]" office:value-type="float" office:value="9" calcext:value-type="float">
            <text:p>9</text:p>
          </table:table-cell>
          <table:table-cell table:style-name="Default" table:formula="of:=[.H14]-[.M14]" office:value-type="float" office:value="2" calcext:value-type="float">
            <text:p>2</text:p>
          </table:table-cell>
          <table:table-cell office:value-type="float" office:value="0.016939712" calcext:value-type="float">
            <text:p>0.0169</text:p>
          </table:table-cell>
          <table:table-cell table:style-name="Default"/>
          <table:table-cell office:value-type="float" office:value="2338" calcext:value-type="float">
            <text:p>2338</text:p>
          </table:table-cell>
          <table:table-cell table:formula="of:=[LH.$E14]-[.R14]" office:value-type="float" office:value="1" calcext:value-type="float">
            <text:p>1</text:p>
          </table:table-cell>
          <table:table-cell table:formula="of:=[.R14]-[.H14]" office:value-type="float" office:value="6" calcext:value-type="float">
            <text:p>6</text:p>
          </table:table-cell>
          <table:table-cell office:value-type="float" office:value="0.301965608" calcext:value-type="float">
            <text:p>0.3020</text:p>
          </table:table-cell>
        </table:table-row>
        <table:table-row table:style-name="ro1">
          <table:table-cell table:formula="of:=[LH.A15]" office:value-type="string" office:string-value="c05100" calcext:value-type="string">
            <text:p>c05100</text:p>
          </table:table-cell>
          <table:table-cell table:formula="of:=[LH.B15]" office:value-type="float" office:value="0" calcext:value-type="float">
            <text:p>0</text:p>
          </table:table-cell>
          <table:table-cell table:formula="of:=[LH.C15]" office:value-type="float" office:value="1930" calcext:value-type="float">
            <text:p>1930</text:p>
          </table:table-cell>
          <table:table-cell table:formula="of:=[LH.D15]" office:value-type="float" office:value="1930" calcext:value-type="float">
            <text:p>1930</text:p>
          </table:table-cell>
          <table:table-cell table:formula="of:=[LH.E15]" office:value-type="float" office:value="1930" calcext:value-type="float">
            <text:p>1930</text:p>
          </table:table-cell>
          <table:table-cell table:formula="of:=[LH.F15]" office:value-type="float" office:value="0" calcext:value-type="float">
            <text:p>0</text:p>
          </table:table-cell>
          <table:table-cell/>
          <table:table-cell office:value-type="float" office:value="1924" calcext:value-type="float">
            <text:p>1924</text:p>
          </table:table-cell>
          <table:table-cell table:formula="of:=[LH.$E15]-[.H15]" office:value-type="float" office:value="6" calcext:value-type="float">
            <text:p>6</text:p>
          </table:table-cell>
          <table:table-cell table:formula="of:=([LH.$E15]-[.H15])/[LH.$E15]*100" office:value-type="float" office:value="0.310880829015544" calcext:value-type="float">
            <text:p>0.31</text:p>
          </table:table-cell>
          <table:table-cell office:value-type="float" office:value="0.001423558" calcext:value-type="float">
            <text:p>0.0014</text:p>
          </table:table-cell>
          <table:table-cell/>
          <table:table-cell office:value-type="float" office:value="1924" calcext:value-type="float">
            <text:p>1924</text:p>
          </table:table-cell>
          <table:table-cell table:style-name="Default" table:formula="of:=[LH.$E15]-[.M15]" office:value-type="float" office:value="6" calcext:value-type="float">
            <text:p>6</text:p>
          </table:table-cell>
          <table:table-cell table:style-name="Default" table:formula="of:=[.H15]-[.M15]" office:value-type="float" office:value="0" calcext:value-type="float">
            <text:p>0</text:p>
          </table:table-cell>
          <table:table-cell office:value-type="float" office:value="0.002035911" calcext:value-type="float">
            <text:p>0.0020</text:p>
          </table:table-cell>
          <table:table-cell table:style-name="Default"/>
          <table:table-cell office:value-type="float" office:value="1922" calcext:value-type="float">
            <text:p>1922</text:p>
          </table:table-cell>
          <table:table-cell table:formula="of:=[LH.$E15]-[.R15]" office:value-type="float" office:value="8" calcext:value-type="float">
            <text:p>8</text:p>
          </table:table-cell>
          <table:table-cell table:formula="of:=[.R15]-[.H15]" office:value-type="float" office:value="-2" calcext:value-type="float">
            <text:p>-2</text:p>
          </table:table-cell>
          <table:table-cell office:value-type="float" office:value="0.126551066" calcext:value-type="float">
            <text:p>0.1266</text:p>
          </table:table-cell>
        </table:table-row>
        <table:table-row table:style-name="ro1">
          <table:table-cell table:formula="of:=[LH.A16]" office:value-type="string" office:string-value="c10100" calcext:value-type="string">
            <text:p>c10100</text:p>
          </table:table-cell>
          <table:table-cell table:formula="of:=[LH.B16]" office:value-type="float" office:value="0" calcext:value-type="float">
            <text:p>0</text:p>
          </table:table-cell>
          <table:table-cell table:formula="of:=[LH.C16]" office:value-type="float" office:value="1400" calcext:value-type="float">
            <text:p>1400</text:p>
          </table:table-cell>
          <table:table-cell table:formula="of:=[LH.D16]" office:value-type="float" office:value="1400" calcext:value-type="float">
            <text:p>1400</text:p>
          </table:table-cell>
          <table:table-cell table:formula="of:=[LH.E16]" office:value-type="float" office:value="1400" calcext:value-type="float">
            <text:p>1400</text:p>
          </table:table-cell>
          <table:table-cell table:formula="of:=[LH.F16]" office:value-type="float" office:value="0" calcext:value-type="float">
            <text:p>0</text:p>
          </table:table-cell>
          <table:table-cell/>
          <table:table-cell office:value-type="float" office:value="1388" calcext:value-type="float">
            <text:p>1388</text:p>
          </table:table-cell>
          <table:table-cell table:formula="of:=[LH.$E16]-[.H16]" office:value-type="float" office:value="12" calcext:value-type="float">
            <text:p>12</text:p>
          </table:table-cell>
          <table:table-cell table:formula="of:=([LH.$E16]-[.H16])/[LH.$E16]*100" office:value-type="float" office:value="0.857142857142857" calcext:value-type="float">
            <text:p>0.86</text:p>
          </table:table-cell>
          <table:table-cell office:value-type="float" office:value="0.003393293" calcext:value-type="float">
            <text:p>0.0034</text:p>
          </table:table-cell>
          <table:table-cell/>
          <table:table-cell office:value-type="float" office:value="1387" calcext:value-type="float">
            <text:p>1387</text:p>
          </table:table-cell>
          <table:table-cell table:style-name="Default" table:formula="of:=[LH.$E16]-[.M16]" office:value-type="float" office:value="13" calcext:value-type="float">
            <text:p>13</text:p>
          </table:table-cell>
          <table:table-cell table:style-name="Default" table:formula="of:=[.H16]-[.M16]" office:value-type="float" office:value="1" calcext:value-type="float">
            <text:p>1</text:p>
          </table:table-cell>
          <table:table-cell office:value-type="float" office:value="0.004352188" calcext:value-type="float">
            <text:p>0.0044</text:p>
          </table:table-cell>
          <table:table-cell table:style-name="Default"/>
          <table:table-cell office:value-type="float" office:value="1392" calcext:value-type="float">
            <text:p>1392</text:p>
          </table:table-cell>
          <table:table-cell table:formula="of:=[LH.$E16]-[.R16]" office:value-type="float" office:value="8" calcext:value-type="float">
            <text:p>8</text:p>
          </table:table-cell>
          <table:table-cell table:formula="of:=[.R16]-[.H16]" office:value-type="float" office:value="4" calcext:value-type="float">
            <text:p>4</text:p>
          </table:table-cell>
          <table:table-cell office:value-type="float" office:value="0.194012563" calcext:value-type="float">
            <text:p>0.1940</text:p>
          </table:table-cell>
        </table:table-row>
        <table:table-row table:style-name="ro1">
          <table:table-cell table:formula="of:=[LH.A17]" office:value-type="string" office:string-value="c20100" calcext:value-type="string">
            <text:p>c20100</text:p>
          </table:table-cell>
          <table:table-cell table:formula="of:=[LH.B17]" office:value-type="float" office:value="0" calcext:value-type="float">
            <text:p>0</text:p>
          </table:table-cell>
          <table:table-cell table:formula="of:=[LH.C17]" office:value-type="float" office:value="1243" calcext:value-type="float">
            <text:p>1243</text:p>
          </table:table-cell>
          <table:table-cell table:formula="of:=[LH.D17]" office:value-type="float" office:value="1243" calcext:value-type="float">
            <text:p>1243</text:p>
          </table:table-cell>
          <table:table-cell table:formula="of:=[LH.E17]" office:value-type="float" office:value="1243" calcext:value-type="float">
            <text:p>1243</text:p>
          </table:table-cell>
          <table:table-cell table:formula="of:=[LH.F17]" office:value-type="float" office:value="0" calcext:value-type="float">
            <text:p>0</text:p>
          </table:table-cell>
          <table:table-cell/>
          <table:table-cell office:value-type="float" office:value="1219" calcext:value-type="float">
            <text:p>1219</text:p>
          </table:table-cell>
          <table:table-cell table:formula="of:=[LH.$E17]-[.H17]" office:value-type="float" office:value="24" calcext:value-type="float">
            <text:p>24</text:p>
          </table:table-cell>
          <table:table-cell table:formula="of:=([LH.$E17]-[.H17])/[LH.$E17]*100" office:value-type="float" office:value="1.93081255028158" calcext:value-type="float">
            <text:p>1.93</text:p>
          </table:table-cell>
          <table:table-cell office:value-type="float" office:value="0.004063774" calcext:value-type="float">
            <text:p>0.0041</text:p>
          </table:table-cell>
          <table:table-cell/>
          <table:table-cell office:value-type="float" office:value="1218" calcext:value-type="float">
            <text:p>1218</text:p>
          </table:table-cell>
          <table:table-cell table:style-name="Default" table:formula="of:=[LH.$E17]-[.M17]" office:value-type="float" office:value="25" calcext:value-type="float">
            <text:p>25</text:p>
          </table:table-cell>
          <table:table-cell table:style-name="Default" table:formula="of:=[.H17]-[.M17]" office:value-type="float" office:value="1" calcext:value-type="float">
            <text:p>1</text:p>
          </table:table-cell>
          <table:table-cell office:value-type="float" office:value="0.007236703" calcext:value-type="float">
            <text:p>0.0072</text:p>
          </table:table-cell>
          <table:table-cell table:style-name="Default"/>
          <table:table-cell office:value-type="float" office:value="1240" calcext:value-type="float">
            <text:p>1240</text:p>
          </table:table-cell>
          <table:table-cell table:formula="of:=[LH.$E17]-[.R17]" office:value-type="float" office:value="3" calcext:value-type="float">
            <text:p>3</text:p>
          </table:table-cell>
          <table:table-cell table:formula="of:=[.R17]-[.H17]" office:value-type="float" office:value="21" calcext:value-type="float">
            <text:p>21</text:p>
          </table:table-cell>
          <table:table-cell office:value-type="float" office:value="0.315894975" calcext:value-type="float">
            <text:p>0.3159</text:p>
          </table:table-cell>
        </table:table-row>
        <table:table-row table:style-name="ro1">
          <table:table-cell table:formula="of:=[LH.A18]" office:value-type="string" office:string-value="c05200" calcext:value-type="string">
            <text:p>c05200</text:p>
          </table:table-cell>
          <table:table-cell table:formula="of:=[LH.B18]" office:value-type="float" office:value="0" calcext:value-type="float">
            <text:p>0</text:p>
          </table:table-cell>
          <table:table-cell table:formula="of:=[LH.C18]" office:value-type="float" office:value="3455" calcext:value-type="float">
            <text:p>3455</text:p>
          </table:table-cell>
          <table:table-cell table:formula="of:=[LH.D18]" office:value-type="float" office:value="3455" calcext:value-type="float">
            <text:p>3455</text:p>
          </table:table-cell>
          <table:table-cell table:formula="of:=[LH.E18]" office:value-type="float" office:value="3455" calcext:value-type="float">
            <text:p>3455</text:p>
          </table:table-cell>
          <table:table-cell table:formula="of:=[LH.F18]" office:value-type="float" office:value="0" calcext:value-type="float">
            <text:p>0</text:p>
          </table:table-cell>
          <table:table-cell/>
          <table:table-cell office:value-type="float" office:value="3451" calcext:value-type="float">
            <text:p>3451</text:p>
          </table:table-cell>
          <table:table-cell table:formula="of:=[LH.$E18]-[.H18]" office:value-type="float" office:value="4" calcext:value-type="float">
            <text:p>4</text:p>
          </table:table-cell>
          <table:table-cell table:formula="of:=([LH.$E18]-[.H18])/[LH.$E18]*100" office:value-type="float" office:value="0.115774240231548" calcext:value-type="float">
            <text:p>0.12</text:p>
          </table:table-cell>
          <table:table-cell office:value-type="float" office:value="0.003016234" calcext:value-type="float">
            <text:p>0.0030</text:p>
          </table:table-cell>
          <table:table-cell/>
          <table:table-cell office:value-type="float" office:value="3450" calcext:value-type="float">
            <text:p>3450</text:p>
          </table:table-cell>
          <table:table-cell table:style-name="Default" table:formula="of:=[LH.$E18]-[.M18]" office:value-type="float" office:value="5" calcext:value-type="float">
            <text:p>5</text:p>
          </table:table-cell>
          <table:table-cell table:style-name="Default" table:formula="of:=[.H18]-[.M18]" office:value-type="float" office:value="1" calcext:value-type="float">
            <text:p>1</text:p>
          </table:table-cell>
          <table:table-cell office:value-type="float" office:value="0.006046158" calcext:value-type="float">
            <text:p>0.0060</text:p>
          </table:table-cell>
          <table:table-cell table:style-name="Default"/>
          <table:table-cell office:value-type="float" office:value="3449" calcext:value-type="float">
            <text:p>3449</text:p>
          </table:table-cell>
          <table:table-cell table:formula="of:=[LH.$E18]-[.R18]" office:value-type="float" office:value="6" calcext:value-type="float">
            <text:p>6</text:p>
          </table:table-cell>
          <table:table-cell table:formula="of:=[.R18]-[.H18]" office:value-type="float" office:value="-2" calcext:value-type="float">
            <text:p>-2</text:p>
          </table:table-cell>
          <table:table-cell office:value-type="float" office:value="0.201594174" calcext:value-type="float">
            <text:p>0.2016</text:p>
          </table:table-cell>
        </table:table-row>
        <table:table-row table:style-name="ro1">
          <table:table-cell table:formula="of:=[LH.A19]" office:value-type="string" office:string-value="c10200" calcext:value-type="string">
            <text:p>c10200</text:p>
          </table:table-cell>
          <table:table-cell table:formula="of:=[LH.B19]" office:value-type="float" office:value="0" calcext:value-type="float">
            <text:p>0</text:p>
          </table:table-cell>
          <table:table-cell table:formula="of:=[LH.C19]" office:value-type="float" office:value="2804" calcext:value-type="float">
            <text:p>2804</text:p>
          </table:table-cell>
          <table:table-cell table:formula="of:=[LH.D19]" office:value-type="float" office:value="2804" calcext:value-type="float">
            <text:p>2804</text:p>
          </table:table-cell>
          <table:table-cell table:formula="of:=[LH.E19]" office:value-type="float" office:value="2804" calcext:value-type="float">
            <text:p>2804</text:p>
          </table:table-cell>
          <table:table-cell table:formula="of:=[LH.F19]" office:value-type="float" office:value="0" calcext:value-type="float">
            <text:p>0</text:p>
          </table:table-cell>
          <table:table-cell/>
          <table:table-cell office:value-type="float" office:value="2796" calcext:value-type="float">
            <text:p>2796</text:p>
          </table:table-cell>
          <table:table-cell table:formula="of:=[LH.$E19]-[.H19]" office:value-type="float" office:value="8" calcext:value-type="float">
            <text:p>8</text:p>
          </table:table-cell>
          <table:table-cell table:formula="of:=([LH.$E19]-[.H19])/[LH.$E19]*100" office:value-type="float" office:value="0.285306704707561" calcext:value-type="float">
            <text:p>0.29</text:p>
          </table:table-cell>
          <table:table-cell office:value-type="float" office:value="0.004546556" calcext:value-type="float">
            <text:p>0.0045</text:p>
          </table:table-cell>
          <table:table-cell/>
          <table:table-cell office:value-type="float" office:value="2795" calcext:value-type="float">
            <text:p>2795</text:p>
          </table:table-cell>
          <table:table-cell table:style-name="Default" table:formula="of:=[LH.$E19]-[.M19]" office:value-type="float" office:value="9" calcext:value-type="float">
            <text:p>9</text:p>
          </table:table-cell>
          <table:table-cell table:style-name="Default" table:formula="of:=[.H19]-[.M19]" office:value-type="float" office:value="1" calcext:value-type="float">
            <text:p>1</text:p>
          </table:table-cell>
          <table:table-cell office:value-type="float" office:value="0.00803463" calcext:value-type="float">
            <text:p>0.0080</text:p>
          </table:table-cell>
          <table:table-cell table:style-name="Default"/>
          <table:table-cell office:value-type="float" office:value="2799" calcext:value-type="float">
            <text:p>2799</text:p>
          </table:table-cell>
          <table:table-cell table:formula="of:=[LH.$E19]-[.R19]" office:value-type="float" office:value="5" calcext:value-type="float">
            <text:p>5</text:p>
          </table:table-cell>
          <table:table-cell table:formula="of:=[.R19]-[.H19]" office:value-type="float" office:value="3" calcext:value-type="float">
            <text:p>3</text:p>
          </table:table-cell>
          <table:table-cell office:value-type="float" office:value="0.235962464" calcext:value-type="float">
            <text:p>0.2360</text:p>
          </table:table-cell>
        </table:table-row>
        <table:table-row table:style-name="ro1">
          <table:table-cell table:formula="of:=[LH.A20]" office:value-type="string" office:string-value="c20200" calcext:value-type="string">
            <text:p>c20200</text:p>
          </table:table-cell>
          <table:table-cell table:formula="of:=[LH.B20]" office:value-type="float" office:value="0" calcext:value-type="float">
            <text:p>0</text:p>
          </table:table-cell>
          <table:table-cell table:formula="of:=[LH.C20]" office:value-type="float" office:value="2391" calcext:value-type="float">
            <text:p>2391</text:p>
          </table:table-cell>
          <table:table-cell table:formula="of:=[LH.D20]" office:value-type="float" office:value="2391" calcext:value-type="float">
            <text:p>2391</text:p>
          </table:table-cell>
          <table:table-cell table:formula="of:=[LH.E20]" office:value-type="float" office:value="2391" calcext:value-type="float">
            <text:p>2391</text:p>
          </table:table-cell>
          <table:table-cell table:formula="of:=[LH.F20]" office:value-type="float" office:value="0" calcext:value-type="float">
            <text:p>0</text:p>
          </table:table-cell>
          <table:table-cell/>
          <table:table-cell office:value-type="float" office:value="2377" calcext:value-type="float">
            <text:p>2377</text:p>
          </table:table-cell>
          <table:table-cell table:formula="of:=[LH.$E20]-[.H20]" office:value-type="float" office:value="14" calcext:value-type="float">
            <text:p>14</text:p>
          </table:table-cell>
          <table:table-cell table:formula="of:=([LH.$E20]-[.H20])/[LH.$E20]*100" office:value-type="float" office:value="0.585529067335843" calcext:value-type="float">
            <text:p>0.59</text:p>
          </table:table-cell>
          <table:table-cell office:value-type="float" office:value="0.008119569" calcext:value-type="float">
            <text:p>0.0081</text:p>
          </table:table-cell>
          <table:table-cell/>
          <table:table-cell office:value-type="float" office:value="2377" calcext:value-type="float">
            <text:p>2377</text:p>
          </table:table-cell>
          <table:table-cell table:style-name="Default" table:formula="of:=[LH.$E20]-[.M20]" office:value-type="float" office:value="14" calcext:value-type="float">
            <text:p>14</text:p>
          </table:table-cell>
          <table:table-cell table:style-name="Default" table:formula="of:=[.H20]-[.M20]" office:value-type="float" office:value="0" calcext:value-type="float">
            <text:p>0</text:p>
          </table:table-cell>
          <table:table-cell office:value-type="float" office:value="0.017197735" calcext:value-type="float">
            <text:p>0.0172</text:p>
          </table:table-cell>
          <table:table-cell table:style-name="Default"/>
          <table:table-cell office:value-type="float" office:value="2386" calcext:value-type="float">
            <text:p>2386</text:p>
          </table:table-cell>
          <table:table-cell table:formula="of:=[LH.$E20]-[.R20]" office:value-type="float" office:value="5" calcext:value-type="float">
            <text:p>5</text:p>
          </table:table-cell>
          <table:table-cell table:formula="of:=[.R20]-[.H20]" office:value-type="float" office:value="9" calcext:value-type="float">
            <text:p>9</text:p>
          </table:table-cell>
          <table:table-cell office:value-type="float" office:value="0.377802301" calcext:value-type="float">
            <text:p>0.3778</text:p>
          </table:table-cell>
        </table:table-row>
        <table:table-row table:style-name="ro1">
          <table:table-cell table:formula="of:=[LH.A21]" office:value-type="string" office:string-value="c10400" calcext:value-type="string">
            <text:p>c10400</text:p>
          </table:table-cell>
          <table:table-cell table:formula="of:=[LH.B21]" office:value-type="float" office:value="0" calcext:value-type="float">
            <text:p>0</text:p>
          </table:table-cell>
          <table:table-cell table:formula="of:=[LH.C21]" office:value-type="float" office:value="5596" calcext:value-type="float">
            <text:p>5596</text:p>
          </table:table-cell>
          <table:table-cell table:formula="of:=[LH.D21]" office:value-type="float" office:value="5596" calcext:value-type="float">
            <text:p>5596</text:p>
          </table:table-cell>
          <table:table-cell table:formula="of:=[LH.E21]" office:value-type="float" office:value="5596" calcext:value-type="float">
            <text:p>5596</text:p>
          </table:table-cell>
          <table:table-cell table:formula="of:=[LH.F21]" office:value-type="float" office:value="0" calcext:value-type="float">
            <text:p>0</text:p>
          </table:table-cell>
          <table:table-cell/>
          <table:table-cell office:value-type="float" office:value="5592" calcext:value-type="float">
            <text:p>5592</text:p>
          </table:table-cell>
          <table:table-cell table:formula="of:=[LH.$E21]-[.H21]" office:value-type="float" office:value="4" calcext:value-type="float">
            <text:p>4</text:p>
          </table:table-cell>
          <table:table-cell table:formula="of:=([LH.$E21]-[.H21])/[LH.$E21]*100" office:value-type="float" office:value="0.0714796283059328" calcext:value-type="float">
            <text:p>0.07</text:p>
          </table:table-cell>
          <table:table-cell office:value-type="float" office:value="0.009253554" calcext:value-type="float">
            <text:p>0.0093</text:p>
          </table:table-cell>
          <table:table-cell/>
          <table:table-cell office:value-type="float" office:value="5591" calcext:value-type="float">
            <text:p>5591</text:p>
          </table:table-cell>
          <table:table-cell table:style-name="Default" table:formula="of:=[LH.$E21]-[.M21]" office:value-type="float" office:value="5" calcext:value-type="float">
            <text:p>5</text:p>
          </table:table-cell>
          <table:table-cell table:style-name="Default" table:formula="of:=[.H21]-[.M21]" office:value-type="float" office:value="1" calcext:value-type="float">
            <text:p>1</text:p>
          </table:table-cell>
          <table:table-cell office:value-type="float" office:value="0.019678044" calcext:value-type="float">
            <text:p>0.0197</text:p>
          </table:table-cell>
          <table:table-cell table:style-name="Default"/>
          <table:table-cell office:value-type="float" office:value="5588" calcext:value-type="float">
            <text:p>5588</text:p>
          </table:table-cell>
          <table:table-cell table:formula="of:=[LH.$E21]-[.R21]" office:value-type="float" office:value="8" calcext:value-type="float">
            <text:p>8</text:p>
          </table:table-cell>
          <table:table-cell table:formula="of:=[.R21]-[.H21]" office:value-type="float" office:value="-4" calcext:value-type="float">
            <text:p>-4</text:p>
          </table:table-cell>
          <table:table-cell office:value-type="float" office:value="0.310141704" calcext:value-type="float">
            <text:p>0.3101</text:p>
          </table:table-cell>
        </table:table-row>
        <table:table-row table:style-name="ro1">
          <table:table-cell table:formula="of:=[LH.A22]" office:value-type="string" office:string-value="c20400" calcext:value-type="string">
            <text:p>c20400</text:p>
          </table:table-cell>
          <table:table-cell table:formula="of:=[LH.B22]" office:value-type="float" office:value="0" calcext:value-type="float">
            <text:p>0</text:p>
          </table:table-cell>
          <table:table-cell table:formula="of:=[LH.C22]" office:value-type="float" office:value="4782" calcext:value-type="float">
            <text:p>4782</text:p>
          </table:table-cell>
          <table:table-cell table:formula="of:=[LH.D22]" office:value-type="float" office:value="4782" calcext:value-type="float">
            <text:p>4782</text:p>
          </table:table-cell>
          <table:table-cell table:formula="of:=[LH.E22]" office:value-type="float" office:value="4782" calcext:value-type="float">
            <text:p>4782</text:p>
          </table:table-cell>
          <table:table-cell table:formula="of:=[LH.F22]" office:value-type="float" office:value="0" calcext:value-type="float">
            <text:p>0</text:p>
          </table:table-cell>
          <table:table-cell/>
          <table:table-cell office:value-type="float" office:value="4775" calcext:value-type="float">
            <text:p>4775</text:p>
          </table:table-cell>
          <table:table-cell table:formula="of:=[LH.$E22]-[.H22]" office:value-type="float" office:value="7" calcext:value-type="float">
            <text:p>7</text:p>
          </table:table-cell>
          <table:table-cell table:formula="of:=([LH.$E22]-[.H22])/[LH.$E22]*100" office:value-type="float" office:value="0.146382266833961" calcext:value-type="float">
            <text:p>0.15</text:p>
          </table:table-cell>
          <table:table-cell office:value-type="float" office:value="0.025200704" calcext:value-type="float">
            <text:p>0.0252</text:p>
          </table:table-cell>
          <table:table-cell/>
          <table:table-cell office:value-type="float" office:value="4772" calcext:value-type="float">
            <text:p>4772</text:p>
          </table:table-cell>
          <table:table-cell table:style-name="Default" table:formula="of:=[LH.$E22]-[.M22]" office:value-type="float" office:value="10" calcext:value-type="float">
            <text:p>10</text:p>
          </table:table-cell>
          <table:table-cell table:style-name="Default" table:formula="of:=[.H22]-[.M22]" office:value-type="float" office:value="3" calcext:value-type="float">
            <text:p>3</text:p>
          </table:table-cell>
          <table:table-cell office:value-type="float" office:value="0.033041732" calcext:value-type="float">
            <text:p>0.0330</text:p>
          </table:table-cell>
          <table:table-cell table:style-name="Default"/>
          <table:table-cell office:value-type="float" office:value="4778" calcext:value-type="float">
            <text:p>4778</text:p>
          </table:table-cell>
          <table:table-cell table:formula="of:=[LH.$E22]-[.R22]" office:value-type="float" office:value="4" calcext:value-type="float">
            <text:p>4</text:p>
          </table:table-cell>
          <table:table-cell table:formula="of:=[.R22]-[.H22]" office:value-type="float" office:value="3" calcext:value-type="float">
            <text:p>3</text:p>
          </table:table-cell>
          <table:table-cell office:value-type="float" office:value="0.482984358" calcext:value-type="float">
            <text:p>0.4830</text:p>
          </table:table-cell>
        </table:table-row>
        <table:table-row table:style-name="ro1">
          <table:table-cell table:formula="of:=[LH.A23]" office:value-type="string" office:string-value="c40400" calcext:value-type="string">
            <text:p>c40400</text:p>
          </table:table-cell>
          <table:table-cell table:formula="of:=[LH.B23]" office:value-type="float" office:value="0" calcext:value-type="float">
            <text:p>0</text:p>
          </table:table-cell>
          <table:table-cell table:formula="of:=[LH.C23]" office:value-type="float" office:value="4244" calcext:value-type="float">
            <text:p>4244</text:p>
          </table:table-cell>
          <table:table-cell table:formula="of:=[LH.D23]" office:value-type="float" office:value="4244" calcext:value-type="float">
            <text:p>4244</text:p>
          </table:table-cell>
          <table:table-cell table:formula="of:=[LH.E23]" office:value-type="float" office:value="4244" calcext:value-type="float">
            <text:p>4244</text:p>
          </table:table-cell>
          <table:table-cell table:formula="of:=[LH.F23]" office:value-type="float" office:value="0" calcext:value-type="float">
            <text:p>0</text:p>
          </table:table-cell>
          <table:table-cell/>
          <table:table-cell office:value-type="float" office:value="4232" calcext:value-type="float">
            <text:p>4232</text:p>
          </table:table-cell>
          <table:table-cell table:formula="of:=[LH.$E23]-[.H23]" office:value-type="float" office:value="12" calcext:value-type="float">
            <text:p>12</text:p>
          </table:table-cell>
          <table:table-cell table:formula="of:=([LH.$E23]-[.H23])/[LH.$E23]*100" office:value-type="float" office:value="0.282752120640905" calcext:value-type="float">
            <text:p>0.28</text:p>
          </table:table-cell>
          <table:table-cell office:value-type="float" office:value="0.045374769" calcext:value-type="float">
            <text:p>0.0454</text:p>
          </table:table-cell>
          <table:table-cell/>
          <table:table-cell office:value-type="float" office:value="4228" calcext:value-type="float">
            <text:p>4228</text:p>
          </table:table-cell>
          <table:table-cell table:style-name="Default" table:formula="of:=[LH.$E23]-[.M23]" office:value-type="float" office:value="16" calcext:value-type="float">
            <text:p>16</text:p>
          </table:table-cell>
          <table:table-cell table:style-name="Default" table:formula="of:=[.H23]-[.M23]" office:value-type="float" office:value="4" calcext:value-type="float">
            <text:p>4</text:p>
          </table:table-cell>
          <table:table-cell office:value-type="float" office:value="0.059076864" calcext:value-type="float">
            <text:p>0.0591</text:p>
          </table:table-cell>
          <table:table-cell table:style-name="Default"/>
          <table:table-cell office:value-type="float" office:value="4243" calcext:value-type="float">
            <text:p>4243</text:p>
          </table:table-cell>
          <table:table-cell table:formula="of:=[LH.$E23]-[.R23]" office:value-type="float" office:value="1" calcext:value-type="float">
            <text:p>1</text:p>
          </table:table-cell>
          <table:table-cell table:formula="of:=[.R23]-[.H23]" office:value-type="float" office:value="11" calcext:value-type="float">
            <text:p>11</text:p>
          </table:table-cell>
          <table:table-cell office:value-type="float" office:value="0.801020784" calcext:value-type="float">
            <text:p>0.8010</text:p>
          </table:table-cell>
        </table:table-row>
        <table:table-row table:style-name="ro1">
          <table:table-cell table:formula="of:=[LH.A24]" office:value-type="string" office:string-value="c15900" calcext:value-type="string">
            <text:p>c15900</text:p>
          </table:table-cell>
          <table:table-cell table:formula="of:=[LH.B24]" office:value-type="float" office:value="0" calcext:value-type="float">
            <text:p>0</text:p>
          </table:table-cell>
          <table:table-cell table:formula="of:=[LH.C24]" office:value-type="float" office:value="11339" calcext:value-type="float">
            <text:p>11339</text:p>
          </table:table-cell>
          <table:table-cell table:formula="of:=[LH.D24]" office:value-type="float" office:value="11339" calcext:value-type="float">
            <text:p>11339</text:p>
          </table:table-cell>
          <table:table-cell table:formula="of:=[LH.E24]" office:value-type="float" office:value="11339" calcext:value-type="float">
            <text:p>11339</text:p>
          </table:table-cell>
          <table:table-cell table:formula="of:=[LH.F24]" office:value-type="float" office:value="0" calcext:value-type="float">
            <text:p>0</text:p>
          </table:table-cell>
          <table:table-cell/>
          <table:table-cell office:value-type="float" office:value="11337" calcext:value-type="float">
            <text:p>11337</text:p>
          </table:table-cell>
          <table:table-cell table:formula="of:=[LH.$E24]-[.H24]" office:value-type="float" office:value="2" calcext:value-type="float">
            <text:p>2</text:p>
          </table:table-cell>
          <table:table-cell table:formula="of:=([LH.$E24]-[.H24])/[LH.$E24]*100" office:value-type="float" office:value="0.0176382397036776" calcext:value-type="float">
            <text:p>0.02</text:p>
          </table:table-cell>
          <table:table-cell office:value-type="float" office:value="0.053853297" calcext:value-type="float">
            <text:p>0.0539</text:p>
          </table:table-cell>
          <table:table-cell/>
          <table:table-cell office:value-type="float" office:value="11334" calcext:value-type="float">
            <text:p>11334</text:p>
          </table:table-cell>
          <table:table-cell table:style-name="Default" table:formula="of:=[LH.$E24]-[.M24]" office:value-type="float" office:value="5" calcext:value-type="float">
            <text:p>5</text:p>
          </table:table-cell>
          <table:table-cell table:style-name="Default" table:formula="of:=[.H24]-[.M24]" office:value-type="float" office:value="3" calcext:value-type="float">
            <text:p>3</text:p>
          </table:table-cell>
          <table:table-cell office:value-type="float" office:value="0.056884205" calcext:value-type="float">
            <text:p>0.0569</text:p>
          </table:table-cell>
          <table:table-cell table:style-name="Default"/>
          <table:table-cell office:value-type="float" office:value="11331" calcext:value-type="float">
            <text:p>11331</text:p>
          </table:table-cell>
          <table:table-cell table:formula="of:=[LH.$E24]-[.R24]" office:value-type="float" office:value="8" calcext:value-type="float">
            <text:p>8</text:p>
          </table:table-cell>
          <table:table-cell table:formula="of:=[.R24]-[.H24]" office:value-type="float" office:value="-6" calcext:value-type="float">
            <text:p>-6</text:p>
          </table:table-cell>
          <table:table-cell office:value-type="float" office:value="0.838134008" calcext:value-type="float">
            <text:p>0.8381</text:p>
          </table:table-cell>
        </table:table-row>
        <table:table-row table:style-name="ro1">
          <table:table-cell table:formula="of:=[LH.A25]" office:value-type="string" office:string-value="c30900" calcext:value-type="string">
            <text:p>c30900</text:p>
          </table:table-cell>
          <table:table-cell table:formula="of:=[LH.B25]" office:value-type="float" office:value="0" calcext:value-type="float">
            <text:p>0</text:p>
          </table:table-cell>
          <table:table-cell table:formula="of:=[LH.C25]" office:value-type="float" office:value="9982" calcext:value-type="float">
            <text:p>9982</text:p>
          </table:table-cell>
          <table:table-cell table:formula="of:=[LH.D25]" office:value-type="float" office:value="9982" calcext:value-type="float">
            <text:p>9982</text:p>
          </table:table-cell>
          <table:table-cell table:formula="of:=[LH.E25]" office:value-type="float" office:value="9982" calcext:value-type="float">
            <text:p>9982</text:p>
          </table:table-cell>
          <table:table-cell table:formula="of:=[LH.F25]" office:value-type="float" office:value="0" calcext:value-type="float">
            <text:p>0</text:p>
          </table:table-cell>
          <table:table-cell/>
          <table:table-cell office:value-type="float" office:value="9975" calcext:value-type="float">
            <text:p>9975</text:p>
          </table:table-cell>
          <table:table-cell table:formula="of:=[LH.$E25]-[.H25]" office:value-type="float" office:value="7" calcext:value-type="float">
            <text:p>7</text:p>
          </table:table-cell>
          <table:table-cell table:formula="of:=([LH.$E25]-[.H25])/[LH.$E25]*100" office:value-type="float" office:value="0.0701262272089762" calcext:value-type="float">
            <text:p>0.07</text:p>
          </table:table-cell>
          <table:table-cell office:value-type="float" office:value="0.217928885" calcext:value-type="float">
            <text:p>0.2179</text:p>
          </table:table-cell>
          <table:table-cell/>
          <table:table-cell office:value-type="float" office:value="9967" calcext:value-type="float">
            <text:p>9967</text:p>
          </table:table-cell>
          <table:table-cell table:style-name="Default" table:formula="of:=[LH.$E25]-[.M25]" office:value-type="float" office:value="15" calcext:value-type="float">
            <text:p>15</text:p>
          </table:table-cell>
          <table:table-cell table:style-name="Default" table:formula="of:=[.H25]-[.M25]" office:value-type="float" office:value="8" calcext:value-type="float">
            <text:p>8</text:p>
          </table:table-cell>
          <table:table-cell office:value-type="float" office:value="0.104463924" calcext:value-type="float">
            <text:p>0.1045</text:p>
          </table:table-cell>
          <table:table-cell table:style-name="Default"/>
          <table:table-cell office:value-type="float" office:value="9975" calcext:value-type="float">
            <text:p>9975</text:p>
          </table:table-cell>
          <table:table-cell table:formula="of:=[LH.$E25]-[.R25]" office:value-type="float" office:value="7" calcext:value-type="float">
            <text:p>7</text:p>
          </table:table-cell>
          <table:table-cell table:formula="of:=[.R25]-[.H25]" office:value-type="float" office:value="0" calcext:value-type="float">
            <text:p>0</text:p>
          </table:table-cell>
          <table:table-cell office:value-type="float" office:value="0.947416447" calcext:value-type="float">
            <text:p>0.9474</text:p>
          </table:table-cell>
        </table:table-row>
        <table:table-row table:style-name="ro1">
          <table:table-cell table:formula="of:=[LH.A26]" office:value-type="string" office:string-value="c60900" calcext:value-type="string">
            <text:p>c60900</text:p>
          </table:table-cell>
          <table:table-cell table:formula="of:=[LH.B26]" office:value-type="float" office:value="0" calcext:value-type="float">
            <text:p>0</text:p>
          </table:table-cell>
          <table:table-cell table:formula="of:=[LH.C26]" office:value-type="float" office:value="9326" calcext:value-type="float">
            <text:p>9326</text:p>
          </table:table-cell>
          <table:table-cell table:formula="of:=[LH.D26]" office:value-type="float" office:value="0" calcext:value-type="float">
            <text:p>0</text:p>
          </table:table-cell>
          <table:table-cell table:formula="of:=[LH.E26]" office:value-type="float" office:value="9326" calcext:value-type="float">
            <text:p>9326</text:p>
          </table:table-cell>
          <table:table-cell table:formula="of:=[LH.F26]" office:value-type="float" office:value="0" calcext:value-type="float">
            <text:p>0</text:p>
          </table:table-cell>
          <table:table-cell/>
          <table:table-cell office:value-type="float" office:value="9316" calcext:value-type="float">
            <text:p>9316</text:p>
          </table:table-cell>
          <table:table-cell table:formula="of:=[LH.$E26]-[.H26]" office:value-type="float" office:value="10" calcext:value-type="float">
            <text:p>10</text:p>
          </table:table-cell>
          <table:table-cell table:formula="of:=([LH.$E26]-[.H26])/[LH.$E26]*100" office:value-type="float" office:value="0.107227107012653" calcext:value-type="float">
            <text:p>0.11</text:p>
          </table:table-cell>
          <table:table-cell office:value-type="float" office:value="0.266420034" calcext:value-type="float">
            <text:p>0.2664</text:p>
          </table:table-cell>
          <table:table-cell/>
          <table:table-cell office:value-type="float" office:value="9314" calcext:value-type="float">
            <text:p>9314</text:p>
          </table:table-cell>
          <table:table-cell table:style-name="Default" table:formula="of:=[LH.$E26]-[.M26]" office:value-type="float" office:value="12" calcext:value-type="float">
            <text:p>12</text:p>
          </table:table-cell>
          <table:table-cell table:style-name="Default" table:formula="of:=[.H26]-[.M26]" office:value-type="float" office:value="2" calcext:value-type="float">
            <text:p>2</text:p>
          </table:table-cell>
          <table:table-cell office:value-type="float" office:value="0.291355957" calcext:value-type="float">
            <text:p>0.2914</text:p>
          </table:table-cell>
          <table:table-cell table:style-name="Default"/>
          <table:table-cell office:value-type="float" office:value="9322" calcext:value-type="float">
            <text:p>9322</text:p>
          </table:table-cell>
          <table:table-cell table:formula="of:=[LH.$E26]-[.R26]" office:value-type="float" office:value="4" calcext:value-type="float">
            <text:p>4</text:p>
          </table:table-cell>
          <table:table-cell table:formula="of:=[.R26]-[.H26]" office:value-type="float" office:value="6" calcext:value-type="float">
            <text:p>6</text:p>
          </table:table-cell>
          <table:table-cell office:value-type="float" office:value="1.731742132" calcext:value-type="float">
            <text:p>1.7317</text:p>
          </table:table-cell>
        </table:table-row>
        <table:table-row table:style-name="ro1">
          <table:table-cell table:formula="of:=[LH.A27]" office:value-type="string" office:string-value="c201600" calcext:value-type="string">
            <text:p>c201600</text:p>
          </table:table-cell>
          <table:table-cell table:formula="of:=[LH.B27]" office:value-type="float" office:value="0" calcext:value-type="float">
            <text:p>0</text:p>
          </table:table-cell>
          <table:table-cell table:formula="of:=[LH.C27]" office:value-type="float" office:value="18802" calcext:value-type="float">
            <text:p>18802</text:p>
          </table:table-cell>
          <table:table-cell table:formula="of:=[LH.D27]" office:value-type="float" office:value="18802" calcext:value-type="float">
            <text:p>18802</text:p>
          </table:table-cell>
          <table:table-cell table:formula="of:=[LH.E27]" office:value-type="float" office:value="18802" calcext:value-type="float">
            <text:p>18802</text:p>
          </table:table-cell>
          <table:table-cell table:formula="of:=[LH.F27]" office:value-type="float" office:value="0" calcext:value-type="float">
            <text:p>0</text:p>
          </table:table-cell>
          <table:table-cell/>
          <table:table-cell office:value-type="float" office:value="18799" calcext:value-type="float">
            <text:p>18799</text:p>
          </table:table-cell>
          <table:table-cell table:formula="of:=[LH.$E27]-[.H27]" office:value-type="float" office:value="3" calcext:value-type="float">
            <text:p>3</text:p>
          </table:table-cell>
          <table:table-cell table:formula="of:=([LH.$E27]-[.H27])/[LH.$E27]*100" office:value-type="float" office:value="0.0159557493883629" calcext:value-type="float">
            <text:p>0.02</text:p>
          </table:table-cell>
          <table:table-cell office:value-type="float" office:value="0.125754251" calcext:value-type="float">
            <text:p>0.1258</text:p>
          </table:table-cell>
          <table:table-cell/>
          <table:table-cell office:value-type="float" office:value="18794" calcext:value-type="float">
            <text:p>18794</text:p>
          </table:table-cell>
          <table:table-cell table:style-name="Default" table:formula="of:=[LH.$E27]-[.M27]" office:value-type="float" office:value="8" calcext:value-type="float">
            <text:p>8</text:p>
          </table:table-cell>
          <table:table-cell table:style-name="Default" table:formula="of:=[.H27]-[.M27]" office:value-type="float" office:value="5" calcext:value-type="float">
            <text:p>5</text:p>
          </table:table-cell>
          <table:table-cell office:value-type="float" office:value="0.197736795" calcext:value-type="float">
            <text:p>0.1977</text:p>
          </table:table-cell>
          <table:table-cell table:style-name="Default"/>
          <table:table-cell office:value-type="float" office:value="18793" calcext:value-type="float">
            <text:p>18793</text:p>
          </table:table-cell>
          <table:table-cell table:formula="of:=[LH.$E27]-[.R27]" office:value-type="float" office:value="9" calcext:value-type="float">
            <text:p>9</text:p>
          </table:table-cell>
          <table:table-cell table:formula="of:=[.R27]-[.H27]" office:value-type="float" office:value="-6" calcext:value-type="float">
            <text:p>-6</text:p>
          </table:table-cell>
          <table:table-cell office:value-type="float" office:value="1.14833343" calcext:value-type="float">
            <text:p>1.1483</text:p>
          </table:table-cell>
        </table:table-row>
        <table:table-row table:style-name="ro1">
          <table:table-cell table:formula="of:=[LH.A28]" office:value-type="string" office:string-value="c401600" calcext:value-type="string">
            <text:p>c401600</text:p>
          </table:table-cell>
          <table:table-cell table:formula="of:=[LH.B28]" office:value-type="float" office:value="0" calcext:value-type="float">
            <text:p>0</text:p>
          </table:table-cell>
          <table:table-cell table:formula="of:=[LH.C28]" office:value-type="float" office:value="17145" calcext:value-type="float">
            <text:p>17145</text:p>
          </table:table-cell>
          <table:table-cell table:formula="of:=[LH.D28]" office:value-type="float" office:value="0" calcext:value-type="float">
            <text:p>0</text:p>
          </table:table-cell>
          <table:table-cell table:formula="of:=[LH.E28]" office:value-type="float" office:value="17145" calcext:value-type="float">
            <text:p>17145</text:p>
          </table:table-cell>
          <table:table-cell table:formula="of:=[LH.F28]" office:value-type="float" office:value="0" calcext:value-type="float">
            <text:p>0</text:p>
          </table:table-cell>
          <table:table-cell/>
          <table:table-cell office:value-type="float" office:value="17140" calcext:value-type="float">
            <text:p>17140</text:p>
          </table:table-cell>
          <table:table-cell table:formula="of:=[LH.$E28]-[.H28]" office:value-type="float" office:value="5" calcext:value-type="float">
            <text:p>5</text:p>
          </table:table-cell>
          <table:table-cell table:formula="of:=([LH.$E28]-[.H28])/[LH.$E28]*100" office:value-type="float" office:value="0.0291630212890055" calcext:value-type="float">
            <text:p>0.03</text:p>
          </table:table-cell>
          <table:table-cell office:value-type="float" office:value="1.582007008" calcext:value-type="float">
            <text:p>1.5820</text:p>
          </table:table-cell>
          <table:table-cell/>
          <table:table-cell office:value-type="float" office:value="17122" calcext:value-type="float">
            <text:p>17122</text:p>
          </table:table-cell>
          <table:table-cell table:style-name="Default" table:formula="of:=[LH.$E28]-[.M28]" office:value-type="float" office:value="23" calcext:value-type="float">
            <text:p>23</text:p>
          </table:table-cell>
          <table:table-cell table:style-name="Default" table:formula="of:=[.H28]-[.M28]" office:value-type="float" office:value="18" calcext:value-type="float">
            <text:p>18</text:p>
          </table:table-cell>
          <table:table-cell office:value-type="float" office:value="0.373330534" calcext:value-type="float">
            <text:p>0.3733</text:p>
          </table:table-cell>
          <table:table-cell table:style-name="Default"/>
          <table:table-cell office:value-type="float" office:value="17139" calcext:value-type="float">
            <text:p>17139</text:p>
          </table:table-cell>
          <table:table-cell table:formula="of:=[LH.$E28]-[.R28]" office:value-type="float" office:value="6" calcext:value-type="float">
            <text:p>6</text:p>
          </table:table-cell>
          <table:table-cell table:formula="of:=[.R28]-[.H28]" office:value-type="float" office:value="-1" calcext:value-type="float">
            <text:p>-1</text:p>
          </table:table-cell>
          <table:table-cell office:value-type="float" office:value="1.657629767" calcext:value-type="float">
            <text:p>1.6576</text:p>
          </table:table-cell>
        </table:table-row>
        <table:table-row table:style-name="ro1">
          <table:table-cell table:formula="of:=[LH.A29]" office:value-type="string" office:string-value="c801600" calcext:value-type="string">
            <text:p>c801600</text:p>
          </table:table-cell>
          <table:table-cell table:formula="of:=[LH.B29]" office:value-type="float" office:value="0" calcext:value-type="float">
            <text:p>0</text:p>
          </table:table-cell>
          <table:table-cell table:formula="of:=[LH.C29]" office:value-type="float" office:value="16284" calcext:value-type="float">
            <text:p>16284</text:p>
          </table:table-cell>
          <table:table-cell table:formula="of:=[LH.D29]" office:value-type="float" office:value="0" calcext:value-type="float">
            <text:p>0</text:p>
          </table:table-cell>
          <table:table-cell table:formula="of:=[LH.E29]" office:value-type="float" office:value="16289" calcext:value-type="float">
            <text:p>16289</text:p>
          </table:table-cell>
          <table:table-cell table:formula="of:=[LH.F29]" office:value-type="float" office:value="5" calcext:value-type="float">
            <text:p>5</text:p>
          </table:table-cell>
          <table:table-cell/>
          <table:table-cell office:value-type="float" office:value="16283" calcext:value-type="float">
            <text:p>16283</text:p>
          </table:table-cell>
          <table:table-cell table:formula="of:=[LH.$E29]-[.H29]" office:value-type="float" office:value="6" calcext:value-type="float">
            <text:p>6</text:p>
          </table:table-cell>
          <table:table-cell table:formula="of:=([LH.$E29]-[.H29])/[LH.$E29]*100" office:value-type="float" office:value="0.0368346737061821" calcext:value-type="float">
            <text:p>0.04</text:p>
          </table:table-cell>
          <table:table-cell office:value-type="float" office:value="0.344934169" calcext:value-type="float">
            <text:p>0.3449</text:p>
          </table:table-cell>
          <table:table-cell/>
          <table:table-cell office:value-type="float" office:value="16283" calcext:value-type="float">
            <text:p>16283</text:p>
          </table:table-cell>
          <table:table-cell table:style-name="Default" table:formula="of:=[LH.$E29]-[.M29]" office:value-type="float" office:value="6" calcext:value-type="float">
            <text:p>6</text:p>
          </table:table-cell>
          <table:table-cell table:style-name="Default" table:formula="of:=[.H29]-[.M29]" office:value-type="float" office:value="0" calcext:value-type="float">
            <text:p>0</text:p>
          </table:table-cell>
          <table:table-cell office:value-type="float" office:value="0.634170892" calcext:value-type="float">
            <text:p>0.6342</text:p>
          </table:table-cell>
          <table:table-cell table:style-name="Default"/>
          <table:table-cell office:value-type="float" office:value="16282" calcext:value-type="float">
            <text:p>16282</text:p>
          </table:table-cell>
          <table:table-cell table:formula="of:=[LH.$E29]-[.R29]" office:value-type="float" office:value="7" calcext:value-type="float">
            <text:p>7</text:p>
          </table:table-cell>
          <table:table-cell table:formula="of:=[.R29]-[.H29]" office:value-type="float" office:value="-1" calcext:value-type="float">
            <text:p>-1</text:p>
          </table:table-cell>
          <table:table-cell office:value-type="float" office:value="4.809150731" calcext:value-type="float">
            <text:p>4.8092</text:p>
          </table:table-cell>
        </table:table-row>
        <table:table-row table:style-name="ro1">
          <table:table-cell table:formula="of:=[LH.A30]" office:value-type="string" office:string-value="d05100" calcext:value-type="string">
            <text:p>d05100</text:p>
          </table:table-cell>
          <table:table-cell table:formula="of:=[LH.B30]" office:value-type="float" office:value="0" calcext:value-type="float">
            <text:p>0</text:p>
          </table:table-cell>
          <table:table-cell table:formula="of:=[LH.C30]" office:value-type="float" office:value="6353" calcext:value-type="float">
            <text:p>6353</text:p>
          </table:table-cell>
          <table:table-cell table:formula="of:=[LH.D30]" office:value-type="float" office:value="6353" calcext:value-type="float">
            <text:p>6353</text:p>
          </table:table-cell>
          <table:table-cell table:formula="of:=[LH.E30]" office:value-type="float" office:value="6353" calcext:value-type="float">
            <text:p>6353</text:p>
          </table:table-cell>
          <table:table-cell table:formula="of:=[LH.F30]" office:value-type="float" office:value="0" calcext:value-type="float">
            <text:p>0</text:p>
          </table:table-cell>
          <table:table-cell/>
          <table:table-cell office:value-type="float" office:value="6346" calcext:value-type="float">
            <text:p>6346</text:p>
          </table:table-cell>
          <table:table-cell table:formula="of:=[LH.$E30]-[.H30]" office:value-type="float" office:value="7" calcext:value-type="float">
            <text:p>7</text:p>
          </table:table-cell>
          <table:table-cell table:formula="of:=([LH.$E30]-[.H30])/[LH.$E30]*100" office:value-type="float" office:value="0.110184164961436" calcext:value-type="float">
            <text:p>0.11</text:p>
          </table:table-cell>
          <table:table-cell office:value-type="float" office:value="0.002118551" calcext:value-type="float">
            <text:p>0.0021</text:p>
          </table:table-cell>
          <table:table-cell/>
          <table:table-cell office:value-type="float" office:value="6343" calcext:value-type="float">
            <text:p>6343</text:p>
          </table:table-cell>
          <table:table-cell table:style-name="Default" table:formula="of:=[LH.$E30]-[.M30]" office:value-type="float" office:value="10" calcext:value-type="float">
            <text:p>10</text:p>
          </table:table-cell>
          <table:table-cell table:style-name="Default" table:formula="of:=[.H30]-[.M30]" office:value-type="float" office:value="3" calcext:value-type="float">
            <text:p>3</text:p>
          </table:table-cell>
          <table:table-cell office:value-type="float" office:value="0.00210791" calcext:value-type="float">
            <text:p>0.0021</text:p>
          </table:table-cell>
          <table:table-cell table:style-name="Default"/>
          <table:table-cell office:value-type="float" office:value="6350" calcext:value-type="float">
            <text:p>6350</text:p>
          </table:table-cell>
          <table:table-cell table:formula="of:=[LH.$E30]-[.R30]" office:value-type="float" office:value="3" calcext:value-type="float">
            <text:p>3</text:p>
          </table:table-cell>
          <table:table-cell table:formula="of:=[.R30]-[.H30]" office:value-type="float" office:value="4" calcext:value-type="float">
            <text:p>4</text:p>
          </table:table-cell>
          <table:table-cell office:value-type="float" office:value="0.164311872" calcext:value-type="float">
            <text:p>0.1643</text:p>
          </table:table-cell>
        </table:table-row>
        <table:table-row table:style-name="ro1">
          <table:table-cell table:formula="of:=[LH.A31]" office:value-type="string" office:string-value="d10100" calcext:value-type="string">
            <text:p>d10100</text:p>
          </table:table-cell>
          <table:table-cell table:formula="of:=[LH.B31]" office:value-type="float" office:value="0" calcext:value-type="float">
            <text:p>0</text:p>
          </table:table-cell>
          <table:table-cell table:formula="of:=[LH.C31]" office:value-type="float" office:value="6347" calcext:value-type="float">
            <text:p>6347</text:p>
          </table:table-cell>
          <table:table-cell table:formula="of:=[LH.D31]" office:value-type="float" office:value="6347" calcext:value-type="float">
            <text:p>6347</text:p>
          </table:table-cell>
          <table:table-cell table:formula="of:=[LH.E31]" office:value-type="float" office:value="6347" calcext:value-type="float">
            <text:p>6347</text:p>
          </table:table-cell>
          <table:table-cell table:formula="of:=[LH.F31]" office:value-type="float" office:value="0" calcext:value-type="float">
            <text:p>0</text:p>
          </table:table-cell>
          <table:table-cell/>
          <table:table-cell office:value-type="float" office:value="6324" calcext:value-type="float">
            <text:p>6324</text:p>
          </table:table-cell>
          <table:table-cell table:formula="of:=[LH.$E31]-[.H31]" office:value-type="float" office:value="23" calcext:value-type="float">
            <text:p>23</text:p>
          </table:table-cell>
          <table:table-cell table:formula="of:=([LH.$E31]-[.H31])/[LH.$E31]*100" office:value-type="float" office:value="0.362375925634158" calcext:value-type="float">
            <text:p>0.36</text:p>
          </table:table-cell>
          <table:table-cell office:value-type="float" office:value="0.003913698" calcext:value-type="float">
            <text:p>0.0039</text:p>
          </table:table-cell>
          <table:table-cell/>
          <table:table-cell office:value-type="float" office:value="6321" calcext:value-type="float">
            <text:p>6321</text:p>
          </table:table-cell>
          <table:table-cell table:style-name="Default" table:formula="of:=[LH.$E31]-[.M31]" office:value-type="float" office:value="26" calcext:value-type="float">
            <text:p>26</text:p>
          </table:table-cell>
          <table:table-cell table:style-name="Default" table:formula="of:=[.H31]-[.M31]" office:value-type="float" office:value="3" calcext:value-type="float">
            <text:p>3</text:p>
          </table:table-cell>
          <table:table-cell office:value-type="float" office:value="0.004414702" calcext:value-type="float">
            <text:p>0.0044</text:p>
          </table:table-cell>
          <table:table-cell table:style-name="Default"/>
          <table:table-cell office:value-type="float" office:value="6341" calcext:value-type="float">
            <text:p>6341</text:p>
          </table:table-cell>
          <table:table-cell table:formula="of:=[LH.$E31]-[.R31]" office:value-type="float" office:value="6" calcext:value-type="float">
            <text:p>6</text:p>
          </table:table-cell>
          <table:table-cell table:formula="of:=[.R31]-[.H31]" office:value-type="float" office:value="17" calcext:value-type="float">
            <text:p>17</text:p>
          </table:table-cell>
          <table:table-cell office:value-type="float" office:value="0.3085961" calcext:value-type="float">
            <text:p>0.3086</text:p>
          </table:table-cell>
        </table:table-row>
        <table:table-row table:style-name="ro1">
          <table:table-cell table:formula="of:=[LH.A32]" office:value-type="string" office:string-value="d20100" calcext:value-type="string">
            <text:p>d20100</text:p>
          </table:table-cell>
          <table:table-cell table:formula="of:=[LH.B32]" office:value-type="float" office:value="0" calcext:value-type="float">
            <text:p>0</text:p>
          </table:table-cell>
          <table:table-cell table:formula="of:=[LH.C32]" office:value-type="float" office:value="6185" calcext:value-type="float">
            <text:p>6185</text:p>
          </table:table-cell>
          <table:table-cell table:formula="of:=[LH.D32]" office:value-type="float" office:value="6185" calcext:value-type="float">
            <text:p>6185</text:p>
          </table:table-cell>
          <table:table-cell table:formula="of:=[LH.E32]" office:value-type="float" office:value="6185" calcext:value-type="float">
            <text:p>6185</text:p>
          </table:table-cell>
          <table:table-cell table:formula="of:=[LH.F32]" office:value-type="float" office:value="0" calcext:value-type="float">
            <text:p>0</text:p>
          </table:table-cell>
          <table:table-cell/>
          <table:table-cell office:value-type="float" office:value="6143" calcext:value-type="float">
            <text:p>6143</text:p>
          </table:table-cell>
          <table:table-cell table:formula="of:=[LH.$E32]-[.H32]" office:value-type="float" office:value="42" calcext:value-type="float">
            <text:p>42</text:p>
          </table:table-cell>
          <table:table-cell table:formula="of:=([LH.$E32]-[.H32])/[LH.$E32]*100" office:value-type="float" office:value="0.679062247372676" calcext:value-type="float">
            <text:p>0.68</text:p>
          </table:table-cell>
          <table:table-cell office:value-type="float" office:value="0.007069826" calcext:value-type="float">
            <text:p>0.0071</text:p>
          </table:table-cell>
          <table:table-cell/>
          <table:table-cell office:value-type="float" office:value="6141" calcext:value-type="float">
            <text:p>6141</text:p>
          </table:table-cell>
          <table:table-cell table:style-name="Default" table:formula="of:=[LH.$E32]-[.M32]" office:value-type="float" office:value="44" calcext:value-type="float">
            <text:p>44</text:p>
          </table:table-cell>
          <table:table-cell table:style-name="Default" table:formula="of:=[.H32]-[.M32]" office:value-type="float" office:value="2" calcext:value-type="float">
            <text:p>2</text:p>
          </table:table-cell>
          <table:table-cell office:value-type="float" office:value="0.009156947" calcext:value-type="float">
            <text:p>0.0092</text:p>
          </table:table-cell>
          <table:table-cell table:style-name="Default"/>
          <table:table-cell office:value-type="float" office:value="6175" calcext:value-type="float">
            <text:p>6175</text:p>
          </table:table-cell>
          <table:table-cell table:formula="of:=[LH.$E32]-[.R32]" office:value-type="float" office:value="10" calcext:value-type="float">
            <text:p>10</text:p>
          </table:table-cell>
          <table:table-cell table:formula="of:=[.R32]-[.H32]" office:value-type="float" office:value="32" calcext:value-type="float">
            <text:p>32</text:p>
          </table:table-cell>
          <table:table-cell office:value-type="float" office:value="0.520804415" calcext:value-type="float">
            <text:p>0.5208</text:p>
          </table:table-cell>
        </table:table-row>
        <table:table-row table:style-name="ro1">
          <table:table-cell table:formula="of:=[LH.A33]" office:value-type="string" office:string-value="d05200" calcext:value-type="string">
            <text:p>d05200</text:p>
          </table:table-cell>
          <table:table-cell table:formula="of:=[LH.B33]" office:value-type="float" office:value="0" calcext:value-type="float">
            <text:p>0</text:p>
          </table:table-cell>
          <table:table-cell table:formula="of:=[LH.C33]" office:value-type="float" office:value="12742" calcext:value-type="float">
            <text:p>12742</text:p>
          </table:table-cell>
          <table:table-cell table:formula="of:=[LH.D33]" office:value-type="float" office:value="12742" calcext:value-type="float">
            <text:p>12742</text:p>
          </table:table-cell>
          <table:table-cell table:formula="of:=[LH.E33]" office:value-type="float" office:value="12742" calcext:value-type="float">
            <text:p>12742</text:p>
          </table:table-cell>
          <table:table-cell table:formula="of:=[LH.F33]" office:value-type="float" office:value="0" calcext:value-type="float">
            <text:p>0</text:p>
          </table:table-cell>
          <table:table-cell/>
          <table:table-cell office:value-type="float" office:value="12737" calcext:value-type="float">
            <text:p>12737</text:p>
          </table:table-cell>
          <table:table-cell table:formula="of:=[LH.$E33]-[.H33]" office:value-type="float" office:value="5" calcext:value-type="float">
            <text:p>5</text:p>
          </table:table-cell>
          <table:table-cell table:formula="of:=([LH.$E33]-[.H33])/[LH.$E33]*100" office:value-type="float" office:value="0.0392403076440119" calcext:value-type="float">
            <text:p>0.04</text:p>
          </table:table-cell>
          <table:table-cell office:value-type="float" office:value="0.004155916" calcext:value-type="float">
            <text:p>0.0042</text:p>
          </table:table-cell>
          <table:table-cell/>
          <table:table-cell office:value-type="float" office:value="12733" calcext:value-type="float">
            <text:p>12733</text:p>
          </table:table-cell>
          <table:table-cell table:style-name="Default" table:formula="of:=[LH.$E33]-[.M33]" office:value-type="float" office:value="9" calcext:value-type="float">
            <text:p>9</text:p>
          </table:table-cell>
          <table:table-cell table:style-name="Default" table:formula="of:=[.H33]-[.M33]" office:value-type="float" office:value="4" calcext:value-type="float">
            <text:p>4</text:p>
          </table:table-cell>
          <table:table-cell office:value-type="float" office:value="0.004845508" calcext:value-type="float">
            <text:p>0.0048</text:p>
          </table:table-cell>
          <table:table-cell table:style-name="Default"/>
          <table:table-cell office:value-type="float" office:value="12740" calcext:value-type="float">
            <text:p>12740</text:p>
          </table:table-cell>
          <table:table-cell table:formula="of:=[LH.$E33]-[.R33]" office:value-type="float" office:value="2" calcext:value-type="float">
            <text:p>2</text:p>
          </table:table-cell>
          <table:table-cell table:formula="of:=[.R33]-[.H33]" office:value-type="float" office:value="3" calcext:value-type="float">
            <text:p>3</text:p>
          </table:table-cell>
          <table:table-cell office:value-type="float" office:value="0.218037847" calcext:value-type="float">
            <text:p>0.2180</text:p>
          </table:table-cell>
        </table:table-row>
        <table:table-row table:style-name="ro1">
          <table:table-cell table:formula="of:=[LH.A34]" office:value-type="string" office:string-value="d10200" calcext:value-type="string">
            <text:p>d10200</text:p>
          </table:table-cell>
          <table:table-cell table:formula="of:=[LH.B34]" office:value-type="float" office:value="0" calcext:value-type="float">
            <text:p>0</text:p>
          </table:table-cell>
          <table:table-cell table:formula="of:=[LH.C34]" office:value-type="float" office:value="12430" calcext:value-type="float">
            <text:p>12430</text:p>
          </table:table-cell>
          <table:table-cell table:formula="of:=[LH.D34]" office:value-type="float" office:value="12430" calcext:value-type="float">
            <text:p>12430</text:p>
          </table:table-cell>
          <table:table-cell table:formula="of:=[LH.E34]" office:value-type="float" office:value="12430" calcext:value-type="float">
            <text:p>12430</text:p>
          </table:table-cell>
          <table:table-cell table:formula="of:=[LH.F34]" office:value-type="float" office:value="0" calcext:value-type="float">
            <text:p>0</text:p>
          </table:table-cell>
          <table:table-cell/>
          <table:table-cell office:value-type="float" office:value="12419" calcext:value-type="float">
            <text:p>12419</text:p>
          </table:table-cell>
          <table:table-cell table:formula="of:=[LH.$E34]-[.H34]" office:value-type="float" office:value="11" calcext:value-type="float">
            <text:p>11</text:p>
          </table:table-cell>
          <table:table-cell table:formula="of:=([LH.$E34]-[.H34])/[LH.$E34]*100" office:value-type="float" office:value="0.0884955752212389" calcext:value-type="float">
            <text:p>0.09</text:p>
          </table:table-cell>
          <table:table-cell office:value-type="float" office:value="0.008515392" calcext:value-type="float">
            <text:p>0.0085</text:p>
          </table:table-cell>
          <table:table-cell/>
          <table:table-cell office:value-type="float" office:value="12411" calcext:value-type="float">
            <text:p>12411</text:p>
          </table:table-cell>
          <table:table-cell table:style-name="Default" table:formula="of:=[LH.$E34]-[.M34]" office:value-type="float" office:value="19" calcext:value-type="float">
            <text:p>19</text:p>
          </table:table-cell>
          <table:table-cell table:style-name="Default" table:formula="of:=[.H34]-[.M34]" office:value-type="float" office:value="8" calcext:value-type="float">
            <text:p>8</text:p>
          </table:table-cell>
          <table:table-cell office:value-type="float" office:value="0.010038805" calcext:value-type="float">
            <text:p>0.0100</text:p>
          </table:table-cell>
          <table:table-cell table:style-name="Default"/>
          <table:table-cell office:value-type="float" office:value="12426" calcext:value-type="float">
            <text:p>12426</text:p>
          </table:table-cell>
          <table:table-cell table:formula="of:=[LH.$E34]-[.R34]" office:value-type="float" office:value="4" calcext:value-type="float">
            <text:p>4</text:p>
          </table:table-cell>
          <table:table-cell table:formula="of:=[.R34]-[.H34]" office:value-type="float" office:value="7" calcext:value-type="float">
            <text:p>7</text:p>
          </table:table-cell>
          <table:table-cell office:value-type="float" office:value="0.415222529" calcext:value-type="float">
            <text:p>0.4152</text:p>
          </table:table-cell>
        </table:table-row>
        <table:table-row table:style-name="ro1">
          <table:table-cell table:formula="of:=[LH.A35]" office:value-type="string" office:string-value="d20200" calcext:value-type="string">
            <text:p>d20200</text:p>
          </table:table-cell>
          <table:table-cell table:formula="of:=[LH.B35]" office:value-type="float" office:value="0" calcext:value-type="float">
            <text:p>0</text:p>
          </table:table-cell>
          <table:table-cell table:formula="of:=[LH.C35]" office:value-type="float" office:value="12235" calcext:value-type="float">
            <text:p>12235</text:p>
          </table:table-cell>
          <table:table-cell table:formula="of:=[LH.D35]" office:value-type="float" office:value="0" calcext:value-type="float">
            <text:p>0</text:p>
          </table:table-cell>
          <table:table-cell table:formula="of:=[LH.E35]" office:value-type="float" office:value="12244" calcext:value-type="float">
            <text:p>12244</text:p>
          </table:table-cell>
          <table:table-cell table:formula="of:=[LH.F35]" office:value-type="float" office:value="9" calcext:value-type="float">
            <text:p>9</text:p>
          </table:table-cell>
          <table:table-cell/>
          <table:table-cell office:value-type="float" office:value="12218" calcext:value-type="float">
            <text:p>12218</text:p>
          </table:table-cell>
          <table:table-cell table:formula="of:=[LH.$E35]-[.H35]" office:value-type="float" office:value="26" calcext:value-type="float">
            <text:p>26</text:p>
          </table:table-cell>
          <table:table-cell table:formula="of:=([LH.$E35]-[.H35])/[LH.$E35]*100" office:value-type="float" office:value="0.21234890558641" calcext:value-type="float">
            <text:p>0.21</text:p>
          </table:table-cell>
          <table:table-cell office:value-type="float" office:value="0.018513676" calcext:value-type="float">
            <text:p>0.0185</text:p>
          </table:table-cell>
          <table:table-cell/>
          <table:table-cell office:value-type="float" office:value="12209" calcext:value-type="float">
            <text:p>12209</text:p>
          </table:table-cell>
          <table:table-cell table:style-name="Default" table:formula="of:=[LH.$E35]-[.M35]" office:value-type="float" office:value="35" calcext:value-type="float">
            <text:p>35</text:p>
          </table:table-cell>
          <table:table-cell table:style-name="Default" table:formula="of:=[.H35]-[.M35]" office:value-type="float" office:value="9" calcext:value-type="float">
            <text:p>9</text:p>
          </table:table-cell>
          <table:table-cell office:value-type="float" office:value="0.0170664" calcext:value-type="float">
            <text:p>0.0171</text:p>
          </table:table-cell>
          <table:table-cell table:style-name="Default"/>
          <table:table-cell office:value-type="float" office:value="12229" calcext:value-type="float">
            <text:p>12229</text:p>
          </table:table-cell>
          <table:table-cell table:formula="of:=[LH.$E35]-[.R35]" office:value-type="float" office:value="15" calcext:value-type="float">
            <text:p>15</text:p>
          </table:table-cell>
          <table:table-cell table:formula="of:=[.R35]-[.H35]" office:value-type="float" office:value="11" calcext:value-type="float">
            <text:p>11</text:p>
          </table:table-cell>
          <table:table-cell office:value-type="float" office:value="0.725909884" calcext:value-type="float">
            <text:p>0.7259</text:p>
          </table:table-cell>
        </table:table-row>
        <table:table-row table:style-name="ro1">
          <table:table-cell table:formula="of:=[LH.A36]" office:value-type="string" office:string-value="d10400" calcext:value-type="string">
            <text:p>d10400</text:p>
          </table:table-cell>
          <table:table-cell table:formula="of:=[LH.B36]" office:value-type="float" office:value="0" calcext:value-type="float">
            <text:p>0</text:p>
          </table:table-cell>
          <table:table-cell table:formula="of:=[LH.C36]" office:value-type="float" office:value="24961" calcext:value-type="float">
            <text:p>24961</text:p>
          </table:table-cell>
          <table:table-cell table:formula="of:=[LH.D36]" office:value-type="float" office:value="24961" calcext:value-type="float">
            <text:p>24961</text:p>
          </table:table-cell>
          <table:table-cell table:formula="of:=[LH.E36]" office:value-type="float" office:value="24961" calcext:value-type="float">
            <text:p>24961</text:p>
          </table:table-cell>
          <table:table-cell table:formula="of:=[LH.F36]" office:value-type="float" office:value="0" calcext:value-type="float">
            <text:p>0</text:p>
          </table:table-cell>
          <table:table-cell/>
          <table:table-cell office:value-type="float" office:value="24956" calcext:value-type="float">
            <text:p>24956</text:p>
          </table:table-cell>
          <table:table-cell table:formula="of:=[LH.$E36]-[.H36]" office:value-type="float" office:value="5" calcext:value-type="float">
            <text:p>5</text:p>
          </table:table-cell>
          <table:table-cell table:formula="of:=([LH.$E36]-[.H36])/[LH.$E36]*100" office:value-type="float" office:value="0.0200312487480469" calcext:value-type="float">
            <text:p>0.02</text:p>
          </table:table-cell>
          <table:table-cell office:value-type="float" office:value="0.018269523" calcext:value-type="float">
            <text:p>0.0183</text:p>
          </table:table-cell>
          <table:table-cell/>
          <table:table-cell office:value-type="float" office:value="24942" calcext:value-type="float">
            <text:p>24942</text:p>
          </table:table-cell>
          <table:table-cell table:style-name="Default" table:formula="of:=[LH.$E36]-[.M36]" office:value-type="float" office:value="19" calcext:value-type="float">
            <text:p>19</text:p>
          </table:table-cell>
          <table:table-cell table:style-name="Default" table:formula="of:=[.H36]-[.M36]" office:value-type="float" office:value="14" calcext:value-type="float">
            <text:p>14</text:p>
          </table:table-cell>
          <table:table-cell office:value-type="float" office:value="0.020166238" calcext:value-type="float">
            <text:p>0.0202</text:p>
          </table:table-cell>
          <table:table-cell table:style-name="Default"/>
          <table:table-cell office:value-type="float" office:value="24958" calcext:value-type="float">
            <text:p>24958</text:p>
          </table:table-cell>
          <table:table-cell table:formula="of:=[LH.$E36]-[.R36]" office:value-type="float" office:value="3" calcext:value-type="float">
            <text:p>3</text:p>
          </table:table-cell>
          <table:table-cell table:formula="of:=[.R36]-[.H36]" office:value-type="float" office:value="2" calcext:value-type="float">
            <text:p>2</text:p>
          </table:table-cell>
          <table:table-cell office:value-type="float" office:value="0.484781951" calcext:value-type="float">
            <text:p>0.4848</text:p>
          </table:table-cell>
        </table:table-row>
        <table:table-row table:style-name="ro1">
          <table:table-cell table:formula="of:=[LH.A37]" office:value-type="string" office:string-value="d20400" calcext:value-type="string">
            <text:p>d20400</text:p>
          </table:table-cell>
          <table:table-cell table:formula="of:=[LH.B37]" office:value-type="float" office:value="0" calcext:value-type="float">
            <text:p>0</text:p>
          </table:table-cell>
          <table:table-cell table:formula="of:=[LH.C37]" office:value-type="float" office:value="24563" calcext:value-type="float">
            <text:p>24563</text:p>
          </table:table-cell>
          <table:table-cell table:formula="of:=[LH.D37]" office:value-type="float" office:value="0" calcext:value-type="float">
            <text:p>0</text:p>
          </table:table-cell>
          <table:table-cell table:formula="of:=[LH.E37]" office:value-type="float" office:value="24585" calcext:value-type="float">
            <text:p>24585</text:p>
          </table:table-cell>
          <table:table-cell table:formula="of:=[LH.F37]" office:value-type="float" office:value="22" calcext:value-type="float">
            <text:p>22</text:p>
          </table:table-cell>
          <table:table-cell/>
          <table:table-cell office:value-type="float" office:value="24553" calcext:value-type="float">
            <text:p>24553</text:p>
          </table:table-cell>
          <table:table-cell table:formula="of:=[LH.$E37]-[.H37]" office:value-type="float" office:value="32" calcext:value-type="float">
            <text:p>32</text:p>
          </table:table-cell>
          <table:table-cell table:formula="of:=([LH.$E37]-[.H37])/[LH.$E37]*100" office:value-type="float" office:value="0.130160667073419" calcext:value-type="float">
            <text:p>0.13</text:p>
          </table:table-cell>
          <table:table-cell office:value-type="float" office:value="0.045395587" calcext:value-type="float">
            <text:p>0.0454</text:p>
          </table:table-cell>
          <table:table-cell/>
          <table:table-cell office:value-type="float" office:value="24537" calcext:value-type="float">
            <text:p>24537</text:p>
          </table:table-cell>
          <table:table-cell table:style-name="Default" table:formula="of:=[LH.$E37]-[.M37]" office:value-type="float" office:value="48" calcext:value-type="float">
            <text:p>48</text:p>
          </table:table-cell>
          <table:table-cell table:style-name="Default" table:formula="of:=[.H37]-[.M37]" office:value-type="float" office:value="16" calcext:value-type="float">
            <text:p>16</text:p>
          </table:table-cell>
          <table:table-cell office:value-type="float" office:value="0.040449957" calcext:value-type="float">
            <text:p>0.0404</text:p>
          </table:table-cell>
          <table:table-cell table:style-name="Default"/>
          <table:table-cell office:value-type="float" office:value="24560" calcext:value-type="float">
            <text:p>24560</text:p>
          </table:table-cell>
          <table:table-cell table:formula="of:=[LH.$E37]-[.R37]" office:value-type="float" office:value="25" calcext:value-type="float">
            <text:p>25</text:p>
          </table:table-cell>
          <table:table-cell table:formula="of:=[.R37]-[.H37]" office:value-type="float" office:value="7" calcext:value-type="float">
            <text:p>7</text:p>
          </table:table-cell>
          <table:table-cell office:value-type="float" office:value="1.472386782" calcext:value-type="float">
            <text:p>1.4724</text:p>
          </table:table-cell>
        </table:table-row>
        <table:table-row table:style-name="ro1">
          <table:table-cell table:formula="of:=[LH.A38]" office:value-type="string" office:string-value="d40400" calcext:value-type="string">
            <text:p>d40400</text:p>
          </table:table-cell>
          <table:table-cell table:formula="of:=[LH.B38]" office:value-type="float" office:value="0" calcext:value-type="float">
            <text:p>0</text:p>
          </table:table-cell>
          <table:table-cell table:formula="of:=[LH.C38]" office:value-type="float" office:value="24350" calcext:value-type="float">
            <text:p>24350</text:p>
          </table:table-cell>
          <table:table-cell table:formula="of:=[LH.D38]" office:value-type="float" office:value="0" calcext:value-type="float">
            <text:p>0</text:p>
          </table:table-cell>
          <table:table-cell table:formula="of:=[LH.E38]" office:value-type="float" office:value="24401" calcext:value-type="float">
            <text:p>24401</text:p>
          </table:table-cell>
          <table:table-cell table:formula="of:=[LH.F38]" office:value-type="float" office:value="51" calcext:value-type="float">
            <text:p>51</text:p>
          </table:table-cell>
          <table:table-cell/>
          <table:table-cell office:value-type="float" office:value="24348" calcext:value-type="float">
            <text:p>24348</text:p>
          </table:table-cell>
          <table:table-cell table:formula="of:=[LH.$E38]-[.H38]" office:value-type="float" office:value="53" calcext:value-type="float">
            <text:p>53</text:p>
          </table:table-cell>
          <table:table-cell table:formula="of:=([LH.$E38]-[.H38])/[LH.$E38]*100" office:value-type="float" office:value="0.217204212942092" calcext:value-type="float">
            <text:p>0.22</text:p>
          </table:table-cell>
          <table:table-cell office:value-type="float" office:value="0.113320871" calcext:value-type="float">
            <text:p>0.1133</text:p>
          </table:table-cell>
          <table:table-cell/>
          <table:table-cell office:value-type="float" office:value="24325" calcext:value-type="float">
            <text:p>24325</text:p>
          </table:table-cell>
          <table:table-cell table:style-name="Default" table:formula="of:=[LH.$E38]-[.M38]" office:value-type="float" office:value="76" calcext:value-type="float">
            <text:p>76</text:p>
          </table:table-cell>
          <table:table-cell table:style-name="Default" table:formula="of:=[.H38]-[.M38]" office:value-type="float" office:value="23" calcext:value-type="float">
            <text:p>23</text:p>
          </table:table-cell>
          <table:table-cell office:value-type="float" office:value="0.063874698" calcext:value-type="float">
            <text:p>0.0639</text:p>
          </table:table-cell>
          <table:table-cell table:style-name="Default"/>
          <table:table-cell office:value-type="float" office:value="24348" calcext:value-type="float">
            <text:p>24348</text:p>
          </table:table-cell>
          <table:table-cell table:formula="of:=[LH.$E38]-[.R38]" office:value-type="float" office:value="53" calcext:value-type="float">
            <text:p>53</text:p>
          </table:table-cell>
          <table:table-cell table:formula="of:=[.R38]-[.H38]" office:value-type="float" office:value="0" calcext:value-type="float">
            <text:p>0</text:p>
          </table:table-cell>
          <table:table-cell office:value-type="float" office:value="1.856783051" calcext:value-type="float">
            <text:p>1.8568</text:p>
          </table:table-cell>
        </table:table-row>
        <table:table-row table:style-name="ro1">
          <table:table-cell table:formula="of:=[LH.A39]" office:value-type="string" office:string-value="d15900" calcext:value-type="string">
            <text:p>d15900</text:p>
          </table:table-cell>
          <table:table-cell table:formula="of:=[LH.B39]" office:value-type="float" office:value="0" calcext:value-type="float">
            <text:p>0</text:p>
          </table:table-cell>
          <table:table-cell table:formula="of:=[LH.C39]" office:value-type="float" office:value="55404" calcext:value-type="float">
            <text:p>55404</text:p>
          </table:table-cell>
          <table:table-cell table:formula="of:=[LH.D39]" office:value-type="float" office:value="0" calcext:value-type="float">
            <text:p>0</text:p>
          </table:table-cell>
          <table:table-cell table:formula="of:=[LH.E39]" office:value-type="float" office:value="55414" calcext:value-type="float">
            <text:p>55414</text:p>
          </table:table-cell>
          <table:table-cell table:formula="of:=[LH.F39]" office:value-type="float" office:value="10" calcext:value-type="float">
            <text:p>10</text:p>
          </table:table-cell>
          <table:table-cell/>
          <table:table-cell office:value-type="float" office:value="55401" calcext:value-type="float">
            <text:p>55401</text:p>
          </table:table-cell>
          <table:table-cell table:formula="of:=[LH.$E39]-[.H39]" office:value-type="float" office:value="13" calcext:value-type="float">
            <text:p>13</text:p>
          </table:table-cell>
          <table:table-cell table:formula="of:=([LH.$E39]-[.H39])/[LH.$E39]*100" office:value-type="float" office:value="0.0234597755079944" calcext:value-type="float">
            <text:p>0.02</text:p>
          </table:table-cell>
          <table:table-cell office:value-type="float" office:value="0.1249502" calcext:value-type="float">
            <text:p>0.1250</text:p>
          </table:table-cell>
          <table:table-cell/>
          <table:table-cell office:value-type="float" office:value="55387" calcext:value-type="float">
            <text:p>55387</text:p>
          </table:table-cell>
          <table:table-cell table:style-name="Default" table:formula="of:=[LH.$E39]-[.M39]" office:value-type="float" office:value="27" calcext:value-type="float">
            <text:p>27</text:p>
          </table:table-cell>
          <table:table-cell table:style-name="Default" table:formula="of:=[.H39]-[.M39]" office:value-type="float" office:value="14" calcext:value-type="float">
            <text:p>14</text:p>
          </table:table-cell>
          <table:table-cell office:value-type="float" office:value="0.058201641" calcext:value-type="float">
            <text:p>0.0582</text:p>
          </table:table-cell>
          <table:table-cell table:style-name="Default"/>
          <table:table-cell office:value-type="float" office:value="55402" calcext:value-type="float">
            <text:p>55402</text:p>
          </table:table-cell>
          <table:table-cell table:formula="of:=[LH.$E39]-[.R39]" office:value-type="float" office:value="12" calcext:value-type="float">
            <text:p>12</text:p>
          </table:table-cell>
          <table:table-cell table:formula="of:=[.R39]-[.H39]" office:value-type="float" office:value="1" calcext:value-type="float">
            <text:p>1</text:p>
          </table:table-cell>
          <table:table-cell office:value-type="float" office:value="1.011007654" calcext:value-type="float">
            <text:p>1.0110</text:p>
          </table:table-cell>
        </table:table-row>
        <table:table-row table:style-name="ro1">
          <table:table-cell table:formula="of:=[LH.A40]" office:value-type="string" office:string-value="d30900" calcext:value-type="string">
            <text:p>d30900</text:p>
          </table:table-cell>
          <table:table-cell table:formula="of:=[LH.B40]" office:value-type="float" office:value="0" calcext:value-type="float">
            <text:p>0</text:p>
          </table:table-cell>
          <table:table-cell table:formula="of:=[LH.C40]" office:value-type="float" office:value="54834" calcext:value-type="float">
            <text:p>54834</text:p>
          </table:table-cell>
          <table:table-cell table:formula="of:=[LH.D40]" office:value-type="float" office:value="0" calcext:value-type="float">
            <text:p>0</text:p>
          </table:table-cell>
          <table:table-cell table:formula="of:=[LH.E40]" office:value-type="float" office:value="54868" calcext:value-type="float">
            <text:p>54868</text:p>
          </table:table-cell>
          <table:table-cell table:formula="of:=[LH.F40]" office:value-type="float" office:value="34" calcext:value-type="float">
            <text:p>34</text:p>
          </table:table-cell>
          <table:table-cell/>
          <table:table-cell office:value-type="float" office:value="54829" calcext:value-type="float">
            <text:p>54829</text:p>
          </table:table-cell>
          <table:table-cell table:formula="of:=[LH.$E40]-[.H40]" office:value-type="float" office:value="39" calcext:value-type="float">
            <text:p>39</text:p>
          </table:table-cell>
          <table:table-cell table:formula="of:=([LH.$E40]-[.H40])/[LH.$E40]*100" office:value-type="float" office:value="0.0710796821462419" calcext:value-type="float">
            <text:p>0.07</text:p>
          </table:table-cell>
          <table:table-cell office:value-type="float" office:value="0.293381249" calcext:value-type="float">
            <text:p>0.2934</text:p>
          </table:table-cell>
          <table:table-cell/>
          <table:table-cell office:value-type="float" office:value="54809" calcext:value-type="float">
            <text:p>54809</text:p>
          </table:table-cell>
          <table:table-cell table:style-name="Default" table:formula="of:=[LH.$E40]-[.M40]" office:value-type="float" office:value="59" calcext:value-type="float">
            <text:p>59</text:p>
          </table:table-cell>
          <table:table-cell table:style-name="Default" table:formula="of:=[.H40]-[.M40]" office:value-type="float" office:value="20" calcext:value-type="float">
            <text:p>20</text:p>
          </table:table-cell>
          <table:table-cell office:value-type="float" office:value="0.113900046" calcext:value-type="float">
            <text:p>0.1139</text:p>
          </table:table-cell>
          <table:table-cell table:style-name="Default"/>
          <table:table-cell office:value-type="float" office:value="54831" calcext:value-type="float">
            <text:p>54831</text:p>
          </table:table-cell>
          <table:table-cell table:formula="of:=[LH.$E40]-[.R40]" office:value-type="float" office:value="37" calcext:value-type="float">
            <text:p>37</text:p>
          </table:table-cell>
          <table:table-cell table:formula="of:=[.R40]-[.H40]" office:value-type="float" office:value="2" calcext:value-type="float">
            <text:p>2</text:p>
          </table:table-cell>
          <table:table-cell office:value-type="float" office:value="2.065382499" calcext:value-type="float">
            <text:p>2.0654</text:p>
          </table:table-cell>
        </table:table-row>
        <table:table-row table:style-name="ro1">
          <table:table-cell table:formula="of:=[LH.A41]" office:value-type="string" office:string-value="d60900" calcext:value-type="string">
            <text:p>d60900</text:p>
          </table:table-cell>
          <table:table-cell table:formula="of:=[LH.B41]" office:value-type="float" office:value="0" calcext:value-type="float">
            <text:p>0</text:p>
          </table:table-cell>
          <table:table-cell table:formula="of:=[LH.C41]" office:value-type="float" office:value="54551" calcext:value-type="float">
            <text:p>54551</text:p>
          </table:table-cell>
          <table:table-cell table:formula="of:=[LH.D41]" office:value-type="float" office:value="0" calcext:value-type="float">
            <text:p>0</text:p>
          </table:table-cell>
          <table:table-cell table:formula="of:=[LH.E41]" office:value-type="float" office:value="54598" calcext:value-type="float">
            <text:p>54598</text:p>
          </table:table-cell>
          <table:table-cell table:formula="of:=[LH.F41]" office:value-type="float" office:value="47" calcext:value-type="float">
            <text:p>47</text:p>
          </table:table-cell>
          <table:table-cell/>
          <table:table-cell office:value-type="float" office:value="54552" calcext:value-type="float">
            <text:p>54552</text:p>
          </table:table-cell>
          <table:table-cell table:formula="of:=[LH.$E41]-[.H41]" office:value-type="float" office:value="46" calcext:value-type="float">
            <text:p>46</text:p>
          </table:table-cell>
          <table:table-cell table:formula="of:=([LH.$E41]-[.H41])/[LH.$E41]*100" office:value-type="float" office:value="0.0842521704091725" calcext:value-type="float">
            <text:p>0.08</text:p>
          </table:table-cell>
          <table:table-cell office:value-type="float" office:value="0.385965067" calcext:value-type="float">
            <text:p>0.3860</text:p>
          </table:table-cell>
          <table:table-cell/>
          <table:table-cell office:value-type="float" office:value="54499" calcext:value-type="float">
            <text:p>54499</text:p>
          </table:table-cell>
          <table:table-cell table:style-name="Default" table:formula="of:=[LH.$E41]-[.M41]" office:value-type="float" office:value="99" calcext:value-type="float">
            <text:p>99</text:p>
          </table:table-cell>
          <table:table-cell table:style-name="Default" table:formula="of:=[.H41]-[.M41]" office:value-type="float" office:value="53" calcext:value-type="float">
            <text:p>53</text:p>
          </table:table-cell>
          <table:table-cell office:value-type="float" office:value="0.299578152" calcext:value-type="float">
            <text:p>0.2996</text:p>
          </table:table-cell>
          <table:table-cell table:style-name="Default"/>
          <table:table-cell office:value-type="float" office:value="54550" calcext:value-type="float">
            <text:p>54550</text:p>
          </table:table-cell>
          <table:table-cell table:formula="of:=[LH.$E41]-[.R41]" office:value-type="float" office:value="48" calcext:value-type="float">
            <text:p>48</text:p>
          </table:table-cell>
          <table:table-cell table:formula="of:=[.R41]-[.H41]" office:value-type="float" office:value="-2" calcext:value-type="float">
            <text:p>-2</text:p>
          </table:table-cell>
          <table:table-cell office:value-type="float" office:value="5.342039763" calcext:value-type="float">
            <text:p>5.3420</text:p>
          </table:table-cell>
        </table:table-row>
        <table:table-row table:style-name="ro1">
          <table:table-cell table:formula="of:=[LH.A42]" office:value-type="string" office:string-value="d201600" calcext:value-type="string">
            <text:p>d201600</text:p>
          </table:table-cell>
          <table:table-cell table:formula="of:=[LH.B42]" office:value-type="float" office:value="0" calcext:value-type="float">
            <text:p>0</text:p>
          </table:table-cell>
          <table:table-cell table:formula="of:=[LH.C42]" office:value-type="float" office:value="97824" calcext:value-type="float">
            <text:p>97824</text:p>
          </table:table-cell>
          <table:table-cell table:formula="of:=[LH.D42]" office:value-type="float" office:value="0" calcext:value-type="float">
            <text:p>0</text:p>
          </table:table-cell>
          <table:table-cell table:formula="of:=[LH.E42]" office:value-type="float" office:value="97836" calcext:value-type="float">
            <text:p>97836</text:p>
          </table:table-cell>
          <table:table-cell table:formula="of:=[LH.F42]" office:value-type="float" office:value="12" calcext:value-type="float">
            <text:p>12</text:p>
          </table:table-cell>
          <table:table-cell/>
          <table:table-cell office:value-type="float" office:value="97822" calcext:value-type="float">
            <text:p>97822</text:p>
          </table:table-cell>
          <table:table-cell table:formula="of:=[LH.$E42]-[.H42]" office:value-type="float" office:value="14" calcext:value-type="float">
            <text:p>14</text:p>
          </table:table-cell>
          <table:table-cell table:formula="of:=([LH.$E42]-[.H42])/[LH.$E42]*100" office:value-type="float" office:value="0.0143096610654565" calcext:value-type="float">
            <text:p>0.01</text:p>
          </table:table-cell>
          <table:table-cell office:value-type="float" office:value="0.51378876" calcext:value-type="float">
            <text:p>0.5138</text:p>
          </table:table-cell>
          <table:table-cell/>
          <table:table-cell office:value-type="float" office:value="97776" calcext:value-type="float">
            <text:p>97776</text:p>
          </table:table-cell>
          <table:table-cell table:style-name="Default" table:formula="of:=[LH.$E42]-[.M42]" office:value-type="float" office:value="60" calcext:value-type="float">
            <text:p>60</text:p>
          </table:table-cell>
          <table:table-cell table:style-name="Default" table:formula="of:=[.H42]-[.M42]" office:value-type="float" office:value="46" calcext:value-type="float">
            <text:p>46</text:p>
          </table:table-cell>
          <table:table-cell office:value-type="float" office:value="0.14707397" calcext:value-type="float">
            <text:p>0.1471</text:p>
          </table:table-cell>
          <table:table-cell table:style-name="Default"/>
          <table:table-cell office:value-type="float" office:value="97821" calcext:value-type="float">
            <text:p>97821</text:p>
          </table:table-cell>
          <table:table-cell table:formula="of:=[LH.$E42]-[.R42]" office:value-type="float" office:value="15" calcext:value-type="float">
            <text:p>15</text:p>
          </table:table-cell>
          <table:table-cell table:formula="of:=[.R42]-[.H42]" office:value-type="float" office:value="-1" calcext:value-type="float">
            <text:p>-1</text:p>
          </table:table-cell>
          <table:table-cell office:value-type="float" office:value="2.140873339" calcext:value-type="float">
            <text:p>2.1409</text:p>
          </table:table-cell>
        </table:table-row>
        <table:table-row table:style-name="ro1">
          <table:table-cell table:formula="of:=[LH.A43]" office:value-type="string" office:string-value="d401600" calcext:value-type="string">
            <text:p>d401600</text:p>
          </table:table-cell>
          <table:table-cell table:formula="of:=[LH.B43]" office:value-type="float" office:value="0" calcext:value-type="float">
            <text:p>0</text:p>
          </table:table-cell>
          <table:table-cell table:formula="of:=[LH.C43]" office:value-type="float" office:value="97106" calcext:value-type="float">
            <text:p>97106</text:p>
          </table:table-cell>
          <table:table-cell table:formula="of:=[LH.D43]" office:value-type="float" office:value="0" calcext:value-type="float">
            <text:p>0</text:p>
          </table:table-cell>
          <table:table-cell table:formula="of:=[LH.E43]" office:value-type="float" office:value="97113" calcext:value-type="float">
            <text:p>97113</text:p>
          </table:table-cell>
          <table:table-cell table:formula="of:=[LH.F43]" office:value-type="float" office:value="7" calcext:value-type="float">
            <text:p>7</text:p>
          </table:table-cell>
          <table:table-cell/>
          <table:table-cell office:value-type="float" office:value="97105" calcext:value-type="float">
            <text:p>97105</text:p>
          </table:table-cell>
          <table:table-cell table:formula="of:=[LH.$E43]-[.H43]" office:value-type="float" office:value="8" calcext:value-type="float">
            <text:p>8</text:p>
          </table:table-cell>
          <table:table-cell table:formula="of:=([LH.$E43]-[.H43])/[LH.$E43]*100" office:value-type="float" office:value="0.00823782603770865" calcext:value-type="float">
            <text:p>0.01</text:p>
          </table:table-cell>
          <table:table-cell office:value-type="float" office:value="0.911998794" calcext:value-type="float">
            <text:p>0.9120</text:p>
          </table:table-cell>
          <table:table-cell/>
          <table:table-cell office:value-type="float" office:value="97012" calcext:value-type="float">
            <text:p>97012</text:p>
          </table:table-cell>
          <table:table-cell table:style-name="Default" table:formula="of:=[LH.$E43]-[.M43]" office:value-type="float" office:value="101" calcext:value-type="float">
            <text:p>101</text:p>
          </table:table-cell>
          <table:table-cell table:style-name="Default" table:formula="of:=[.H43]-[.M43]" office:value-type="float" office:value="93" calcext:value-type="float">
            <text:p>93</text:p>
          </table:table-cell>
          <table:table-cell office:value-type="float" office:value="0.333268314" calcext:value-type="float">
            <text:p>0.3333</text:p>
          </table:table-cell>
          <table:table-cell table:style-name="Default"/>
          <table:table-cell office:value-type="float" office:value="97091" calcext:value-type="float">
            <text:p>97091</text:p>
          </table:table-cell>
          <table:table-cell table:formula="of:=[LH.$E43]-[.R43]" office:value-type="float" office:value="22" calcext:value-type="float">
            <text:p>22</text:p>
          </table:table-cell>
          <table:table-cell table:formula="of:=[.R43]-[.H43]" office:value-type="float" office:value="-14" calcext:value-type="float">
            <text:p>-14</text:p>
          </table:table-cell>
          <table:table-cell office:value-type="float" office:value="5.056931638" calcext:value-type="float">
            <text:p>5.0569</text:p>
          </table:table-cell>
        </table:table-row>
        <table:table-row table:style-name="ro1">
          <table:table-cell table:formula="of:=[LH.A44]" office:value-type="string" office:string-value="d801600" calcext:value-type="string">
            <text:p>d801600</text:p>
          </table:table-cell>
          <table:table-cell table:formula="of:=[LH.B44]" office:value-type="float" office:value="0" calcext:value-type="float">
            <text:p>0</text:p>
          </table:table-cell>
          <table:table-cell table:formula="of:=[LH.C44]" office:value-type="float" office:value="97034" calcext:value-type="float">
            <text:p>97034</text:p>
          </table:table-cell>
          <table:table-cell table:formula="of:=[LH.D44]" office:value-type="float" office:value="0" calcext:value-type="float">
            <text:p>0</text:p>
          </table:table-cell>
          <table:table-cell table:formula="of:=[LH.E44]" office:value-type="float" office:value="97052" calcext:value-type="float">
            <text:p>97052</text:p>
          </table:table-cell>
          <table:table-cell table:formula="of:=[LH.F44]" office:value-type="float" office:value="18" calcext:value-type="float">
            <text:p>18</text:p>
          </table:table-cell>
          <table:table-cell/>
          <table:table-cell office:value-type="float" office:value="97034" calcext:value-type="float">
            <text:p>97034</text:p>
          </table:table-cell>
          <table:table-cell table:formula="of:=[LH.$E44]-[.H44]" office:value-type="float" office:value="18" calcext:value-type="float">
            <text:p>18</text:p>
          </table:table-cell>
          <table:table-cell table:formula="of:=([LH.$E44]-[.H44])/[LH.$E44]*100" office:value-type="float" office:value="0.0185467584387751" calcext:value-type="float">
            <text:p>0.02</text:p>
          </table:table-cell>
          <table:table-cell office:value-type="float" office:value="1.184835765" calcext:value-type="float">
            <text:p>1.1848</text:p>
          </table:table-cell>
          <table:table-cell/>
          <table:table-cell office:value-type="float" office:value="96905" calcext:value-type="float">
            <text:p>96905</text:p>
          </table:table-cell>
          <table:table-cell table:style-name="Default" table:formula="of:=[LH.$E44]-[.M44]" office:value-type="float" office:value="147" calcext:value-type="float">
            <text:p>147</text:p>
          </table:table-cell>
          <table:table-cell table:style-name="Default" table:formula="of:=[.H44]-[.M44]" office:value-type="float" office:value="129" calcext:value-type="float">
            <text:p>129</text:p>
          </table:table-cell>
          <table:table-cell office:value-type="float" office:value="0.950134025" calcext:value-type="float">
            <text:p>0.9501</text:p>
          </table:table-cell>
          <table:table-cell table:style-name="Default"/>
          <table:table-cell office:value-type="float" office:value="97033" calcext:value-type="float">
            <text:p>97033</text:p>
          </table:table-cell>
          <table:table-cell table:formula="of:=[LH.$E44]-[.R44]" office:value-type="float" office:value="19" calcext:value-type="float">
            <text:p>19</text:p>
          </table:table-cell>
          <table:table-cell table:formula="of:=[.R44]-[.H44]" office:value-type="float" office:value="-1" calcext:value-type="float">
            <text:p>-1</text:p>
          </table:table-cell>
          <table:table-cell office:value-type="float" office:value="11.719544518" calcext:value-type="float">
            <text:p>11.7195</text:p>
          </table:table-cell>
        </table:table-row>
        <table:table-row table:style-name="ro1">
          <table:table-cell table:formula="of:=[LH.A45]" office:value-type="string" office:string-value="e05100" calcext:value-type="string">
            <text:p>e05100</text:p>
          </table:table-cell>
          <table:table-cell table:formula="of:=[LH.B45]" office:value-type="float" office:value="0" calcext:value-type="float">
            <text:p>0</text:p>
          </table:table-cell>
          <table:table-cell table:formula="of:=[LH.C45]" office:value-type="float" office:value="12681" calcext:value-type="float">
            <text:p>12681</text:p>
          </table:table-cell>
          <table:table-cell table:formula="of:=[LH.D45]" office:value-type="float" office:value="12681" calcext:value-type="float">
            <text:p>12681</text:p>
          </table:table-cell>
          <table:table-cell table:formula="of:=[LH.E45]" office:value-type="float" office:value="12681" calcext:value-type="float">
            <text:p>12681</text:p>
          </table:table-cell>
          <table:table-cell table:formula="of:=[LH.F45]" office:value-type="float" office:value="0" calcext:value-type="float">
            <text:p>0</text:p>
          </table:table-cell>
          <table:table-cell/>
          <table:table-cell office:value-type="float" office:value="12642" calcext:value-type="float">
            <text:p>12642</text:p>
          </table:table-cell>
          <table:table-cell table:formula="of:=[LH.$E45]-[.H45]" office:value-type="float" office:value="39" calcext:value-type="float">
            <text:p>39</text:p>
          </table:table-cell>
          <table:table-cell table:formula="of:=([LH.$E45]-[.H45])/[LH.$E45]*100" office:value-type="float" office:value="0.307546723444523" calcext:value-type="float">
            <text:p>0.31</text:p>
          </table:table-cell>
          <table:table-cell office:value-type="float" office:value="0.003035004" calcext:value-type="float">
            <text:p>0.0030</text:p>
          </table:table-cell>
          <table:table-cell/>
          <table:table-cell office:value-type="float" office:value="12635" calcext:value-type="float">
            <text:p>12635</text:p>
          </table:table-cell>
          <table:table-cell table:style-name="Default" table:formula="of:=[LH.$E45]-[.M45]" office:value-type="float" office:value="46" calcext:value-type="float">
            <text:p>46</text:p>
          </table:table-cell>
          <table:table-cell table:style-name="Default" table:formula="of:=[.H45]-[.M45]" office:value-type="float" office:value="7" calcext:value-type="float">
            <text:p>7</text:p>
          </table:table-cell>
          <table:table-cell office:value-type="float" office:value="0.002141571" calcext:value-type="float">
            <text:p>0.0021</text:p>
          </table:table-cell>
          <table:table-cell table:style-name="Default"/>
          <table:table-cell office:value-type="float" office:value="12657" calcext:value-type="float">
            <text:p>12657</text:p>
          </table:table-cell>
          <table:table-cell table:formula="of:=[LH.$E45]-[.R45]" office:value-type="float" office:value="24" calcext:value-type="float">
            <text:p>24</text:p>
          </table:table-cell>
          <table:table-cell table:formula="of:=[.R45]-[.H45]" office:value-type="float" office:value="15" calcext:value-type="float">
            <text:p>15</text:p>
          </table:table-cell>
          <table:table-cell office:value-type="float" office:value="0.217119483" calcext:value-type="float">
            <text:p>0.2171</text:p>
          </table:table-cell>
        </table:table-row>
        <table:table-row table:style-name="ro1">
          <table:table-cell table:formula="of:=[LH.A46]" office:value-type="string" office:string-value="e10100" calcext:value-type="string">
            <text:p>e10100</text:p>
          </table:table-cell>
          <table:table-cell table:formula="of:=[LH.B46]" office:value-type="float" office:value="0" calcext:value-type="float">
            <text:p>0</text:p>
          </table:table-cell>
          <table:table-cell table:formula="of:=[LH.C46]" office:value-type="float" office:value="11577" calcext:value-type="float">
            <text:p>11577</text:p>
          </table:table-cell>
          <table:table-cell table:formula="of:=[LH.D46]" office:value-type="float" office:value="11577" calcext:value-type="float">
            <text:p>11577</text:p>
          </table:table-cell>
          <table:table-cell table:formula="of:=[LH.E46]" office:value-type="float" office:value="11577" calcext:value-type="float">
            <text:p>11577</text:p>
          </table:table-cell>
          <table:table-cell table:formula="of:=[LH.F46]" office:value-type="float" office:value="0" calcext:value-type="float">
            <text:p>0</text:p>
          </table:table-cell>
          <table:table-cell/>
          <table:table-cell office:value-type="float" office:value="11544" calcext:value-type="float">
            <text:p>11544</text:p>
          </table:table-cell>
          <table:table-cell table:formula="of:=[LH.$E46]-[.H46]" office:value-type="float" office:value="33" calcext:value-type="float">
            <text:p>33</text:p>
          </table:table-cell>
          <table:table-cell table:formula="of:=([LH.$E46]-[.H46])/[LH.$E46]*100" office:value-type="float" office:value="0.285047939880798" calcext:value-type="float">
            <text:p>0.29</text:p>
          </table:table-cell>
          <table:table-cell office:value-type="float" office:value="0.00586467" calcext:value-type="float">
            <text:p>0.0059</text:p>
          </table:table-cell>
          <table:table-cell/>
          <table:table-cell office:value-type="float" office:value="11541" calcext:value-type="float">
            <text:p>11541</text:p>
          </table:table-cell>
          <table:table-cell table:style-name="Default" table:formula="of:=[LH.$E46]-[.M46]" office:value-type="float" office:value="36" calcext:value-type="float">
            <text:p>36</text:p>
          </table:table-cell>
          <table:table-cell table:style-name="Default" table:formula="of:=[.H46]-[.M46]" office:value-type="float" office:value="3" calcext:value-type="float">
            <text:p>3</text:p>
          </table:table-cell>
          <table:table-cell office:value-type="float" office:value="0.004140163" calcext:value-type="float">
            <text:p>0.0041</text:p>
          </table:table-cell>
          <table:table-cell table:style-name="Default"/>
          <table:table-cell office:value-type="float" office:value="11502" calcext:value-type="float">
            <text:p>11502</text:p>
          </table:table-cell>
          <table:table-cell table:formula="of:=[LH.$E46]-[.R46]" office:value-type="float" office:value="75" calcext:value-type="float">
            <text:p>75</text:p>
          </table:table-cell>
          <table:table-cell table:formula="of:=[.R46]-[.H46]" office:value-type="float" office:value="-42" calcext:value-type="float">
            <text:p>-42</text:p>
          </table:table-cell>
          <table:table-cell office:value-type="float" office:value="0.285525608" calcext:value-type="float">
            <text:p>0.2855</text:p>
          </table:table-cell>
        </table:table-row>
        <table:table-row table:style-name="ro1">
          <table:table-cell table:formula="of:=[LH.A47]" office:value-type="string" office:string-value="e20100" calcext:value-type="string">
            <text:p>e20100</text:p>
          </table:table-cell>
          <table:table-cell table:formula="of:=[LH.B47]" office:value-type="float" office:value="0" calcext:value-type="float">
            <text:p>0</text:p>
          </table:table-cell>
          <table:table-cell table:formula="of:=[LH.C47]" office:value-type="float" office:value="8436" calcext:value-type="float">
            <text:p>8436</text:p>
          </table:table-cell>
          <table:table-cell table:formula="of:=[LH.D47]" office:value-type="float" office:value="8436" calcext:value-type="float">
            <text:p>8436</text:p>
          </table:table-cell>
          <table:table-cell table:formula="of:=[LH.E47]" office:value-type="float" office:value="8436" calcext:value-type="float">
            <text:p>8436</text:p>
          </table:table-cell>
          <table:table-cell table:formula="of:=[LH.F47]" office:value-type="float" office:value="0" calcext:value-type="float">
            <text:p>0</text:p>
          </table:table-cell>
          <table:table-cell/>
          <table:table-cell office:value-type="float" office:value="8360" calcext:value-type="float">
            <text:p>8360</text:p>
          </table:table-cell>
          <table:table-cell table:formula="of:=[LH.$E47]-[.H47]" office:value-type="float" office:value="76" calcext:value-type="float">
            <text:p>76</text:p>
          </table:table-cell>
          <table:table-cell table:formula="of:=([LH.$E47]-[.H47])/[LH.$E47]*100" office:value-type="float" office:value="0.900900900900901" calcext:value-type="float">
            <text:p>0.90</text:p>
          </table:table-cell>
          <table:table-cell office:value-type="float" office:value="0.012288707" calcext:value-type="float">
            <text:p>0.0123</text:p>
          </table:table-cell>
          <table:table-cell/>
          <table:table-cell office:value-type="float" office:value="8356" calcext:value-type="float">
            <text:p>8356</text:p>
          </table:table-cell>
          <table:table-cell table:style-name="Default" table:formula="of:=[LH.$E47]-[.M47]" office:value-type="float" office:value="80" calcext:value-type="float">
            <text:p>80</text:p>
          </table:table-cell>
          <table:table-cell table:style-name="Default" table:formula="of:=[.H47]-[.M47]" office:value-type="float" office:value="4" calcext:value-type="float">
            <text:p>4</text:p>
          </table:table-cell>
          <table:table-cell office:value-type="float" office:value="0.009183784" calcext:value-type="float">
            <text:p>0.0092</text:p>
          </table:table-cell>
          <table:table-cell table:style-name="Default"/>
          <table:table-cell office:value-type="float" office:value="8310" calcext:value-type="float">
            <text:p>8310</text:p>
          </table:table-cell>
          <table:table-cell table:formula="of:=[LH.$E47]-[.R47]" office:value-type="float" office:value="126" calcext:value-type="float">
            <text:p>126</text:p>
          </table:table-cell>
          <table:table-cell table:formula="of:=[.R47]-[.H47]" office:value-type="float" office:value="-50" calcext:value-type="float">
            <text:p>-50</text:p>
          </table:table-cell>
          <table:table-cell office:value-type="float" office:value="0.647856578" calcext:value-type="float">
            <text:p>0.6479</text:p>
          </table:table-cell>
        </table:table-row>
        <table:table-row table:style-name="ro1">
          <table:table-cell table:formula="of:=[LH.A48]" office:value-type="string" office:string-value="e05200" calcext:value-type="string">
            <text:p>e05200</text:p>
          </table:table-cell>
          <table:table-cell table:formula="of:=[LH.B48]" office:value-type="float" office:value="0" calcext:value-type="float">
            <text:p>0</text:p>
          </table:table-cell>
          <table:table-cell table:formula="of:=[LH.C48]" office:value-type="float" office:value="24930" calcext:value-type="float">
            <text:p>24930</text:p>
          </table:table-cell>
          <table:table-cell table:formula="of:=[LH.D48]" office:value-type="float" office:value="24930" calcext:value-type="float">
            <text:p>24930</text:p>
          </table:table-cell>
          <table:table-cell table:formula="of:=[LH.E48]" office:value-type="float" office:value="24930" calcext:value-type="float">
            <text:p>24930</text:p>
          </table:table-cell>
          <table:table-cell table:formula="of:=[LH.F48]" office:value-type="float" office:value="0" calcext:value-type="float">
            <text:p>0</text:p>
          </table:table-cell>
          <table:table-cell/>
          <table:table-cell office:value-type="float" office:value="24922" calcext:value-type="float">
            <text:p>24922</text:p>
          </table:table-cell>
          <table:table-cell table:formula="of:=[LH.$E48]-[.H48]" office:value-type="float" office:value="8" calcext:value-type="float">
            <text:p>8</text:p>
          </table:table-cell>
          <table:table-cell table:formula="of:=([LH.$E48]-[.H48])/[LH.$E48]*100" office:value-type="float" office:value="0.0320898515844364" calcext:value-type="float">
            <text:p>0.03</text:p>
          </table:table-cell>
          <table:table-cell office:value-type="float" office:value="0.008017327" calcext:value-type="float">
            <text:p>0.0080</text:p>
          </table:table-cell>
          <table:table-cell/>
          <table:table-cell office:value-type="float" office:value="24910" calcext:value-type="float">
            <text:p>24910</text:p>
          </table:table-cell>
          <table:table-cell table:style-name="Default" table:formula="of:=[LH.$E48]-[.M48]" office:value-type="float" office:value="20" calcext:value-type="float">
            <text:p>20</text:p>
          </table:table-cell>
          <table:table-cell table:style-name="Default" table:formula="of:=[.H48]-[.M48]" office:value-type="float" office:value="12" calcext:value-type="float">
            <text:p>12</text:p>
          </table:table-cell>
          <table:table-cell office:value-type="float" office:value="0.004479074" calcext:value-type="float">
            <text:p>0.0045</text:p>
          </table:table-cell>
          <table:table-cell table:style-name="Default"/>
          <table:table-cell office:value-type="float" office:value="24876" calcext:value-type="float">
            <text:p>24876</text:p>
          </table:table-cell>
          <table:table-cell table:formula="of:=[LH.$E48]-[.R48]" office:value-type="float" office:value="54" calcext:value-type="float">
            <text:p>54</text:p>
          </table:table-cell>
          <table:table-cell table:formula="of:=[.R48]-[.H48]" office:value-type="float" office:value="-46" calcext:value-type="float">
            <text:p>-46</text:p>
          </table:table-cell>
          <table:table-cell office:value-type="float" office:value="0.242928598" calcext:value-type="float">
            <text:p>0.2429</text:p>
          </table:table-cell>
        </table:table-row>
        <table:table-row table:style-name="ro1">
          <table:table-cell table:formula="of:=[LH.A49]" office:value-type="string" office:string-value="e10200" calcext:value-type="string">
            <text:p>e10200</text:p>
          </table:table-cell>
          <table:table-cell table:formula="of:=[LH.B49]" office:value-type="float" office:value="0" calcext:value-type="float">
            <text:p>0</text:p>
          </table:table-cell>
          <table:table-cell table:formula="of:=[LH.C49]" office:value-type="float" office:value="23307" calcext:value-type="float">
            <text:p>23307</text:p>
          </table:table-cell>
          <table:table-cell table:formula="of:=[LH.D49]" office:value-type="float" office:value="23307" calcext:value-type="float">
            <text:p>23307</text:p>
          </table:table-cell>
          <table:table-cell table:formula="of:=[LH.E49]" office:value-type="float" office:value="23307" calcext:value-type="float">
            <text:p>23307</text:p>
          </table:table-cell>
          <table:table-cell table:formula="of:=[LH.F49]" office:value-type="float" office:value="0" calcext:value-type="float">
            <text:p>0</text:p>
          </table:table-cell>
          <table:table-cell/>
          <table:table-cell office:value-type="float" office:value="23294" calcext:value-type="float">
            <text:p>23294</text:p>
          </table:table-cell>
          <table:table-cell table:formula="of:=[LH.$E49]-[.H49]" office:value-type="float" office:value="13" calcext:value-type="float">
            <text:p>13</text:p>
          </table:table-cell>
          <table:table-cell table:formula="of:=([LH.$E49]-[.H49])/[LH.$E49]*100" office:value-type="float" office:value="0.0557772343072897" calcext:value-type="float">
            <text:p>0.06</text:p>
          </table:table-cell>
          <table:table-cell office:value-type="float" office:value="0.015813206" calcext:value-type="float">
            <text:p>0.0158</text:p>
          </table:table-cell>
          <table:table-cell/>
          <table:table-cell office:value-type="float" office:value="23286" calcext:value-type="float">
            <text:p>23286</text:p>
          </table:table-cell>
          <table:table-cell table:style-name="Default" table:formula="of:=[LH.$E49]-[.M49]" office:value-type="float" office:value="21" calcext:value-type="float">
            <text:p>21</text:p>
          </table:table-cell>
          <table:table-cell table:style-name="Default" table:formula="of:=[.H49]-[.M49]" office:value-type="float" office:value="8" calcext:value-type="float">
            <text:p>8</text:p>
          </table:table-cell>
          <table:table-cell office:value-type="float" office:value="0.008297272" calcext:value-type="float">
            <text:p>0.0083</text:p>
          </table:table-cell>
          <table:table-cell table:style-name="Default"/>
          <table:table-cell office:value-type="float" office:value="23273" calcext:value-type="float">
            <text:p>23273</text:p>
          </table:table-cell>
          <table:table-cell table:formula="of:=[LH.$E49]-[.R49]" office:value-type="float" office:value="34" calcext:value-type="float">
            <text:p>34</text:p>
          </table:table-cell>
          <table:table-cell table:formula="of:=[.R49]-[.H49]" office:value-type="float" office:value="-21" calcext:value-type="float">
            <text:p>-21</text:p>
          </table:table-cell>
          <table:table-cell office:value-type="float" office:value="0.697025468" calcext:value-type="float">
            <text:p>0.6970</text:p>
          </table:table-cell>
        </table:table-row>
        <table:table-row table:style-name="ro1">
          <table:table-cell table:formula="of:=[LH.A50]" office:value-type="string" office:string-value="e20200" calcext:value-type="string">
            <text:p>e20200</text:p>
          </table:table-cell>
          <table:table-cell table:formula="of:=[LH.B50]" office:value-type="float" office:value="0" calcext:value-type="float">
            <text:p>0</text:p>
          </table:table-cell>
          <table:table-cell table:formula="of:=[LH.C50]" office:value-type="float" office:value="22379" calcext:value-type="float">
            <text:p>22379</text:p>
          </table:table-cell>
          <table:table-cell table:formula="of:=[LH.D50]" office:value-type="float" office:value="22379" calcext:value-type="float">
            <text:p>22379</text:p>
          </table:table-cell>
          <table:table-cell table:formula="of:=[LH.E50]" office:value-type="float" office:value="22379" calcext:value-type="float">
            <text:p>22379</text:p>
          </table:table-cell>
          <table:table-cell table:formula="of:=[LH.F50]" office:value-type="float" office:value="0" calcext:value-type="float">
            <text:p>0</text:p>
          </table:table-cell>
          <table:table-cell/>
          <table:table-cell office:value-type="float" office:value="22356" calcext:value-type="float">
            <text:p>22356</text:p>
          </table:table-cell>
          <table:table-cell table:formula="of:=[LH.$E50]-[.H50]" office:value-type="float" office:value="23" calcext:value-type="float">
            <text:p>23</text:p>
          </table:table-cell>
          <table:table-cell table:formula="of:=([LH.$E50]-[.H50])/[LH.$E50]*100" office:value-type="float" office:value="0.102774922918808" calcext:value-type="float">
            <text:p>0.10</text:p>
          </table:table-cell>
          <table:table-cell office:value-type="float" office:value="0.032051872" calcext:value-type="float">
            <text:p>0.0321</text:p>
          </table:table-cell>
          <table:table-cell/>
          <table:table-cell office:value-type="float" office:value="22352" calcext:value-type="float">
            <text:p>22352</text:p>
          </table:table-cell>
          <table:table-cell table:style-name="Default" table:formula="of:=[LH.$E50]-[.M50]" office:value-type="float" office:value="27" calcext:value-type="float">
            <text:p>27</text:p>
          </table:table-cell>
          <table:table-cell table:style-name="Default" table:formula="of:=[.H50]-[.M50]" office:value-type="float" office:value="4" calcext:value-type="float">
            <text:p>4</text:p>
          </table:table-cell>
          <table:table-cell office:value-type="float" office:value="0.017006634" calcext:value-type="float">
            <text:p>0.0170</text:p>
          </table:table-cell>
          <table:table-cell table:style-name="Default"/>
          <table:table-cell office:value-type="float" office:value="22223" calcext:value-type="float">
            <text:p>22223</text:p>
          </table:table-cell>
          <table:table-cell table:formula="of:=[LH.$E50]-[.R50]" office:value-type="float" office:value="156" calcext:value-type="float">
            <text:p>156</text:p>
          </table:table-cell>
          <table:table-cell table:formula="of:=[.R50]-[.H50]" office:value-type="float" office:value="-133" calcext:value-type="float">
            <text:p>-133</text:p>
          </table:table-cell>
          <table:table-cell office:value-type="float" office:value="0.729383242" calcext:value-type="float">
            <text:p>0.7294</text:p>
          </table:table-cell>
        </table:table-row>
        <table:table-row table:style-name="ro1">
          <table:table-cell table:formula="of:=[LH.A51]" office:value-type="string" office:string-value="e10400" calcext:value-type="string">
            <text:p>e10400</text:p>
          </table:table-cell>
          <table:table-cell table:formula="of:=[LH.B51]" office:value-type="float" office:value="0" calcext:value-type="float">
            <text:p>0</text:p>
          </table:table-cell>
          <table:table-cell table:formula="of:=[LH.C51]" office:value-type="float" office:value="45746" calcext:value-type="float">
            <text:p>45746</text:p>
          </table:table-cell>
          <table:table-cell table:formula="of:=[LH.D51]" office:value-type="float" office:value="45746" calcext:value-type="float">
            <text:p>45746</text:p>
          </table:table-cell>
          <table:table-cell table:formula="of:=[LH.E51]" office:value-type="float" office:value="45746" calcext:value-type="float">
            <text:p>45746</text:p>
          </table:table-cell>
          <table:table-cell table:formula="of:=[LH.F51]" office:value-type="float" office:value="0" calcext:value-type="float">
            <text:p>0</text:p>
          </table:table-cell>
          <table:table-cell/>
          <table:table-cell office:value-type="float" office:value="45740" calcext:value-type="float">
            <text:p>45740</text:p>
          </table:table-cell>
          <table:table-cell table:formula="of:=[LH.$E51]-[.H51]" office:value-type="float" office:value="6" calcext:value-type="float">
            <text:p>6</text:p>
          </table:table-cell>
          <table:table-cell table:formula="of:=([LH.$E51]-[.H51])/[LH.$E51]*100" office:value-type="float" office:value="0.0131159008437896" calcext:value-type="float">
            <text:p>0.01</text:p>
          </table:table-cell>
          <table:table-cell office:value-type="float" office:value="0.030117586" calcext:value-type="float">
            <text:p>0.0301</text:p>
          </table:table-cell>
          <table:table-cell/>
          <table:table-cell office:value-type="float" office:value="45724" calcext:value-type="float">
            <text:p>45724</text:p>
          </table:table-cell>
          <table:table-cell table:style-name="Default" table:formula="of:=[LH.$E51]-[.M51]" office:value-type="float" office:value="22" calcext:value-type="float">
            <text:p>22</text:p>
          </table:table-cell>
          <table:table-cell table:style-name="Default" table:formula="of:=[.H51]-[.M51]" office:value-type="float" office:value="16" calcext:value-type="float">
            <text:p>16</text:p>
          </table:table-cell>
          <table:table-cell office:value-type="float" office:value="0.018569356" calcext:value-type="float">
            <text:p>0.0186</text:p>
          </table:table-cell>
          <table:table-cell table:style-name="Default"/>
          <table:table-cell office:value-type="float" office:value="45720" calcext:value-type="float">
            <text:p>45720</text:p>
          </table:table-cell>
          <table:table-cell table:formula="of:=[LH.$E51]-[.R51]" office:value-type="float" office:value="26" calcext:value-type="float">
            <text:p>26</text:p>
          </table:table-cell>
          <table:table-cell table:formula="of:=[.R51]-[.H51]" office:value-type="float" office:value="-20" calcext:value-type="float">
            <text:p>-20</text:p>
          </table:table-cell>
          <table:table-cell office:value-type="float" office:value="1.011722443" calcext:value-type="float">
            <text:p>1.0117</text:p>
          </table:table-cell>
        </table:table-row>
        <table:table-row table:style-name="ro1">
          <table:table-cell table:formula="of:=[LH.A52]" office:value-type="string" office:string-value="e20400" calcext:value-type="string">
            <text:p>e20400</text:p>
          </table:table-cell>
          <table:table-cell table:formula="of:=[LH.B52]" office:value-type="float" office:value="0" calcext:value-type="float">
            <text:p>0</text:p>
          </table:table-cell>
          <table:table-cell table:formula="of:=[LH.C52]" office:value-type="float" office:value="44877" calcext:value-type="float">
            <text:p>44877</text:p>
          </table:table-cell>
          <table:table-cell table:formula="of:=[LH.D52]" office:value-type="float" office:value="44877" calcext:value-type="float">
            <text:p>44877</text:p>
          </table:table-cell>
          <table:table-cell table:formula="of:=[LH.E52]" office:value-type="float" office:value="44877" calcext:value-type="float">
            <text:p>44877</text:p>
          </table:table-cell>
          <table:table-cell table:formula="of:=[LH.F52]" office:value-type="float" office:value="0" calcext:value-type="float">
            <text:p>0</text:p>
          </table:table-cell>
          <table:table-cell/>
          <table:table-cell office:value-type="float" office:value="44862" calcext:value-type="float">
            <text:p>44862</text:p>
          </table:table-cell>
          <table:table-cell table:formula="of:=[LH.$E52]-[.H52]" office:value-type="float" office:value="15" calcext:value-type="float">
            <text:p>15</text:p>
          </table:table-cell>
          <table:table-cell table:formula="of:=([LH.$E52]-[.H52])/[LH.$E52]*100" office:value-type="float" office:value="0.0334246941640484" calcext:value-type="float">
            <text:p>0.03</text:p>
          </table:table-cell>
          <table:table-cell office:value-type="float" office:value="0.085820065" calcext:value-type="float">
            <text:p>0.0858</text:p>
          </table:table-cell>
          <table:table-cell/>
          <table:table-cell office:value-type="float" office:value="44842" calcext:value-type="float">
            <text:p>44842</text:p>
          </table:table-cell>
          <table:table-cell table:style-name="Default" table:formula="of:=[LH.$E52]-[.M52]" office:value-type="float" office:value="35" calcext:value-type="float">
            <text:p>35</text:p>
          </table:table-cell>
          <table:table-cell table:style-name="Default" table:formula="of:=[.H52]-[.M52]" office:value-type="float" office:value="20" calcext:value-type="float">
            <text:p>20</text:p>
          </table:table-cell>
          <table:table-cell office:value-type="float" office:value="0.042664801" calcext:value-type="float">
            <text:p>0.0427</text:p>
          </table:table-cell>
          <table:table-cell table:style-name="Default"/>
          <table:table-cell office:value-type="float" office:value="44819" calcext:value-type="float">
            <text:p>44819</text:p>
          </table:table-cell>
          <table:table-cell table:formula="of:=[LH.$E52]-[.R52]" office:value-type="float" office:value="58" calcext:value-type="float">
            <text:p>58</text:p>
          </table:table-cell>
          <table:table-cell table:formula="of:=[.R52]-[.H52]" office:value-type="float" office:value="-43" calcext:value-type="float">
            <text:p>-43</text:p>
          </table:table-cell>
          <table:table-cell office:value-type="float" office:value="2.620627706" calcext:value-type="float">
            <text:p>2.6206</text:p>
          </table:table-cell>
        </table:table-row>
        <table:table-row table:style-name="ro1">
          <table:table-cell table:formula="of:=[LH.A53]" office:value-type="string" office:string-value="e40400" calcext:value-type="string">
            <text:p>e40400</text:p>
          </table:table-cell>
          <table:table-cell table:formula="of:=[LH.B53]" office:value-type="float" office:value="0" calcext:value-type="float">
            <text:p>0</text:p>
          </table:table-cell>
          <table:table-cell table:formula="of:=[LH.C53]" office:value-type="float" office:value="44561" calcext:value-type="float">
            <text:p>44561</text:p>
          </table:table-cell>
          <table:table-cell table:formula="of:=[LH.D53]" office:value-type="float" office:value="44561" calcext:value-type="float">
            <text:p>44561</text:p>
          </table:table-cell>
          <table:table-cell table:formula="of:=[LH.E53]" office:value-type="float" office:value="44561" calcext:value-type="float">
            <text:p>44561</text:p>
          </table:table-cell>
          <table:table-cell table:formula="of:=[LH.F53]" office:value-type="float" office:value="0" calcext:value-type="float">
            <text:p>0</text:p>
          </table:table-cell>
          <table:table-cell/>
          <table:table-cell office:value-type="float" office:value="44524" calcext:value-type="float">
            <text:p>44524</text:p>
          </table:table-cell>
          <table:table-cell table:formula="of:=[LH.$E53]-[.H53]" office:value-type="float" office:value="37" calcext:value-type="float">
            <text:p>37</text:p>
          </table:table-cell>
          <table:table-cell table:formula="of:=([LH.$E53]-[.H53])/[LH.$E53]*100" office:value-type="float" office:value="0.0830322479298041" calcext:value-type="float">
            <text:p>0.08</text:p>
          </table:table-cell>
          <table:table-cell office:value-type="float" office:value="0.379676564" calcext:value-type="float">
            <text:p>0.3797</text:p>
          </table:table-cell>
          <table:table-cell/>
          <table:table-cell office:value-type="float" office:value="44510" calcext:value-type="float">
            <text:p>44510</text:p>
          </table:table-cell>
          <table:table-cell table:style-name="Default" table:formula="of:=[LH.$E53]-[.M53]" office:value-type="float" office:value="51" calcext:value-type="float">
            <text:p>51</text:p>
          </table:table-cell>
          <table:table-cell table:style-name="Default" table:formula="of:=[.H53]-[.M53]" office:value-type="float" office:value="14" calcext:value-type="float">
            <text:p>14</text:p>
          </table:table-cell>
          <table:table-cell office:value-type="float" office:value="0.059407361" calcext:value-type="float">
            <text:p>0.0594</text:p>
          </table:table-cell>
          <table:table-cell table:style-name="Default"/>
          <table:table-cell office:value-type="float" office:value="44529" calcext:value-type="float">
            <text:p>44529</text:p>
          </table:table-cell>
          <table:table-cell table:formula="of:=[LH.$E53]-[.R53]" office:value-type="float" office:value="32" calcext:value-type="float">
            <text:p>32</text:p>
          </table:table-cell>
          <table:table-cell table:formula="of:=[.R53]-[.H53]" office:value-type="float" office:value="5" calcext:value-type="float">
            <text:p>5</text:p>
          </table:table-cell>
          <table:table-cell office:value-type="float" office:value="8.781764107" calcext:value-type="float">
            <text:p>8.7818</text:p>
          </table:table-cell>
        </table:table-row>
        <table:table-row table:style-name="ro1">
          <table:table-cell table:formula="of:=[LH.A54]" office:value-type="string" office:string-value="e15900" calcext:value-type="string">
            <text:p>e15900</text:p>
          </table:table-cell>
          <table:table-cell table:formula="of:=[LH.B54]" office:value-type="float" office:value="0" calcext:value-type="float">
            <text:p>0</text:p>
          </table:table-cell>
          <table:table-cell table:formula="of:=[LH.C54]" office:value-type="float" office:value="102421" calcext:value-type="float">
            <text:p>102421</text:p>
          </table:table-cell>
          <table:table-cell table:formula="of:=[LH.D54]" office:value-type="float" office:value="102421" calcext:value-type="float">
            <text:p>102421</text:p>
          </table:table-cell>
          <table:table-cell table:formula="of:=[LH.E54]" office:value-type="float" office:value="102421" calcext:value-type="float">
            <text:p>102421</text:p>
          </table:table-cell>
          <table:table-cell table:formula="of:=[LH.F54]" office:value-type="float" office:value="0" calcext:value-type="float">
            <text:p>0</text:p>
          </table:table-cell>
          <table:table-cell/>
          <table:table-cell office:value-type="float" office:value="102417" calcext:value-type="float">
            <text:p>102417</text:p>
          </table:table-cell>
          <table:table-cell table:formula="of:=[LH.$E54]-[.H54]" office:value-type="float" office:value="4" calcext:value-type="float">
            <text:p>4</text:p>
          </table:table-cell>
          <table:table-cell table:formula="of:=([LH.$E54]-[.H54])/[LH.$E54]*100" office:value-type="float" office:value="0.00390544907782584" calcext:value-type="float">
            <text:p>0.00</text:p>
          </table:table-cell>
          <table:table-cell office:value-type="float" office:value="0.1596056" calcext:value-type="float">
            <text:p>0.1596</text:p>
          </table:table-cell>
          <table:table-cell/>
          <table:table-cell office:value-type="float" office:value="102389" calcext:value-type="float">
            <text:p>102389</text:p>
          </table:table-cell>
          <table:table-cell table:style-name="Default" table:formula="of:=[LH.$E54]-[.M54]" office:value-type="float" office:value="32" calcext:value-type="float">
            <text:p>32</text:p>
          </table:table-cell>
          <table:table-cell table:style-name="Default" table:formula="of:=[.H54]-[.M54]" office:value-type="float" office:value="28" calcext:value-type="float">
            <text:p>28</text:p>
          </table:table-cell>
          <table:table-cell office:value-type="float" office:value="0.054762133" calcext:value-type="float">
            <text:p>0.0548</text:p>
          </table:table-cell>
          <table:table-cell table:style-name="Default"/>
          <table:table-cell office:value-type="float" office:value="102385" calcext:value-type="float">
            <text:p>102385</text:p>
          </table:table-cell>
          <table:table-cell table:formula="of:=[LH.$E54]-[.R54]" office:value-type="float" office:value="36" calcext:value-type="float">
            <text:p>36</text:p>
          </table:table-cell>
          <table:table-cell table:formula="of:=[.R54]-[.H54]" office:value-type="float" office:value="-32" calcext:value-type="float">
            <text:p>-32</text:p>
          </table:table-cell>
          <table:table-cell office:value-type="float" office:value="2.915928941" calcext:value-type="float">
            <text:p>2.9159</text:p>
          </table:table-cell>
        </table:table-row>
        <table:table-row table:style-name="ro1">
          <table:table-cell table:formula="of:=[LH.A55]" office:value-type="string" office:string-value="e30900" calcext:value-type="string">
            <text:p>e30900</text:p>
          </table:table-cell>
          <table:table-cell table:formula="of:=[LH.B55]" office:value-type="float" office:value="0" calcext:value-type="float">
            <text:p>0</text:p>
          </table:table-cell>
          <table:table-cell table:formula="of:=[LH.C55]" office:value-type="float" office:value="100427" calcext:value-type="float">
            <text:p>100427</text:p>
          </table:table-cell>
          <table:table-cell table:formula="of:=[LH.D55]" office:value-type="float" office:value="100427" calcext:value-type="float">
            <text:p>100427</text:p>
          </table:table-cell>
          <table:table-cell table:formula="of:=[LH.E55]" office:value-type="float" office:value="100427" calcext:value-type="float">
            <text:p>100427</text:p>
          </table:table-cell>
          <table:table-cell table:formula="of:=[LH.F55]" office:value-type="float" office:value="0" calcext:value-type="float">
            <text:p>0</text:p>
          </table:table-cell>
          <table:table-cell/>
          <table:table-cell office:value-type="float" office:value="100414" calcext:value-type="float">
            <text:p>100414</text:p>
          </table:table-cell>
          <table:table-cell table:formula="of:=[LH.$E55]-[.H55]" office:value-type="float" office:value="13" calcext:value-type="float">
            <text:p>13</text:p>
          </table:table-cell>
          <table:table-cell table:formula="of:=([LH.$E55]-[.H55])/[LH.$E55]*100" office:value-type="float" office:value="0.012944726019895" calcext:value-type="float">
            <text:p>0.01</text:p>
          </table:table-cell>
          <table:table-cell office:value-type="float" office:value="0.930790408" calcext:value-type="float">
            <text:p>0.9308</text:p>
          </table:table-cell>
          <table:table-cell/>
          <table:table-cell office:value-type="float" office:value="100384" calcext:value-type="float">
            <text:p>100384</text:p>
          </table:table-cell>
          <table:table-cell table:style-name="Default" table:formula="of:=[LH.$E55]-[.M55]" office:value-type="float" office:value="43" calcext:value-type="float">
            <text:p>43</text:p>
          </table:table-cell>
          <table:table-cell table:style-name="Default" table:formula="of:=[.H55]-[.M55]" office:value-type="float" office:value="30" calcext:value-type="float">
            <text:p>30</text:p>
          </table:table-cell>
          <table:table-cell office:value-type="float" office:value="0.118197872" calcext:value-type="float">
            <text:p>0.1182</text:p>
          </table:table-cell>
          <table:table-cell table:style-name="Default"/>
          <table:table-cell office:value-type="float" office:value="100299" calcext:value-type="float">
            <text:p>100299</text:p>
          </table:table-cell>
          <table:table-cell table:formula="of:=[LH.$E55]-[.R55]" office:value-type="float" office:value="128" calcext:value-type="float">
            <text:p>128</text:p>
          </table:table-cell>
          <table:table-cell table:formula="of:=[.R55]-[.H55]" office:value-type="float" office:value="-115" calcext:value-type="float">
            <text:p>-115</text:p>
          </table:table-cell>
          <table:table-cell office:value-type="float" office:value="6.199606208" calcext:value-type="float">
            <text:p>6.1996</text:p>
          </table:table-cell>
        </table:table-row>
        <table:table-row table:style-name="ro1">
          <table:table-cell table:formula="of:=[LH.A56]" office:value-type="string" office:string-value="e60900" calcext:value-type="string">
            <text:p>e60900</text:p>
          </table:table-cell>
          <table:table-cell table:formula="of:=[LH.B56]" office:value-type="float" office:value="0" calcext:value-type="float">
            <text:p>0</text:p>
          </table:table-cell>
          <table:table-cell table:formula="of:=[LH.C56]" office:value-type="float" office:value="100149" calcext:value-type="float">
            <text:p>100149</text:p>
          </table:table-cell>
          <table:table-cell table:formula="of:=[LH.D56]" office:value-type="float" office:value="100149" calcext:value-type="float">
            <text:p>100149</text:p>
          </table:table-cell>
          <table:table-cell table:formula="of:=[LH.E56]" office:value-type="float" office:value="100149" calcext:value-type="float">
            <text:p>100149</text:p>
          </table:table-cell>
          <table:table-cell table:formula="of:=[LH.F56]" office:value-type="float" office:value="0" calcext:value-type="float">
            <text:p>0</text:p>
          </table:table-cell>
          <table:table-cell/>
          <table:table-cell office:value-type="float" office:value="100104" calcext:value-type="float">
            <text:p>100104</text:p>
          </table:table-cell>
          <table:table-cell table:formula="of:=[LH.$E56]-[.H56]" office:value-type="float" office:value="45" calcext:value-type="float">
            <text:p>45</text:p>
          </table:table-cell>
          <table:table-cell table:formula="of:=([LH.$E56]-[.H56])/[LH.$E56]*100" office:value-type="float" office:value="0.0449330497558638" calcext:value-type="float">
            <text:p>0.04</text:p>
          </table:table-cell>
          <table:table-cell office:value-type="float" office:value="3.941614353" calcext:value-type="float">
            <text:p>3.9416</text:p>
          </table:table-cell>
          <table:table-cell/>
          <table:table-cell office:value-type="float" office:value="100089" calcext:value-type="float">
            <text:p>100089</text:p>
          </table:table-cell>
          <table:table-cell table:style-name="Default" table:formula="of:=[LH.$E56]-[.M56]" office:value-type="float" office:value="60" calcext:value-type="float">
            <text:p>60</text:p>
          </table:table-cell>
          <table:table-cell table:style-name="Default" table:formula="of:=[.H56]-[.M56]" office:value-type="float" office:value="15" calcext:value-type="float">
            <text:p>15</text:p>
          </table:table-cell>
          <table:table-cell office:value-type="float" office:value="0.21965764" calcext:value-type="float">
            <text:p>0.2197</text:p>
          </table:table-cell>
          <table:table-cell table:style-name="Default"/>
          <table:table-cell office:value-type="float" office:value="100089" calcext:value-type="float">
            <text:p>100089</text:p>
          </table:table-cell>
          <table:table-cell table:formula="of:=[LH.$E56]-[.R56]" office:value-type="float" office:value="60" calcext:value-type="float">
            <text:p>60</text:p>
          </table:table-cell>
          <table:table-cell table:formula="of:=[.R56]-[.H56]" office:value-type="float" office:value="-15" calcext:value-type="float">
            <text:p>-15</text:p>
          </table:table-cell>
          <table:table-cell office:value-type="float" office:value="17.603412145" calcext:value-type="float">
            <text:p>17.6034</text:p>
          </table:table-cell>
        </table:table-row>
        <table:table-row table:style-name="ro1">
          <table:table-cell table:formula="of:=[LH.A57]" office:value-type="string" office:string-value="e201600" calcext:value-type="string">
            <text:p>e201600</text:p>
          </table:table-cell>
          <table:table-cell table:formula="of:=[LH.B57]" office:value-type="float" office:value="0" calcext:value-type="float">
            <text:p>0</text:p>
          </table:table-cell>
          <table:table-cell table:formula="of:=[LH.C57]" office:value-type="float" office:value="180645" calcext:value-type="float">
            <text:p>180645</text:p>
          </table:table-cell>
          <table:table-cell table:formula="of:=[LH.D57]" office:value-type="float" office:value="180645" calcext:value-type="float">
            <text:p>180645</text:p>
          </table:table-cell>
          <table:table-cell table:formula="of:=[LH.E57]" office:value-type="float" office:value="180645" calcext:value-type="float">
            <text:p>180645</text:p>
          </table:table-cell>
          <table:table-cell table:formula="of:=[LH.F57]" office:value-type="float" office:value="0" calcext:value-type="float">
            <text:p>0</text:p>
          </table:table-cell>
          <table:table-cell/>
          <table:table-cell office:value-type="float" office:value="180641" calcext:value-type="float">
            <text:p>180641</text:p>
          </table:table-cell>
          <table:table-cell table:formula="of:=[LH.$E57]-[.H57]" office:value-type="float" office:value="4" calcext:value-type="float">
            <text:p>4</text:p>
          </table:table-cell>
          <table:table-cell table:formula="of:=([LH.$E57]-[.H57])/[LH.$E57]*100" office:value-type="float" office:value="0.0022142876913283" calcext:value-type="float">
            <text:p>0.00</text:p>
          </table:table-cell>
          <table:table-cell office:value-type="float" office:value="0.707248494" calcext:value-type="float">
            <text:p>0.7072</text:p>
          </table:table-cell>
          <table:table-cell/>
          <table:table-cell office:value-type="float" office:value="180608" calcext:value-type="float">
            <text:p>180608</text:p>
          </table:table-cell>
          <table:table-cell table:style-name="Default" table:formula="of:=[LH.$E57]-[.M57]" office:value-type="float" office:value="37" calcext:value-type="float">
            <text:p>37</text:p>
          </table:table-cell>
          <table:table-cell table:style-name="Default" table:formula="of:=[.H57]-[.M57]" office:value-type="float" office:value="33" calcext:value-type="float">
            <text:p>33</text:p>
          </table:table-cell>
          <table:table-cell office:value-type="float" office:value="0.143485577" calcext:value-type="float">
            <text:p>0.1435</text:p>
          </table:table-cell>
          <table:table-cell table:style-name="Default"/>
          <table:table-cell office:value-type="float" office:value="180573" calcext:value-type="float">
            <text:p>180573</text:p>
          </table:table-cell>
          <table:table-cell table:formula="of:=[LH.$E57]-[.R57]" office:value-type="float" office:value="72" calcext:value-type="float">
            <text:p>72</text:p>
          </table:table-cell>
          <table:table-cell table:formula="of:=[.R57]-[.H57]" office:value-type="float" office:value="-68" calcext:value-type="float">
            <text:p>-68</text:p>
          </table:table-cell>
          <table:table-cell office:value-type="float" office:value="5.879531682" calcext:value-type="float">
            <text:p>5.8795</text:p>
          </table:table-cell>
        </table:table-row>
        <table:table-row table:style-name="ro1">
          <table:table-cell table:formula="of:=[LH.A58]" office:value-type="string" office:string-value="e401600" calcext:value-type="string">
            <text:p>e401600</text:p>
          </table:table-cell>
          <table:table-cell table:formula="of:=[LH.B58]" office:value-type="float" office:value="0" calcext:value-type="float">
            <text:p>0</text:p>
          </table:table-cell>
          <table:table-cell table:formula="of:=[LH.C58]" office:value-type="float" office:value="178293" calcext:value-type="float">
            <text:p>178293</text:p>
          </table:table-cell>
          <table:table-cell table:formula="of:=[LH.D58]" office:value-type="float" office:value="178293" calcext:value-type="float">
            <text:p>178293</text:p>
          </table:table-cell>
          <table:table-cell table:formula="of:=[LH.E58]" office:value-type="float" office:value="178293" calcext:value-type="float">
            <text:p>178293</text:p>
          </table:table-cell>
          <table:table-cell table:formula="of:=[LH.F58]" office:value-type="float" office:value="0" calcext:value-type="float">
            <text:p>0</text:p>
          </table:table-cell>
          <table:table-cell/>
          <table:table-cell office:value-type="float" office:value="178283" calcext:value-type="float">
            <text:p>178283</text:p>
          </table:table-cell>
          <table:table-cell table:formula="of:=[LH.$E58]-[.H58]" office:value-type="float" office:value="10" calcext:value-type="float">
            <text:p>10</text:p>
          </table:table-cell>
          <table:table-cell table:formula="of:=([LH.$E58]-[.H58])/[LH.$E58]*100" office:value-type="float" office:value="0.00560874515544637" calcext:value-type="float">
            <text:p>0.01</text:p>
          </table:table-cell>
          <table:table-cell office:value-type="float" office:value="7.966754388" calcext:value-type="float">
            <text:p>7.9668</text:p>
          </table:table-cell>
          <table:table-cell/>
          <table:table-cell office:value-type="float" office:value="178205" calcext:value-type="float">
            <text:p>178205</text:p>
          </table:table-cell>
          <table:table-cell table:style-name="Default" table:formula="of:=[LH.$E58]-[.M58]" office:value-type="float" office:value="88" calcext:value-type="float">
            <text:p>88</text:p>
          </table:table-cell>
          <table:table-cell table:style-name="Default" table:formula="of:=[.H58]-[.M58]" office:value-type="float" office:value="78" calcext:value-type="float">
            <text:p>78</text:p>
          </table:table-cell>
          <table:table-cell office:value-type="float" office:value="0.305906163" calcext:value-type="float">
            <text:p>0.3059</text:p>
          </table:table-cell>
          <table:table-cell table:style-name="Default"/>
          <table:table-cell office:value-type="float" office:value="178177" calcext:value-type="float">
            <text:p>178177</text:p>
          </table:table-cell>
          <table:table-cell table:formula="of:=[LH.$E58]-[.R58]" office:value-type="float" office:value="116" calcext:value-type="float">
            <text:p>116</text:p>
          </table:table-cell>
          <table:table-cell table:formula="of:=[.R58]-[.H58]" office:value-type="float" office:value="-106" calcext:value-type="float">
            <text:p>-106</text:p>
          </table:table-cell>
          <table:table-cell office:value-type="float" office:value="12.144706246" calcext:value-type="float">
            <text:p>12.1447</text:p>
          </table:table-cell>
        </table:table-row>
        <table:table-row table:style-name="ro1">
          <table:table-cell table:formula="of:=[LH.A59]" office:value-type="string" office:string-value="e801600" calcext:value-type="string">
            <text:p>e801600</text:p>
          </table:table-cell>
          <table:table-cell table:formula="of:=[LH.B59]" office:value-type="float" office:value="0" calcext:value-type="float">
            <text:p>0</text:p>
          </table:table-cell>
          <table:table-cell table:formula="of:=[LH.C59]" office:value-type="float" office:value="176820" calcext:value-type="float">
            <text:p>176820</text:p>
          </table:table-cell>
          <table:table-cell table:formula="of:=[LH.D59]" office:value-type="float" office:value="176820" calcext:value-type="float">
            <text:p>176820</text:p>
          </table:table-cell>
          <table:table-cell table:formula="of:=[LH.E59]" office:value-type="float" office:value="176820" calcext:value-type="float">
            <text:p>176820</text:p>
          </table:table-cell>
          <table:table-cell table:formula="of:=[LH.F59]" office:value-type="float" office:value="0" calcext:value-type="float">
            <text:p>0</text:p>
          </table:table-cell>
          <table:table-cell/>
          <table:table-cell office:value-type="float" office:value="176781" calcext:value-type="float">
            <text:p>176781</text:p>
          </table:table-cell>
          <table:table-cell table:formula="of:=[LH.$E59]-[.H59]" office:value-type="float" office:value="39" calcext:value-type="float">
            <text:p>39</text:p>
          </table:table-cell>
          <table:table-cell table:formula="of:=([LH.$E59]-[.H59])/[LH.$E59]*100" office:value-type="float" office:value="0.0220563284696301" calcext:value-type="float">
            <text:p>0.02</text:p>
          </table:table-cell>
          <table:table-cell office:value-type="float" office:value="17.278984708" calcext:value-type="float">
            <text:p>17.2790</text:p>
          </table:table-cell>
          <table:table-cell/>
          <table:table-cell office:value-type="float" office:value="176680" calcext:value-type="float">
            <text:p>176680</text:p>
          </table:table-cell>
          <table:table-cell table:style-name="Default" table:formula="of:=[LH.$E59]-[.M59]" office:value-type="float" office:value="140" calcext:value-type="float">
            <text:p>140</text:p>
          </table:table-cell>
          <table:table-cell table:style-name="Default" table:formula="of:=[.H59]-[.M59]" office:value-type="float" office:value="101" calcext:value-type="float">
            <text:p>101</text:p>
          </table:table-cell>
          <table:table-cell office:value-type="float" office:value="0.609128331" calcext:value-type="float">
            <text:p>0.6091</text:p>
          </table:table-cell>
          <table:table-cell table:style-name="Default"/>
          <table:table-cell office:value-type="float" office:value="176697" calcext:value-type="float">
            <text:p>176697</text:p>
          </table:table-cell>
          <table:table-cell table:formula="of:=[LH.$E59]-[.R59]" office:value-type="float" office:value="123" calcext:value-type="float">
            <text:p>123</text:p>
          </table:table-cell>
          <table:table-cell table:formula="of:=[.R59]-[.H59]" office:value-type="float" office:value="-84" calcext:value-type="float">
            <text:p>-84</text:p>
          </table:table-cell>
          <table:table-cell office:value-type="float" office:value="39.728047224" calcext:value-type="float">
            <text:p>39.728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MAX</text:p>
          </table:table-cell>
          <table:table-cell table:formula="of:=MAX([.I3:.I59])" office:value-type="float" office:value="76" calcext:value-type="float">
            <text:p>76</text:p>
          </table:table-cell>
          <table:table-cell table:formula="of:=MAX([.J3:.J59])" office:value-type="float" office:value="1.93081255028158" calcext:value-type="float">
            <text:p>1.93</text:p>
          </table:table-cell>
          <table:table-cell table:number-columns-repeated="11"/>
        </table:table-row>
        <table:table-row table:style-name="ro1" table:number-rows-repeated="104851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greedy" table:style-name="ta1">
        <table:table-column table:style-name="co1" table:number-columns-repeated="9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row table:style-name="ro1">
          <table:table-cell table:formula="of:=[LB.A1]" office:value-type="string" office:string-value="Instance" calcext:value-type="string">
            <text:p>Instance</text:p>
          </table:table-cell>
          <table:table-cell table:formula="of:=[LB.B1]" office:value-type="float" office:value="0" calcext:value-type="float">
            <text:p>0</text:p>
          </table:table-cell>
          <table:table-cell table:formula="of:=[LB.C1]" office:value-type="string" office:string-value="LB" calcext:value-type="string">
            <text:p>LB</text:p>
          </table:table-cell>
          <table:table-cell table:formula="of:=[LB.D1]" office:value-type="string" office:string-value="OPT" calcext:value-type="string">
            <text:p>OPT</text:p>
          </table:table-cell>
          <table:table-cell table:formula="of:=[LB.E1]" office:value-type="string" office:string-value="UB" calcext:value-type="string">
            <text:p>UB</text:p>
          </table:table-cell>
          <table:table-cell table:formula="of:=[LB.F1]" office:value-type="string" office:string-value="GAP" calcext:value-type="string">
            <text:p>GAP</text:p>
          </table:table-cell>
          <table:table-cell/>
          <table:table-cell office:value-type="string" calcext:value-type="string">
            <text:p>greedy cij</text:p>
          </table:table-cell>
          <table:table-cell table:number-columns-repeated="3"/>
          <table:table-cell office:value-type="string" calcext:value-type="string">
            <text:p>greedy wij</text:p>
          </table:table-cell>
          <table:table-cell table:number-columns-repeated="3"/>
          <table:table-cell office:value-type="string" calcext:value-type="string">
            <text:p>greedy cij*wij</text:p>
          </table:table-cell>
          <table:table-cell table:number-columns-repeated="3"/>
          <table:table-cell office:value-type="string" calcext:value-type="string">
            <text:p>greedy pij/wij</text:p>
          </table:table-cell>
          <table:table-cell table:number-columns-repeated="3"/>
          <table:table-cell office:value-type="string" calcext:value-type="string">
            <text:p>greedy wij/ti</text:p>
          </table:table-cell>
          <table:table-cell table:number-columns-repeated="3"/>
          <table:table-cell office:value-type="string" calcext:value-type="string">
            <text:p>random</text:p>
          </table:table-cell>
          <table:table-cell table:number-columns-repeated="2"/>
        </table:table-row>
        <table:table-row table:style-name="ro1">
          <table:table-cell table:number-columns-repeated="30"/>
        </table:table-row>
        <table:table-row table:style-name="ro1">
          <table:table-cell table:formula="of:=[LB.A3]" office:value-type="string" office:string-value="a05100" calcext:value-type="string">
            <text:p>a05100</text:p>
          </table:table-cell>
          <table:table-cell table:formula="of:=[LB.B3]" office:value-type="float" office:value="0" calcext:value-type="float">
            <text:p>0</text:p>
          </table:table-cell>
          <table:table-cell table:formula="of:=[LB.C3]" office:value-type="float" office:value="1698" calcext:value-type="float">
            <text:p>1698</text:p>
          </table:table-cell>
          <table:table-cell table:formula="of:=[LB.D3]" office:value-type="float" office:value="1698" calcext:value-type="float">
            <text:p>1698</text:p>
          </table:table-cell>
          <table:table-cell table:formula="of:=[LB.E3]" office:value-type="float" office:value="1698" calcext:value-type="float">
            <text:p>1698</text:p>
          </table:table-cell>
          <table:table-cell table:formula="of:=[LB.F3]" office:value-type="float" office:value="0" calcext:value-type="float">
            <text:p>0</text:p>
          </table:table-cell>
          <table:table-cell/>
          <table:table-cell office:value-type="float" office:value="1715" calcext:value-type="float">
            <text:p>1715</text:p>
          </table:table-cell>
          <table:table-cell table:style-name="ce1" table:formula="of:=([.H3]-[.$C3])/[.$C3]*100" office:value-type="float" office:value="1.00117785630153" calcext:value-type="float">
            <text:p>1.00</text:p>
          </table:table-cell>
          <table:table-cell office:value-type="float" office:value="0.000054911" calcext:value-type="float">
            <text:p>0.0001</text:p>
          </table:table-cell>
          <table:table-cell/>
          <table:table-cell office:value-type="float" office:value="3317" calcext:value-type="float">
            <text:p>3317</text:p>
          </table:table-cell>
          <table:table-cell table:style-name="ce1" table:formula="of:=([.L3]-[.$C3])/[.$C3]*100" office:value-type="float" office:value="95.3474676089517" calcext:value-type="float">
            <text:p>95.35</text:p>
          </table:table-cell>
          <table:table-cell office:value-type="float" office:value="0.000053975" calcext:value-type="float">
            <text:p>0.0001</text:p>
          </table:table-cell>
          <table:table-cell/>
          <table:table-cell office:value-type="float" office:value="2112" calcext:value-type="float">
            <text:p>2112</text:p>
          </table:table-cell>
          <table:table-cell table:style-name="ce1" table:formula="of:=([.P3]-[.$C3])/[.$C3]*100" office:value-type="float" office:value="24.3816254416961" calcext:value-type="float">
            <text:p>24.38</text:p>
          </table:table-cell>
          <table:table-cell office:value-type="float" office:value="0.000066559" calcext:value-type="float">
            <text:p>0.0001</text:p>
          </table:table-cell>
          <table:table-cell/>
          <table:table-cell office:value-type="float" office:value="1962" calcext:value-type="float">
            <text:p>1962</text:p>
          </table:table-cell>
          <table:table-cell table:style-name="ce1" table:formula="of:=([.T3]-[.$C3])/[.$C3]*100" office:value-type="float" office:value="15.547703180212" calcext:value-type="float">
            <text:p>15.55</text:p>
          </table:table-cell>
          <table:table-cell office:value-type="float" office:value="0.000073639" calcext:value-type="float">
            <text:p>0.0001</text:p>
          </table:table-cell>
          <table:table-cell/>
          <table:table-cell office:value-type="float" office:value="3317" calcext:value-type="float">
            <text:p>3317</text:p>
          </table:table-cell>
          <table:table-cell table:style-name="ce1" table:formula="of:=([.X3]-[.$C3])/[.$C3]*100" office:value-type="float" office:value="95.3474676089517" calcext:value-type="float">
            <text:p>95.35</text:p>
          </table:table-cell>
          <table:table-cell office:value-type="float" office:value="0.000064912" calcext:value-type="float">
            <text:p>0.0001</text:p>
          </table:table-cell>
          <table:table-cell/>
          <table:table-cell office:value-type="float" office:value="3020" calcext:value-type="float">
            <text:p>3020</text:p>
          </table:table-cell>
          <table:table-cell table:style-name="ce1" table:formula="of:=([.AB3]-[.$C3])/[.$C3]*100" office:value-type="float" office:value="77.8563015312132" calcext:value-type="float">
            <text:p>77.86</text:p>
          </table:table-cell>
          <table:table-cell office:value-type="float" office:value="0.000016081" calcext:value-type="float">
            <text:p>0.0000</text:p>
          </table:table-cell>
        </table:table-row>
        <table:table-row table:style-name="ro1">
          <table:table-cell table:formula="of:=[LB.A4]" office:value-type="string" office:string-value="a10100" calcext:value-type="string">
            <text:p>a10100</text:p>
          </table:table-cell>
          <table:table-cell table:formula="of:=[LB.B4]" office:value-type="float" office:value="0" calcext:value-type="float">
            <text:p>0</text:p>
          </table:table-cell>
          <table:table-cell table:formula="of:=[LB.C4]" office:value-type="float" office:value="1360" calcext:value-type="float">
            <text:p>1360</text:p>
          </table:table-cell>
          <table:table-cell table:formula="of:=[LB.D4]" office:value-type="float" office:value="1360" calcext:value-type="float">
            <text:p>1360</text:p>
          </table:table-cell>
          <table:table-cell table:formula="of:=[LB.E4]" office:value-type="float" office:value="1360" calcext:value-type="float">
            <text:p>1360</text:p>
          </table:table-cell>
          <table:table-cell table:formula="of:=[LB.F4]" office:value-type="float" office:value="0" calcext:value-type="float">
            <text:p>0</text:p>
          </table:table-cell>
          <table:table-cell/>
          <table:table-cell office:value-type="float" office:value="1383" calcext:value-type="float">
            <text:p>1383</text:p>
          </table:table-cell>
          <table:table-cell table:style-name="ce1" table:formula="of:=([.H4]-[.$C4])/[.$C4]*100" office:value-type="float" office:value="1.69117647058824" calcext:value-type="float">
            <text:p>1.69</text:p>
          </table:table-cell>
          <table:table-cell office:value-type="float" office:value="0.000099864" calcext:value-type="float">
            <text:p>0.0001</text:p>
          </table:table-cell>
          <table:table-cell/>
          <table:table-cell office:value-type="float" office:value="3011" calcext:value-type="float">
            <text:p>3011</text:p>
          </table:table-cell>
          <table:table-cell table:style-name="ce1" table:formula="of:=([.L4]-[.$C4])/[.$C4]*100" office:value-type="float" office:value="121.397058823529" calcext:value-type="float">
            <text:p>121.40</text:p>
          </table:table-cell>
          <table:table-cell office:value-type="float" office:value="0.000092414" calcext:value-type="float">
            <text:p>0.0001</text:p>
          </table:table-cell>
          <table:table-cell/>
          <table:table-cell office:value-type="float" office:value="1835" calcext:value-type="float">
            <text:p>1835</text:p>
          </table:table-cell>
          <table:table-cell table:style-name="ce1" table:formula="of:=([.P4]-[.$C4])/[.$C4]*100" office:value-type="float" office:value="34.9264705882353" calcext:value-type="float">
            <text:p>34.93</text:p>
          </table:table-cell>
          <table:table-cell office:value-type="float" office:value="0.000183957" calcext:value-type="float">
            <text:p>0.0002</text:p>
          </table:table-cell>
          <table:table-cell/>
          <table:table-cell office:value-type="float" office:value="1931" calcext:value-type="float">
            <text:p>1931</text:p>
          </table:table-cell>
          <table:table-cell table:style-name="ce1" table:formula="of:=([.T4]-[.$C4])/[.$C4]*100" office:value-type="float" office:value="41.9852941176471" calcext:value-type="float">
            <text:p>41.99</text:p>
          </table:table-cell>
          <table:table-cell office:value-type="float" office:value="0.000157764" calcext:value-type="float">
            <text:p>0.0002</text:p>
          </table:table-cell>
          <table:table-cell/>
          <table:table-cell office:value-type="float" office:value="3011" calcext:value-type="float">
            <text:p>3011</text:p>
          </table:table-cell>
          <table:table-cell table:style-name="ce1" table:formula="of:=([.X4]-[.$C4])/[.$C4]*100" office:value-type="float" office:value="121.397058823529" calcext:value-type="float">
            <text:p>121.40</text:p>
          </table:table-cell>
          <table:table-cell office:value-type="float" office:value="0.000111107" calcext:value-type="float">
            <text:p>0.0001</text:p>
          </table:table-cell>
          <table:table-cell/>
          <table:table-cell office:value-type="float" office:value="3035" calcext:value-type="float">
            <text:p>3035</text:p>
          </table:table-cell>
          <table:table-cell table:style-name="ce1" table:formula="of:=([.AB4]-[.$C4])/[.$C4]*100" office:value-type="float" office:value="123.161764705882" calcext:value-type="float">
            <text:p>123.16</text:p>
          </table:table-cell>
          <table:table-cell office:value-type="float" office:value="0.000010018" calcext:value-type="float">
            <text:p>0.0000</text:p>
          </table:table-cell>
        </table:table-row>
        <table:table-row table:style-name="ro1">
          <table:table-cell table:formula="of:=[LB.A5]" office:value-type="string" office:string-value="a20100" calcext:value-type="string">
            <text:p>a20100</text:p>
          </table:table-cell>
          <table:table-cell table:formula="of:=[LB.B5]" office:value-type="float" office:value="0" calcext:value-type="float">
            <text:p>0</text:p>
          </table:table-cell>
          <table:table-cell table:formula="of:=[LB.C5]" office:value-type="float" office:value="1158" calcext:value-type="float">
            <text:p>1158</text:p>
          </table:table-cell>
          <table:table-cell table:formula="of:=[LB.D5]" office:value-type="float" office:value="1158" calcext:value-type="float">
            <text:p>1158</text:p>
          </table:table-cell>
          <table:table-cell table:formula="of:=[LB.E5]" office:value-type="float" office:value="1158" calcext:value-type="float">
            <text:p>1158</text:p>
          </table:table-cell>
          <table:table-cell table:formula="of:=[LB.F5]" office:value-type="float" office:value="0" calcext:value-type="float">
            <text:p>0</text:p>
          </table:table-cell>
          <table:table-cell/>
          <table:table-cell office:value-type="float" office:value="1183" calcext:value-type="float">
            <text:p>1183</text:p>
          </table:table-cell>
          <table:table-cell table:style-name="ce1" table:formula="of:=([.H5]-[.$C5])/[.$C5]*100" office:value-type="float" office:value="2.15889464594128" calcext:value-type="float">
            <text:p>2.16</text:p>
          </table:table-cell>
          <table:table-cell office:value-type="float" office:value="0.000193058" calcext:value-type="float">
            <text:p>0.0002</text:p>
          </table:table-cell>
          <table:table-cell/>
          <table:table-cell office:value-type="float" office:value="2970" calcext:value-type="float">
            <text:p>2970</text:p>
          </table:table-cell>
          <table:table-cell table:style-name="ce1" table:formula="of:=([.L5]-[.$C5])/[.$C5]*100" office:value-type="float" office:value="156.476683937824" calcext:value-type="float">
            <text:p>156.48</text:p>
          </table:table-cell>
          <table:table-cell office:value-type="float" office:value="0.000181703" calcext:value-type="float">
            <text:p>0.0002</text:p>
          </table:table-cell>
          <table:table-cell/>
          <table:table-cell office:value-type="float" office:value="1673" calcext:value-type="float">
            <text:p>1673</text:p>
          </table:table-cell>
          <table:table-cell table:style-name="ce1" table:formula="of:=([.P5]-[.$C5])/[.$C5]*100" office:value-type="float" office:value="44.4732297063903" calcext:value-type="float">
            <text:p>44.47</text:p>
          </table:table-cell>
          <table:table-cell office:value-type="float" office:value="0.000269819" calcext:value-type="float">
            <text:p>0.0003</text:p>
          </table:table-cell>
          <table:table-cell/>
          <table:table-cell office:value-type="float" office:value="1682" calcext:value-type="float">
            <text:p>1682</text:p>
          </table:table-cell>
          <table:table-cell table:style-name="ce1" table:formula="of:=([.T5]-[.$C5])/[.$C5]*100" office:value-type="float" office:value="45.2504317789292" calcext:value-type="float">
            <text:p>45.25</text:p>
          </table:table-cell>
          <table:table-cell office:value-type="float" office:value="0.000308228" calcext:value-type="float">
            <text:p>0.0003</text:p>
          </table:table-cell>
          <table:table-cell/>
          <table:table-cell office:value-type="float" office:value="2970" calcext:value-type="float">
            <text:p>2970</text:p>
          </table:table-cell>
          <table:table-cell table:style-name="ce1" table:formula="of:=([.X5]-[.$C5])/[.$C5]*100" office:value-type="float" office:value="156.476683937824" calcext:value-type="float">
            <text:p>156.48</text:p>
          </table:table-cell>
          <table:table-cell office:value-type="float" office:value="0.000218276" calcext:value-type="float">
            <text:p>0.0002</text:p>
          </table:table-cell>
          <table:table-cell/>
          <table:table-cell office:value-type="float" office:value="2959" calcext:value-type="float">
            <text:p>2959</text:p>
          </table:table-cell>
          <table:table-cell table:style-name="ce1" table:formula="of:=([.AB5]-[.$C5])/[.$C5]*100" office:value-type="float" office:value="155.52677029361" calcext:value-type="float">
            <text:p>155.53</text:p>
          </table:table-cell>
          <table:table-cell office:value-type="float" office:value="0.000026908" calcext:value-type="float">
            <text:p>0.0000</text:p>
          </table:table-cell>
        </table:table-row>
        <table:table-row table:style-name="ro1">
          <table:table-cell table:formula="of:=[LB.A6]" office:value-type="string" office:string-value="a05200" calcext:value-type="string">
            <text:p>a05200</text:p>
          </table:table-cell>
          <table:table-cell table:formula="of:=[LB.B6]" office:value-type="float" office:value="0" calcext:value-type="float">
            <text:p>0</text:p>
          </table:table-cell>
          <table:table-cell table:formula="of:=[LB.C6]" office:value-type="float" office:value="3235" calcext:value-type="float">
            <text:p>3235</text:p>
          </table:table-cell>
          <table:table-cell table:formula="of:=[LB.D6]" office:value-type="float" office:value="3235" calcext:value-type="float">
            <text:p>3235</text:p>
          </table:table-cell>
          <table:table-cell table:formula="of:=[LB.E6]" office:value-type="float" office:value="3235" calcext:value-type="float">
            <text:p>3235</text:p>
          </table:table-cell>
          <table:table-cell table:formula="of:=[LB.F6]" office:value-type="float" office:value="0" calcext:value-type="float">
            <text:p>0</text:p>
          </table:table-cell>
          <table:table-cell/>
          <table:table-cell office:value-type="float" office:value="3270" calcext:value-type="float">
            <text:p>3270</text:p>
          </table:table-cell>
          <table:table-cell table:style-name="ce1" table:formula="of:=([.H6]-[.$C6])/[.$C6]*100" office:value-type="float" office:value="1.08191653786708" calcext:value-type="float">
            <text:p>1.08</text:p>
          </table:table-cell>
          <table:table-cell office:value-type="float" office:value="0.000098025" calcext:value-type="float">
            <text:p>0.0001</text:p>
          </table:table-cell>
          <table:table-cell/>
          <table:table-cell office:value-type="float" office:value="6055" calcext:value-type="float">
            <text:p>6055</text:p>
          </table:table-cell>
          <table:table-cell table:style-name="ce1" table:formula="of:=([.L6]-[.$C6])/[.$C6]*100" office:value-type="float" office:value="87.1715610510046" calcext:value-type="float">
            <text:p>87.17</text:p>
          </table:table-cell>
          <table:table-cell office:value-type="float" office:value="0.000096655" calcext:value-type="float">
            <text:p>0.0001</text:p>
          </table:table-cell>
          <table:table-cell/>
          <table:table-cell office:value-type="float" office:value="4169" calcext:value-type="float">
            <text:p>4169</text:p>
          </table:table-cell>
          <table:table-cell table:style-name="ce1" table:formula="of:=([.P6]-[.$C6])/[.$C6]*100" office:value-type="float" office:value="28.87171561051" calcext:value-type="float">
            <text:p>28.87</text:p>
          </table:table-cell>
          <table:table-cell office:value-type="float" office:value="0.000134672" calcext:value-type="float">
            <text:p>0.0001</text:p>
          </table:table-cell>
          <table:table-cell/>
          <table:table-cell office:value-type="float" office:value="3845" calcext:value-type="float">
            <text:p>3845</text:p>
          </table:table-cell>
          <table:table-cell table:style-name="ce1" table:formula="of:=([.T6]-[.$C6])/[.$C6]*100" office:value-type="float" office:value="18.8562596599691" calcext:value-type="float">
            <text:p>18.86</text:p>
          </table:table-cell>
          <table:table-cell office:value-type="float" office:value="0.000144699" calcext:value-type="float">
            <text:p>0.0001</text:p>
          </table:table-cell>
          <table:table-cell/>
          <table:table-cell office:value-type="float" office:value="6055" calcext:value-type="float">
            <text:p>6055</text:p>
          </table:table-cell>
          <table:table-cell table:style-name="ce1" table:formula="of:=([.X6]-[.$C6])/[.$C6]*100" office:value-type="float" office:value="87.1715610510046" calcext:value-type="float">
            <text:p>87.17</text:p>
          </table:table-cell>
          <table:table-cell office:value-type="float" office:value="0.000111514" calcext:value-type="float">
            <text:p>0.0001</text:p>
          </table:table-cell>
          <table:table-cell/>
          <table:table-cell office:value-type="float" office:value="6231" calcext:value-type="float">
            <text:p>6231</text:p>
          </table:table-cell>
          <table:table-cell table:style-name="ce1" table:formula="of:=([.AB6]-[.$C6])/[.$C6]*100" office:value-type="float" office:value="92.6120556414219" calcext:value-type="float">
            <text:p>92.61</text:p>
          </table:table-cell>
          <table:table-cell office:value-type="float" office:value="0.000020245" calcext:value-type="float">
            <text:p>0.0000</text:p>
          </table:table-cell>
        </table:table-row>
        <table:table-row table:style-name="ro1">
          <table:table-cell table:formula="of:=[LB.A7]" office:value-type="string" office:string-value="a10200" calcext:value-type="string">
            <text:p>a10200</text:p>
          </table:table-cell>
          <table:table-cell table:formula="of:=[LB.B7]" office:value-type="float" office:value="0" calcext:value-type="float">
            <text:p>0</text:p>
          </table:table-cell>
          <table:table-cell table:formula="of:=[LB.C7]" office:value-type="float" office:value="2623" calcext:value-type="float">
            <text:p>2623</text:p>
          </table:table-cell>
          <table:table-cell table:formula="of:=[LB.D7]" office:value-type="float" office:value="2623" calcext:value-type="float">
            <text:p>2623</text:p>
          </table:table-cell>
          <table:table-cell table:formula="of:=[LB.E7]" office:value-type="float" office:value="2623" calcext:value-type="float">
            <text:p>2623</text:p>
          </table:table-cell>
          <table:table-cell table:formula="of:=[LB.F7]" office:value-type="float" office:value="0" calcext:value-type="float">
            <text:p>0</text:p>
          </table:table-cell>
          <table:table-cell/>
          <table:table-cell office:value-type="float" office:value="2666" calcext:value-type="float">
            <text:p>2666</text:p>
          </table:table-cell>
          <table:table-cell table:style-name="ce1" table:formula="of:=([.H7]-[.$C7])/[.$C7]*100" office:value-type="float" office:value="1.63934426229508" calcext:value-type="float">
            <text:p>1.64</text:p>
          </table:table-cell>
          <table:table-cell office:value-type="float" office:value="0.000195937" calcext:value-type="float">
            <text:p>0.0002</text:p>
          </table:table-cell>
          <table:table-cell/>
          <table:table-cell office:value-type="float" office:value="6137" calcext:value-type="float">
            <text:p>6137</text:p>
          </table:table-cell>
          <table:table-cell table:style-name="ce1" table:formula="of:=([.L7]-[.$C7])/[.$C7]*100" office:value-type="float" office:value="133.968738086161" calcext:value-type="float">
            <text:p>133.97</text:p>
          </table:table-cell>
          <table:table-cell office:value-type="float" office:value="0.000191817" calcext:value-type="float">
            <text:p>0.0002</text:p>
          </table:table-cell>
          <table:table-cell/>
          <table:table-cell office:value-type="float" office:value="3508" calcext:value-type="float">
            <text:p>3508</text:p>
          </table:table-cell>
          <table:table-cell table:style-name="ce1" table:formula="of:=([.P7]-[.$C7])/[.$C7]*100" office:value-type="float" office:value="33.739992375143" calcext:value-type="float">
            <text:p>33.74</text:p>
          </table:table-cell>
          <table:table-cell office:value-type="float" office:value="0.000277884" calcext:value-type="float">
            <text:p>0.0003</text:p>
          </table:table-cell>
          <table:table-cell/>
          <table:table-cell office:value-type="float" office:value="3597" calcext:value-type="float">
            <text:p>3597</text:p>
          </table:table-cell>
          <table:table-cell table:style-name="ce1" table:formula="of:=([.T7]-[.$C7])/[.$C7]*100" office:value-type="float" office:value="37.1330537552421" calcext:value-type="float">
            <text:p>37.13</text:p>
          </table:table-cell>
          <table:table-cell office:value-type="float" office:value="0.00039749" calcext:value-type="float">
            <text:p>0.0004</text:p>
          </table:table-cell>
          <table:table-cell/>
          <table:table-cell office:value-type="float" office:value="6137" calcext:value-type="float">
            <text:p>6137</text:p>
          </table:table-cell>
          <table:table-cell table:style-name="ce1" table:formula="of:=([.X7]-[.$C7])/[.$C7]*100" office:value-type="float" office:value="133.968738086161" calcext:value-type="float">
            <text:p>133.97</text:p>
          </table:table-cell>
          <table:table-cell office:value-type="float" office:value="0.000213145" calcext:value-type="float">
            <text:p>0.0002</text:p>
          </table:table-cell>
          <table:table-cell/>
          <table:table-cell office:value-type="float" office:value="5901" calcext:value-type="float">
            <text:p>5901</text:p>
          </table:table-cell>
          <table:table-cell table:style-name="ce1" table:formula="of:=([.AB7]-[.$C7])/[.$C7]*100" office:value-type="float" office:value="124.971406786123" calcext:value-type="float">
            <text:p>124.97</text:p>
          </table:table-cell>
          <table:table-cell office:value-type="float" office:value="0.000025661" calcext:value-type="float">
            <text:p>0.0000</text:p>
          </table:table-cell>
        </table:table-row>
        <table:table-row table:style-name="ro1">
          <table:table-cell table:formula="of:=[LB.A8]" office:value-type="string" office:string-value="a20200" calcext:value-type="string">
            <text:p>a20200</text:p>
          </table:table-cell>
          <table:table-cell table:formula="of:=[LB.B8]" office:value-type="float" office:value="0" calcext:value-type="float">
            <text:p>0</text:p>
          </table:table-cell>
          <table:table-cell table:formula="of:=[LB.C8]" office:value-type="float" office:value="2339" calcext:value-type="float">
            <text:p>2339</text:p>
          </table:table-cell>
          <table:table-cell table:formula="of:=[LB.D8]" office:value-type="float" office:value="2339" calcext:value-type="float">
            <text:p>2339</text:p>
          </table:table-cell>
          <table:table-cell table:formula="of:=[LB.E8]" office:value-type="float" office:value="2339" calcext:value-type="float">
            <text:p>2339</text:p>
          </table:table-cell>
          <table:table-cell table:formula="of:=[LB.F8]" office:value-type="float" office:value="0" calcext:value-type="float">
            <text:p>0</text:p>
          </table:table-cell>
          <table:table-cell/>
          <table:table-cell office:value-type="float" office:value="2364" calcext:value-type="float">
            <text:p>2364</text:p>
          </table:table-cell>
          <table:table-cell table:style-name="ce1" table:formula="of:=([.H8]-[.$C8])/[.$C8]*100" office:value-type="float" office:value="1.06883283454468" calcext:value-type="float">
            <text:p>1.07</text:p>
          </table:table-cell>
          <table:table-cell office:value-type="float" office:value="0.00039938" calcext:value-type="float">
            <text:p>0.0004</text:p>
          </table:table-cell>
          <table:table-cell/>
          <table:table-cell office:value-type="float" office:value="6133" calcext:value-type="float">
            <text:p>6133</text:p>
          </table:table-cell>
          <table:table-cell table:style-name="ce1" table:formula="of:=([.L8]-[.$C8])/[.$C8]*100" office:value-type="float" office:value="162.2060709705" calcext:value-type="float">
            <text:p>162.21</text:p>
          </table:table-cell>
          <table:table-cell office:value-type="float" office:value="0.000382762" calcext:value-type="float">
            <text:p>0.0004</text:p>
          </table:table-cell>
          <table:table-cell/>
          <table:table-cell office:value-type="float" office:value="3149" calcext:value-type="float">
            <text:p>3149</text:p>
          </table:table-cell>
          <table:table-cell table:style-name="ce1" table:formula="of:=([.P8]-[.$C8])/[.$C8]*100" office:value-type="float" office:value="34.6301838392475" calcext:value-type="float">
            <text:p>34.63</text:p>
          </table:table-cell>
          <table:table-cell office:value-type="float" office:value="0.000573888" calcext:value-type="float">
            <text:p>0.0006</text:p>
          </table:table-cell>
          <table:table-cell/>
          <table:table-cell office:value-type="float" office:value="3503" calcext:value-type="float">
            <text:p>3503</text:p>
          </table:table-cell>
          <table:table-cell table:style-name="ce1" table:formula="of:=([.T8]-[.$C8])/[.$C8]*100" office:value-type="float" office:value="49.7648567764002" calcext:value-type="float">
            <text:p>49.76</text:p>
          </table:table-cell>
          <table:table-cell office:value-type="float" office:value="0.00065456" calcext:value-type="float">
            <text:p>0.0007</text:p>
          </table:table-cell>
          <table:table-cell/>
          <table:table-cell office:value-type="float" office:value="6133" calcext:value-type="float">
            <text:p>6133</text:p>
          </table:table-cell>
          <table:table-cell table:style-name="ce1" table:formula="of:=([.X8]-[.$C8])/[.$C8]*100" office:value-type="float" office:value="162.2060709705" calcext:value-type="float">
            <text:p>162.21</text:p>
          </table:table-cell>
          <table:table-cell office:value-type="float" office:value="0.000494223" calcext:value-type="float">
            <text:p>0.0005</text:p>
          </table:table-cell>
          <table:table-cell/>
          <table:table-cell office:value-type="float" office:value="5695" calcext:value-type="float">
            <text:p>5695</text:p>
          </table:table-cell>
          <table:table-cell table:style-name="ce1" table:formula="of:=([.AB8]-[.$C8])/[.$C8]*100" office:value-type="float" office:value="143.480119709278" calcext:value-type="float">
            <text:p>143.48</text:p>
          </table:table-cell>
          <table:table-cell office:value-type="float" office:value="0.000025827" calcext:value-type="float">
            <text:p>0.0000</text:p>
          </table:table-cell>
        </table:table-row>
        <table:table-row table:style-name="ro1">
          <table:table-cell table:formula="of:=[LB.A9]" office:value-type="string" office:string-value="b05100" calcext:value-type="string">
            <text:p>b05100</text:p>
          </table:table-cell>
          <table:table-cell table:formula="of:=[LB.B9]" office:value-type="float" office:value="0" calcext:value-type="float">
            <text:p>0</text:p>
          </table:table-cell>
          <table:table-cell table:formula="of:=[LB.C9]" office:value-type="float" office:value="1843" calcext:value-type="float">
            <text:p>1843</text:p>
          </table:table-cell>
          <table:table-cell table:formula="of:=[LB.D9]" office:value-type="float" office:value="1843" calcext:value-type="float">
            <text:p>1843</text:p>
          </table:table-cell>
          <table:table-cell table:formula="of:=[LB.E9]" office:value-type="float" office:value="1843" calcext:value-type="float">
            <text:p>1843</text:p>
          </table:table-cell>
          <table:table-cell table:formula="of:=[LB.F9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55506" calcext:value-type="float">
            <text:p>0.0001</text:p>
          </table:table-cell>
          <table:table-cell/>
          <table:table-cell office:value-type="float" office:value="2924" calcext:value-type="float">
            <text:p>2924</text:p>
          </table:table-cell>
          <table:table-cell table:style-name="ce1" table:formula="of:=([.L9]-[.$C9])/[.$C9]*100" office:value-type="float" office:value="58.654367878459" calcext:value-type="float">
            <text:p>58.65</text:p>
          </table:table-cell>
          <table:table-cell office:value-type="float" office:value="0.000054071" calcext:value-type="float">
            <text:p>0.0001</text:p>
          </table:table-cell>
          <table:table-cell/>
          <table:table-cell office:value-type="float" office:value="1980" calcext:value-type="float">
            <text:p>1980</text:p>
          </table:table-cell>
          <table:table-cell table:style-name="ce1" table:formula="of:=([.P9]-[.$C9])/[.$C9]*100" office:value-type="float" office:value="7.43353228431905" calcext:value-type="float">
            <text:p>7.43</text:p>
          </table:table-cell>
          <table:table-cell office:value-type="float" office:value="0.000065582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6936" calcext:value-type="float">
            <text:p>0.0001</text:p>
          </table:table-cell>
          <table:table-cell/>
          <table:table-cell office:value-type="float" office:value="2924" calcext:value-type="float">
            <text:p>2924</text:p>
          </table:table-cell>
          <table:table-cell table:style-name="ce1" table:formula="of:=([.X9]-[.$C9])/[.$C9]*100" office:value-type="float" office:value="58.654367878459" calcext:value-type="float">
            <text:p>58.65</text:p>
          </table:table-cell>
          <table:table-cell office:value-type="float" office:value="0.00005883" calcext:value-type="float">
            <text:p>0.0001</text:p>
          </table:table-cell>
          <table:table-cell/>
          <table:table-cell office:value-type="float" office:value="2938" calcext:value-type="float">
            <text:p>2938</text:p>
          </table:table-cell>
          <table:table-cell table:style-name="ce1" table:formula="of:=([.AB9]-[.$C9])/[.$C9]*100" office:value-type="float" office:value="59.4139989148128" calcext:value-type="float">
            <text:p>59.41</text:p>
          </table:table-cell>
          <table:table-cell office:value-type="float" office:value="0.000080316" calcext:value-type="float">
            <text:p>0.0001</text:p>
          </table:table-cell>
        </table:table-row>
        <table:table-row table:style-name="ro1">
          <table:table-cell table:formula="of:=[LB.A10]" office:value-type="string" office:string-value="b10100" calcext:value-type="string">
            <text:p>b10100</text:p>
          </table:table-cell>
          <table:table-cell table:formula="of:=[LB.B10]" office:value-type="float" office:value="0" calcext:value-type="float">
            <text:p>0</text:p>
          </table:table-cell>
          <table:table-cell table:formula="of:=[LB.C10]" office:value-type="float" office:value="1407" calcext:value-type="float">
            <text:p>1407</text:p>
          </table:table-cell>
          <table:table-cell table:formula="of:=[LB.D10]" office:value-type="float" office:value="1407" calcext:value-type="float">
            <text:p>1407</text:p>
          </table:table-cell>
          <table:table-cell table:formula="of:=[LB.E10]" office:value-type="float" office:value="1407" calcext:value-type="float">
            <text:p>1407</text:p>
          </table:table-cell>
          <table:table-cell table:formula="of:=[LB.F10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00795" calcext:value-type="float">
            <text:p>0.0001</text:p>
          </table:table-cell>
          <table:table-cell/>
          <table:table-cell office:value-type="float" office:value="2824" calcext:value-type="float">
            <text:p>2824</text:p>
          </table:table-cell>
          <table:table-cell table:style-name="ce1" table:formula="of:=([.L10]-[.$C10])/[.$C10]*100" office:value-type="float" office:value="100.710732054016" calcext:value-type="float">
            <text:p>100.71</text:p>
          </table:table-cell>
          <table:table-cell office:value-type="float" office:value="0.000095651" calcext:value-type="float">
            <text:p>0.0001</text:p>
          </table:table-cell>
          <table:table-cell/>
          <table:table-cell office:value-type="float" office:value="1809" calcext:value-type="float">
            <text:p>1809</text:p>
          </table:table-cell>
          <table:table-cell table:style-name="ce1" table:formula="of:=([.P10]-[.$C10])/[.$C10]*100" office:value-type="float" office:value="28.5714285714286" calcext:value-type="float">
            <text:p>28.57</text:p>
          </table:table-cell>
          <table:table-cell office:value-type="float" office:value="0.000134532" calcext:value-type="float">
            <text:p>0.0001</text:p>
          </table:table-cell>
          <table:table-cell/>
          <table:table-cell office:value-type="float" office:value="1819" calcext:value-type="float">
            <text:p>1819</text:p>
          </table:table-cell>
          <table:table-cell table:style-name="ce1" table:formula="of:=([.T10]-[.$C10])/[.$C10]*100" office:value-type="float" office:value="29.2821606254442" calcext:value-type="float">
            <text:p>29.28</text:p>
          </table:table-cell>
          <table:table-cell office:value-type="float" office:value="0.0001474" calcext:value-type="float">
            <text:p>0.0001</text:p>
          </table:table-cell>
          <table:table-cell/>
          <table:table-cell office:value-type="float" office:value="2824" calcext:value-type="float">
            <text:p>2824</text:p>
          </table:table-cell>
          <table:table-cell table:style-name="ce1" table:formula="of:=([.X10]-[.$C10])/[.$C10]*100" office:value-type="float" office:value="100.710732054016" calcext:value-type="float">
            <text:p>100.71</text:p>
          </table:table-cell>
          <table:table-cell office:value-type="float" office:value="0.000107921" calcext:value-type="float">
            <text:p>0.0001</text:p>
          </table:table-cell>
          <table:table-cell/>
          <table:table-cell office:value-type="float" office:value="2943" calcext:value-type="float">
            <text:p>2943</text:p>
          </table:table-cell>
          <table:table-cell table:style-name="ce1" table:formula="of:=([.AB10]-[.$C10])/[.$C10]*100" office:value-type="float" office:value="109.168443496802" calcext:value-type="float">
            <text:p>109.17</text:p>
          </table:table-cell>
          <table:table-cell office:value-type="float" office:value="0.000053686" calcext:value-type="float">
            <text:p>0.0001</text:p>
          </table:table-cell>
        </table:table-row>
        <table:table-row table:style-name="ro1">
          <table:table-cell table:formula="of:=[LB.A11]" office:value-type="string" office:string-value="b20100" calcext:value-type="string">
            <text:p>b20100</text:p>
          </table:table-cell>
          <table:table-cell table:formula="of:=[LB.B11]" office:value-type="float" office:value="0" calcext:value-type="float">
            <text:p>0</text:p>
          </table:table-cell>
          <table:table-cell table:formula="of:=[LB.C11]" office:value-type="float" office:value="1166" calcext:value-type="float">
            <text:p>1166</text:p>
          </table:table-cell>
          <table:table-cell table:formula="of:=[LB.D11]" office:value-type="float" office:value="1166" calcext:value-type="float">
            <text:p>1166</text:p>
          </table:table-cell>
          <table:table-cell table:formula="of:=[LB.E11]" office:value-type="float" office:value="1166" calcext:value-type="float">
            <text:p>1166</text:p>
          </table:table-cell>
          <table:table-cell table:formula="of:=[LB.F11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98241" calcext:value-type="float">
            <text:p>0.0002</text:p>
          </table:table-cell>
          <table:table-cell/>
          <table:table-cell office:value-type="float" office:value="2938" calcext:value-type="float">
            <text:p>2938</text:p>
          </table:table-cell>
          <table:table-cell table:style-name="ce1" table:formula="of:=([.L11]-[.$C11])/[.$C11]*100" office:value-type="float" office:value="151.972555746141" calcext:value-type="float">
            <text:p>151.97</text:p>
          </table:table-cell>
          <table:table-cell office:value-type="float" office:value="0.000181168" calcext:value-type="float">
            <text:p>0.0002</text:p>
          </table:table-cell>
          <table:table-cell/>
          <table:table-cell office:value-type="float" office:value="1467" calcext:value-type="float">
            <text:p>1467</text:p>
          </table:table-cell>
          <table:table-cell table:style-name="ce1" table:formula="of:=([.P11]-[.$C11])/[.$C11]*100" office:value-type="float" office:value="25.8147512864494" calcext:value-type="float">
            <text:p>25.81</text:p>
          </table:table-cell>
          <table:table-cell office:value-type="float" office:value="0.000272902" calcext:value-type="float">
            <text:p>0.0003</text:p>
          </table:table-cell>
          <table:table-cell/>
          <table:table-cell office:value-type="float" office:value="1638" calcext:value-type="float">
            <text:p>1638</text:p>
          </table:table-cell>
          <table:table-cell table:style-name="ce1" table:formula="of:=([.T11]-[.$C11])/[.$C11]*100" office:value-type="float" office:value="40.4802744425386" calcext:value-type="float">
            <text:p>40.48</text:p>
          </table:table-cell>
          <table:table-cell office:value-type="float" office:value="0.000309295" calcext:value-type="float">
            <text:p>0.0003</text:p>
          </table:table-cell>
          <table:table-cell/>
          <table:table-cell office:value-type="float" office:value="2938" calcext:value-type="float">
            <text:p>2938</text:p>
          </table:table-cell>
          <table:table-cell table:style-name="ce1" table:formula="of:=([.X11]-[.$C11])/[.$C11]*100" office:value-type="float" office:value="151.972555746141" calcext:value-type="float">
            <text:p>151.97</text:p>
          </table:table-cell>
          <table:table-cell office:value-type="float" office:value="0.000208414" calcext:value-type="float">
            <text:p>0.0002</text:p>
          </table:table-cell>
          <table:table-cell/>
          <table:table-cell office:value-type="float" office:value="3004" calcext:value-type="float">
            <text:p>3004</text:p>
          </table:table-cell>
          <table:table-cell table:style-name="ce1" table:formula="of:=([.AB11]-[.$C11])/[.$C11]*100" office:value-type="float" office:value="157.632933104631" calcext:value-type="float">
            <text:p>157.63</text:p>
          </table:table-cell>
          <table:table-cell office:value-type="float" office:value="0.000043791" calcext:value-type="float">
            <text:p>0.0000</text:p>
          </table:table-cell>
        </table:table-row>
        <table:table-row table:style-name="ro1">
          <table:table-cell table:formula="of:=[LB.A12]" office:value-type="string" office:string-value="b05200" calcext:value-type="string">
            <text:p>b05200</text:p>
          </table:table-cell>
          <table:table-cell table:formula="of:=[LB.B12]" office:value-type="float" office:value="0" calcext:value-type="float">
            <text:p>0</text:p>
          </table:table-cell>
          <table:table-cell table:formula="of:=[LB.C12]" office:value-type="float" office:value="3552" calcext:value-type="float">
            <text:p>3552</text:p>
          </table:table-cell>
          <table:table-cell table:formula="of:=[LB.D12]" office:value-type="float" office:value="3552" calcext:value-type="float">
            <text:p>3552</text:p>
          </table:table-cell>
          <table:table-cell table:formula="of:=[LB.E12]" office:value-type="float" office:value="3552" calcext:value-type="float">
            <text:p>3552</text:p>
          </table:table-cell>
          <table:table-cell table:formula="of:=[LB.F12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04371" calcext:value-type="float">
            <text:p>0.0001</text:p>
          </table:table-cell>
          <table:table-cell/>
          <table:table-cell office:value-type="float" office:value="5915" calcext:value-type="float">
            <text:p>5915</text:p>
          </table:table-cell>
          <table:table-cell table:style-name="ce1" table:formula="of:=([.L12]-[.$C12])/[.$C12]*100" office:value-type="float" office:value="66.5259009009009" calcext:value-type="float">
            <text:p>66.53</text:p>
          </table:table-cell>
          <table:table-cell office:value-type="float" office:value="0.000100382" calcext:value-type="float">
            <text:p>0.0001</text:p>
          </table:table-cell>
          <table:table-cell/>
          <table:table-cell office:value-type="float" office:value="4329" calcext:value-type="float">
            <text:p>4329</text:p>
          </table:table-cell>
          <table:table-cell table:style-name="ce1" table:formula="of:=([.P12]-[.$C12])/[.$C12]*100" office:value-type="float" office:value="21.875" calcext:value-type="float">
            <text:p>21.88</text:p>
          </table:table-cell>
          <table:table-cell office:value-type="float" office:value="0.000187643" calcext:value-type="float">
            <text:p>0.0002</text:p>
          </table:table-cell>
          <table:table-cell/>
          <table:table-cell office:value-type="float" office:value="3952" calcext:value-type="float">
            <text:p>3952</text:p>
          </table:table-cell>
          <table:table-cell table:style-name="ce1" table:formula="of:=([.T12]-[.$C12])/[.$C12]*100" office:value-type="float" office:value="11.2612612612613" calcext:value-type="float">
            <text:p>11.26</text:p>
          </table:table-cell>
          <table:table-cell office:value-type="float" office:value="0.000138038" calcext:value-type="float">
            <text:p>0.0001</text:p>
          </table:table-cell>
          <table:table-cell/>
          <table:table-cell office:value-type="float" office:value="5915" calcext:value-type="float">
            <text:p>5915</text:p>
          </table:table-cell>
          <table:table-cell table:style-name="ce1" table:formula="of:=([.X12]-[.$C12])/[.$C12]*100" office:value-type="float" office:value="66.5259009009009" calcext:value-type="float">
            <text:p>66.53</text:p>
          </table:table-cell>
          <table:table-cell office:value-type="float" office:value="0.000107629" calcext:value-type="float">
            <text:p>0.0001</text:p>
          </table:table-cell>
          <table:table-cell/>
          <table:table-cell office:value-type="float" office:value="6056" calcext:value-type="float">
            <text:p>6056</text:p>
          </table:table-cell>
          <table:table-cell table:style-name="ce1" table:formula="of:=([.AB12]-[.$C12])/[.$C12]*100" office:value-type="float" office:value="70.4954954954955" calcext:value-type="float">
            <text:p>70.50</text:p>
          </table:table-cell>
          <table:table-cell office:value-type="float" office:value="0.000059289" calcext:value-type="float">
            <text:p>0.0001</text:p>
          </table:table-cell>
        </table:table-row>
        <table:table-row table:style-name="ro1">
          <table:table-cell table:formula="of:=[LB.A13]" office:value-type="string" office:string-value="b10200" calcext:value-type="string">
            <text:p>b10200</text:p>
          </table:table-cell>
          <table:table-cell table:formula="of:=[LB.B13]" office:value-type="float" office:value="0" calcext:value-type="float">
            <text:p>0</text:p>
          </table:table-cell>
          <table:table-cell table:formula="of:=[LB.C13]" office:value-type="float" office:value="2827" calcext:value-type="float">
            <text:p>2827</text:p>
          </table:table-cell>
          <table:table-cell table:formula="of:=[LB.D13]" office:value-type="float" office:value="2827" calcext:value-type="float">
            <text:p>2827</text:p>
          </table:table-cell>
          <table:table-cell table:formula="of:=[LB.E13]" office:value-type="float" office:value="2827" calcext:value-type="float">
            <text:p>2827</text:p>
          </table:table-cell>
          <table:table-cell table:formula="of:=[LB.F13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09046" calcext:value-type="float">
            <text:p>0.0002</text:p>
          </table:table-cell>
          <table:table-cell/>
          <table:table-cell office:value-type="float" office:value="6056" calcext:value-type="float">
            <text:p>6056</text:p>
          </table:table-cell>
          <table:table-cell table:style-name="ce1" table:formula="of:=([.L13]-[.$C13])/[.$C13]*100" office:value-type="float" office:value="114.220021223912" calcext:value-type="float">
            <text:p>114.22</text:p>
          </table:table-cell>
          <table:table-cell office:value-type="float" office:value="0.000191538" calcext:value-type="float">
            <text:p>0.0002</text:p>
          </table:table-cell>
          <table:table-cell/>
          <table:table-cell office:value-type="float" office:value="3656" calcext:value-type="float">
            <text:p>3656</text:p>
          </table:table-cell>
          <table:table-cell table:style-name="ce1" table:formula="of:=([.P13]-[.$C13])/[.$C13]*100" office:value-type="float" office:value="29.3243721259285" calcext:value-type="float">
            <text:p>29.32</text:p>
          </table:table-cell>
          <table:table-cell office:value-type="float" office:value="0.000278306" calcext:value-type="float">
            <text:p>0.0003</text:p>
          </table:table-cell>
          <table:table-cell/>
          <table:table-cell office:value-type="float" office:value="3696" calcext:value-type="float">
            <text:p>3696</text:p>
          </table:table-cell>
          <table:table-cell table:style-name="ce1" table:formula="of:=([.T13]-[.$C13])/[.$C13]*100" office:value-type="float" office:value="30.7392996108949" calcext:value-type="float">
            <text:p>30.74</text:p>
          </table:table-cell>
          <table:table-cell office:value-type="float" office:value="0.000315976" calcext:value-type="float">
            <text:p>0.0003</text:p>
          </table:table-cell>
          <table:table-cell/>
          <table:table-cell office:value-type="float" office:value="6056" calcext:value-type="float">
            <text:p>6056</text:p>
          </table:table-cell>
          <table:table-cell table:style-name="ce1" table:formula="of:=([.X13]-[.$C13])/[.$C13]*100" office:value-type="float" office:value="114.220021223912" calcext:value-type="float">
            <text:p>114.22</text:p>
          </table:table-cell>
          <table:table-cell office:value-type="float" office:value="0.000212505" calcext:value-type="float">
            <text:p>0.0002</text:p>
          </table:table-cell>
          <table:table-cell/>
          <table:table-cell office:value-type="float" office:value="5889" calcext:value-type="float">
            <text:p>5889</text:p>
          </table:table-cell>
          <table:table-cell table:style-name="ce1" table:formula="of:=([.AB13]-[.$C13])/[.$C13]*100" office:value-type="float" office:value="108.312698974178" calcext:value-type="float">
            <text:p>108.31</text:p>
          </table:table-cell>
          <table:table-cell office:value-type="float" office:value="0.000084131" calcext:value-type="float">
            <text:p>0.0001</text:p>
          </table:table-cell>
        </table:table-row>
        <table:table-row table:style-name="ro1">
          <table:table-cell table:formula="of:=[LB.A14]" office:value-type="string" office:string-value="b20200" calcext:value-type="string">
            <text:p>b20200</text:p>
          </table:table-cell>
          <table:table-cell table:formula="of:=[LB.B14]" office:value-type="float" office:value="0" calcext:value-type="float">
            <text:p>0</text:p>
          </table:table-cell>
          <table:table-cell table:formula="of:=[LB.C14]" office:value-type="float" office:value="2339" calcext:value-type="float">
            <text:p>2339</text:p>
          </table:table-cell>
          <table:table-cell table:formula="of:=[LB.D14]" office:value-type="float" office:value="2339" calcext:value-type="float">
            <text:p>2339</text:p>
          </table:table-cell>
          <table:table-cell table:formula="of:=[LB.E14]" office:value-type="float" office:value="2339" calcext:value-type="float">
            <text:p>2339</text:p>
          </table:table-cell>
          <table:table-cell table:formula="of:=[LB.F14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4169" calcext:value-type="float">
            <text:p>0.0004</text:p>
          </table:table-cell>
          <table:table-cell/>
          <table:table-cell office:value-type="float" office:value="5880" calcext:value-type="float">
            <text:p>5880</text:p>
          </table:table-cell>
          <table:table-cell table:style-name="ce1" table:formula="of:=([.L14]-[.$C14])/[.$C14]*100" office:value-type="float" office:value="151.389482684908" calcext:value-type="float">
            <text:p>151.39</text:p>
          </table:table-cell>
          <table:table-cell office:value-type="float" office:value="0.000379783" calcext:value-type="float">
            <text:p>0.0004</text:p>
          </table:table-cell>
          <table:table-cell/>
          <table:table-cell office:value-type="float" office:value="2960" calcext:value-type="float">
            <text:p>2960</text:p>
          </table:table-cell>
          <table:table-cell table:style-name="ce1" table:formula="of:=([.P14]-[.$C14])/[.$C14]*100" office:value-type="float" office:value="26.5498076100898" calcext:value-type="float">
            <text:p>26.55</text:p>
          </table:table-cell>
          <table:table-cell office:value-type="float" office:value="0.00057986" calcext:value-type="float">
            <text:p>0.0006</text:p>
          </table:table-cell>
          <table:table-cell/>
          <table:table-cell office:value-type="float" office:value="3308" calcext:value-type="float">
            <text:p>3308</text:p>
          </table:table-cell>
          <table:table-cell table:style-name="ce1" table:formula="of:=([.T14]-[.$C14])/[.$C14]*100" office:value-type="float" office:value="41.4279606669517" calcext:value-type="float">
            <text:p>41.43</text:p>
          </table:table-cell>
          <table:table-cell office:value-type="float" office:value="0.000647355" calcext:value-type="float">
            <text:p>0.0006</text:p>
          </table:table-cell>
          <table:table-cell/>
          <table:table-cell office:value-type="float" office:value="5880" calcext:value-type="float">
            <text:p>5880</text:p>
          </table:table-cell>
          <table:table-cell table:style-name="ce1" table:formula="of:=([.X14]-[.$C14])/[.$C14]*100" office:value-type="float" office:value="151.389482684908" calcext:value-type="float">
            <text:p>151.39</text:p>
          </table:table-cell>
          <table:table-cell office:value-type="float" office:value="0.000460326" calcext:value-type="float">
            <text:p>0.0005</text:p>
          </table:table-cell>
          <table:table-cell/>
          <table:table-cell office:value-type="float" office:value="5822" calcext:value-type="float">
            <text:p>5822</text:p>
          </table:table-cell>
          <table:table-cell table:style-name="ce1" table:formula="of:=([.AB14]-[.$C14])/[.$C14]*100" office:value-type="float" office:value="148.909790508764" calcext:value-type="float">
            <text:p>148.91</text:p>
          </table:table-cell>
          <table:table-cell office:value-type="float" office:value="0.000063084" calcext:value-type="float">
            <text:p>0.0001</text:p>
          </table:table-cell>
        </table:table-row>
        <table:table-row table:style-name="ro1">
          <table:table-cell table:formula="of:=[LB.A15]" office:value-type="string" office:string-value="c05100" calcext:value-type="string">
            <text:p>c05100</text:p>
          </table:table-cell>
          <table:table-cell table:formula="of:=[LB.B15]" office:value-type="float" office:value="0" calcext:value-type="float">
            <text:p>0</text:p>
          </table:table-cell>
          <table:table-cell table:formula="of:=[LB.C15]" office:value-type="float" office:value="1930" calcext:value-type="float">
            <text:p>1930</text:p>
          </table:table-cell>
          <table:table-cell table:formula="of:=[LB.D15]" office:value-type="float" office:value="1930" calcext:value-type="float">
            <text:p>1930</text:p>
          </table:table-cell>
          <table:table-cell table:formula="of:=[LB.E15]" office:value-type="float" office:value="1930" calcext:value-type="float">
            <text:p>1930</text:p>
          </table:table-cell>
          <table:table-cell table:formula="of:=[LB.F15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55119" calcext:value-type="float">
            <text:p>0.0001</text:p>
          </table:table-cell>
          <table:table-cell/>
          <table:table-cell office:value-type="float" office:value="3287" calcext:value-type="float">
            <text:p>3287</text:p>
          </table:table-cell>
          <table:table-cell table:style-name="ce1" table:formula="of:=([.L15]-[.$C15])/[.$C15]*100" office:value-type="float" office:value="70.3108808290155" calcext:value-type="float">
            <text:p>70.31</text:p>
          </table:table-cell>
          <table:table-cell office:value-type="float" office:value="0.000050222" calcext:value-type="float">
            <text:p>0.0001</text:p>
          </table:table-cell>
          <table:table-cell/>
          <table:table-cell office:value-type="float" office:value="2263" calcext:value-type="float">
            <text:p>2263</text:p>
          </table:table-cell>
          <table:table-cell table:style-name="ce1" table:formula="of:=([.P15]-[.$C15])/[.$C15]*100" office:value-type="float" office:value="17.2538860103627" calcext:value-type="float">
            <text:p>17.25</text:p>
          </table:table-cell>
          <table:table-cell office:value-type="float" office:value="0.000064241" calcext:value-type="float">
            <text:p>0.0001</text:p>
          </table:table-cell>
          <table:table-cell/>
          <table:table-cell office:value-type="float" office:value="2024" calcext:value-type="float">
            <text:p>2024</text:p>
          </table:table-cell>
          <table:table-cell table:style-name="ce1" table:formula="of:=([.T15]-[.$C15])/[.$C15]*100" office:value-type="float" office:value="4.87046632124352" calcext:value-type="float">
            <text:p>4.87</text:p>
          </table:table-cell>
          <table:table-cell office:value-type="float" office:value="0.000069764" calcext:value-type="float">
            <text:p>0.0001</text:p>
          </table:table-cell>
          <table:table-cell/>
          <table:table-cell office:value-type="float" office:value="3299" calcext:value-type="float">
            <text:p>3299</text:p>
          </table:table-cell>
          <table:table-cell table:style-name="ce1" table:formula="of:=([.X15]-[.$C15])/[.$C15]*100" office:value-type="float" office:value="70.9326424870466" calcext:value-type="float">
            <text:p>70.93</text:p>
          </table:table-cell>
          <table:table-cell office:value-type="float" office:value="0.000068563" calcext:value-type="float">
            <text:p>0.0001</text:p>
          </table:table-cell>
          <table:table-cell/>
          <table:table-cell office:value-type="float" office:value="3301" calcext:value-type="float">
            <text:p>3301</text:p>
          </table:table-cell>
          <table:table-cell table:style-name="ce1" table:formula="of:=([.AB15]-[.$C15])/[.$C15]*100" office:value-type="float" office:value="71.0362694300518" calcext:value-type="float">
            <text:p>71.04</text:p>
          </table:table-cell>
          <table:table-cell office:value-type="float" office:value="0.00003897" calcext:value-type="float">
            <text:p>0.0000</text:p>
          </table:table-cell>
        </table:table-row>
        <table:table-row table:style-name="ro1">
          <table:table-cell table:formula="of:=[LB.A16]" office:value-type="string" office:string-value="c10100" calcext:value-type="string">
            <text:p>c10100</text:p>
          </table:table-cell>
          <table:table-cell table:formula="of:=[LB.B16]" office:value-type="float" office:value="0" calcext:value-type="float">
            <text:p>0</text:p>
          </table:table-cell>
          <table:table-cell table:formula="of:=[LB.C16]" office:value-type="float" office:value="1400" calcext:value-type="float">
            <text:p>1400</text:p>
          </table:table-cell>
          <table:table-cell table:formula="of:=[LB.D16]" office:value-type="float" office:value="1400" calcext:value-type="float">
            <text:p>1400</text:p>
          </table:table-cell>
          <table:table-cell table:formula="of:=[LB.E16]" office:value-type="float" office:value="1400" calcext:value-type="float">
            <text:p>1400</text:p>
          </table:table-cell>
          <table:table-cell table:formula="of:=[LB.F16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0038" calcext:value-type="float">
            <text:p>0.0001</text:p>
          </table:table-cell>
          <table:table-cell/>
          <table:table-cell office:value-type="float" office:value="3252" calcext:value-type="float">
            <text:p>3252</text:p>
          </table:table-cell>
          <table:table-cell table:style-name="ce1" table:formula="of:=([.L16]-[.$C16])/[.$C16]*100" office:value-type="float" office:value="132.285714285714" calcext:value-type="float">
            <text:p>132.29</text:p>
          </table:table-cell>
          <table:table-cell office:value-type="float" office:value="0.0000873" calcext:value-type="float">
            <text:p>0.0001</text:p>
          </table:table-cell>
          <table:table-cell/>
          <table:table-cell office:value-type="float" office:value="1793" calcext:value-type="float">
            <text:p>1793</text:p>
          </table:table-cell>
          <table:table-cell table:style-name="ce1" table:formula="of:=([.P16]-[.$C16])/[.$C16]*100" office:value-type="float" office:value="28.0714285714286" calcext:value-type="float">
            <text:p>28.07</text:p>
          </table:table-cell>
          <table:table-cell office:value-type="float" office:value="0.00013006" calcext:value-type="float">
            <text:p>0.0001</text:p>
          </table:table-cell>
          <table:table-cell/>
          <table:table-cell office:value-type="float" office:value="1774" calcext:value-type="float">
            <text:p>1774</text:p>
          </table:table-cell>
          <table:table-cell table:style-name="ce1" table:formula="of:=([.T16]-[.$C16])/[.$C16]*100" office:value-type="float" office:value="26.7142857142857" calcext:value-type="float">
            <text:p>26.71</text:p>
          </table:table-cell>
          <table:table-cell office:value-type="float" office:value="0.000145664" calcext:value-type="float">
            <text:p>0.0001</text:p>
          </table:table-cell>
          <table:table-cell/>
          <table:table-cell office:value-type="float" office:value="3146" calcext:value-type="float">
            <text:p>3146</text:p>
          </table:table-cell>
          <table:table-cell table:style-name="ce1" table:formula="of:=([.X16]-[.$C16])/[.$C16]*100" office:value-type="float" office:value="124.714285714286" calcext:value-type="float">
            <text:p>124.71</text:p>
          </table:table-cell>
          <table:table-cell office:value-type="float" office:value="0.000132609" calcext:value-type="float">
            <text:p>0.0001</text:p>
          </table:table-cell>
          <table:table-cell/>
          <table:table-cell office:value-type="float" office:value="3358" calcext:value-type="float">
            <text:p>3358</text:p>
          </table:table-cell>
          <table:table-cell table:style-name="ce1" table:formula="of:=([.AB16]-[.$C16])/[.$C16]*100" office:value-type="float" office:value="139.857142857143" calcext:value-type="float">
            <text:p>139.86</text:p>
          </table:table-cell>
          <table:table-cell office:value-type="float" office:value="0.000054274" calcext:value-type="float">
            <text:p>0.0001</text:p>
          </table:table-cell>
        </table:table-row>
        <table:table-row table:style-name="ro1">
          <table:table-cell table:formula="of:=[LB.A17]" office:value-type="string" office:string-value="c20100" calcext:value-type="string">
            <text:p>c20100</text:p>
          </table:table-cell>
          <table:table-cell table:formula="of:=[LB.B17]" office:value-type="float" office:value="0" calcext:value-type="float">
            <text:p>0</text:p>
          </table:table-cell>
          <table:table-cell table:formula="of:=[LB.C17]" office:value-type="float" office:value="1243" calcext:value-type="float">
            <text:p>1243</text:p>
          </table:table-cell>
          <table:table-cell table:formula="of:=[LB.D17]" office:value-type="float" office:value="1243" calcext:value-type="float">
            <text:p>1243</text:p>
          </table:table-cell>
          <table:table-cell table:formula="of:=[LB.E17]" office:value-type="float" office:value="1243" calcext:value-type="float">
            <text:p>1243</text:p>
          </table:table-cell>
          <table:table-cell table:formula="of:=[LB.F17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98683" calcext:value-type="float">
            <text:p>0.0002</text:p>
          </table:table-cell>
          <table:table-cell/>
          <table:table-cell office:value-type="float" office:value="3027" calcext:value-type="float">
            <text:p>3027</text:p>
          </table:table-cell>
          <table:table-cell table:style-name="ce1" table:formula="of:=([.L17]-[.$C17])/[.$C17]*100" office:value-type="float" office:value="143.523732904264" calcext:value-type="float">
            <text:p>143.52</text:p>
          </table:table-cell>
          <table:table-cell office:value-type="float" office:value="0.000180516" calcext:value-type="float">
            <text:p>0.0002</text:p>
          </table:table-cell>
          <table:table-cell/>
          <table:table-cell office:value-type="float" office:value="1559" calcext:value-type="float">
            <text:p>1559</text:p>
          </table:table-cell>
          <table:table-cell table:style-name="ce1" table:formula="of:=([.P17]-[.$C17])/[.$C17]*100" office:value-type="float" office:value="25.4223652453741" calcext:value-type="float">
            <text:p>25.42</text:p>
          </table:table-cell>
          <table:table-cell office:value-type="float" office:value="0.000271064" calcext:value-type="float">
            <text:p>0.0003</text:p>
          </table:table-cell>
          <table:table-cell/>
          <table:table-cell office:value-type="float" office:value="1704" calcext:value-type="float">
            <text:p>1704</text:p>
          </table:table-cell>
          <table:table-cell table:style-name="ce1" table:formula="of:=([.T17]-[.$C17])/[.$C17]*100" office:value-type="float" office:value="37.087691069992" calcext:value-type="float">
            <text:p>37.09</text:p>
          </table:table-cell>
          <table:table-cell office:value-type="float" office:value="0.000303159" calcext:value-type="float">
            <text:p>0.0003</text:p>
          </table:table-cell>
          <table:table-cell/>
          <table:table-cell office:value-type="float" office:value="3002" calcext:value-type="float">
            <text:p>3002</text:p>
          </table:table-cell>
          <table:table-cell table:style-name="ce1" table:formula="of:=([.X17]-[.$C17])/[.$C17]*100" office:value-type="float" office:value="141.512469831054" calcext:value-type="float">
            <text:p>141.51</text:p>
          </table:table-cell>
          <table:table-cell office:value-type="float" office:value="0.000277505" calcext:value-type="float">
            <text:p>0.0003</text:p>
          </table:table-cell>
          <table:table-cell/>
          <table:table-cell office:value-type="float" office:value="2987" calcext:value-type="float">
            <text:p>2987</text:p>
          </table:table-cell>
          <table:table-cell table:style-name="ce1" table:formula="of:=([.AB17]-[.$C17])/[.$C17]*100" office:value-type="float" office:value="140.305711987128" calcext:value-type="float">
            <text:p>140.31</text:p>
          </table:table-cell>
          <table:table-cell office:value-type="float" office:value="0.000058868" calcext:value-type="float">
            <text:p>0.0001</text:p>
          </table:table-cell>
        </table:table-row>
        <table:table-row table:style-name="ro1">
          <table:table-cell table:formula="of:=[LB.A18]" office:value-type="string" office:string-value="c05200" calcext:value-type="string">
            <text:p>c05200</text:p>
          </table:table-cell>
          <table:table-cell table:formula="of:=[LB.B18]" office:value-type="float" office:value="0" calcext:value-type="float">
            <text:p>0</text:p>
          </table:table-cell>
          <table:table-cell table:formula="of:=[LB.C18]" office:value-type="float" office:value="3455" calcext:value-type="float">
            <text:p>3455</text:p>
          </table:table-cell>
          <table:table-cell table:formula="of:=[LB.D18]" office:value-type="float" office:value="3455" calcext:value-type="float">
            <text:p>3455</text:p>
          </table:table-cell>
          <table:table-cell table:formula="of:=[LB.E18]" office:value-type="float" office:value="3455" calcext:value-type="float">
            <text:p>3455</text:p>
          </table:table-cell>
          <table:table-cell table:formula="of:=[LB.F18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06468" calcext:value-type="float">
            <text:p>0.0001</text:p>
          </table:table-cell>
          <table:table-cell/>
          <table:table-cell office:value-type="float" office:value="5756" calcext:value-type="float">
            <text:p>5756</text:p>
          </table:table-cell>
          <table:table-cell table:style-name="ce1" table:formula="of:=([.L18]-[.$C18])/[.$C18]*100" office:value-type="float" office:value="66.5991316931983" calcext:value-type="float">
            <text:p>66.60</text:p>
          </table:table-cell>
          <table:table-cell office:value-type="float" office:value="0.000097159" calcext:value-type="float">
            <text:p>0.0001</text:p>
          </table:table-cell>
          <table:table-cell/>
          <table:table-cell office:value-type="float" office:value="4003" calcext:value-type="float">
            <text:p>4003</text:p>
          </table:table-cell>
          <table:table-cell table:style-name="ce1" table:formula="of:=([.P18]-[.$C18])/[.$C18]*100" office:value-type="float" office:value="15.8610709117221" calcext:value-type="float">
            <text:p>15.86</text:p>
          </table:table-cell>
          <table:table-cell office:value-type="float" office:value="0.000133725" calcext:value-type="float">
            <text:p>0.0001</text:p>
          </table:table-cell>
          <table:table-cell/>
          <table:table-cell office:value-type="float" office:value="3850" calcext:value-type="float">
            <text:p>3850</text:p>
          </table:table-cell>
          <table:table-cell table:style-name="ce1" table:formula="of:=([.T18]-[.$C18])/[.$C18]*100" office:value-type="float" office:value="11.4327062228654" calcext:value-type="float">
            <text:p>11.43</text:p>
          </table:table-cell>
          <table:table-cell office:value-type="float" office:value="0.000151589" calcext:value-type="float">
            <text:p>0.0002</text:p>
          </table:table-cell>
          <table:table-cell/>
          <table:table-cell office:value-type="float" office:value="5731" calcext:value-type="float">
            <text:p>5731</text:p>
          </table:table-cell>
          <table:table-cell table:style-name="ce1" table:formula="of:=([.X18]-[.$C18])/[.$C18]*100" office:value-type="float" office:value="65.8755426917511" calcext:value-type="float">
            <text:p>65.88</text:p>
          </table:table-cell>
          <table:table-cell office:value-type="float" office:value="0.000133374" calcext:value-type="float">
            <text:p>0.0001</text:p>
          </table:table-cell>
          <table:table-cell/>
          <table:table-cell office:value-type="float" office:value="6092" calcext:value-type="float">
            <text:p>6092</text:p>
          </table:table-cell>
          <table:table-cell table:style-name="ce1" table:formula="of:=([.AB18]-[.$C18])/[.$C18]*100" office:value-type="float" office:value="76.3241678726484" calcext:value-type="float">
            <text:p>76.32</text:p>
          </table:table-cell>
          <table:table-cell office:value-type="float" office:value="0.000076323" calcext:value-type="float">
            <text:p>0.0001</text:p>
          </table:table-cell>
        </table:table-row>
        <table:table-row table:style-name="ro1">
          <table:table-cell table:formula="of:=[LB.A19]" office:value-type="string" office:string-value="c10200" calcext:value-type="string">
            <text:p>c10200</text:p>
          </table:table-cell>
          <table:table-cell table:formula="of:=[LB.B19]" office:value-type="float" office:value="0" calcext:value-type="float">
            <text:p>0</text:p>
          </table:table-cell>
          <table:table-cell table:formula="of:=[LB.C19]" office:value-type="float" office:value="2804" calcext:value-type="float">
            <text:p>2804</text:p>
          </table:table-cell>
          <table:table-cell table:formula="of:=[LB.D19]" office:value-type="float" office:value="2804" calcext:value-type="float">
            <text:p>2804</text:p>
          </table:table-cell>
          <table:table-cell table:formula="of:=[LB.E19]" office:value-type="float" office:value="2804" calcext:value-type="float">
            <text:p>2804</text:p>
          </table:table-cell>
          <table:table-cell table:formula="of:=[LB.F19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03989" calcext:value-type="float">
            <text:p>0.0002</text:p>
          </table:table-cell>
          <table:table-cell/>
          <table:table-cell office:value-type="float" office:value="6078" calcext:value-type="float">
            <text:p>6078</text:p>
          </table:table-cell>
          <table:table-cell table:style-name="ce1" table:formula="of:=([.L19]-[.$C19])/[.$C19]*100" office:value-type="float" office:value="116.761768901569" calcext:value-type="float">
            <text:p>116.76</text:p>
          </table:table-cell>
          <table:table-cell office:value-type="float" office:value="0.000189109" calcext:value-type="float">
            <text:p>0.0002</text:p>
          </table:table-cell>
          <table:table-cell/>
          <table:table-cell office:value-type="float" office:value="3459" calcext:value-type="float">
            <text:p>3459</text:p>
          </table:table-cell>
          <table:table-cell table:style-name="ce1" table:formula="of:=([.P19]-[.$C19])/[.$C19]*100" office:value-type="float" office:value="23.3594864479315" calcext:value-type="float">
            <text:p>23.36</text:p>
          </table:table-cell>
          <table:table-cell office:value-type="float" office:value="0.000271408" calcext:value-type="float">
            <text:p>0.0003</text:p>
          </table:table-cell>
          <table:table-cell/>
          <table:table-cell office:value-type="float" office:value="3557" calcext:value-type="float">
            <text:p>3557</text:p>
          </table:table-cell>
          <table:table-cell table:style-name="ce1" table:formula="of:=([.T19]-[.$C19])/[.$C19]*100" office:value-type="float" office:value="26.8544935805991" calcext:value-type="float">
            <text:p>26.85</text:p>
          </table:table-cell>
          <table:table-cell office:value-type="float" office:value="0.000306981" calcext:value-type="float">
            <text:p>0.0003</text:p>
          </table:table-cell>
          <table:table-cell/>
          <table:table-cell office:value-type="float" office:value="6110" calcext:value-type="float">
            <text:p>6110</text:p>
          </table:table-cell>
          <table:table-cell table:style-name="ce1" table:formula="of:=([.X19]-[.$C19])/[.$C19]*100" office:value-type="float" office:value="117.902995720399" calcext:value-type="float">
            <text:p>117.90</text:p>
          </table:table-cell>
          <table:table-cell office:value-type="float" office:value="0.000286734" calcext:value-type="float">
            <text:p>0.0003</text:p>
          </table:table-cell>
          <table:table-cell/>
          <table:table-cell office:value-type="float" office:value="5901" calcext:value-type="float">
            <text:p>5901</text:p>
          </table:table-cell>
          <table:table-cell table:style-name="ce1" table:formula="of:=([.AB19]-[.$C19])/[.$C19]*100" office:value-type="float" office:value="110.449358059914" calcext:value-type="float">
            <text:p>110.45</text:p>
          </table:table-cell>
          <table:table-cell office:value-type="float" office:value="0.000080925" calcext:value-type="float">
            <text:p>0.0001</text:p>
          </table:table-cell>
        </table:table-row>
        <table:table-row table:style-name="ro1">
          <table:table-cell table:formula="of:=[LB.A20]" office:value-type="string" office:string-value="c20200" calcext:value-type="string">
            <text:p>c20200</text:p>
          </table:table-cell>
          <table:table-cell table:formula="of:=[LB.B20]" office:value-type="float" office:value="0" calcext:value-type="float">
            <text:p>0</text:p>
          </table:table-cell>
          <table:table-cell table:formula="of:=[LB.C20]" office:value-type="float" office:value="2391" calcext:value-type="float">
            <text:p>2391</text:p>
          </table:table-cell>
          <table:table-cell table:formula="of:=[LB.D20]" office:value-type="float" office:value="2391" calcext:value-type="float">
            <text:p>2391</text:p>
          </table:table-cell>
          <table:table-cell table:formula="of:=[LB.E20]" office:value-type="float" office:value="2391" calcext:value-type="float">
            <text:p>2391</text:p>
          </table:table-cell>
          <table:table-cell table:formula="of:=[LB.F20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414931" calcext:value-type="float">
            <text:p>0.0004</text:p>
          </table:table-cell>
          <table:table-cell/>
          <table:table-cell office:value-type="float" office:value="5986" calcext:value-type="float">
            <text:p>5986</text:p>
          </table:table-cell>
          <table:table-cell table:style-name="ce1" table:formula="of:=([.L20]-[.$C20])/[.$C20]*100" office:value-type="float" office:value="150.355499790882" calcext:value-type="float">
            <text:p>150.36</text:p>
          </table:table-cell>
          <table:table-cell office:value-type="float" office:value="0.000386034" calcext:value-type="float">
            <text:p>0.0004</text:p>
          </table:table-cell>
          <table:table-cell/>
          <table:table-cell office:value-type="float" office:value="3110" calcext:value-type="float">
            <text:p>3110</text:p>
          </table:table-cell>
          <table:table-cell table:style-name="ce1" table:formula="of:=([.P20]-[.$C20])/[.$C20]*100" office:value-type="float" office:value="30.0710999581765" calcext:value-type="float">
            <text:p>30.07</text:p>
          </table:table-cell>
          <table:table-cell office:value-type="float" office:value="0.000577154" calcext:value-type="float">
            <text:p>0.0006</text:p>
          </table:table-cell>
          <table:table-cell/>
          <table:table-cell office:value-type="float" office:value="3322" calcext:value-type="float">
            <text:p>3322</text:p>
          </table:table-cell>
          <table:table-cell table:style-name="ce1" table:formula="of:=([.T20]-[.$C20])/[.$C20]*100" office:value-type="float" office:value="38.9376829778335" calcext:value-type="float">
            <text:p>38.94</text:p>
          </table:table-cell>
          <table:table-cell office:value-type="float" office:value="0.000644736" calcext:value-type="float">
            <text:p>0.0006</text:p>
          </table:table-cell>
          <table:table-cell/>
          <table:table-cell office:value-type="float" office:value="5979" calcext:value-type="float">
            <text:p>5979</text:p>
          </table:table-cell>
          <table:table-cell table:style-name="ce1" table:formula="of:=([.X20]-[.$C20])/[.$C20]*100" office:value-type="float" office:value="150.062735257215" calcext:value-type="float">
            <text:p>150.06</text:p>
          </table:table-cell>
          <table:table-cell office:value-type="float" office:value="0.000597025" calcext:value-type="float">
            <text:p>0.0006</text:p>
          </table:table-cell>
          <table:table-cell/>
          <table:table-cell office:value-type="float" office:value="6163" calcext:value-type="float">
            <text:p>6163</text:p>
          </table:table-cell>
          <table:table-cell table:style-name="ce1" table:formula="of:=([.AB20]-[.$C20])/[.$C20]*100" office:value-type="float" office:value="157.7582601422" calcext:value-type="float">
            <text:p>157.76</text:p>
          </table:table-cell>
          <table:table-cell office:value-type="float" office:value="0.00008944" calcext:value-type="float">
            <text:p>0.0001</text:p>
          </table:table-cell>
        </table:table-row>
        <table:table-row table:style-name="ro1">
          <table:table-cell table:formula="of:=[LB.A21]" office:value-type="string" office:string-value="c10400" calcext:value-type="string">
            <text:p>c10400</text:p>
          </table:table-cell>
          <table:table-cell table:formula="of:=[LB.B21]" office:value-type="float" office:value="0" calcext:value-type="float">
            <text:p>0</text:p>
          </table:table-cell>
          <table:table-cell table:formula="of:=[LB.C21]" office:value-type="float" office:value="5596" calcext:value-type="float">
            <text:p>5596</text:p>
          </table:table-cell>
          <table:table-cell table:formula="of:=[LB.D21]" office:value-type="float" office:value="5596" calcext:value-type="float">
            <text:p>5596</text:p>
          </table:table-cell>
          <table:table-cell table:formula="of:=[LB.E21]" office:value-type="float" office:value="5596" calcext:value-type="float">
            <text:p>5596</text:p>
          </table:table-cell>
          <table:table-cell table:formula="of:=[LB.F21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43553" calcext:value-type="float">
            <text:p>0.0004</text:p>
          </table:table-cell>
          <table:table-cell/>
          <table:table-cell office:value-type="float" office:value="11732" calcext:value-type="float">
            <text:p>11732</text:p>
          </table:table-cell>
          <table:table-cell table:style-name="ce1" table:formula="of:=([.L21]-[.$C21])/[.$C21]*100" office:value-type="float" office:value="109.649749821301" calcext:value-type="float">
            <text:p>109.65</text:p>
          </table:table-cell>
          <table:table-cell office:value-type="float" office:value="0.000403095" calcext:value-type="float">
            <text:p>0.0004</text:p>
          </table:table-cell>
          <table:table-cell/>
          <table:table-cell office:value-type="float" office:value="7222" calcext:value-type="float">
            <text:p>7222</text:p>
          </table:table-cell>
          <table:table-cell table:style-name="ce1" table:formula="of:=([.P21]-[.$C21])/[.$C21]*100" office:value-type="float" office:value="29.0564689063617" calcext:value-type="float">
            <text:p>29.06</text:p>
          </table:table-cell>
          <table:table-cell office:value-type="float" office:value="0.000593353" calcext:value-type="float">
            <text:p>0.0006</text:p>
          </table:table-cell>
          <table:table-cell/>
          <table:table-cell office:value-type="float" office:value="7305" calcext:value-type="float">
            <text:p>7305</text:p>
          </table:table-cell>
          <table:table-cell table:style-name="ce1" table:formula="of:=([.T21]-[.$C21])/[.$C21]*100" office:value-type="float" office:value="30.5396711937098" calcext:value-type="float">
            <text:p>30.54</text:p>
          </table:table-cell>
          <table:table-cell office:value-type="float" office:value="0.00065902" calcext:value-type="float">
            <text:p>0.0007</text:p>
          </table:table-cell>
          <table:table-cell/>
          <table:table-cell office:value-type="float" office:value="11850" calcext:value-type="float">
            <text:p>11850</text:p>
          </table:table-cell>
          <table:table-cell table:style-name="ce1" table:formula="of:=([.X21]-[.$C21])/[.$C21]*100" office:value-type="float" office:value="111.758398856326" calcext:value-type="float">
            <text:p>111.76</text:p>
          </table:table-cell>
          <table:table-cell office:value-type="float" office:value="0.000634236" calcext:value-type="float">
            <text:p>0.0006</text:p>
          </table:table-cell>
          <table:table-cell/>
          <table:table-cell office:value-type="float" office:value="12353" calcext:value-type="float">
            <text:p>12353</text:p>
          </table:table-cell>
          <table:table-cell table:style-name="ce1" table:formula="of:=([.AB21]-[.$C21])/[.$C21]*100" office:value-type="float" office:value="120.746962115797" calcext:value-type="float">
            <text:p>120.75</text:p>
          </table:table-cell>
          <table:table-cell office:value-type="float" office:value="0.000153439" calcext:value-type="float">
            <text:p>0.0002</text:p>
          </table:table-cell>
        </table:table-row>
        <table:table-row table:style-name="ro1">
          <table:table-cell table:formula="of:=[LB.A22]" office:value-type="string" office:string-value="c20400" calcext:value-type="string">
            <text:p>c20400</text:p>
          </table:table-cell>
          <table:table-cell table:formula="of:=[LB.B22]" office:value-type="float" office:value="0" calcext:value-type="float">
            <text:p>0</text:p>
          </table:table-cell>
          <table:table-cell table:formula="of:=[LB.C22]" office:value-type="float" office:value="4782" calcext:value-type="float">
            <text:p>4782</text:p>
          </table:table-cell>
          <table:table-cell table:formula="of:=[LB.D22]" office:value-type="float" office:value="4782" calcext:value-type="float">
            <text:p>4782</text:p>
          </table:table-cell>
          <table:table-cell table:formula="of:=[LB.E22]" office:value-type="float" office:value="4782" calcext:value-type="float">
            <text:p>4782</text:p>
          </table:table-cell>
          <table:table-cell table:formula="of:=[LB.F22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991932" calcext:value-type="float">
            <text:p>0.0010</text:p>
          </table:table-cell>
          <table:table-cell/>
          <table:table-cell office:value-type="float" office:value="12153" calcext:value-type="float">
            <text:p>12153</text:p>
          </table:table-cell>
          <table:table-cell table:style-name="ce1" table:formula="of:=([.L22]-[.$C22])/[.$C22]*100" office:value-type="float" office:value="154.140526976161" calcext:value-type="float">
            <text:p>154.14</text:p>
          </table:table-cell>
          <table:table-cell office:value-type="float" office:value="0.000897375" calcext:value-type="float">
            <text:p>0.0009</text:p>
          </table:table-cell>
          <table:table-cell/>
          <table:table-cell office:value-type="float" office:value="6219" calcext:value-type="float">
            <text:p>6219</text:p>
          </table:table-cell>
          <table:table-cell table:style-name="ce1" table:formula="of:=([.P22]-[.$C22])/[.$C22]*100" office:value-type="float" office:value="30.0501882057716" calcext:value-type="float">
            <text:p>30.05</text:p>
          </table:table-cell>
          <table:table-cell office:value-type="float" office:value="0.001303116" calcext:value-type="float">
            <text:p>0.0013</text:p>
          </table:table-cell>
          <table:table-cell/>
          <table:table-cell office:value-type="float" office:value="6755" calcext:value-type="float">
            <text:p>6755</text:p>
          </table:table-cell>
          <table:table-cell table:style-name="ce1" table:formula="of:=([.T22]-[.$C22])/[.$C22]*100" office:value-type="float" office:value="41.2588874947721" calcext:value-type="float">
            <text:p>41.26</text:p>
          </table:table-cell>
          <table:table-cell office:value-type="float" office:value="0.001484368" calcext:value-type="float">
            <text:p>0.0015</text:p>
          </table:table-cell>
          <table:table-cell/>
          <table:table-cell office:value-type="float" office:value="12107" calcext:value-type="float">
            <text:p>12107</text:p>
          </table:table-cell>
          <table:table-cell table:style-name="ce1" table:formula="of:=([.X22]-[.$C22])/[.$C22]*100" office:value-type="float" office:value="153.178586365537" calcext:value-type="float">
            <text:p>153.18</text:p>
          </table:table-cell>
          <table:table-cell office:value-type="float" office:value="0.001345411" calcext:value-type="float">
            <text:p>0.0013</text:p>
          </table:table-cell>
          <table:table-cell/>
          <table:table-cell office:value-type="float" office:value="11814" calcext:value-type="float">
            <text:p>11814</text:p>
          </table:table-cell>
          <table:table-cell table:style-name="ce1" table:formula="of:=([.AB22]-[.$C22])/[.$C22]*100" office:value-type="float" office:value="147.051442910916" calcext:value-type="float">
            <text:p>147.05</text:p>
          </table:table-cell>
          <table:table-cell office:value-type="float" office:value="0.000160281" calcext:value-type="float">
            <text:p>0.0002</text:p>
          </table:table-cell>
        </table:table-row>
        <table:table-row table:style-name="ro1">
          <table:table-cell table:formula="of:=[LB.A23]" office:value-type="string" office:string-value="c40400" calcext:value-type="string">
            <text:p>c40400</text:p>
          </table:table-cell>
          <table:table-cell table:formula="of:=[LB.B23]" office:value-type="float" office:value="0" calcext:value-type="float">
            <text:p>0</text:p>
          </table:table-cell>
          <table:table-cell table:formula="of:=[LB.C23]" office:value-type="float" office:value="4244" calcext:value-type="float">
            <text:p>4244</text:p>
          </table:table-cell>
          <table:table-cell table:formula="of:=[LB.D23]" office:value-type="float" office:value="4244" calcext:value-type="float">
            <text:p>4244</text:p>
          </table:table-cell>
          <table:table-cell table:formula="of:=[LB.E23]" office:value-type="float" office:value="4244" calcext:value-type="float">
            <text:p>4244</text:p>
          </table:table-cell>
          <table:table-cell table:formula="of:=[LB.F23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139843" calcext:value-type="float">
            <text:p>0.0021</text:p>
          </table:table-cell>
          <table:table-cell/>
          <table:table-cell office:value-type="float" office:value="12351" calcext:value-type="float">
            <text:p>12351</text:p>
          </table:table-cell>
          <table:table-cell table:style-name="ce1" table:formula="of:=([.L23]-[.$C23])/[.$C23]*100" office:value-type="float" office:value="191.022620169651" calcext:value-type="float">
            <text:p>191.02</text:p>
          </table:table-cell>
          <table:table-cell office:value-type="float" office:value="0.001969976" calcext:value-type="float">
            <text:p>0.0020</text:p>
          </table:table-cell>
          <table:table-cell/>
          <table:table-cell office:value-type="float" office:value="5370" calcext:value-type="float">
            <text:p>5370</text:p>
          </table:table-cell>
          <table:table-cell table:style-name="ce1" table:formula="of:=([.P23]-[.$C23])/[.$C23]*100" office:value-type="float" office:value="26.5315739868049" calcext:value-type="float">
            <text:p>26.53</text:p>
          </table:table-cell>
          <table:table-cell office:value-type="float" office:value="0.0028844" calcext:value-type="float">
            <text:p>0.0029</text:p>
          </table:table-cell>
          <table:table-cell/>
          <table:table-cell office:value-type="float" office:value="6065" calcext:value-type="float">
            <text:p>6065</text:p>
          </table:table-cell>
          <table:table-cell table:style-name="ce1" table:formula="of:=([.T23]-[.$C23])/[.$C23]*100" office:value-type="float" office:value="42.9076343072573" calcext:value-type="float">
            <text:p>42.91</text:p>
          </table:table-cell>
          <table:table-cell office:value-type="float" office:value="0.003248127" calcext:value-type="float">
            <text:p>0.0032</text:p>
          </table:table-cell>
          <table:table-cell/>
          <table:table-cell office:value-type="float" office:value="12351" calcext:value-type="float">
            <text:p>12351</text:p>
          </table:table-cell>
          <table:table-cell table:style-name="ce1" table:formula="of:=([.X23]-[.$C23])/[.$C23]*100" office:value-type="float" office:value="191.022620169651" calcext:value-type="float">
            <text:p>191.02</text:p>
          </table:table-cell>
          <table:table-cell office:value-type="float" office:value="0.002968173" calcext:value-type="float">
            <text:p>0.0030</text:p>
          </table:table-cell>
          <table:table-cell/>
          <table:table-cell office:value-type="float" office:value="11652" calcext:value-type="float">
            <text:p>11652</text:p>
          </table:table-cell>
          <table:table-cell table:style-name="ce1" table:formula="of:=([.AB23]-[.$C23])/[.$C23]*100" office:value-type="float" office:value="174.552309142319" calcext:value-type="float">
            <text:p>174.55</text:p>
          </table:table-cell>
          <table:table-cell office:value-type="float" office:value="0.000194006" calcext:value-type="float">
            <text:p>0.0002</text:p>
          </table:table-cell>
        </table:table-row>
        <table:table-row table:style-name="ro1">
          <table:table-cell table:formula="of:=[LB.A24]" office:value-type="string" office:string-value="c15900" calcext:value-type="string">
            <text:p>c15900</text:p>
          </table:table-cell>
          <table:table-cell table:formula="of:=[LB.B24]" office:value-type="float" office:value="0" calcext:value-type="float">
            <text:p>0</text:p>
          </table:table-cell>
          <table:table-cell table:formula="of:=[LB.C24]" office:value-type="float" office:value="11339" calcext:value-type="float">
            <text:p>11339</text:p>
          </table:table-cell>
          <table:table-cell table:formula="of:=[LB.D24]" office:value-type="float" office:value="11339" calcext:value-type="float">
            <text:p>11339</text:p>
          </table:table-cell>
          <table:table-cell table:formula="of:=[LB.E24]" office:value-type="float" office:value="11339" calcext:value-type="float">
            <text:p>11339</text:p>
          </table:table-cell>
          <table:table-cell table:formula="of:=[LB.F24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189787" calcext:value-type="float">
            <text:p>0.0019</text:p>
          </table:table-cell>
          <table:table-cell/>
          <table:table-cell office:value-type="float" office:value="27406" calcext:value-type="float">
            <text:p>27406</text:p>
          </table:table-cell>
          <table:table-cell table:style-name="ce1" table:formula="of:=([.L24]-[.$C24])/[.$C24]*100" office:value-type="float" office:value="141.696798659494" calcext:value-type="float">
            <text:p>141.70</text:p>
          </table:table-cell>
          <table:table-cell office:value-type="float" office:value="0.001642022" calcext:value-type="float">
            <text:p>0.0016</text:p>
          </table:table-cell>
          <table:table-cell/>
          <table:table-cell office:value-type="float" office:value="14914" calcext:value-type="float">
            <text:p>14914</text:p>
          </table:table-cell>
          <table:table-cell table:style-name="ce1" table:formula="of:=([.P24]-[.$C24])/[.$C24]*100" office:value-type="float" office:value="31.5283534703237" calcext:value-type="float">
            <text:p>31.53</text:p>
          </table:table-cell>
          <table:table-cell office:value-type="float" office:value="0.002413711" calcext:value-type="float">
            <text:p>0.0024</text:p>
          </table:table-cell>
          <table:table-cell/>
          <table:table-cell office:value-type="float" office:value="15663" calcext:value-type="float">
            <text:p>15663</text:p>
          </table:table-cell>
          <table:table-cell table:style-name="ce1" table:formula="of:=([.T24]-[.$C24])/[.$C24]*100" office:value-type="float" office:value="38.1338742393509" calcext:value-type="float">
            <text:p>38.13</text:p>
          </table:table-cell>
          <table:table-cell office:value-type="float" office:value="0.002606636" calcext:value-type="float">
            <text:p>0.0026</text:p>
          </table:table-cell>
          <table:table-cell/>
          <table:table-cell office:value-type="float" office:value="27038" calcext:value-type="float">
            <text:p>27038</text:p>
          </table:table-cell>
          <table:table-cell table:style-name="ce1" table:formula="of:=([.X24]-[.$C24])/[.$C24]*100" office:value-type="float" office:value="138.451362554017" calcext:value-type="float">
            <text:p>138.45</text:p>
          </table:table-cell>
          <table:table-cell office:value-type="float" office:value="0.002474083" calcext:value-type="float">
            <text:p>0.0025</text:p>
          </table:table-cell>
          <table:table-cell/>
          <table:table-cell office:value-type="float" office:value="27294" calcext:value-type="float">
            <text:p>27294</text:p>
          </table:table-cell>
          <table:table-cell table:style-name="ce1" table:formula="of:=([.AB24]-[.$C24])/[.$C24]*100" office:value-type="float" office:value="140.709057236088" calcext:value-type="float">
            <text:p>140.71</text:p>
          </table:table-cell>
          <table:table-cell office:value-type="float" office:value="0.000273681" calcext:value-type="float">
            <text:p>0.0003</text:p>
          </table:table-cell>
        </table:table-row>
        <table:table-row table:style-name="ro1">
          <table:table-cell table:formula="of:=[LB.A25]" office:value-type="string" office:string-value="c30900" calcext:value-type="string">
            <text:p>c30900</text:p>
          </table:table-cell>
          <table:table-cell table:formula="of:=[LB.B25]" office:value-type="float" office:value="0" calcext:value-type="float">
            <text:p>0</text:p>
          </table:table-cell>
          <table:table-cell table:formula="of:=[LB.C25]" office:value-type="float" office:value="9982" calcext:value-type="float">
            <text:p>9982</text:p>
          </table:table-cell>
          <table:table-cell table:formula="of:=[LB.D25]" office:value-type="float" office:value="9982" calcext:value-type="float">
            <text:p>9982</text:p>
          </table:table-cell>
          <table:table-cell table:formula="of:=[LB.E25]" office:value-type="float" office:value="9982" calcext:value-type="float">
            <text:p>9982</text:p>
          </table:table-cell>
          <table:table-cell table:formula="of:=[LB.F25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3933265" calcext:value-type="float">
            <text:p>0.0039</text:p>
          </table:table-cell>
          <table:table-cell/>
          <table:table-cell office:value-type="float" office:value="26924" calcext:value-type="float">
            <text:p>26924</text:p>
          </table:table-cell>
          <table:table-cell table:style-name="ce1" table:formula="of:=([.L25]-[.$C25])/[.$C25]*100" office:value-type="float" office:value="169.725505910639" calcext:value-type="float">
            <text:p>169.73</text:p>
          </table:table-cell>
          <table:table-cell office:value-type="float" office:value="0.003545529" calcext:value-type="float">
            <text:p>0.0035</text:p>
          </table:table-cell>
          <table:table-cell/>
          <table:table-cell office:value-type="float" office:value="13115" calcext:value-type="float">
            <text:p>13115</text:p>
          </table:table-cell>
          <table:table-cell table:style-name="ce1" table:formula="of:=([.P25]-[.$C25])/[.$C25]*100" office:value-type="float" office:value="31.386495692246" calcext:value-type="float">
            <text:p>31.39</text:p>
          </table:table-cell>
          <table:table-cell office:value-type="float" office:value="0.005373307" calcext:value-type="float">
            <text:p>0.0054</text:p>
          </table:table-cell>
          <table:table-cell/>
          <table:table-cell office:value-type="float" office:value="14516" calcext:value-type="float">
            <text:p>14516</text:p>
          </table:table-cell>
          <table:table-cell table:style-name="ce1" table:formula="of:=([.T25]-[.$C25])/[.$C25]*100" office:value-type="float" office:value="45.4217591664997" calcext:value-type="float">
            <text:p>45.42</text:p>
          </table:table-cell>
          <table:table-cell office:value-type="float" office:value="0.005857597" calcext:value-type="float">
            <text:p>0.0059</text:p>
          </table:table-cell>
          <table:table-cell/>
          <table:table-cell office:value-type="float" office:value="26713" calcext:value-type="float">
            <text:p>26713</text:p>
          </table:table-cell>
          <table:table-cell table:style-name="ce1" table:formula="of:=([.X25]-[.$C25])/[.$C25]*100" office:value-type="float" office:value="167.611701061911" calcext:value-type="float">
            <text:p>167.61</text:p>
          </table:table-cell>
          <table:table-cell office:value-type="float" office:value="0.00544734" calcext:value-type="float">
            <text:p>0.0054</text:p>
          </table:table-cell>
          <table:table-cell/>
          <table:table-cell office:value-type="float" office:value="27439" calcext:value-type="float">
            <text:p>27439</text:p>
          </table:table-cell>
          <table:table-cell table:style-name="ce1" table:formula="of:=([.AB25]-[.$C25])/[.$C25]*100" office:value-type="float" office:value="174.884792626728" calcext:value-type="float">
            <text:p>174.88</text:p>
          </table:table-cell>
          <table:table-cell office:value-type="float" office:value="0.00041912" calcext:value-type="float">
            <text:p>0.0004</text:p>
          </table:table-cell>
        </table:table-row>
        <table:table-row table:style-name="ro1">
          <table:table-cell table:formula="of:=[LB.A26]" office:value-type="string" office:string-value="c60900" calcext:value-type="string">
            <text:p>c60900</text:p>
          </table:table-cell>
          <table:table-cell table:formula="of:=[LB.B26]" office:value-type="float" office:value="0" calcext:value-type="float">
            <text:p>0</text:p>
          </table:table-cell>
          <table:table-cell table:formula="of:=[LB.C26]" office:value-type="float" office:value="9326" calcext:value-type="float">
            <text:p>9326</text:p>
          </table:table-cell>
          <table:table-cell table:formula="of:=[LB.D26]" office:value-type="float" office:value="0" calcext:value-type="float">
            <text:p>0</text:p>
          </table:table-cell>
          <table:table-cell table:formula="of:=[LB.E26]" office:value-type="float" office:value="9326" calcext:value-type="float">
            <text:p>9326</text:p>
          </table:table-cell>
          <table:table-cell table:formula="of:=[LB.F26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8458613" calcext:value-type="float">
            <text:p>0.0085</text:p>
          </table:table-cell>
          <table:table-cell/>
          <table:table-cell office:value-type="float" office:value="26581" calcext:value-type="float">
            <text:p>26581</text:p>
          </table:table-cell>
          <table:table-cell table:style-name="ce1" table:formula="of:=([.L26]-[.$C26])/[.$C26]*100" office:value-type="float" office:value="185.020373150332" calcext:value-type="float">
            <text:p>185.02</text:p>
          </table:table-cell>
          <table:table-cell office:value-type="float" office:value="0.007918191" calcext:value-type="float">
            <text:p>0.0079</text:p>
          </table:table-cell>
          <table:table-cell/>
          <table:table-cell office:value-type="float" office:value="11790" calcext:value-type="float">
            <text:p>11790</text:p>
          </table:table-cell>
          <table:table-cell table:style-name="ce1" table:formula="of:=([.P26]-[.$C26])/[.$C26]*100" office:value-type="float" office:value="26.4207591679177" calcext:value-type="float">
            <text:p>26.42</text:p>
          </table:table-cell>
          <table:table-cell office:value-type="float" office:value="0.010936483" calcext:value-type="float">
            <text:p>0.0109</text:p>
          </table:table-cell>
          <table:table-cell/>
          <table:table-cell office:value-type="float" office:value="13213" calcext:value-type="float">
            <text:p>13213</text:p>
          </table:table-cell>
          <table:table-cell table:style-name="ce1" table:formula="of:=([.T26]-[.$C26])/[.$C26]*100" office:value-type="float" office:value="41.6791764958181" calcext:value-type="float">
            <text:p>41.68</text:p>
          </table:table-cell>
          <table:table-cell office:value-type="float" office:value="0.012064479" calcext:value-type="float">
            <text:p>0.0121</text:p>
          </table:table-cell>
          <table:table-cell/>
          <table:table-cell office:value-type="float" office:value="26644" calcext:value-type="float">
            <text:p>26644</text:p>
          </table:table-cell>
          <table:table-cell table:style-name="ce1" table:formula="of:=([.X26]-[.$C26])/[.$C26]*100" office:value-type="float" office:value="185.695903924512" calcext:value-type="float">
            <text:p>185.70</text:p>
          </table:table-cell>
          <table:table-cell office:value-type="float" office:value="0.011220056" calcext:value-type="float">
            <text:p>0.0112</text:p>
          </table:table-cell>
          <table:table-cell/>
          <table:table-cell office:value-type="float" office:value="27420" calcext:value-type="float">
            <text:p>27420</text:p>
          </table:table-cell>
          <table:table-cell table:style-name="ce1" table:formula="of:=([.AB26]-[.$C26])/[.$C26]*100" office:value-type="float" office:value="194.016727428694" calcext:value-type="float">
            <text:p>194.02</text:p>
          </table:table-cell>
          <table:table-cell office:value-type="float" office:value="0.000547398" calcext:value-type="float">
            <text:p>0.0005</text:p>
          </table:table-cell>
        </table:table-row>
        <table:table-row table:style-name="ro1">
          <table:table-cell table:formula="of:=[LB.A27]" office:value-type="string" office:string-value="c201600" calcext:value-type="string">
            <text:p>c201600</text:p>
          </table:table-cell>
          <table:table-cell table:formula="of:=[LB.B27]" office:value-type="float" office:value="0" calcext:value-type="float">
            <text:p>0</text:p>
          </table:table-cell>
          <table:table-cell table:formula="of:=[LB.C27]" office:value-type="float" office:value="18802" calcext:value-type="float">
            <text:p>18802</text:p>
          </table:table-cell>
          <table:table-cell table:formula="of:=[LB.D27]" office:value-type="float" office:value="18802" calcext:value-type="float">
            <text:p>18802</text:p>
          </table:table-cell>
          <table:table-cell table:formula="of:=[LB.E27]" office:value-type="float" office:value="18802" calcext:value-type="float">
            <text:p>18802</text:p>
          </table:table-cell>
          <table:table-cell table:formula="of:=[LB.F27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4971497" calcext:value-type="float">
            <text:p>0.0050</text:p>
          </table:table-cell>
          <table:table-cell/>
          <table:table-cell office:value-type="float" office:value="48539" calcext:value-type="float">
            <text:p>48539</text:p>
          </table:table-cell>
          <table:table-cell table:style-name="ce1" table:formula="of:=([.L27]-[.$C27])/[.$C27]*100" office:value-type="float" office:value="158.158706520583" calcext:value-type="float">
            <text:p>158.16</text:p>
          </table:table-cell>
          <table:table-cell office:value-type="float" office:value="0.004495712" calcext:value-type="float">
            <text:p>0.0045</text:p>
          </table:table-cell>
          <table:table-cell/>
          <table:table-cell office:value-type="float" office:value="24455" calcext:value-type="float">
            <text:p>24455</text:p>
          </table:table-cell>
          <table:table-cell table:style-name="ce1" table:formula="of:=([.P27]-[.$C27])/[.$C27]*100" office:value-type="float" office:value="30.0659504308052" calcext:value-type="float">
            <text:p>30.07</text:p>
          </table:table-cell>
          <table:table-cell office:value-type="float" office:value="0.006422619" calcext:value-type="float">
            <text:p>0.0064</text:p>
          </table:table-cell>
          <table:table-cell/>
          <table:table-cell office:value-type="float" office:value="26946" calcext:value-type="float">
            <text:p>26946</text:p>
          </table:table-cell>
          <table:table-cell table:style-name="ce1" table:formula="of:=([.T27]-[.$C27])/[.$C27]*100" office:value-type="float" office:value="43.3145410062759" calcext:value-type="float">
            <text:p>43.31</text:p>
          </table:table-cell>
          <table:table-cell office:value-type="float" office:value="0.006947003" calcext:value-type="float">
            <text:p>0.0069</text:p>
          </table:table-cell>
          <table:table-cell/>
          <table:table-cell office:value-type="float" office:value="48436" calcext:value-type="float">
            <text:p>48436</text:p>
          </table:table-cell>
          <table:table-cell table:style-name="ce1" table:formula="of:=([.X27]-[.$C27])/[.$C27]*100" office:value-type="float" office:value="157.610892458249" calcext:value-type="float">
            <text:p>157.61</text:p>
          </table:table-cell>
          <table:table-cell office:value-type="float" office:value="0.006822828" calcext:value-type="float">
            <text:p>0.0068</text:p>
          </table:table-cell>
          <table:table-cell/>
          <table:table-cell office:value-type="float" office:value="48099" calcext:value-type="float">
            <text:p>48099</text:p>
          </table:table-cell>
          <table:table-cell table:style-name="ce1" table:formula="of:=([.AB27]-[.$C27])/[.$C27]*100" office:value-type="float" office:value="155.818529943623" calcext:value-type="float">
            <text:p>155.82</text:p>
          </table:table-cell>
          <table:table-cell office:value-type="float" office:value="0.000525178" calcext:value-type="float">
            <text:p>0.0005</text:p>
          </table:table-cell>
        </table:table-row>
        <table:table-row table:style-name="ro1">
          <table:table-cell table:formula="of:=[LB.A28]" office:value-type="string" office:string-value="c401600" calcext:value-type="string">
            <text:p>c401600</text:p>
          </table:table-cell>
          <table:table-cell table:formula="of:=[LB.B28]" office:value-type="float" office:value="0" calcext:value-type="float">
            <text:p>0</text:p>
          </table:table-cell>
          <table:table-cell table:formula="of:=[LB.C28]" office:value-type="float" office:value="17145" calcext:value-type="float">
            <text:p>17145</text:p>
          </table:table-cell>
          <table:table-cell table:formula="of:=[LB.D28]" office:value-type="float" office:value="0" calcext:value-type="float">
            <text:p>0</text:p>
          </table:table-cell>
          <table:table-cell table:formula="of:=[LB.E28]" office:value-type="float" office:value="17145" calcext:value-type="float">
            <text:p>17145</text:p>
          </table:table-cell>
          <table:table-cell table:formula="of:=[LB.F28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10462146" calcext:value-type="float">
            <text:p>0.0105</text:p>
          </table:table-cell>
          <table:table-cell/>
          <table:table-cell office:value-type="float" office:value="47940" calcext:value-type="float">
            <text:p>47940</text:p>
          </table:table-cell>
          <table:table-cell table:style-name="ce1" table:formula="of:=([.L28]-[.$C28])/[.$C28]*100" office:value-type="float" office:value="179.615048118985" calcext:value-type="float">
            <text:p>179.62</text:p>
          </table:table-cell>
          <table:table-cell office:value-type="float" office:value="0.009893348" calcext:value-type="float">
            <text:p>0.0099</text:p>
          </table:table-cell>
          <table:table-cell/>
          <table:table-cell office:value-type="float" office:value="22211" calcext:value-type="float">
            <text:p>22211</text:p>
          </table:table-cell>
          <table:table-cell table:style-name="ce1" table:formula="of:=([.P28]-[.$C28])/[.$C28]*100" office:value-type="float" office:value="29.5479731700204" calcext:value-type="float">
            <text:p>29.55</text:p>
          </table:table-cell>
          <table:table-cell office:value-type="float" office:value="0.013386379" calcext:value-type="float">
            <text:p>0.0134</text:p>
          </table:table-cell>
          <table:table-cell/>
          <table:table-cell office:value-type="float" office:value="25106" calcext:value-type="float">
            <text:p>25106</text:p>
          </table:table-cell>
          <table:table-cell table:style-name="ce1" table:formula="of:=([.T28]-[.$C28])/[.$C28]*100" office:value-type="float" office:value="46.4333624963546" calcext:value-type="float">
            <text:p>46.43</text:p>
          </table:table-cell>
          <table:table-cell office:value-type="float" office:value="0.015023072" calcext:value-type="float">
            <text:p>0.0150</text:p>
          </table:table-cell>
          <table:table-cell/>
          <table:table-cell office:value-type="float" office:value="48317" calcext:value-type="float">
            <text:p>48317</text:p>
          </table:table-cell>
          <table:table-cell table:style-name="ce1" table:formula="of:=([.X28]-[.$C28])/[.$C28]*100" office:value-type="float" office:value="181.813939924176" calcext:value-type="float">
            <text:p>181.81</text:p>
          </table:table-cell>
          <table:table-cell office:value-type="float" office:value="0.014586551" calcext:value-type="float">
            <text:p>0.0146</text:p>
          </table:table-cell>
          <table:table-cell/>
          <table:table-cell office:value-type="float" office:value="47934" calcext:value-type="float">
            <text:p>47934</text:p>
          </table:table-cell>
          <table:table-cell table:style-name="ce1" table:formula="of:=([.AB28]-[.$C28])/[.$C28]*100" office:value-type="float" office:value="179.580052493438" calcext:value-type="float">
            <text:p>179.58</text:p>
          </table:table-cell>
          <table:table-cell office:value-type="float" office:value="0.00074244" calcext:value-type="float">
            <text:p>0.0007</text:p>
          </table:table-cell>
        </table:table-row>
        <table:table-row table:style-name="ro1">
          <table:table-cell table:formula="of:=[LB.A29]" office:value-type="string" office:string-value="c801600" calcext:value-type="string">
            <text:p>c801600</text:p>
          </table:table-cell>
          <table:table-cell table:formula="of:=[LB.B29]" office:value-type="float" office:value="0" calcext:value-type="float">
            <text:p>0</text:p>
          </table:table-cell>
          <table:table-cell table:formula="of:=[LB.C29]" office:value-type="float" office:value="16284" calcext:value-type="float">
            <text:p>16284</text:p>
          </table:table-cell>
          <table:table-cell table:formula="of:=[LB.D29]" office:value-type="float" office:value="0" calcext:value-type="float">
            <text:p>0</text:p>
          </table:table-cell>
          <table:table-cell table:formula="of:=[LB.E29]" office:value-type="float" office:value="16289" calcext:value-type="float">
            <text:p>16289</text:p>
          </table:table-cell>
          <table:table-cell table:formula="of:=[LB.F29]" office:value-type="float" office:value="5" calcext:value-type="float">
            <text:p>5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24483105" calcext:value-type="float">
            <text:p>0.0245</text:p>
          </table:table-cell>
          <table:table-cell/>
          <table:table-cell office:value-type="float" office:value="48462" calcext:value-type="float">
            <text:p>48462</text:p>
          </table:table-cell>
          <table:table-cell table:style-name="ce1" table:formula="of:=([.L29]-[.$C29])/[.$C29]*100" office:value-type="float" office:value="197.605011053795" calcext:value-type="float">
            <text:p>197.61</text:p>
          </table:table-cell>
          <table:table-cell office:value-type="float" office:value="0.022737324" calcext:value-type="float">
            <text:p>0.0227</text:p>
          </table:table-cell>
          <table:table-cell/>
          <table:table-cell office:value-type="float" office:value="20010" calcext:value-type="float">
            <text:p>20010</text:p>
          </table:table-cell>
          <table:table-cell table:style-name="ce1" table:formula="of:=([.P29]-[.$C29])/[.$C29]*100" office:value-type="float" office:value="22.8813559322034" calcext:value-type="float">
            <text:p>22.88</text:p>
          </table:table-cell>
          <table:table-cell office:value-type="float" office:value="0.033258529" calcext:value-type="float">
            <text:p>0.0333</text:p>
          </table:table-cell>
          <table:table-cell/>
          <table:table-cell office:value-type="float" office:value="22630" calcext:value-type="float">
            <text:p>22630</text:p>
          </table:table-cell>
          <table:table-cell table:style-name="ce1" table:formula="of:=([.T29]-[.$C29])/[.$C29]*100" office:value-type="float" office:value="38.9707688528617" calcext:value-type="float">
            <text:p>38.97</text:p>
          </table:table-cell>
          <table:table-cell office:value-type="float" office:value="0.03539744" calcext:value-type="float">
            <text:p>0.0354</text:p>
          </table:table-cell>
          <table:table-cell/>
          <table:table-cell office:value-type="float" office:value="47482" calcext:value-type="float">
            <text:p>47482</text:p>
          </table:table-cell>
          <table:table-cell table:style-name="ce1" table:formula="of:=([.X29]-[.$C29])/[.$C29]*100" office:value-type="float" office:value="191.586833701793" calcext:value-type="float">
            <text:p>191.59</text:p>
          </table:table-cell>
          <table:table-cell office:value-type="float" office:value="0.032282554" calcext:value-type="float">
            <text:p>0.0323</text:p>
          </table:table-cell>
          <table:table-cell/>
          <table:table-cell office:value-type="float" office:value="47409" calcext:value-type="float">
            <text:p>47409</text:p>
          </table:table-cell>
          <table:table-cell table:style-name="ce1" table:formula="of:=([.AB29]-[.$C29])/[.$C29]*100" office:value-type="float" office:value="191.138540899042" calcext:value-type="float">
            <text:p>191.14</text:p>
          </table:table-cell>
          <table:table-cell office:value-type="float" office:value="0.000894009" calcext:value-type="float">
            <text:p>0.0009</text:p>
          </table:table-cell>
        </table:table-row>
        <table:table-row table:style-name="ro1">
          <table:table-cell table:formula="of:=[LB.A30]" office:value-type="string" office:string-value="d05100" calcext:value-type="string">
            <text:p>d05100</text:p>
          </table:table-cell>
          <table:table-cell table:formula="of:=[LB.B30]" office:value-type="float" office:value="0" calcext:value-type="float">
            <text:p>0</text:p>
          </table:table-cell>
          <table:table-cell table:formula="of:=[LB.C30]" office:value-type="float" office:value="6353" calcext:value-type="float">
            <text:p>6353</text:p>
          </table:table-cell>
          <table:table-cell table:formula="of:=[LB.D30]" office:value-type="float" office:value="6353" calcext:value-type="float">
            <text:p>6353</text:p>
          </table:table-cell>
          <table:table-cell table:formula="of:=[LB.E30]" office:value-type="float" office:value="6353" calcext:value-type="float">
            <text:p>6353</text:p>
          </table:table-cell>
          <table:table-cell table:formula="of:=[LB.F30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61315" calcext:value-type="float">
            <text:p>0.0001</text:p>
          </table:table-cell>
          <table:table-cell/>
          <table:table-cell office:value-type="float" office:value="9074" calcext:value-type="float">
            <text:p>9074</text:p>
          </table:table-cell>
          <table:table-cell table:style-name="ce1" table:formula="of:=([.L30]-[.$C30])/[.$C30]*100" office:value-type="float" office:value="42.8301589800094" calcext:value-type="float">
            <text:p>42.83</text:p>
          </table:table-cell>
          <table:table-cell office:value-type="float" office:value="0.000059213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6732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70215" calcext:value-type="float">
            <text:p>0.0001</text:p>
          </table:table-cell>
          <table:table-cell/>
          <table:table-cell office:value-type="float" office:value="9095" calcext:value-type="float">
            <text:p>9095</text:p>
          </table:table-cell>
          <table:table-cell table:style-name="ce1" table:formula="of:=([.X30]-[.$C30])/[.$C30]*100" office:value-type="float" office:value="43.1607114748938" calcext:value-type="float">
            <text:p>43.16</text:p>
          </table:table-cell>
          <table:table-cell office:value-type="float" office:value="0.000069934" calcext:value-type="float">
            <text:p>0.0001</text:p>
          </table:table-cell>
          <table:table-cell/>
          <table:table-cell office:value-type="float" office:value="7026" calcext:value-type="float">
            <text:p>7026</text:p>
          </table:table-cell>
          <table:table-cell table:style-name="ce1" table:formula="of:=([.AB30]-[.$C30])/[.$C30]*100" office:value-type="float" office:value="10.5934204312923" calcext:value-type="float">
            <text:p>10.59</text:p>
          </table:table-cell>
          <table:table-cell office:value-type="float" office:value="0.000037352" calcext:value-type="float">
            <text:p>0.0000</text:p>
          </table:table-cell>
        </table:table-row>
        <table:table-row table:style-name="ro1">
          <table:table-cell table:formula="of:=[LB.A31]" office:value-type="string" office:string-value="d10100" calcext:value-type="string">
            <text:p>d10100</text:p>
          </table:table-cell>
          <table:table-cell table:formula="of:=[LB.B31]" office:value-type="float" office:value="0" calcext:value-type="float">
            <text:p>0</text:p>
          </table:table-cell>
          <table:table-cell table:formula="of:=[LB.C31]" office:value-type="float" office:value="6347" calcext:value-type="float">
            <text:p>6347</text:p>
          </table:table-cell>
          <table:table-cell table:formula="of:=[LB.D31]" office:value-type="float" office:value="6347" calcext:value-type="float">
            <text:p>6347</text:p>
          </table:table-cell>
          <table:table-cell table:formula="of:=[LB.E31]" office:value-type="float" office:value="6347" calcext:value-type="float">
            <text:p>6347</text:p>
          </table:table-cell>
          <table:table-cell table:formula="of:=[LB.F31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0975" calcext:value-type="float">
            <text:p>0.0001</text:p>
          </table:table-cell>
          <table:table-cell/>
          <table:table-cell office:value-type="float" office:value="10158" calcext:value-type="float">
            <text:p>10158</text:p>
          </table:table-cell>
          <table:table-cell table:style-name="ce1" table:formula="of:=([.L31]-[.$C31])/[.$C31]*100" office:value-type="float" office:value="60.0441153300772" calcext:value-type="float">
            <text:p>60.04</text:p>
          </table:table-cell>
          <table:table-cell office:value-type="float" office:value="0.000109721" calcext:value-type="float">
            <text:p>0.0001</text:p>
          </table:table-cell>
          <table:table-cell/>
          <table:table-cell office:value-type="float" office:value="8178" calcext:value-type="float">
            <text:p>8178</text:p>
          </table:table-cell>
          <table:table-cell table:style-name="ce1" table:formula="of:=([.P31]-[.$C31])/[.$C31]*100" office:value-type="float" office:value="28.8482747754845" calcext:value-type="float">
            <text:p>28.85</text:p>
          </table:table-cell>
          <table:table-cell office:value-type="float" office:value="0.000141906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41657" calcext:value-type="float">
            <text:p>0.0001</text:p>
          </table:table-cell>
          <table:table-cell/>
          <table:table-cell office:value-type="float" office:value="10146" calcext:value-type="float">
            <text:p>10146</text:p>
          </table:table-cell>
          <table:table-cell table:style-name="ce1" table:formula="of:=([.X31]-[.$C31])/[.$C31]*100" office:value-type="float" office:value="59.8550496297463" calcext:value-type="float">
            <text:p>59.86</text:p>
          </table:table-cell>
          <table:table-cell office:value-type="float" office:value="0.000140363" calcext:value-type="float">
            <text:p>0.0001</text:p>
          </table:table-cell>
          <table:table-cell/>
          <table:table-cell office:value-type="float" office:value="7359" calcext:value-type="float">
            <text:p>7359</text:p>
          </table:table-cell>
          <table:table-cell table:style-name="ce1" table:formula="of:=([.AB31]-[.$C31])/[.$C31]*100" office:value-type="float" office:value="15.9445407279029" calcext:value-type="float">
            <text:p>15.94</text:p>
          </table:table-cell>
          <table:table-cell office:value-type="float" office:value="0.000037174" calcext:value-type="float">
            <text:p>0.0000</text:p>
          </table:table-cell>
        </table:table-row>
        <table:table-row table:style-name="ro1">
          <table:table-cell table:formula="of:=[LB.A32]" office:value-type="string" office:string-value="d20100" calcext:value-type="string">
            <text:p>d20100</text:p>
          </table:table-cell>
          <table:table-cell table:formula="of:=[LB.B32]" office:value-type="float" office:value="0" calcext:value-type="float">
            <text:p>0</text:p>
          </table:table-cell>
          <table:table-cell table:formula="of:=[LB.C32]" office:value-type="float" office:value="6185" calcext:value-type="float">
            <text:p>6185</text:p>
          </table:table-cell>
          <table:table-cell table:formula="of:=[LB.D32]" office:value-type="float" office:value="6185" calcext:value-type="float">
            <text:p>6185</text:p>
          </table:table-cell>
          <table:table-cell table:formula="of:=[LB.E32]" office:value-type="float" office:value="6185" calcext:value-type="float">
            <text:p>6185</text:p>
          </table:table-cell>
          <table:table-cell table:formula="of:=[LB.F32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30376" calcext:value-type="float">
            <text:p>0.0002</text:p>
          </table:table-cell>
          <table:table-cell/>
          <table:table-cell office:value-type="float" office:value="10623" calcext:value-type="float">
            <text:p>10623</text:p>
          </table:table-cell>
          <table:table-cell table:style-name="ce1" table:formula="of:=([.L32]-[.$C32])/[.$C32]*100" office:value-type="float" office:value="71.7542441390461" calcext:value-type="float">
            <text:p>71.75</text:p>
          </table:table-cell>
          <table:table-cell office:value-type="float" office:value="0.000210759" calcext:value-type="float">
            <text:p>0.0002</text:p>
          </table:table-cell>
          <table:table-cell/>
          <table:table-cell office:value-type="float" office:value="9352" calcext:value-type="float">
            <text:p>9352</text:p>
          </table:table-cell>
          <table:table-cell table:style-name="ce1" table:formula="of:=([.P32]-[.$C32])/[.$C32]*100" office:value-type="float" office:value="51.2045270816492" calcext:value-type="float">
            <text:p>51.20</text:p>
          </table:table-cell>
          <table:table-cell office:value-type="float" office:value="0.000274378" calcext:value-type="float">
            <text:p>0.0003</text:p>
          </table:table-cell>
          <table:table-cell/>
          <table:table-cell office:value-type="float" office:value="7593" calcext:value-type="float">
            <text:p>7593</text:p>
          </table:table-cell>
          <table:table-cell table:style-name="ce1" table:formula="of:=([.T32]-[.$C32])/[.$C32]*100" office:value-type="float" office:value="22.7647534357316" calcext:value-type="float">
            <text:p>22.76</text:p>
          </table:table-cell>
          <table:table-cell office:value-type="float" office:value="0.000316927" calcext:value-type="float">
            <text:p>0.0003</text:p>
          </table:table-cell>
          <table:table-cell/>
          <table:table-cell office:value-type="float" office:value="10627" calcext:value-type="float">
            <text:p>10627</text:p>
          </table:table-cell>
          <table:table-cell table:style-name="ce1" table:formula="of:=([.X32]-[.$C32])/[.$C32]*100" office:value-type="float" office:value="71.818916734034" calcext:value-type="float">
            <text:p>71.82</text:p>
          </table:table-cell>
          <table:table-cell office:value-type="float" office:value="0.000299655" calcext:value-type="float">
            <text:p>0.0003</text:p>
          </table:table-cell>
          <table:table-cell/>
          <table:table-cell office:value-type="float" office:value="7755" calcext:value-type="float">
            <text:p>7755</text:p>
          </table:table-cell>
          <table:table-cell table:style-name="ce1" table:formula="of:=([.AB32]-[.$C32])/[.$C32]*100" office:value-type="float" office:value="25.3839935327405" calcext:value-type="float">
            <text:p>25.38</text:p>
          </table:table-cell>
          <table:table-cell office:value-type="float" office:value="0.000060351" calcext:value-type="float">
            <text:p>0.0001</text:p>
          </table:table-cell>
        </table:table-row>
        <table:table-row table:style-name="ro1">
          <table:table-cell table:formula="of:=[LB.A33]" office:value-type="string" office:string-value="d05200" calcext:value-type="string">
            <text:p>d05200</text:p>
          </table:table-cell>
          <table:table-cell table:formula="of:=[LB.B33]" office:value-type="float" office:value="0" calcext:value-type="float">
            <text:p>0</text:p>
          </table:table-cell>
          <table:table-cell table:formula="of:=[LB.C33]" office:value-type="float" office:value="12742" calcext:value-type="float">
            <text:p>12742</text:p>
          </table:table-cell>
          <table:table-cell table:formula="of:=[LB.D33]" office:value-type="float" office:value="12742" calcext:value-type="float">
            <text:p>12742</text:p>
          </table:table-cell>
          <table:table-cell table:formula="of:=[LB.E33]" office:value-type="float" office:value="12742" calcext:value-type="float">
            <text:p>12742</text:p>
          </table:table-cell>
          <table:table-cell table:formula="of:=[LB.F33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2916" calcext:value-type="float">
            <text:p>0.0001</text:p>
          </table:table-cell>
          <table:table-cell/>
          <table:table-cell office:value-type="float" office:value="18649" calcext:value-type="float">
            <text:p>18649</text:p>
          </table:table-cell>
          <table:table-cell table:style-name="ce1" table:formula="of:=([.L33]-[.$C33])/[.$C33]*100" office:value-type="float" office:value="46.3584994506357" calcext:value-type="float">
            <text:p>46.36</text:p>
          </table:table-cell>
          <table:table-cell office:value-type="float" office:value="0.000114519" calcext:value-type="float">
            <text:p>0.0001</text:p>
          </table:table-cell>
          <table:table-cell/>
          <table:table-cell office:value-type="float" office:value="14652" calcext:value-type="float">
            <text:p>14652</text:p>
          </table:table-cell>
          <table:table-cell table:style-name="ce1" table:formula="of:=([.P33]-[.$C33])/[.$C33]*100" office:value-type="float" office:value="14.9897975200126" calcext:value-type="float">
            <text:p>14.99</text:p>
          </table:table-cell>
          <table:table-cell office:value-type="float" office:value="0.000209807" calcext:value-type="float">
            <text:p>0.0002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39154" calcext:value-type="float">
            <text:p>0.0001</text:p>
          </table:table-cell>
          <table:table-cell/>
          <table:table-cell office:value-type="float" office:value="18658" calcext:value-type="float">
            <text:p>18658</text:p>
          </table:table-cell>
          <table:table-cell table:style-name="ce1" table:formula="of:=([.X33]-[.$C33])/[.$C33]*100" office:value-type="float" office:value="46.4291320043949" calcext:value-type="float">
            <text:p>46.43</text:p>
          </table:table-cell>
          <table:table-cell office:value-type="float" office:value="0.000148096" calcext:value-type="float">
            <text:p>0.0001</text:p>
          </table:table-cell>
          <table:table-cell/>
          <table:table-cell office:value-type="float" office:value="14394" calcext:value-type="float">
            <text:p>14394</text:p>
          </table:table-cell>
          <table:table-cell table:style-name="ce1" table:formula="of:=([.AB33]-[.$C33])/[.$C33]*100" office:value-type="float" office:value="12.9649976455815" calcext:value-type="float">
            <text:p>12.96</text:p>
          </table:table-cell>
          <table:table-cell office:value-type="float" office:value="0.000039404" calcext:value-type="float">
            <text:p>0.0000</text:p>
          </table:table-cell>
        </table:table-row>
        <table:table-row table:style-name="ro1">
          <table:table-cell table:formula="of:=[LB.A34]" office:value-type="string" office:string-value="d10200" calcext:value-type="string">
            <text:p>d10200</text:p>
          </table:table-cell>
          <table:table-cell table:formula="of:=[LB.B34]" office:value-type="float" office:value="0" calcext:value-type="float">
            <text:p>0</text:p>
          </table:table-cell>
          <table:table-cell table:formula="of:=[LB.C34]" office:value-type="float" office:value="12430" calcext:value-type="float">
            <text:p>12430</text:p>
          </table:table-cell>
          <table:table-cell table:formula="of:=[LB.D34]" office:value-type="float" office:value="12430" calcext:value-type="float">
            <text:p>12430</text:p>
          </table:table-cell>
          <table:table-cell table:formula="of:=[LB.E34]" office:value-type="float" office:value="12430" calcext:value-type="float">
            <text:p>12430</text:p>
          </table:table-cell>
          <table:table-cell table:formula="of:=[LB.F34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2212" calcext:value-type="float">
            <text:p>0.0002</text:p>
          </table:table-cell>
          <table:table-cell/>
          <table:table-cell office:value-type="float" office:value="20253" calcext:value-type="float">
            <text:p>20253</text:p>
          </table:table-cell>
          <table:table-cell table:style-name="ce1" table:formula="of:=([.L34]-[.$C34])/[.$C34]*100" office:value-type="float" office:value="62.9364440868866" calcext:value-type="float">
            <text:p>62.94</text:p>
          </table:table-cell>
          <table:table-cell office:value-type="float" office:value="0.000216006" calcext:value-type="float">
            <text:p>0.0002</text:p>
          </table:table-cell>
          <table:table-cell/>
          <table:table-cell office:value-type="float" office:value="15759" calcext:value-type="float">
            <text:p>15759</text:p>
          </table:table-cell>
          <table:table-cell table:style-name="ce1" table:formula="of:=([.P34]-[.$C34])/[.$C34]*100" office:value-type="float" office:value="26.781979082864" calcext:value-type="float">
            <text:p>26.78</text:p>
          </table:table-cell>
          <table:table-cell office:value-type="float" office:value="0.000278416" calcext:value-type="float">
            <text:p>0.0003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30743" calcext:value-type="float">
            <text:p>0.0003</text:p>
          </table:table-cell>
          <table:table-cell/>
          <table:table-cell office:value-type="float" office:value="20283" calcext:value-type="float">
            <text:p>20283</text:p>
          </table:table-cell>
          <table:table-cell table:style-name="ce1" table:formula="of:=([.X34]-[.$C34])/[.$C34]*100" office:value-type="float" office:value="63.1777956556718" calcext:value-type="float">
            <text:p>63.18</text:p>
          </table:table-cell>
          <table:table-cell office:value-type="float" office:value="0.000301311" calcext:value-type="float">
            <text:p>0.0003</text:p>
          </table:table-cell>
          <table:table-cell/>
          <table:table-cell office:value-type="float" office:value="14558" calcext:value-type="float">
            <text:p>14558</text:p>
          </table:table-cell>
          <table:table-cell table:style-name="ce1" table:formula="of:=([.AB34]-[.$C34])/[.$C34]*100" office:value-type="float" office:value="17.1198712791633" calcext:value-type="float">
            <text:p>17.12</text:p>
          </table:table-cell>
          <table:table-cell office:value-type="float" office:value="0.000056122" calcext:value-type="float">
            <text:p>0.0001</text:p>
          </table:table-cell>
        </table:table-row>
        <table:table-row table:style-name="ro1">
          <table:table-cell table:formula="of:=[LB.A35]" office:value-type="string" office:string-value="d20200" calcext:value-type="string">
            <text:p>d20200</text:p>
          </table:table-cell>
          <table:table-cell table:formula="of:=[LB.B35]" office:value-type="float" office:value="0" calcext:value-type="float">
            <text:p>0</text:p>
          </table:table-cell>
          <table:table-cell table:formula="of:=[LB.C35]" office:value-type="float" office:value="12235" calcext:value-type="float">
            <text:p>12235</text:p>
          </table:table-cell>
          <table:table-cell table:formula="of:=[LB.D35]" office:value-type="float" office:value="0" calcext:value-type="float">
            <text:p>0</text:p>
          </table:table-cell>
          <table:table-cell table:formula="of:=[LB.E35]" office:value-type="float" office:value="12244" calcext:value-type="float">
            <text:p>12244</text:p>
          </table:table-cell>
          <table:table-cell table:formula="of:=[LB.F35]" office:value-type="float" office:value="9" calcext:value-type="float">
            <text:p>9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47289" calcext:value-type="float">
            <text:p>0.0005</text:p>
          </table:table-cell>
          <table:table-cell/>
          <table:table-cell office:value-type="float" office:value="21296" calcext:value-type="float">
            <text:p>21296</text:p>
          </table:table-cell>
          <table:table-cell table:style-name="ce1" table:formula="of:=([.L35]-[.$C35])/[.$C35]*100" office:value-type="float" office:value="74.0580302411116" calcext:value-type="float">
            <text:p>74.06</text:p>
          </table:table-cell>
          <table:table-cell office:value-type="float" office:value="0.000450084" calcext:value-type="float">
            <text:p>0.0005</text:p>
          </table:table-cell>
          <table:table-cell/>
          <table:table-cell office:value-type="float" office:value="18006" calcext:value-type="float">
            <text:p>18006</text:p>
          </table:table-cell>
          <table:table-cell table:style-name="ce1" table:formula="of:=([.P35]-[.$C35])/[.$C35]*100" office:value-type="float" office:value="47.1679607682877" calcext:value-type="float">
            <text:p>47.17</text:p>
          </table:table-cell>
          <table:table-cell office:value-type="float" office:value="0.000592703" calcext:value-type="float">
            <text:p>0.0006</text:p>
          </table:table-cell>
          <table:table-cell/>
          <table:table-cell office:value-type="float" office:value="15592" calcext:value-type="float">
            <text:p>15592</text:p>
          </table:table-cell>
          <table:table-cell table:style-name="ce1" table:formula="of:=([.T35]-[.$C35])/[.$C35]*100" office:value-type="float" office:value="27.4376787903555" calcext:value-type="float">
            <text:p>27.44</text:p>
          </table:table-cell>
          <table:table-cell office:value-type="float" office:value="0.000677577" calcext:value-type="float">
            <text:p>0.0007</text:p>
          </table:table-cell>
          <table:table-cell/>
          <table:table-cell office:value-type="float" office:value="21271" calcext:value-type="float">
            <text:p>21271</text:p>
          </table:table-cell>
          <table:table-cell table:style-name="ce1" table:formula="of:=([.X35]-[.$C35])/[.$C35]*100" office:value-type="float" office:value="73.8536984062117" calcext:value-type="float">
            <text:p>73.85</text:p>
          </table:table-cell>
          <table:table-cell office:value-type="float" office:value="0.000671945" calcext:value-type="float">
            <text:p>0.0007</text:p>
          </table:table-cell>
          <table:table-cell/>
          <table:table-cell office:value-type="float" office:value="14994" calcext:value-type="float">
            <text:p>14994</text:p>
          </table:table-cell>
          <table:table-cell table:style-name="ce1" table:formula="of:=([.AB35]-[.$C35])/[.$C35]*100" office:value-type="float" office:value="22.5500612995505" calcext:value-type="float">
            <text:p>22.55</text:p>
          </table:table-cell>
          <table:table-cell office:value-type="float" office:value="0.000064609" calcext:value-type="float">
            <text:p>0.0001</text:p>
          </table:table-cell>
        </table:table-row>
        <table:table-row table:style-name="ro1">
          <table:table-cell table:formula="of:=[LB.A36]" office:value-type="string" office:string-value="d10400" calcext:value-type="string">
            <text:p>d10400</text:p>
          </table:table-cell>
          <table:table-cell table:formula="of:=[LB.B36]" office:value-type="float" office:value="0" calcext:value-type="float">
            <text:p>0</text:p>
          </table:table-cell>
          <table:table-cell table:formula="of:=[LB.C36]" office:value-type="float" office:value="24961" calcext:value-type="float">
            <text:p>24961</text:p>
          </table:table-cell>
          <table:table-cell table:formula="of:=[LB.D36]" office:value-type="float" office:value="24961" calcext:value-type="float">
            <text:p>24961</text:p>
          </table:table-cell>
          <table:table-cell table:formula="of:=[LB.E36]" office:value-type="float" office:value="24961" calcext:value-type="float">
            <text:p>24961</text:p>
          </table:table-cell>
          <table:table-cell table:formula="of:=[LB.F36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581419" calcext:value-type="float">
            <text:p>0.0006</text:p>
          </table:table-cell>
          <table:table-cell/>
          <table:table-cell office:value-type="float" office:value="40546" calcext:value-type="float">
            <text:p>40546</text:p>
          </table:table-cell>
          <table:table-cell table:style-name="ce1" table:formula="of:=([.L36]-[.$C36])/[.$C36]*100" office:value-type="float" office:value="62.4374023476624" calcext:value-type="float">
            <text:p>62.44</text:p>
          </table:table-cell>
          <table:table-cell office:value-type="float" office:value="0.000460828" calcext:value-type="float">
            <text:p>0.0005</text:p>
          </table:table-cell>
          <table:table-cell/>
          <table:table-cell office:value-type="float" office:value="33080" calcext:value-type="float">
            <text:p>33080</text:p>
          </table:table-cell>
          <table:table-cell table:style-name="ce1" table:formula="of:=([.P36]-[.$C36])/[.$C36]*100" office:value-type="float" office:value="32.5267417170786" calcext:value-type="float">
            <text:p>32.53</text:p>
          </table:table-cell>
          <table:table-cell office:value-type="float" office:value="0.000626224" calcext:value-type="float">
            <text:p>0.0006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737049" calcext:value-type="float">
            <text:p>0.0007</text:p>
          </table:table-cell>
          <table:table-cell/>
          <table:table-cell office:value-type="float" office:value="40568" calcext:value-type="float">
            <text:p>40568</text:p>
          </table:table-cell>
          <table:table-cell table:style-name="ce1" table:formula="of:=([.X36]-[.$C36])/[.$C36]*100" office:value-type="float" office:value="62.5255398421538" calcext:value-type="float">
            <text:p>62.53</text:p>
          </table:table-cell>
          <table:table-cell office:value-type="float" office:value="0.000687838" calcext:value-type="float">
            <text:p>0.0007</text:p>
          </table:table-cell>
          <table:table-cell/>
          <table:table-cell office:value-type="float" office:value="29148" calcext:value-type="float">
            <text:p>29148</text:p>
          </table:table-cell>
          <table:table-cell table:style-name="ce1" table:formula="of:=([.AB36]-[.$C36])/[.$C36]*100" office:value-type="float" office:value="16.7741677016145" calcext:value-type="float">
            <text:p>16.77</text:p>
          </table:table-cell>
          <table:table-cell office:value-type="float" office:value="0.00008126" calcext:value-type="float">
            <text:p>0.0001</text:p>
          </table:table-cell>
        </table:table-row>
        <table:table-row table:style-name="ro1">
          <table:table-cell table:formula="of:=[LB.A37]" office:value-type="string" office:string-value="d20400" calcext:value-type="string">
            <text:p>d20400</text:p>
          </table:table-cell>
          <table:table-cell table:formula="of:=[LB.B37]" office:value-type="float" office:value="0" calcext:value-type="float">
            <text:p>0</text:p>
          </table:table-cell>
          <table:table-cell table:formula="of:=[LB.C37]" office:value-type="float" office:value="24563" calcext:value-type="float">
            <text:p>24563</text:p>
          </table:table-cell>
          <table:table-cell table:formula="of:=[LB.D37]" office:value-type="float" office:value="0" calcext:value-type="float">
            <text:p>0</text:p>
          </table:table-cell>
          <table:table-cell table:formula="of:=[LB.E37]" office:value-type="float" office:value="24585" calcext:value-type="float">
            <text:p>24585</text:p>
          </table:table-cell>
          <table:table-cell table:formula="of:=[LB.F37]" office:value-type="float" office:value="22" calcext:value-type="float">
            <text:p>22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1081459" calcext:value-type="float">
            <text:p>0.0011</text:p>
          </table:table-cell>
          <table:table-cell/>
          <table:table-cell office:value-type="float" office:value="42372" calcext:value-type="float">
            <text:p>42372</text:p>
          </table:table-cell>
          <table:table-cell table:style-name="ce1" table:formula="of:=([.L37]-[.$C37])/[.$C37]*100" office:value-type="float" office:value="72.5033587102553" calcext:value-type="float">
            <text:p>72.50</text:p>
          </table:table-cell>
          <table:table-cell office:value-type="float" office:value="0.001022503" calcext:value-type="float">
            <text:p>0.0010</text:p>
          </table:table-cell>
          <table:table-cell/>
          <table:table-cell office:value-type="float" office:value="35084" calcext:value-type="float">
            <text:p>35084</text:p>
          </table:table-cell>
          <table:table-cell table:style-name="ce1" table:formula="of:=([.P37]-[.$C37])/[.$C37]*100" office:value-type="float" office:value="42.8327158734682" calcext:value-type="float">
            <text:p>42.83</text:p>
          </table:table-cell>
          <table:table-cell office:value-type="float" office:value="0.001443477" calcext:value-type="float">
            <text:p>0.0014</text:p>
          </table:table-cell>
          <table:table-cell/>
          <table:table-cell office:value-type="float" office:value="30327" calcext:value-type="float">
            <text:p>30327</text:p>
          </table:table-cell>
          <table:table-cell table:style-name="ce1" table:formula="of:=([.T37]-[.$C37])/[.$C37]*100" office:value-type="float" office:value="23.4661889834304" calcext:value-type="float">
            <text:p>23.47</text:p>
          </table:table-cell>
          <table:table-cell office:value-type="float" office:value="0.001536818" calcext:value-type="float">
            <text:p>0.0015</text:p>
          </table:table-cell>
          <table:table-cell/>
          <table:table-cell office:value-type="float" office:value="42341" calcext:value-type="float">
            <text:p>42341</text:p>
          </table:table-cell>
          <table:table-cell table:style-name="ce1" table:formula="of:=([.X37]-[.$C37])/[.$C37]*100" office:value-type="float" office:value="72.3771526279363" calcext:value-type="float">
            <text:p>72.38</text:p>
          </table:table-cell>
          <table:table-cell office:value-type="float" office:value="0.001571571" calcext:value-type="float">
            <text:p>0.0016</text:p>
          </table:table-cell>
          <table:table-cell/>
          <table:table-cell office:value-type="float" office:value="30165" calcext:value-type="float">
            <text:p>30165</text:p>
          </table:table-cell>
          <table:table-cell table:style-name="ce1" table:formula="of:=([.AB37]-[.$C37])/[.$C37]*100" office:value-type="float" office:value="22.8066604242153" calcext:value-type="float">
            <text:p>22.81</text:p>
          </table:table-cell>
          <table:table-cell office:value-type="float" office:value="0.000110892" calcext:value-type="float">
            <text:p>0.0001</text:p>
          </table:table-cell>
        </table:table-row>
        <table:table-row table:style-name="ro1">
          <table:table-cell table:formula="of:=[LB.A38]" office:value-type="string" office:string-value="d40400" calcext:value-type="string">
            <text:p>d40400</text:p>
          </table:table-cell>
          <table:table-cell table:formula="of:=[LB.B38]" office:value-type="float" office:value="0" calcext:value-type="float">
            <text:p>0</text:p>
          </table:table-cell>
          <table:table-cell table:formula="of:=[LB.C38]" office:value-type="float" office:value="24350" calcext:value-type="float">
            <text:p>24350</text:p>
          </table:table-cell>
          <table:table-cell table:formula="of:=[LB.D38]" office:value-type="float" office:value="0" calcext:value-type="float">
            <text:p>0</text:p>
          </table:table-cell>
          <table:table-cell table:formula="of:=[LB.E38]" office:value-type="float" office:value="24401" calcext:value-type="float">
            <text:p>24401</text:p>
          </table:table-cell>
          <table:table-cell table:formula="of:=[LB.F38]" office:value-type="float" office:value="51" calcext:value-type="float">
            <text:p>5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372253" calcext:value-type="float">
            <text:p>0.0024</text:p>
          </table:table-cell>
          <table:table-cell/>
          <table:table-cell office:value-type="float" office:value="43394" calcext:value-type="float">
            <text:p>43394</text:p>
          </table:table-cell>
          <table:table-cell table:style-name="ce1" table:formula="of:=([.L38]-[.$C38])/[.$C38]*100" office:value-type="float" office:value="78.2094455852156" calcext:value-type="float">
            <text:p>78.21</text:p>
          </table:table-cell>
          <table:table-cell office:value-type="float" office:value="0.002351125" calcext:value-type="float">
            <text:p>0.0024</text:p>
          </table:table-cell>
          <table:table-cell/>
          <table:table-cell office:value-type="float" office:value="38944" calcext:value-type="float">
            <text:p>38944</text:p>
          </table:table-cell>
          <table:table-cell table:style-name="ce1" table:formula="of:=([.P38]-[.$C38])/[.$C38]*100" office:value-type="float" office:value="59.9342915811088" calcext:value-type="float">
            <text:p>59.93</text:p>
          </table:table-cell>
          <table:table-cell office:value-type="float" office:value="0.00306476" calcext:value-type="float">
            <text:p>0.0031</text:p>
          </table:table-cell>
          <table:table-cell/>
          <table:table-cell office:value-type="float" office:value="37570" calcext:value-type="float">
            <text:p>37570</text:p>
          </table:table-cell>
          <table:table-cell table:style-name="ce1" table:formula="of:=([.T38]-[.$C38])/[.$C38]*100" office:value-type="float" office:value="54.2915811088296" calcext:value-type="float">
            <text:p>54.29</text:p>
          </table:table-cell>
          <table:table-cell office:value-type="float" office:value="0.003322436" calcext:value-type="float">
            <text:p>0.0033</text:p>
          </table:table-cell>
          <table:table-cell/>
          <table:table-cell office:value-type="float" office:value="43400" calcext:value-type="float">
            <text:p>43400</text:p>
          </table:table-cell>
          <table:table-cell table:style-name="ce1" table:formula="of:=([.X38]-[.$C38])/[.$C38]*100" office:value-type="float" office:value="78.2340862422998" calcext:value-type="float">
            <text:p>78.23</text:p>
          </table:table-cell>
          <table:table-cell office:value-type="float" office:value="0.003418693" calcext:value-type="float">
            <text:p>0.0034</text:p>
          </table:table-cell>
          <table:table-cell/>
          <table:table-cell office:value-type="float" office:value="29680" calcext:value-type="float">
            <text:p>29680</text:p>
          </table:table-cell>
          <table:table-cell table:style-name="ce1" table:formula="of:=([.AB38]-[.$C38])/[.$C38]*100" office:value-type="float" office:value="21.8891170431211" calcext:value-type="float">
            <text:p>21.89</text:p>
          </table:table-cell>
          <table:table-cell office:value-type="float" office:value="0.000143694" calcext:value-type="float">
            <text:p>0.0001</text:p>
          </table:table-cell>
        </table:table-row>
        <table:table-row table:style-name="ro1">
          <table:table-cell table:formula="of:=[LB.A39]" office:value-type="string" office:string-value="d15900" calcext:value-type="string">
            <text:p>d15900</text:p>
          </table:table-cell>
          <table:table-cell table:formula="of:=[LB.B39]" office:value-type="float" office:value="0" calcext:value-type="float">
            <text:p>0</text:p>
          </table:table-cell>
          <table:table-cell table:formula="of:=[LB.C39]" office:value-type="float" office:value="55404" calcext:value-type="float">
            <text:p>55404</text:p>
          </table:table-cell>
          <table:table-cell table:formula="of:=[LB.D39]" office:value-type="float" office:value="0" calcext:value-type="float">
            <text:p>0</text:p>
          </table:table-cell>
          <table:table-cell table:formula="of:=[LB.E39]" office:value-type="float" office:value="55414" calcext:value-type="float">
            <text:p>55414</text:p>
          </table:table-cell>
          <table:table-cell table:formula="of:=[LB.F39]" office:value-type="float" office:value="10" calcext:value-type="float">
            <text:p>1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1969793" calcext:value-type="float">
            <text:p>0.0020</text:p>
          </table:table-cell>
          <table:table-cell/>
          <table:table-cell office:value-type="float" office:value="93990" calcext:value-type="float">
            <text:p>93990</text:p>
          </table:table-cell>
          <table:table-cell table:style-name="ce1" table:formula="of:=([.L39]-[.$C39])/[.$C39]*100" office:value-type="float" office:value="69.6447909898202" calcext:value-type="float">
            <text:p>69.64</text:p>
          </table:table-cell>
          <table:table-cell office:value-type="float" office:value="0.001981064" calcext:value-type="float">
            <text:p>0.0020</text:p>
          </table:table-cell>
          <table:table-cell/>
          <table:table-cell office:value-type="float" office:value="75475" calcext:value-type="float">
            <text:p>75475</text:p>
          </table:table-cell>
          <table:table-cell table:style-name="ce1" table:formula="of:=([.P39]-[.$C39])/[.$C39]*100" office:value-type="float" office:value="36.2266262363728" calcext:value-type="float">
            <text:p>36.23</text:p>
          </table:table-cell>
          <table:table-cell office:value-type="float" office:value="0.002720536" calcext:value-type="float">
            <text:p>0.0027</text:p>
          </table:table-cell>
          <table:table-cell/>
          <table:table-cell office:value-type="float" office:value="60652" calcext:value-type="float">
            <text:p>60652</text:p>
          </table:table-cell>
          <table:table-cell table:style-name="ce1" table:formula="of:=([.T39]-[.$C39])/[.$C39]*100" office:value-type="float" office:value="9.47224027146054" calcext:value-type="float">
            <text:p>9.47</text:p>
          </table:table-cell>
          <table:table-cell office:value-type="float" office:value="0.002771667" calcext:value-type="float">
            <text:p>0.0028</text:p>
          </table:table-cell>
          <table:table-cell/>
          <table:table-cell office:value-type="float" office:value="93958" calcext:value-type="float">
            <text:p>93958</text:p>
          </table:table-cell>
          <table:table-cell table:style-name="ce1" table:formula="of:=([.X39]-[.$C39])/[.$C39]*100" office:value-type="float" office:value="69.5870334271894" calcext:value-type="float">
            <text:p>69.59</text:p>
          </table:table-cell>
          <table:table-cell office:value-type="float" office:value="0.002797097" calcext:value-type="float">
            <text:p>0.0028</text:p>
          </table:table-cell>
          <table:table-cell/>
          <table:table-cell office:value-type="float" office:value="64126" calcext:value-type="float">
            <text:p>64126</text:p>
          </table:table-cell>
          <table:table-cell table:style-name="ce1" table:formula="of:=([.AB39]-[.$C39])/[.$C39]*100" office:value-type="float" office:value="15.742545664573" calcext:value-type="float">
            <text:p>15.74</text:p>
          </table:table-cell>
          <table:table-cell office:value-type="float" office:value="0.000178044" calcext:value-type="float">
            <text:p>0.0002</text:p>
          </table:table-cell>
        </table:table-row>
        <table:table-row table:style-name="ro1">
          <table:table-cell table:formula="of:=[LB.A40]" office:value-type="string" office:string-value="d30900" calcext:value-type="string">
            <text:p>d30900</text:p>
          </table:table-cell>
          <table:table-cell table:formula="of:=[LB.B40]" office:value-type="float" office:value="0" calcext:value-type="float">
            <text:p>0</text:p>
          </table:table-cell>
          <table:table-cell table:formula="of:=[LB.C40]" office:value-type="float" office:value="54834" calcext:value-type="float">
            <text:p>54834</text:p>
          </table:table-cell>
          <table:table-cell table:formula="of:=[LB.D40]" office:value-type="float" office:value="0" calcext:value-type="float">
            <text:p>0</text:p>
          </table:table-cell>
          <table:table-cell table:formula="of:=[LB.E40]" office:value-type="float" office:value="54868" calcext:value-type="float">
            <text:p>54868</text:p>
          </table:table-cell>
          <table:table-cell table:formula="of:=[LB.F40]" office:value-type="float" office:value="34" calcext:value-type="float">
            <text:p>34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4417839" calcext:value-type="float">
            <text:p>0.0044</text:p>
          </table:table-cell>
          <table:table-cell/>
          <table:table-cell office:value-type="float" office:value="96461" calcext:value-type="float">
            <text:p>96461</text:p>
          </table:table-cell>
          <table:table-cell table:style-name="ce1" table:formula="of:=([.L40]-[.$C40])/[.$C40]*100" office:value-type="float" office:value="75.9145785461575" calcext:value-type="float">
            <text:p>75.91</text:p>
          </table:table-cell>
          <table:table-cell office:value-type="float" office:value="0.004130292" calcext:value-type="float">
            <text:p>0.0041</text:p>
          </table:table-cell>
          <table:table-cell/>
          <table:table-cell office:value-type="float" office:value="82532" calcext:value-type="float">
            <text:p>82532</text:p>
          </table:table-cell>
          <table:table-cell table:style-name="ce1" table:formula="of:=([.P40]-[.$C40])/[.$C40]*100" office:value-type="float" office:value="50.5124557756137" calcext:value-type="float">
            <text:p>50.51</text:p>
          </table:table-cell>
          <table:table-cell office:value-type="float" office:value="0.005309363" calcext:value-type="float">
            <text:p>0.0053</text:p>
          </table:table-cell>
          <table:table-cell/>
          <table:table-cell office:value-type="float" office:value="79745" calcext:value-type="float">
            <text:p>79745</text:p>
          </table:table-cell>
          <table:table-cell table:style-name="ce1" table:formula="of:=([.T40]-[.$C40])/[.$C40]*100" office:value-type="float" office:value="45.4298427982639" calcext:value-type="float">
            <text:p>45.43</text:p>
          </table:table-cell>
          <table:table-cell office:value-type="float" office:value="0.006161573" calcext:value-type="float">
            <text:p>0.0062</text:p>
          </table:table-cell>
          <table:table-cell/>
          <table:table-cell office:value-type="float" office:value="96441" calcext:value-type="float">
            <text:p>96441</text:p>
          </table:table-cell>
          <table:table-cell table:style-name="ce1" table:formula="of:=([.X40]-[.$C40])/[.$C40]*100" office:value-type="float" office:value="75.8781048254732" calcext:value-type="float">
            <text:p>75.88</text:p>
          </table:table-cell>
          <table:table-cell office:value-type="float" office:value="0.006105346" calcext:value-type="float">
            <text:p>0.0061</text:p>
          </table:table-cell>
          <table:table-cell/>
          <table:table-cell office:value-type="float" office:value="66055" calcext:value-type="float">
            <text:p>66055</text:p>
          </table:table-cell>
          <table:table-cell table:style-name="ce1" table:formula="of:=([.AB40]-[.$C40])/[.$C40]*100" office:value-type="float" office:value="20.4635809898968" calcext:value-type="float">
            <text:p>20.46</text:p>
          </table:table-cell>
          <table:table-cell office:value-type="float" office:value="0.00020903" calcext:value-type="float">
            <text:p>0.0002</text:p>
          </table:table-cell>
        </table:table-row>
        <table:table-row table:style-name="ro1">
          <table:table-cell table:formula="of:=[LB.A41]" office:value-type="string" office:string-value="d60900" calcext:value-type="string">
            <text:p>d60900</text:p>
          </table:table-cell>
          <table:table-cell table:formula="of:=[LB.B41]" office:value-type="float" office:value="0" calcext:value-type="float">
            <text:p>0</text:p>
          </table:table-cell>
          <table:table-cell table:formula="of:=[LB.C41]" office:value-type="float" office:value="54551" calcext:value-type="float">
            <text:p>54551</text:p>
          </table:table-cell>
          <table:table-cell table:formula="of:=[LB.D41]" office:value-type="float" office:value="0" calcext:value-type="float">
            <text:p>0</text:p>
          </table:table-cell>
          <table:table-cell table:formula="of:=[LB.E41]" office:value-type="float" office:value="54598" calcext:value-type="float">
            <text:p>54598</text:p>
          </table:table-cell>
          <table:table-cell table:formula="of:=[LB.F41]" office:value-type="float" office:value="47" calcext:value-type="float">
            <text:p>47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9270151" calcext:value-type="float">
            <text:p>0.0093</text:p>
          </table:table-cell>
          <table:table-cell/>
          <table:table-cell office:value-type="float" office:value="97736" calcext:value-type="float">
            <text:p>97736</text:p>
          </table:table-cell>
          <table:table-cell table:style-name="ce1" table:formula="of:=([.L41]-[.$C41])/[.$C41]*100" office:value-type="float" office:value="79.1644516140859" calcext:value-type="float">
            <text:p>79.16</text:p>
          </table:table-cell>
          <table:table-cell office:value-type="float" office:value="0.008906492" calcext:value-type="float">
            <text:p>0.0089</text:p>
          </table:table-cell>
          <table:table-cell/>
          <table:table-cell office:value-type="float" office:value="86174" calcext:value-type="float">
            <text:p>86174</text:p>
          </table:table-cell>
          <table:table-cell table:style-name="ce1" table:formula="of:=([.P41]-[.$C41])/[.$C41]*100" office:value-type="float" office:value="57.969606423347" calcext:value-type="float">
            <text:p>57.97</text:p>
          </table:table-cell>
          <table:table-cell office:value-type="float" office:value="0.011827262" calcext:value-type="float">
            <text:p>0.0118</text:p>
          </table:table-cell>
          <table:table-cell/>
          <table:table-cell office:value-type="float" office:value="89988" calcext:value-type="float">
            <text:p>89988</text:p>
          </table:table-cell>
          <table:table-cell table:style-name="ce1" table:formula="of:=([.T41]-[.$C41])/[.$C41]*100" office:value-type="float" office:value="64.9612289417243" calcext:value-type="float">
            <text:p>64.96</text:p>
          </table:table-cell>
          <table:table-cell office:value-type="float" office:value="0.012757295" calcext:value-type="float">
            <text:p>0.0128</text:p>
          </table:table-cell>
          <table:table-cell/>
          <table:table-cell office:value-type="float" office:value="97746" calcext:value-type="float">
            <text:p>97746</text:p>
          </table:table-cell>
          <table:table-cell table:style-name="ce1" table:formula="of:=([.X41]-[.$C41])/[.$C41]*100" office:value-type="float" office:value="79.1827830837198" calcext:value-type="float">
            <text:p>79.18</text:p>
          </table:table-cell>
          <table:table-cell office:value-type="float" office:value="0.013144034" calcext:value-type="float">
            <text:p>0.0131</text:p>
          </table:table-cell>
          <table:table-cell/>
          <table:table-cell office:value-type="float" office:value="66919" calcext:value-type="float">
            <text:p>66919</text:p>
          </table:table-cell>
          <table:table-cell table:style-name="ce1" table:formula="of:=([.AB41]-[.$C41])/[.$C41]*100" office:value-type="float" office:value="22.6723616432329" calcext:value-type="float">
            <text:p>22.67</text:p>
          </table:table-cell>
          <table:table-cell office:value-type="float" office:value="0.000267116" calcext:value-type="float">
            <text:p>0.0003</text:p>
          </table:table-cell>
        </table:table-row>
        <table:table-row table:style-name="ro1">
          <table:table-cell table:formula="of:=[LB.A42]" office:value-type="string" office:string-value="d201600" calcext:value-type="string">
            <text:p>d201600</text:p>
          </table:table-cell>
          <table:table-cell table:formula="of:=[LB.B42]" office:value-type="float" office:value="0" calcext:value-type="float">
            <text:p>0</text:p>
          </table:table-cell>
          <table:table-cell table:formula="of:=[LB.C42]" office:value-type="float" office:value="97824" calcext:value-type="float">
            <text:p>97824</text:p>
          </table:table-cell>
          <table:table-cell table:formula="of:=[LB.D42]" office:value-type="float" office:value="0" calcext:value-type="float">
            <text:p>0</text:p>
          </table:table-cell>
          <table:table-cell table:formula="of:=[LB.E42]" office:value-type="float" office:value="97836" calcext:value-type="float">
            <text:p>97836</text:p>
          </table:table-cell>
          <table:table-cell table:formula="of:=[LB.F42]" office:value-type="float" office:value="12" calcext:value-type="float">
            <text:p>12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565559" calcext:value-type="float">
            <text:p>0.0057</text:p>
          </table:table-cell>
          <table:table-cell/>
          <table:table-cell office:value-type="float" office:value="169315" calcext:value-type="float">
            <text:p>169315</text:p>
          </table:table-cell>
          <table:table-cell table:style-name="ce1" table:formula="of:=([.L42]-[.$C42])/[.$C42]*100" office:value-type="float" office:value="73.0812479555119" calcext:value-type="float">
            <text:p>73.08</text:p>
          </table:table-cell>
          <table:table-cell office:value-type="float" office:value="0.005408671" calcext:value-type="float">
            <text:p>0.0054</text:p>
          </table:table-cell>
          <table:table-cell/>
          <table:table-cell office:value-type="float" office:value="144290" calcext:value-type="float">
            <text:p>144290</text:p>
          </table:table-cell>
          <table:table-cell table:style-name="ce1" table:formula="of:=([.P42]-[.$C42])/[.$C42]*100" office:value-type="float" office:value="47.499591102388" calcext:value-type="float">
            <text:p>47.50</text:p>
          </table:table-cell>
          <table:table-cell office:value-type="float" office:value="0.006662293" calcext:value-type="float">
            <text:p>0.0067</text:p>
          </table:table-cell>
          <table:table-cell/>
          <table:table-cell office:value-type="float" office:value="124940" calcext:value-type="float">
            <text:p>124940</text:p>
          </table:table-cell>
          <table:table-cell table:style-name="ce1" table:formula="of:=([.T42]-[.$C42])/[.$C42]*100" office:value-type="float" office:value="27.7191691200523" calcext:value-type="float">
            <text:p>27.72</text:p>
          </table:table-cell>
          <table:table-cell office:value-type="float" office:value="0.007782335" calcext:value-type="float">
            <text:p>0.0078</text:p>
          </table:table-cell>
          <table:table-cell/>
          <table:table-cell office:value-type="float" office:value="169185" calcext:value-type="float">
            <text:p>169185</text:p>
          </table:table-cell>
          <table:table-cell table:style-name="ce1" table:formula="of:=([.X42]-[.$C42])/[.$C42]*100" office:value-type="float" office:value="72.9483562315996" calcext:value-type="float">
            <text:p>72.95</text:p>
          </table:table-cell>
          <table:table-cell office:value-type="float" office:value="0.007683934" calcext:value-type="float">
            <text:p>0.0077</text:p>
          </table:table-cell>
          <table:table-cell/>
          <table:table-cell office:value-type="float" office:value="114366" calcext:value-type="float">
            <text:p>114366</text:p>
          </table:table-cell>
          <table:table-cell table:style-name="ce1" table:formula="of:=([.AB42]-[.$C42])/[.$C42]*100" office:value-type="float" office:value="16.9099607458292" calcext:value-type="float">
            <text:p>16.91</text:p>
          </table:table-cell>
          <table:table-cell office:value-type="float" office:value="0.000281483" calcext:value-type="float">
            <text:p>0.0003</text:p>
          </table:table-cell>
        </table:table-row>
        <table:table-row table:style-name="ro1">
          <table:table-cell table:formula="of:=[LB.A43]" office:value-type="string" office:string-value="d401600" calcext:value-type="string">
            <text:p>d401600</text:p>
          </table:table-cell>
          <table:table-cell table:formula="of:=[LB.B43]" office:value-type="float" office:value="0" calcext:value-type="float">
            <text:p>0</text:p>
          </table:table-cell>
          <table:table-cell table:formula="of:=[LB.C43]" office:value-type="float" office:value="97106" calcext:value-type="float">
            <text:p>97106</text:p>
          </table:table-cell>
          <table:table-cell table:formula="of:=[LB.D43]" office:value-type="float" office:value="0" calcext:value-type="float">
            <text:p>0</text:p>
          </table:table-cell>
          <table:table-cell table:formula="of:=[LB.E43]" office:value-type="float" office:value="97113" calcext:value-type="float">
            <text:p>97113</text:p>
          </table:table-cell>
          <table:table-cell table:formula="of:=[LB.F43]" office:value-type="float" office:value="7" calcext:value-type="float">
            <text:p>7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11468025" calcext:value-type="float">
            <text:p>0.0115</text:p>
          </table:table-cell>
          <table:table-cell/>
          <table:table-cell office:value-type="float" office:value="172597" calcext:value-type="float">
            <text:p>172597</text:p>
          </table:table-cell>
          <table:table-cell table:style-name="ce1" table:formula="of:=([.L43]-[.$C43])/[.$C43]*100" office:value-type="float" office:value="77.7408193108562" calcext:value-type="float">
            <text:p>77.74</text:p>
          </table:table-cell>
          <table:table-cell office:value-type="float" office:value="0.011293492" calcext:value-type="float">
            <text:p>0.0113</text:p>
          </table:table-cell>
          <table:table-cell/>
          <table:table-cell office:value-type="float" office:value="150696" calcext:value-type="float">
            <text:p>150696</text:p>
          </table:table-cell>
          <table:table-cell table:style-name="ce1" table:formula="of:=([.P43]-[.$C43])/[.$C43]*100" office:value-type="float" office:value="55.1871151113217" calcext:value-type="float">
            <text:p>55.19</text:p>
          </table:table-cell>
          <table:table-cell office:value-type="float" office:value="0.015160825" calcext:value-type="float">
            <text:p>0.0152</text:p>
          </table:table-cell>
          <table:table-cell/>
          <table:table-cell office:value-type="float" office:value="151687" calcext:value-type="float">
            <text:p>151687</text:p>
          </table:table-cell>
          <table:table-cell table:style-name="ce1" table:formula="of:=([.T43]-[.$C43])/[.$C43]*100" office:value-type="float" office:value="56.2076493728503" calcext:value-type="float">
            <text:p>56.21</text:p>
          </table:table-cell>
          <table:table-cell office:value-type="float" office:value="0.016278933" calcext:value-type="float">
            <text:p>0.0163</text:p>
          </table:table-cell>
          <table:table-cell/>
          <table:table-cell office:value-type="float" office:value="172665" calcext:value-type="float">
            <text:p>172665</text:p>
          </table:table-cell>
          <table:table-cell table:style-name="ce1" table:formula="of:=([.X43]-[.$C43])/[.$C43]*100" office:value-type="float" office:value="77.8108458797603" calcext:value-type="float">
            <text:p>77.81</text:p>
          </table:table-cell>
          <table:table-cell office:value-type="float" office:value="0.016957715" calcext:value-type="float">
            <text:p>0.0170</text:p>
          </table:table-cell>
          <table:table-cell/>
          <table:table-cell office:value-type="float" office:value="115986" calcext:value-type="float">
            <text:p>115986</text:p>
          </table:table-cell>
          <table:table-cell table:style-name="ce1" table:formula="of:=([.AB43]-[.$C43])/[.$C43]*100" office:value-type="float" office:value="19.4426708957222" calcext:value-type="float">
            <text:p>19.44</text:p>
          </table:table-cell>
          <table:table-cell office:value-type="float" office:value="0.000361684" calcext:value-type="float">
            <text:p>0.0004</text:p>
          </table:table-cell>
        </table:table-row>
        <table:table-row table:style-name="ro1">
          <table:table-cell table:formula="of:=[LB.A44]" office:value-type="string" office:string-value="d801600" calcext:value-type="string">
            <text:p>d801600</text:p>
          </table:table-cell>
          <table:table-cell table:formula="of:=[LB.B44]" office:value-type="float" office:value="0" calcext:value-type="float">
            <text:p>0</text:p>
          </table:table-cell>
          <table:table-cell table:formula="of:=[LB.C44]" office:value-type="float" office:value="97034" calcext:value-type="float">
            <text:p>97034</text:p>
          </table:table-cell>
          <table:table-cell table:formula="of:=[LB.D44]" office:value-type="float" office:value="0" calcext:value-type="float">
            <text:p>0</text:p>
          </table:table-cell>
          <table:table-cell table:formula="of:=[LB.E44]" office:value-type="float" office:value="97052" calcext:value-type="float">
            <text:p>97052</text:p>
          </table:table-cell>
          <table:table-cell table:formula="of:=[LB.F44]" office:value-type="float" office:value="18" calcext:value-type="float">
            <text:p>18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27706481" calcext:value-type="float">
            <text:p>0.0277</text:p>
          </table:table-cell>
          <table:table-cell/>
          <table:table-cell office:value-type="float" office:value="175103" calcext:value-type="float">
            <text:p>175103</text:p>
          </table:table-cell>
          <table:table-cell table:style-name="ce1" table:formula="of:=([.L44]-[.$C44])/[.$C44]*100" office:value-type="float" office:value="80.4553043263186" calcext:value-type="float">
            <text:p>80.46</text:p>
          </table:table-cell>
          <table:table-cell office:value-type="float" office:value="0.027324255" calcext:value-type="float">
            <text:p>0.0273</text:p>
          </table:table-cell>
          <table:table-cell/>
          <table:table-cell office:value-type="float" office:value="154795" calcext:value-type="float">
            <text:p>154795</text:p>
          </table:table-cell>
          <table:table-cell table:style-name="ce1" table:formula="of:=([.P44]-[.$C44])/[.$C44]*100" office:value-type="float" office:value="59.5265577014242" calcext:value-type="float">
            <text:p>59.53</text:p>
          </table:table-cell>
          <table:table-cell office:value-type="float" office:value="0.033537757" calcext:value-type="float">
            <text:p>0.0335</text:p>
          </table:table-cell>
          <table:table-cell/>
          <table:table-cell office:value-type="float" office:value="162331" calcext:value-type="float">
            <text:p>162331</text:p>
          </table:table-cell>
          <table:table-cell table:style-name="ce1" table:formula="of:=([.T44]-[.$C44])/[.$C44]*100" office:value-type="float" office:value="67.2929076406208" calcext:value-type="float">
            <text:p>67.29</text:p>
          </table:table-cell>
          <table:table-cell office:value-type="float" office:value="0.036699962" calcext:value-type="float">
            <text:p>0.0367</text:p>
          </table:table-cell>
          <table:table-cell/>
          <table:table-cell office:value-type="float" office:value="174981" calcext:value-type="float">
            <text:p>174981</text:p>
          </table:table-cell>
          <table:table-cell table:style-name="ce1" table:formula="of:=([.X44]-[.$C44])/[.$C44]*100" office:value-type="float" office:value="80.3295752004452" calcext:value-type="float">
            <text:p>80.33</text:p>
          </table:table-cell>
          <table:table-cell office:value-type="float" office:value="0.037954512" calcext:value-type="float">
            <text:p>0.0380</text:p>
          </table:table-cell>
          <table:table-cell/>
          <table:table-cell office:value-type="float" office:value="117890" calcext:value-type="float">
            <text:p>117890</text:p>
          </table:table-cell>
          <table:table-cell table:style-name="ce1" table:formula="of:=([.AB44]-[.$C44])/[.$C44]*100" office:value-type="float" office:value="21.4934971247192" calcext:value-type="float">
            <text:p>21.49</text:p>
          </table:table-cell>
          <table:table-cell office:value-type="float" office:value="0.000641057" calcext:value-type="float">
            <text:p>0.0006</text:p>
          </table:table-cell>
        </table:table-row>
        <table:table-row table:style-name="ro1">
          <table:table-cell table:formula="of:=[LB.A45]" office:value-type="string" office:string-value="e05100" calcext:value-type="string">
            <text:p>e05100</text:p>
          </table:table-cell>
          <table:table-cell table:formula="of:=[LB.B45]" office:value-type="float" office:value="0" calcext:value-type="float">
            <text:p>0</text:p>
          </table:table-cell>
          <table:table-cell table:formula="of:=[LB.C45]" office:value-type="float" office:value="12681" calcext:value-type="float">
            <text:p>12681</text:p>
          </table:table-cell>
          <table:table-cell table:formula="of:=[LB.D45]" office:value-type="float" office:value="12681" calcext:value-type="float">
            <text:p>12681</text:p>
          </table:table-cell>
          <table:table-cell table:formula="of:=[LB.E45]" office:value-type="float" office:value="12681" calcext:value-type="float">
            <text:p>12681</text:p>
          </table:table-cell>
          <table:table-cell table:formula="of:=[LB.F45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5927" calcext:value-type="float">
            <text:p>0.0001</text:p>
          </table:table-cell>
          <table:table-cell/>
          <table:table-cell office:value-type="float" office:value="63222" calcext:value-type="float">
            <text:p>63222</text:p>
          </table:table-cell>
          <table:table-cell table:style-name="ce1" table:formula="of:=([.L45]-[.$C45])/[.$C45]*100" office:value-type="float" office:value="398.556896143837" calcext:value-type="float">
            <text:p>398.56</text:p>
          </table:table-cell>
          <table:table-cell office:value-type="float" office:value="0.000052221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61091" calcext:value-type="float">
            <text:p>0.0001</text:p>
          </table:table-cell>
          <table:table-cell/>
          <table:table-cell office:value-type="float" office:value="20906" calcext:value-type="float">
            <text:p>20906</text:p>
          </table:table-cell>
          <table:table-cell table:style-name="ce1" table:formula="of:=([.T45]-[.$C45])/[.$C45]*100" office:value-type="float" office:value="64.8608153931078" calcext:value-type="float">
            <text:p>64.86</text:p>
          </table:table-cell>
          <table:table-cell office:value-type="float" office:value="0.000068374" calcext:value-type="float">
            <text:p>0.0001</text:p>
          </table:table-cell>
          <table:table-cell/>
          <table:table-cell office:value-type="float" office:value="63177" calcext:value-type="float">
            <text:p>63177</text:p>
          </table:table-cell>
          <table:table-cell table:style-name="ce1" table:formula="of:=([.X45]-[.$C45])/[.$C45]*100" office:value-type="float" office:value="398.202034539863" calcext:value-type="float">
            <text:p>398.20</text:p>
          </table:table-cell>
          <table:table-cell office:value-type="float" office:value="0.000069977" calcext:value-type="float">
            <text:p>0.0001</text:p>
          </table:table-cell>
          <table:table-cell/>
          <table:table-cell office:value-type="float" office:value="30704" calcext:value-type="float">
            <text:p>30704</text:p>
          </table:table-cell>
          <table:table-cell table:style-name="ce1" table:formula="of:=([.AB45]-[.$C45])/[.$C45]*100" office:value-type="float" office:value="142.126015298478" calcext:value-type="float">
            <text:p>142.13</text:p>
          </table:table-cell>
          <table:table-cell office:value-type="float" office:value="0.000025066" calcext:value-type="float">
            <text:p>0.0000</text:p>
          </table:table-cell>
        </table:table-row>
        <table:table-row table:style-name="ro1">
          <table:table-cell table:formula="of:=[LB.A46]" office:value-type="string" office:string-value="e10100" calcext:value-type="string">
            <text:p>e10100</text:p>
          </table:table-cell>
          <table:table-cell table:formula="of:=[LB.B46]" office:value-type="float" office:value="0" calcext:value-type="float">
            <text:p>0</text:p>
          </table:table-cell>
          <table:table-cell table:formula="of:=[LB.C46]" office:value-type="float" office:value="11577" calcext:value-type="float">
            <text:p>11577</text:p>
          </table:table-cell>
          <table:table-cell table:formula="of:=[LB.D46]" office:value-type="float" office:value="11577" calcext:value-type="float">
            <text:p>11577</text:p>
          </table:table-cell>
          <table:table-cell table:formula="of:=[LB.E46]" office:value-type="float" office:value="11577" calcext:value-type="float">
            <text:p>11577</text:p>
          </table:table-cell>
          <table:table-cell table:formula="of:=[LB.F46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6646" calcext:value-type="float">
            <text:p>0.0001</text:p>
          </table:table-cell>
          <table:table-cell/>
          <table:table-cell office:value-type="float" office:value="80974" calcext:value-type="float">
            <text:p>80974</text:p>
          </table:table-cell>
          <table:table-cell table:style-name="ce1" table:formula="of:=([.L46]-[.$C46])/[.$C46]*100" office:value-type="float" office:value="599.438541936598" calcext:value-type="float">
            <text:p>599.44</text:p>
          </table:table-cell>
          <table:table-cell office:value-type="float" office:value="0.000093691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8796" calcext:value-type="float">
            <text:p>0.0001</text:p>
          </table:table-cell>
          <table:table-cell/>
          <table:table-cell office:value-type="float" office:value="33476" calcext:value-type="float">
            <text:p>33476</text:p>
          </table:table-cell>
          <table:table-cell table:style-name="ce1" table:formula="of:=([.T46]-[.$C46])/[.$C46]*100" office:value-type="float" office:value="189.15954046817" calcext:value-type="float">
            <text:p>189.16</text:p>
          </table:table-cell>
          <table:table-cell office:value-type="float" office:value="0.000140264" calcext:value-type="float">
            <text:p>0.0001</text:p>
          </table:table-cell>
          <table:table-cell/>
          <table:table-cell office:value-type="float" office:value="80987" calcext:value-type="float">
            <text:p>80987</text:p>
          </table:table-cell>
          <table:table-cell table:style-name="ce1" table:formula="of:=([.X46]-[.$C46])/[.$C46]*100" office:value-type="float" office:value="599.550833549279" calcext:value-type="float">
            <text:p>599.55</text:p>
          </table:table-cell>
          <table:table-cell office:value-type="float" office:value="0.000134552" calcext:value-type="float">
            <text:p>0.0001</text:p>
          </table:table-cell>
          <table:table-cell/>
          <table:table-cell office:value-type="float" office:value="33353" calcext:value-type="float">
            <text:p>33353</text:p>
          </table:table-cell>
          <table:table-cell table:style-name="ce1" table:formula="of:=([.AB46]-[.$C46])/[.$C46]*100" office:value-type="float" office:value="188.097089055887" calcext:value-type="float">
            <text:p>188.10</text:p>
          </table:table-cell>
          <table:table-cell office:value-type="float" office:value="0.00003445" calcext:value-type="float">
            <text:p>0.0000</text:p>
          </table:table-cell>
        </table:table-row>
        <table:table-row table:style-name="ro1">
          <table:table-cell table:formula="of:=[LB.A47]" office:value-type="string" office:string-value="e20100" calcext:value-type="string">
            <text:p>e20100</text:p>
          </table:table-cell>
          <table:table-cell table:formula="of:=[LB.B47]" office:value-type="float" office:value="0" calcext:value-type="float">
            <text:p>0</text:p>
          </table:table-cell>
          <table:table-cell table:formula="of:=[LB.C47]" office:value-type="float" office:value="8436" calcext:value-type="float">
            <text:p>8436</text:p>
          </table:table-cell>
          <table:table-cell table:formula="of:=[LB.D47]" office:value-type="float" office:value="8436" calcext:value-type="float">
            <text:p>8436</text:p>
          </table:table-cell>
          <table:table-cell table:formula="of:=[LB.E47]" office:value-type="float" office:value="8436" calcext:value-type="float">
            <text:p>8436</text:p>
          </table:table-cell>
          <table:table-cell table:formula="of:=[LB.F47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37062" calcext:value-type="float">
            <text:p>0.0002</text:p>
          </table:table-cell>
          <table:table-cell/>
          <table:table-cell office:value-type="float" office:value="94284" calcext:value-type="float">
            <text:p>94284</text:p>
          </table:table-cell>
          <table:table-cell table:style-name="ce1" table:formula="of:=([.L47]-[.$C47])/[.$C47]*100" office:value-type="float" office:value="1017.6386913229" calcext:value-type="float">
            <text:p>1017.64</text:p>
          </table:table-cell>
          <table:table-cell office:value-type="float" office:value="0.000179948" calcext:value-type="float">
            <text:p>0.0002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8915" calcext:value-type="float">
            <text:p>0.0003</text:p>
          </table:table-cell>
          <table:table-cell/>
          <table:table-cell office:value-type="float" office:value="43373" calcext:value-type="float">
            <text:p>43373</text:p>
          </table:table-cell>
          <table:table-cell table:style-name="ce1" table:formula="of:=([.T47]-[.$C47])/[.$C47]*100" office:value-type="float" office:value="414.1417733523" calcext:value-type="float">
            <text:p>414.14</text:p>
          </table:table-cell>
          <table:table-cell office:value-type="float" office:value="0.000305323" calcext:value-type="float">
            <text:p>0.0003</text:p>
          </table:table-cell>
          <table:table-cell/>
          <table:table-cell office:value-type="float" office:value="93039" calcext:value-type="float">
            <text:p>93039</text:p>
          </table:table-cell>
          <table:table-cell table:style-name="ce1" table:formula="of:=([.X47]-[.$C47])/[.$C47]*100" office:value-type="float" office:value="1002.88051209104" calcext:value-type="float">
            <text:p>1002.88</text:p>
          </table:table-cell>
          <table:table-cell office:value-type="float" office:value="0.00028339" calcext:value-type="float">
            <text:p>0.0003</text:p>
          </table:table-cell>
          <table:table-cell/>
          <table:table-cell office:value-type="float" office:value="35153" calcext:value-type="float">
            <text:p>35153</text:p>
          </table:table-cell>
          <table:table-cell table:style-name="ce1" table:formula="of:=([.AB47]-[.$C47])/[.$C47]*100" office:value-type="float" office:value="316.702228544334" calcext:value-type="float">
            <text:p>316.70</text:p>
          </table:table-cell>
          <table:table-cell office:value-type="float" office:value="0.000033323" calcext:value-type="float">
            <text:p>0.0000</text:p>
          </table:table-cell>
        </table:table-row>
        <table:table-row table:style-name="ro1">
          <table:table-cell table:formula="of:=[LB.A48]" office:value-type="string" office:string-value="e05200" calcext:value-type="string">
            <text:p>e05200</text:p>
          </table:table-cell>
          <table:table-cell table:formula="of:=[LB.B48]" office:value-type="float" office:value="0" calcext:value-type="float">
            <text:p>0</text:p>
          </table:table-cell>
          <table:table-cell table:formula="of:=[LB.C48]" office:value-type="float" office:value="24930" calcext:value-type="float">
            <text:p>24930</text:p>
          </table:table-cell>
          <table:table-cell table:formula="of:=[LB.D48]" office:value-type="float" office:value="24930" calcext:value-type="float">
            <text:p>24930</text:p>
          </table:table-cell>
          <table:table-cell table:formula="of:=[LB.E48]" office:value-type="float" office:value="24930" calcext:value-type="float">
            <text:p>24930</text:p>
          </table:table-cell>
          <table:table-cell table:formula="of:=[LB.F48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9172" calcext:value-type="float">
            <text:p>0.0001</text:p>
          </table:table-cell>
          <table:table-cell/>
          <table:table-cell office:value-type="float" office:value="128571" calcext:value-type="float">
            <text:p>128571</text:p>
          </table:table-cell>
          <table:table-cell table:style-name="ce1" table:formula="of:=([.L48]-[.$C48])/[.$C48]*100" office:value-type="float" office:value="415.728038507822" calcext:value-type="float">
            <text:p>415.73</text:p>
          </table:table-cell>
          <table:table-cell office:value-type="float" office:value="0.000093575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7576" calcext:value-type="float">
            <text:p>0.0001</text:p>
          </table:table-cell>
          <table:table-cell/>
          <table:table-cell office:value-type="float" office:value="45271" calcext:value-type="float">
            <text:p>45271</text:p>
          </table:table-cell>
          <table:table-cell table:style-name="ce1" table:formula="of:=([.T48]-[.$C48])/[.$C48]*100" office:value-type="float" office:value="81.5924588848777" calcext:value-type="float">
            <text:p>81.59</text:p>
          </table:table-cell>
          <table:table-cell office:value-type="float" office:value="0.000142271" calcext:value-type="float">
            <text:p>0.0001</text:p>
          </table:table-cell>
          <table:table-cell/>
          <table:table-cell office:value-type="float" office:value="128552" calcext:value-type="float">
            <text:p>128552</text:p>
          </table:table-cell>
          <table:table-cell table:style-name="ce1" table:formula="of:=([.X48]-[.$C48])/[.$C48]*100" office:value-type="float" office:value="415.651825110309" calcext:value-type="float">
            <text:p>415.65</text:p>
          </table:table-cell>
          <table:table-cell office:value-type="float" office:value="0.000205274" calcext:value-type="float">
            <text:p>0.0002</text:p>
          </table:table-cell>
          <table:table-cell/>
          <table:table-cell office:value-type="float" office:value="65952" calcext:value-type="float">
            <text:p>65952</text:p>
          </table:table-cell>
          <table:table-cell table:style-name="ce1" table:formula="of:=([.AB48]-[.$C48])/[.$C48]*100" office:value-type="float" office:value="164.548736462094" calcext:value-type="float">
            <text:p>164.55</text:p>
          </table:table-cell>
          <table:table-cell office:value-type="float" office:value="0.000032194" calcext:value-type="float">
            <text:p>0.0000</text:p>
          </table:table-cell>
        </table:table-row>
        <table:table-row table:style-name="ro1">
          <table:table-cell table:formula="of:=[LB.A49]" office:value-type="string" office:string-value="e10200" calcext:value-type="string">
            <text:p>e10200</text:p>
          </table:table-cell>
          <table:table-cell table:formula="of:=[LB.B49]" office:value-type="float" office:value="0" calcext:value-type="float">
            <text:p>0</text:p>
          </table:table-cell>
          <table:table-cell table:formula="of:=[LB.C49]" office:value-type="float" office:value="23307" calcext:value-type="float">
            <text:p>23307</text:p>
          </table:table-cell>
          <table:table-cell table:formula="of:=[LB.D49]" office:value-type="float" office:value="23307" calcext:value-type="float">
            <text:p>23307</text:p>
          </table:table-cell>
          <table:table-cell table:formula="of:=[LB.E49]" office:value-type="float" office:value="23307" calcext:value-type="float">
            <text:p>23307</text:p>
          </table:table-cell>
          <table:table-cell table:formula="of:=[LB.F49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33702" calcext:value-type="float">
            <text:p>0.0002</text:p>
          </table:table-cell>
          <table:table-cell/>
          <table:table-cell office:value-type="float" office:value="164157" calcext:value-type="float">
            <text:p>164157</text:p>
          </table:table-cell>
          <table:table-cell table:style-name="ce1" table:formula="of:=([.L49]-[.$C49])/[.$C49]*100" office:value-type="float" office:value="604.324880937058" calcext:value-type="float">
            <text:p>604.32</text:p>
          </table:table-cell>
          <table:table-cell office:value-type="float" office:value="0.000188225" calcext:value-type="float">
            <text:p>0.0002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38688" calcext:value-type="float">
            <text:p>0.0002</text:p>
          </table:table-cell>
          <table:table-cell/>
          <table:table-cell office:value-type="float" office:value="66442" calcext:value-type="float">
            <text:p>66442</text:p>
          </table:table-cell>
          <table:table-cell table:style-name="ce1" table:formula="of:=([.T49]-[.$C49])/[.$C49]*100" office:value-type="float" office:value="185.073153988072" calcext:value-type="float">
            <text:p>185.07</text:p>
          </table:table-cell>
          <table:table-cell office:value-type="float" office:value="0.00029506" calcext:value-type="float">
            <text:p>0.0003</text:p>
          </table:table-cell>
          <table:table-cell/>
          <table:table-cell office:value-type="float" office:value="164170" calcext:value-type="float">
            <text:p>164170</text:p>
          </table:table-cell>
          <table:table-cell table:style-name="ce1" table:formula="of:=([.X49]-[.$C49])/[.$C49]*100" office:value-type="float" office:value="604.380658171365" calcext:value-type="float">
            <text:p>604.38</text:p>
          </table:table-cell>
          <table:table-cell office:value-type="float" office:value="0.000274479" calcext:value-type="float">
            <text:p>0.0003</text:p>
          </table:table-cell>
          <table:table-cell/>
          <table:table-cell office:value-type="float" office:value="61617" calcext:value-type="float">
            <text:p>61617</text:p>
          </table:table-cell>
          <table:table-cell table:style-name="ce1" table:formula="of:=([.AB49]-[.$C49])/[.$C49]*100" office:value-type="float" office:value="164.371218947097" calcext:value-type="float">
            <text:p>164.37</text:p>
          </table:table-cell>
          <table:table-cell office:value-type="float" office:value="0.000041458" calcext:value-type="float">
            <text:p>0.0000</text:p>
          </table:table-cell>
        </table:table-row>
        <table:table-row table:style-name="ro1">
          <table:table-cell table:formula="of:=[LB.A50]" office:value-type="string" office:string-value="e20200" calcext:value-type="string">
            <text:p>e20200</text:p>
          </table:table-cell>
          <table:table-cell table:formula="of:=[LB.B50]" office:value-type="float" office:value="0" calcext:value-type="float">
            <text:p>0</text:p>
          </table:table-cell>
          <table:table-cell table:formula="of:=[LB.C50]" office:value-type="float" office:value="22379" calcext:value-type="float">
            <text:p>22379</text:p>
          </table:table-cell>
          <table:table-cell table:formula="of:=[LB.D50]" office:value-type="float" office:value="22379" calcext:value-type="float">
            <text:p>22379</text:p>
          </table:table-cell>
          <table:table-cell table:formula="of:=[LB.E50]" office:value-type="float" office:value="22379" calcext:value-type="float">
            <text:p>22379</text:p>
          </table:table-cell>
          <table:table-cell table:formula="of:=[LB.F50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488707" calcext:value-type="float">
            <text:p>0.0005</text:p>
          </table:table-cell>
          <table:table-cell/>
          <table:table-cell office:value-type="float" office:value="187694" calcext:value-type="float">
            <text:p>187694</text:p>
          </table:table-cell>
          <table:table-cell table:style-name="ce1" table:formula="of:=([.L50]-[.$C50])/[.$C50]*100" office:value-type="float" office:value="738.705929666205" calcext:value-type="float">
            <text:p>738.71</text:p>
          </table:table-cell>
          <table:table-cell office:value-type="float" office:value="0.000384528" calcext:value-type="float">
            <text:p>0.0004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561667" calcext:value-type="float">
            <text:p>0.0006</text:p>
          </table:table-cell>
          <table:table-cell/>
          <table:table-cell office:value-type="float" office:value="87023" calcext:value-type="float">
            <text:p>87023</text:p>
          </table:table-cell>
          <table:table-cell table:style-name="ce1" table:formula="of:=([.T50]-[.$C50])/[.$C50]*100" office:value-type="float" office:value="288.860092050583" calcext:value-type="float">
            <text:p>288.86</text:p>
          </table:table-cell>
          <table:table-cell office:value-type="float" office:value="0.0006376" calcext:value-type="float">
            <text:p>0.0006</text:p>
          </table:table-cell>
          <table:table-cell/>
          <table:table-cell office:value-type="float" office:value="187742" calcext:value-type="float">
            <text:p>187742</text:p>
          </table:table-cell>
          <table:table-cell table:style-name="ce1" table:formula="of:=([.X50]-[.$C50])/[.$C50]*100" office:value-type="float" office:value="738.920416461862" calcext:value-type="float">
            <text:p>738.92</text:p>
          </table:table-cell>
          <table:table-cell office:value-type="float" office:value="0.000622433" calcext:value-type="float">
            <text:p>0.0006</text:p>
          </table:table-cell>
          <table:table-cell/>
          <table:table-cell office:value-type="float" office:value="70554" calcext:value-type="float">
            <text:p>70554</text:p>
          </table:table-cell>
          <table:table-cell table:style-name="ce1" table:formula="of:=([.AB50]-[.$C50])/[.$C50]*100" office:value-type="float" office:value="215.268778765807" calcext:value-type="float">
            <text:p>215.27</text:p>
          </table:table-cell>
          <table:table-cell office:value-type="float" office:value="0.000046918" calcext:value-type="float">
            <text:p>0.0000</text:p>
          </table:table-cell>
        </table:table-row>
        <table:table-row table:style-name="ro1">
          <table:table-cell table:formula="of:=[LB.A51]" office:value-type="string" office:string-value="e10400" calcext:value-type="string">
            <text:p>e10400</text:p>
          </table:table-cell>
          <table:table-cell table:formula="of:=[LB.B51]" office:value-type="float" office:value="0" calcext:value-type="float">
            <text:p>0</text:p>
          </table:table-cell>
          <table:table-cell table:formula="of:=[LB.C51]" office:value-type="float" office:value="45746" calcext:value-type="float">
            <text:p>45746</text:p>
          </table:table-cell>
          <table:table-cell table:formula="of:=[LB.D51]" office:value-type="float" office:value="45746" calcext:value-type="float">
            <text:p>45746</text:p>
          </table:table-cell>
          <table:table-cell table:formula="of:=[LB.E51]" office:value-type="float" office:value="45746" calcext:value-type="float">
            <text:p>45746</text:p>
          </table:table-cell>
          <table:table-cell table:formula="of:=[LB.F51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534672" calcext:value-type="float">
            <text:p>0.0005</text:p>
          </table:table-cell>
          <table:table-cell/>
          <table:table-cell office:value-type="float" office:value="316538" calcext:value-type="float">
            <text:p>316538</text:p>
          </table:table-cell>
          <table:table-cell table:style-name="ce1" table:formula="of:=([.L51]-[.$C51])/[.$C51]*100" office:value-type="float" office:value="591.946836881913" calcext:value-type="float">
            <text:p>591.95</text:p>
          </table:table-cell>
          <table:table-cell office:value-type="float" office:value="0.00039845" calcext:value-type="float">
            <text:p>0.0004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520889" calcext:value-type="float">
            <text:p>0.0005</text:p>
          </table:table-cell>
          <table:table-cell/>
          <table:table-cell office:value-type="float" office:value="130499" calcext:value-type="float">
            <text:p>130499</text:p>
          </table:table-cell>
          <table:table-cell table:style-name="ce1" table:formula="of:=([.T51]-[.$C51])/[.$C51]*100" office:value-type="float" office:value="185.26865736895" calcext:value-type="float">
            <text:p>185.27</text:p>
          </table:table-cell>
          <table:table-cell office:value-type="float" office:value="0.000687376" calcext:value-type="float">
            <text:p>0.0007</text:p>
          </table:table-cell>
          <table:table-cell/>
          <table:table-cell office:value-type="float" office:value="316505" calcext:value-type="float">
            <text:p>316505</text:p>
          </table:table-cell>
          <table:table-cell table:style-name="ce1" table:formula="of:=([.X51]-[.$C51])/[.$C51]*100" office:value-type="float" office:value="591.874699427272" calcext:value-type="float">
            <text:p>591.87</text:p>
          </table:table-cell>
          <table:table-cell office:value-type="float" office:value="0.000606256" calcext:value-type="float">
            <text:p>0.0006</text:p>
          </table:table-cell>
          <table:table-cell/>
          <table:table-cell office:value-type="float" office:value="117548" calcext:value-type="float">
            <text:p>117548</text:p>
          </table:table-cell>
          <table:table-cell table:style-name="ce1" table:formula="of:=([.AB51]-[.$C51])/[.$C51]*100" office:value-type="float" office:value="156.95798539763" calcext:value-type="float">
            <text:p>156.96</text:p>
          </table:table-cell>
          <table:table-cell office:value-type="float" office:value="0.000068004" calcext:value-type="float">
            <text:p>0.0001</text:p>
          </table:table-cell>
        </table:table-row>
        <table:table-row table:style-name="ro1">
          <table:table-cell table:formula="of:=[LB.A52]" office:value-type="string" office:string-value="e20400" calcext:value-type="string">
            <text:p>e20400</text:p>
          </table:table-cell>
          <table:table-cell table:formula="of:=[LB.B52]" office:value-type="float" office:value="0" calcext:value-type="float">
            <text:p>0</text:p>
          </table:table-cell>
          <table:table-cell table:formula="of:=[LB.C52]" office:value-type="float" office:value="44877" calcext:value-type="float">
            <text:p>44877</text:p>
          </table:table-cell>
          <table:table-cell table:formula="of:=[LB.D52]" office:value-type="float" office:value="44877" calcext:value-type="float">
            <text:p>44877</text:p>
          </table:table-cell>
          <table:table-cell table:formula="of:=[LB.E52]" office:value-type="float" office:value="44877" calcext:value-type="float">
            <text:p>44877</text:p>
          </table:table-cell>
          <table:table-cell table:formula="of:=[LB.F52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1103593" calcext:value-type="float">
            <text:p>0.0011</text:p>
          </table:table-cell>
          <table:table-cell/>
          <table:table-cell office:value-type="float" office:value="366149" calcext:value-type="float">
            <text:p>366149</text:p>
          </table:table-cell>
          <table:table-cell table:style-name="ce1" table:formula="of:=([.L52]-[.$C52])/[.$C52]*100" office:value-type="float" office:value="715.894556231477" calcext:value-type="float">
            <text:p>715.89</text:p>
          </table:table-cell>
          <table:table-cell office:value-type="float" office:value="0.000896419" calcext:value-type="float">
            <text:p>0.0009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1369548" calcext:value-type="float">
            <text:p>0.0014</text:p>
          </table:table-cell>
          <table:table-cell/>
          <table:table-cell office:value-type="float" office:value="171529" calcext:value-type="float">
            <text:p>171529</text:p>
          </table:table-cell>
          <table:table-cell table:style-name="ce1" table:formula="of:=([.T52]-[.$C52])/[.$C52]*100" office:value-type="float" office:value="282.220291017671" calcext:value-type="float">
            <text:p>282.22</text:p>
          </table:table-cell>
          <table:table-cell office:value-type="float" office:value="0.001441604" calcext:value-type="float">
            <text:p>0.0014</text:p>
          </table:table-cell>
          <table:table-cell/>
          <table:table-cell office:value-type="float" office:value="366172" calcext:value-type="float">
            <text:p>366172</text:p>
          </table:table-cell>
          <table:table-cell table:style-name="ce1" table:formula="of:=([.X52]-[.$C52])/[.$C52]*100" office:value-type="float" office:value="715.945807429195" calcext:value-type="float">
            <text:p>715.95</text:p>
          </table:table-cell>
          <table:table-cell office:value-type="float" office:value="0.001369097" calcext:value-type="float">
            <text:p>0.0014</text:p>
          </table:table-cell>
          <table:table-cell/>
          <table:table-cell office:value-type="float" office:value="127698" calcext:value-type="float">
            <text:p>127698</text:p>
          </table:table-cell>
          <table:table-cell table:style-name="ce1" table:formula="of:=([.AB52]-[.$C52])/[.$C52]*100" office:value-type="float" office:value="184.551106357377" calcext:value-type="float">
            <text:p>184.55</text:p>
          </table:table-cell>
          <table:table-cell office:value-type="float" office:value="0.00008688" calcext:value-type="float">
            <text:p>0.0001</text:p>
          </table:table-cell>
        </table:table-row>
        <table:table-row table:style-name="ro1">
          <table:table-cell table:formula="of:=[LB.A53]" office:value-type="string" office:string-value="e40400" calcext:value-type="string">
            <text:p>e40400</text:p>
          </table:table-cell>
          <table:table-cell table:formula="of:=[LB.B53]" office:value-type="float" office:value="0" calcext:value-type="float">
            <text:p>0</text:p>
          </table:table-cell>
          <table:table-cell table:formula="of:=[LB.C53]" office:value-type="float" office:value="44561" calcext:value-type="float">
            <text:p>44561</text:p>
          </table:table-cell>
          <table:table-cell table:formula="of:=[LB.D53]" office:value-type="float" office:value="44561" calcext:value-type="float">
            <text:p>44561</text:p>
          </table:table-cell>
          <table:table-cell table:formula="of:=[LB.E53]" office:value-type="float" office:value="44561" calcext:value-type="float">
            <text:p>44561</text:p>
          </table:table-cell>
          <table:table-cell table:formula="of:=[LB.F53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626968" calcext:value-type="float">
            <text:p>0.0026</text:p>
          </table:table-cell>
          <table:table-cell/>
          <table:table-cell office:value-type="float" office:value="394845" calcext:value-type="float">
            <text:p>394845</text:p>
          </table:table-cell>
          <table:table-cell table:style-name="ce1" table:formula="of:=([.L53]-[.$C53])/[.$C53]*100" office:value-type="float" office:value="786.0775117255" calcext:value-type="float">
            <text:p>786.08</text:p>
          </table:table-cell>
          <table:table-cell office:value-type="float" office:value="0.00194868" calcext:value-type="float">
            <text:p>0.0019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65331" calcext:value-type="float">
            <text:p>0.0027</text:p>
          </table:table-cell>
          <table:table-cell/>
          <table:table-cell office:value-type="float" office:value="193912" calcext:value-type="float">
            <text:p>193912</text:p>
          </table:table-cell>
          <table:table-cell table:style-name="ce1" table:formula="of:=([.T53]-[.$C53])/[.$C53]*100" office:value-type="float" office:value="335.160790826059" calcext:value-type="float">
            <text:p>335.16</text:p>
          </table:table-cell>
          <table:table-cell office:value-type="float" office:value="0.003123058" calcext:value-type="float">
            <text:p>0.0031</text:p>
          </table:table-cell>
          <table:table-cell/>
          <table:table-cell office:value-type="float" office:value="394809" calcext:value-type="float">
            <text:p>394809</text:p>
          </table:table-cell>
          <table:table-cell table:style-name="ce1" table:formula="of:=([.X53]-[.$C53])/[.$C53]*100" office:value-type="float" office:value="785.996723592379" calcext:value-type="float">
            <text:p>786.00</text:p>
          </table:table-cell>
          <table:table-cell office:value-type="float" office:value="0.003015072" calcext:value-type="float">
            <text:p>0.0030</text:p>
          </table:table-cell>
          <table:table-cell/>
          <table:table-cell office:value-type="float" office:value="138370" calcext:value-type="float">
            <text:p>138370</text:p>
          </table:table-cell>
          <table:table-cell table:style-name="ce1" table:formula="of:=([.AB53]-[.$C53])/[.$C53]*100" office:value-type="float" office:value="210.518166109378" calcext:value-type="float">
            <text:p>210.52</text:p>
          </table:table-cell>
          <table:table-cell office:value-type="float" office:value="0.000087608" calcext:value-type="float">
            <text:p>0.0001</text:p>
          </table:table-cell>
        </table:table-row>
        <table:table-row table:style-name="ro1">
          <table:table-cell table:formula="of:=[LB.A54]" office:value-type="string" office:string-value="e15900" calcext:value-type="string">
            <text:p>e15900</text:p>
          </table:table-cell>
          <table:table-cell table:formula="of:=[LB.B54]" office:value-type="float" office:value="0" calcext:value-type="float">
            <text:p>0</text:p>
          </table:table-cell>
          <table:table-cell table:formula="of:=[LB.C54]" office:value-type="float" office:value="102421" calcext:value-type="float">
            <text:p>102421</text:p>
          </table:table-cell>
          <table:table-cell table:formula="of:=[LB.D54]" office:value-type="float" office:value="102421" calcext:value-type="float">
            <text:p>102421</text:p>
          </table:table-cell>
          <table:table-cell table:formula="of:=[LB.E54]" office:value-type="float" office:value="102421" calcext:value-type="float">
            <text:p>102421</text:p>
          </table:table-cell>
          <table:table-cell table:formula="of:=[LB.F54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065983" calcext:value-type="float">
            <text:p>0.0021</text:p>
          </table:table-cell>
          <table:table-cell/>
          <table:table-cell office:value-type="float" office:value="788807" calcext:value-type="float">
            <text:p>788807</text:p>
          </table:table-cell>
          <table:table-cell table:style-name="ce1" table:formula="of:=([.L54]-[.$C54])/[.$C54]*100" office:value-type="float" office:value="670.161392683141" calcext:value-type="float">
            <text:p>670.16</text:p>
          </table:table-cell>
          <table:table-cell office:value-type="float" office:value="0.001675969" calcext:value-type="float">
            <text:p>0.0017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179854" calcext:value-type="float">
            <text:p>0.0022</text:p>
          </table:table-cell>
          <table:table-cell/>
          <table:table-cell office:value-type="float" office:value="352152" calcext:value-type="float">
            <text:p>352152</text:p>
          </table:table-cell>
          <table:table-cell table:style-name="ce1" table:formula="of:=([.T54]-[.$C54])/[.$C54]*100" office:value-type="float" office:value="243.827925913631" calcext:value-type="float">
            <text:p>243.83</text:p>
          </table:table-cell>
          <table:table-cell office:value-type="float" office:value="0.002677463" calcext:value-type="float">
            <text:p>0.0027</text:p>
          </table:table-cell>
          <table:table-cell/>
          <table:table-cell office:value-type="float" office:value="788829" calcext:value-type="float">
            <text:p>788829</text:p>
          </table:table-cell>
          <table:table-cell table:style-name="ce1" table:formula="of:=([.X54]-[.$C54])/[.$C54]*100" office:value-type="float" office:value="670.182872653069" calcext:value-type="float">
            <text:p>670.18</text:p>
          </table:table-cell>
          <table:table-cell office:value-type="float" office:value="0.002604262" calcext:value-type="float">
            <text:p>0.0026</text:p>
          </table:table-cell>
          <table:table-cell/>
          <table:table-cell office:value-type="float" office:value="269973" calcext:value-type="float">
            <text:p>269973</text:p>
          </table:table-cell>
          <table:table-cell table:style-name="ce1" table:formula="of:=([.AB54]-[.$C54])/[.$C54]*100" office:value-type="float" office:value="163.591450971969" calcext:value-type="float">
            <text:p>163.59</text:p>
          </table:table-cell>
          <table:table-cell office:value-type="float" office:value="0.000098752" calcext:value-type="float">
            <text:p>0.0001</text:p>
          </table:table-cell>
        </table:table-row>
        <table:table-row table:style-name="ro1">
          <table:table-cell table:formula="of:=[LB.A55]" office:value-type="string" office:string-value="e30900" calcext:value-type="string">
            <text:p>e30900</text:p>
          </table:table-cell>
          <table:table-cell table:formula="of:=[LB.B55]" office:value-type="float" office:value="0" calcext:value-type="float">
            <text:p>0</text:p>
          </table:table-cell>
          <table:table-cell table:formula="of:=[LB.C55]" office:value-type="float" office:value="100427" calcext:value-type="float">
            <text:p>100427</text:p>
          </table:table-cell>
          <table:table-cell table:formula="of:=[LB.D55]" office:value-type="float" office:value="100427" calcext:value-type="float">
            <text:p>100427</text:p>
          </table:table-cell>
          <table:table-cell table:formula="of:=[LB.E55]" office:value-type="float" office:value="100427" calcext:value-type="float">
            <text:p>100427</text:p>
          </table:table-cell>
          <table:table-cell table:formula="of:=[LB.F55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4618727" calcext:value-type="float">
            <text:p>0.0046</text:p>
          </table:table-cell>
          <table:table-cell/>
          <table:table-cell office:value-type="float" office:value="876325" calcext:value-type="float">
            <text:p>876325</text:p>
          </table:table-cell>
          <table:table-cell table:style-name="ce1" table:formula="of:=([.L55]-[.$C55])/[.$C55]*100" office:value-type="float" office:value="772.599002260348" calcext:value-type="float">
            <text:p>772.60</text:p>
          </table:table-cell>
          <table:table-cell office:value-type="float" office:value="0.003601036" calcext:value-type="float">
            <text:p>0.0036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4778363" calcext:value-type="float">
            <text:p>0.0048</text:p>
          </table:table-cell>
          <table:table-cell/>
          <table:table-cell office:value-type="float" office:value="425187" calcext:value-type="float">
            <text:p>425187</text:p>
          </table:table-cell>
          <table:table-cell table:style-name="ce1" table:formula="of:=([.T55]-[.$C55])/[.$C55]*100" office:value-type="float" office:value="323.379170940086" calcext:value-type="float">
            <text:p>323.38</text:p>
          </table:table-cell>
          <table:table-cell office:value-type="float" office:value="0.00582008" calcext:value-type="float">
            <text:p>0.0058</text:p>
          </table:table-cell>
          <table:table-cell/>
          <table:table-cell office:value-type="float" office:value="876137" calcext:value-type="float">
            <text:p>876137</text:p>
          </table:table-cell>
          <table:table-cell table:style-name="ce1" table:formula="of:=([.X55]-[.$C55])/[.$C55]*100" office:value-type="float" office:value="772.411801607138" calcext:value-type="float">
            <text:p>772.41</text:p>
          </table:table-cell>
          <table:table-cell office:value-type="float" office:value="0.005473339" calcext:value-type="float">
            <text:p>0.0055</text:p>
          </table:table-cell>
          <table:table-cell/>
          <table:table-cell office:value-type="float" office:value="277664" calcext:value-type="float">
            <text:p>277664</text:p>
          </table:table-cell>
          <table:table-cell table:style-name="ce1" table:formula="of:=([.AB55]-[.$C55])/[.$C55]*100" office:value-type="float" office:value="176.483415814472" calcext:value-type="float">
            <text:p>176.48</text:p>
          </table:table-cell>
          <table:table-cell office:value-type="float" office:value="0.000144666" calcext:value-type="float">
            <text:p>0.0001</text:p>
          </table:table-cell>
        </table:table-row>
        <table:table-row table:style-name="ro1">
          <table:table-cell table:formula="of:=[LB.A56]" office:value-type="string" office:string-value="e60900" calcext:value-type="string">
            <text:p>e60900</text:p>
          </table:table-cell>
          <table:table-cell table:formula="of:=[LB.B56]" office:value-type="float" office:value="0" calcext:value-type="float">
            <text:p>0</text:p>
          </table:table-cell>
          <table:table-cell table:formula="of:=[LB.C56]" office:value-type="float" office:value="100149" calcext:value-type="float">
            <text:p>100149</text:p>
          </table:table-cell>
          <table:table-cell table:formula="of:=[LB.D56]" office:value-type="float" office:value="100149" calcext:value-type="float">
            <text:p>100149</text:p>
          </table:table-cell>
          <table:table-cell table:formula="of:=[LB.E56]" office:value-type="float" office:value="100149" calcext:value-type="float">
            <text:p>100149</text:p>
          </table:table-cell>
          <table:table-cell table:formula="of:=[LB.F56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9432773" calcext:value-type="float">
            <text:p>0.0094</text:p>
          </table:table-cell>
          <table:table-cell/>
          <table:table-cell office:value-type="float" office:value="893201" calcext:value-type="float">
            <text:p>893201</text:p>
          </table:table-cell>
          <table:table-cell table:style-name="ce1" table:formula="of:=([.L56]-[.$C56])/[.$C56]*100" office:value-type="float" office:value="791.872110555273" calcext:value-type="float">
            <text:p>791.87</text:p>
          </table:table-cell>
          <table:table-cell office:value-type="float" office:value="0.007682441" calcext:value-type="float">
            <text:p>0.0077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10032884" calcext:value-type="float">
            <text:p>0.0100</text:p>
          </table:table-cell>
          <table:table-cell/>
          <table:table-cell office:value-type="float" office:value="440895" calcext:value-type="float">
            <text:p>440895</text:p>
          </table:table-cell>
          <table:table-cell table:style-name="ce1" table:formula="of:=([.T56]-[.$C56])/[.$C56]*100" office:value-type="float" office:value="340.239043824701" calcext:value-type="float">
            <text:p>340.24</text:p>
          </table:table-cell>
          <table:table-cell office:value-type="float" office:value="0.012139919" calcext:value-type="float">
            <text:p>0.0121</text:p>
          </table:table-cell>
          <table:table-cell/>
          <table:table-cell office:value-type="float" office:value="893221" calcext:value-type="float">
            <text:p>893221</text:p>
          </table:table-cell>
          <table:table-cell table:style-name="ce1" table:formula="of:=([.X56]-[.$C56])/[.$C56]*100" office:value-type="float" office:value="791.892080799609" calcext:value-type="float">
            <text:p>791.89</text:p>
          </table:table-cell>
          <table:table-cell office:value-type="float" office:value="0.011826313" calcext:value-type="float">
            <text:p>0.0118</text:p>
          </table:table-cell>
          <table:table-cell/>
          <table:table-cell office:value-type="float" office:value="285373" calcext:value-type="float">
            <text:p>285373</text:p>
          </table:table-cell>
          <table:table-cell table:style-name="ce1" table:formula="of:=([.AB56]-[.$C56])/[.$C56]*100" office:value-type="float" office:value="184.948426844002" calcext:value-type="float">
            <text:p>184.95</text:p>
          </table:table-cell>
          <table:table-cell office:value-type="float" office:value="0.00021346" calcext:value-type="float">
            <text:p>0.0002</text:p>
          </table:table-cell>
        </table:table-row>
        <table:table-row table:style-name="ro1">
          <table:table-cell table:formula="of:=[LB.A57]" office:value-type="string" office:string-value="e201600" calcext:value-type="string">
            <text:p>e201600</text:p>
          </table:table-cell>
          <table:table-cell table:formula="of:=[LB.B57]" office:value-type="float" office:value="0" calcext:value-type="float">
            <text:p>0</text:p>
          </table:table-cell>
          <table:table-cell table:formula="of:=[LB.C57]" office:value-type="float" office:value="180645" calcext:value-type="float">
            <text:p>180645</text:p>
          </table:table-cell>
          <table:table-cell table:formula="of:=[LB.D57]" office:value-type="float" office:value="180645" calcext:value-type="float">
            <text:p>180645</text:p>
          </table:table-cell>
          <table:table-cell table:formula="of:=[LB.E57]" office:value-type="float" office:value="180645" calcext:value-type="float">
            <text:p>180645</text:p>
          </table:table-cell>
          <table:table-cell table:formula="of:=[LB.F57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5598072" calcext:value-type="float">
            <text:p>0.0056</text:p>
          </table:table-cell>
          <table:table-cell/>
          <table:table-cell office:value-type="float" office:value="1485697" calcext:value-type="float">
            <text:p>1485697</text:p>
          </table:table-cell>
          <table:table-cell table:style-name="ce1" table:formula="of:=([.L57]-[.$C57])/[.$C57]*100" office:value-type="float" office:value="722.440145035844" calcext:value-type="float">
            <text:p>722.44</text:p>
          </table:table-cell>
          <table:table-cell office:value-type="float" office:value="0.004523452" calcext:value-type="float">
            <text:p>0.0045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6092005" calcext:value-type="float">
            <text:p>0.0061</text:p>
          </table:table-cell>
          <table:table-cell/>
          <table:table-cell office:value-type="float" office:value="689836" calcext:value-type="float">
            <text:p>689836</text:p>
          </table:table-cell>
          <table:table-cell table:style-name="ce1" table:formula="of:=([.T57]-[.$C57])/[.$C57]*100" office:value-type="float" office:value="281.873840958787" calcext:value-type="float">
            <text:p>281.87</text:p>
          </table:table-cell>
          <table:table-cell office:value-type="float" office:value="0.007242432" calcext:value-type="float">
            <text:p>0.0072</text:p>
          </table:table-cell>
          <table:table-cell/>
          <table:table-cell office:value-type="float" office:value="1485631" calcext:value-type="float">
            <text:p>1485631</text:p>
          </table:table-cell>
          <table:table-cell table:style-name="ce1" table:formula="of:=([.X57]-[.$C57])/[.$C57]*100" office:value-type="float" office:value="722.403609288937" calcext:value-type="float">
            <text:p>722.40</text:p>
          </table:table-cell>
          <table:table-cell office:value-type="float" office:value="0.00694637" calcext:value-type="float">
            <text:p>0.0069</text:p>
          </table:table-cell>
          <table:table-cell/>
          <table:table-cell office:value-type="float" office:value="478388" calcext:value-type="float">
            <text:p>478388</text:p>
          </table:table-cell>
          <table:table-cell table:style-name="ce1" table:formula="of:=([.AB57]-[.$C57])/[.$C57]*100" office:value-type="float" office:value="164.82216501979" calcext:value-type="float">
            <text:p>164.82</text:p>
          </table:table-cell>
          <table:table-cell office:value-type="float" office:value="0.000238575" calcext:value-type="float">
            <text:p>0.0002</text:p>
          </table:table-cell>
        </table:table-row>
        <table:table-row table:style-name="ro1">
          <table:table-cell table:formula="of:=[LB.A58]" office:value-type="string" office:string-value="e401600" calcext:value-type="string">
            <text:p>e401600</text:p>
          </table:table-cell>
          <table:table-cell table:formula="of:=[LB.B58]" office:value-type="float" office:value="0" calcext:value-type="float">
            <text:p>0</text:p>
          </table:table-cell>
          <table:table-cell table:formula="of:=[LB.C58]" office:value-type="float" office:value="178293" calcext:value-type="float">
            <text:p>178293</text:p>
          </table:table-cell>
          <table:table-cell table:formula="of:=[LB.D58]" office:value-type="float" office:value="178293" calcext:value-type="float">
            <text:p>178293</text:p>
          </table:table-cell>
          <table:table-cell table:formula="of:=[LB.E58]" office:value-type="float" office:value="178293" calcext:value-type="float">
            <text:p>178293</text:p>
          </table:table-cell>
          <table:table-cell table:formula="of:=[LB.F58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12250715" calcext:value-type="float">
            <text:p>0.0123</text:p>
          </table:table-cell>
          <table:table-cell/>
          <table:table-cell office:value-type="float" office:value="1575659" calcext:value-type="float">
            <text:p>1575659</text:p>
          </table:table-cell>
          <table:table-cell table:style-name="ce1" table:formula="of:=([.L58]-[.$C58])/[.$C58]*100" office:value-type="float" office:value="783.746978288548" calcext:value-type="float">
            <text:p>783.75</text:p>
          </table:table-cell>
          <table:table-cell office:value-type="float" office:value="0.009756184" calcext:value-type="float">
            <text:p>0.0098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12960265" calcext:value-type="float">
            <text:p>0.0130</text:p>
          </table:table-cell>
          <table:table-cell/>
          <table:table-cell office:value-type="float" office:value="773304" calcext:value-type="float">
            <text:p>773304</text:p>
          </table:table-cell>
          <table:table-cell table:style-name="ce1" table:formula="of:=([.T58]-[.$C58])/[.$C58]*100" office:value-type="float" office:value="333.72650636873" calcext:value-type="float">
            <text:p>333.73</text:p>
          </table:table-cell>
          <table:table-cell office:value-type="float" office:value="0.01528123" calcext:value-type="float">
            <text:p>0.0153</text:p>
          </table:table-cell>
          <table:table-cell/>
          <table:table-cell office:value-type="float" office:value="1575626" calcext:value-type="float">
            <text:p>1575626</text:p>
          </table:table-cell>
          <table:table-cell table:style-name="ce1" table:formula="of:=([.X58]-[.$C58])/[.$C58]*100" office:value-type="float" office:value="783.728469429535" calcext:value-type="float">
            <text:p>783.73</text:p>
          </table:table-cell>
          <table:table-cell office:value-type="float" office:value="0.014964601" calcext:value-type="float">
            <text:p>0.0150</text:p>
          </table:table-cell>
          <table:table-cell/>
          <table:table-cell office:value-type="float" office:value="499718" calcext:value-type="float">
            <text:p>499718</text:p>
          </table:table-cell>
          <table:table-cell table:style-name="ce1" table:formula="of:=([.AB58]-[.$C58])/[.$C58]*100" office:value-type="float" office:value="180.279091158935" calcext:value-type="float">
            <text:p>180.28</text:p>
          </table:table-cell>
          <table:table-cell office:value-type="float" office:value="0.000298887" calcext:value-type="float">
            <text:p>0.0003</text:p>
          </table:table-cell>
        </table:table-row>
        <table:table-row table:style-name="ro1">
          <table:table-cell table:formula="of:=[LB.A59]" office:value-type="string" office:string-value="e801600" calcext:value-type="string">
            <text:p>e801600</text:p>
          </table:table-cell>
          <table:table-cell table:formula="of:=[LB.B59]" office:value-type="float" office:value="0" calcext:value-type="float">
            <text:p>0</text:p>
          </table:table-cell>
          <table:table-cell table:formula="of:=[LB.C59]" office:value-type="float" office:value="176820" calcext:value-type="float">
            <text:p>176820</text:p>
          </table:table-cell>
          <table:table-cell table:formula="of:=[LB.D59]" office:value-type="float" office:value="176820" calcext:value-type="float">
            <text:p>176820</text:p>
          </table:table-cell>
          <table:table-cell table:formula="of:=[LB.E59]" office:value-type="float" office:value="176820" calcext:value-type="float">
            <text:p>176820</text:p>
          </table:table-cell>
          <table:table-cell table:formula="of:=[LB.F59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29342596" calcext:value-type="float">
            <text:p>0.0293</text:p>
          </table:table-cell>
          <table:table-cell/>
          <table:table-cell office:value-type="float" office:value="1591203" calcext:value-type="float">
            <text:p>1591203</text:p>
          </table:table-cell>
          <table:table-cell table:style-name="ce1" table:formula="of:=([.L59]-[.$C59])/[.$C59]*100" office:value-type="float" office:value="799.899898201561" calcext:value-type="float">
            <text:p>799.90</text:p>
          </table:table-cell>
          <table:table-cell office:value-type="float" office:value="0.024149697" calcext:value-type="float">
            <text:p>0.024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30853941" calcext:value-type="float">
            <text:p>0.0309</text:p>
          </table:table-cell>
          <table:table-cell/>
          <table:table-cell office:value-type="float" office:value="785416" calcext:value-type="float">
            <text:p>785416</text:p>
          </table:table-cell>
          <table:table-cell table:style-name="ce1" table:formula="of:=([.T59]-[.$C59])/[.$C59]*100" office:value-type="float" office:value="344.189571315462" calcext:value-type="float">
            <text:p>344.19</text:p>
          </table:table-cell>
          <table:table-cell office:value-type="float" office:value="0.035231014" calcext:value-type="float">
            <text:p>0.0352</text:p>
          </table:table-cell>
          <table:table-cell/>
          <table:table-cell office:value-type="float" office:value="1591111" calcext:value-type="float">
            <text:p>1591111</text:p>
          </table:table-cell>
          <table:table-cell table:style-name="ce1" table:formula="of:=([.X59]-[.$C59])/[.$C59]*100" office:value-type="float" office:value="799.847867888248" calcext:value-type="float">
            <text:p>799.85</text:p>
          </table:table-cell>
          <table:table-cell office:value-type="float" office:value="0.034061396" calcext:value-type="float">
            <text:p>0.0341</text:p>
          </table:table-cell>
          <table:table-cell/>
          <table:table-cell office:value-type="float" office:value="503222" calcext:value-type="float">
            <text:p>503222</text:p>
          </table:table-cell>
          <table:table-cell table:style-name="ce1" table:formula="of:=([.AB59]-[.$C59])/[.$C59]*100" office:value-type="float" office:value="184.595633978057" calcext:value-type="float">
            <text:p>184.60</text:p>
          </table:table-cell>
          <table:table-cell office:value-type="float" office:value="0.00039645" calcext:value-type="float">
            <text:p>0.0004</text:p>
          </table:table-cell>
        </table:table-row>
        <table:table-row table:style-name="ro1" table:number-rows-repeated="1048516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mthg" table:style-name="ta1">
        <table:table-column table:style-name="co1" table:number-columns-repeated="13" table:default-cell-style-name="Default"/>
        <table:table-column table:style-name="co1" table:default-cell-style-name="ce3"/>
        <table:table-column table:style-name="co1" table:number-columns-repeated="11" table:default-cell-style-name="Default"/>
        <table:table-column table:style-name="co1" table:default-cell-style-name="ce3"/>
        <table:table-row table:style-name="ro1">
          <table:table-cell table:formula="of:=[greedy.A1]" office:value-type="string" office:string-value="Instance" calcext:value-type="string">
            <text:p>Instance</text:p>
          </table:table-cell>
          <table:table-cell table:formula="of:=[greedy.B1]" office:value-type="float" office:value="0" calcext:value-type="float">
            <text:p>0</text:p>
          </table:table-cell>
          <table:table-cell table:formula="of:=[greedy.C1]" office:value-type="string" office:string-value="LB" calcext:value-type="string">
            <text:p>LB</text:p>
          </table:table-cell>
          <table:table-cell table:formula="of:=[greedy.D1]" office:value-type="string" office:string-value="OPT" calcext:value-type="string">
            <text:p>OPT</text:p>
          </table:table-cell>
          <table:table-cell table:formula="of:=[greedy.E1]" office:value-type="string" office:string-value="UB" calcext:value-type="string">
            <text:p>UB</text:p>
          </table:table-cell>
          <table:table-cell table:formula="of:=[greedy.F1]" office:value-type="string" office:string-value="GAP" calcext:value-type="string">
            <text:p>GAP</text:p>
          </table:table-cell>
          <table:table-cell/>
          <table:table-cell office:value-type="string" calcext:value-type="string">
            <text:p>mthg cij</text:p>
          </table:table-cell>
          <table:table-cell table:number-columns-repeated="3"/>
          <table:table-cell office:value-type="string" calcext:value-type="string">
            <text:p>mthg wij</text:p>
          </table:table-cell>
          <table:table-cell table:number-columns-repeated="3"/>
          <table:table-cell office:value-type="string" calcext:value-type="string">
            <text:p>mthg cij*wij</text:p>
          </table:table-cell>
          <table:table-cell table:number-columns-repeated="3"/>
          <table:table-cell office:value-type="string" calcext:value-type="string">
            <text:p>mthg -pij/wij</text:p>
          </table:table-cell>
          <table:table-cell table:number-columns-repeated="3"/>
          <table:table-cell office:value-type="string" calcext:value-type="string">
            <text:p>mthg wij/ti</text:p>
          </table:table-cell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 table:formula="of:=[greedy.A3]" office:value-type="string" office:string-value="a05100" calcext:value-type="string">
            <text:p>a05100</text:p>
          </table:table-cell>
          <table:table-cell table:formula="of:=[greedy.B3]" office:value-type="float" office:value="0" calcext:value-type="float">
            <text:p>0</text:p>
          </table:table-cell>
          <table:table-cell table:formula="of:=[greedy.C3]" office:value-type="float" office:value="1698" calcext:value-type="float">
            <text:p>1698</text:p>
          </table:table-cell>
          <table:table-cell table:formula="of:=[greedy.D3]" office:value-type="float" office:value="1698" calcext:value-type="float">
            <text:p>1698</text:p>
          </table:table-cell>
          <table:table-cell table:formula="of:=[greedy.E3]" office:value-type="float" office:value="1698" calcext:value-type="float">
            <text:p>1698</text:p>
          </table:table-cell>
          <table:table-cell table:formula="of:=[greedy.F3]" office:value-type="float" office:value="0" calcext:value-type="float">
            <text:p>0</text:p>
          </table:table-cell>
          <table:table-cell table:number-columns-repeated="5"/>
          <table:table-cell office:value-type="float" office:value="1709" calcext:value-type="float">
            <text:p>1709</text:p>
          </table:table-cell>
          <table:table-cell table:style-name="ce1" table:formula="of:=([.L3]-[.$C3])/[.$C3]*100" office:value-type="float" office:value="0.647820965842167" calcext:value-type="float">
            <text:p>0.65</text:p>
          </table:table-cell>
          <table:table-cell office:value-type="float" office:value="0.000053984" calcext:value-type="float">
            <text:p>0.0001</text:p>
          </table:table-cell>
          <table:table-cell table:number-columns-repeated="9"/>
          <table:table-cell office:value-type="float" office:value="1709" calcext:value-type="float">
            <text:p>1709</text:p>
          </table:table-cell>
          <table:table-cell table:style-name="ce1" table:formula="of:=([.X3]-[.$C3])/[.$C3]*100" office:value-type="float" office:value="0.647820965842167" calcext:value-type="float">
            <text:p>0.65</text:p>
          </table:table-cell>
          <table:table-cell office:value-type="float" office:value="0.000064895" calcext:value-type="float">
            <text:p>0.0001</text:p>
          </table:table-cell>
        </table:table-row>
        <table:table-row table:style-name="ro1">
          <table:table-cell table:formula="of:=[greedy.A4]" office:value-type="string" office:string-value="a10100" calcext:value-type="string">
            <text:p>a10100</text:p>
          </table:table-cell>
          <table:table-cell table:formula="of:=[greedy.B4]" office:value-type="float" office:value="0" calcext:value-type="float">
            <text:p>0</text:p>
          </table:table-cell>
          <table:table-cell table:formula="of:=[greedy.C4]" office:value-type="float" office:value="1360" calcext:value-type="float">
            <text:p>1360</text:p>
          </table:table-cell>
          <table:table-cell table:formula="of:=[greedy.D4]" office:value-type="float" office:value="1360" calcext:value-type="float">
            <text:p>1360</text:p>
          </table:table-cell>
          <table:table-cell table:formula="of:=[greedy.E4]" office:value-type="float" office:value="1360" calcext:value-type="float">
            <text:p>1360</text:p>
          </table:table-cell>
          <table:table-cell table:formula="of:=[greedy.F4]" office:value-type="float" office:value="0" calcext:value-type="float">
            <text:p>0</text:p>
          </table:table-cell>
          <table:table-cell table:number-columns-repeated="5"/>
          <table:table-cell office:value-type="float" office:value="1374" calcext:value-type="float">
            <text:p>1374</text:p>
          </table:table-cell>
          <table:table-cell table:style-name="ce1" table:formula="of:=([.L4]-[.$C4])/[.$C4]*100" office:value-type="float" office:value="1.02941176470588" calcext:value-type="float">
            <text:p>1.03</text:p>
          </table:table-cell>
          <table:table-cell office:value-type="float" office:value="0.00009822" calcext:value-type="float">
            <text:p>0.0001</text:p>
          </table:table-cell>
          <table:table-cell table:number-columns-repeated="9"/>
          <table:table-cell office:value-type="float" office:value="1374" calcext:value-type="float">
            <text:p>1374</text:p>
          </table:table-cell>
          <table:table-cell table:style-name="ce1" table:formula="of:=([.X4]-[.$C4])/[.$C4]*100" office:value-type="float" office:value="1.02941176470588" calcext:value-type="float">
            <text:p>1.03</text:p>
          </table:table-cell>
          <table:table-cell office:value-type="float" office:value="0.000115751" calcext:value-type="float">
            <text:p>0.0001</text:p>
          </table:table-cell>
        </table:table-row>
        <table:table-row table:style-name="ro1">
          <table:table-cell table:formula="of:=[greedy.A5]" office:value-type="string" office:string-value="a20100" calcext:value-type="string">
            <text:p>a20100</text:p>
          </table:table-cell>
          <table:table-cell table:formula="of:=[greedy.B5]" office:value-type="float" office:value="0" calcext:value-type="float">
            <text:p>0</text:p>
          </table:table-cell>
          <table:table-cell table:formula="of:=[greedy.C5]" office:value-type="float" office:value="1158" calcext:value-type="float">
            <text:p>1158</text:p>
          </table:table-cell>
          <table:table-cell table:formula="of:=[greedy.D5]" office:value-type="float" office:value="1158" calcext:value-type="float">
            <text:p>1158</text:p>
          </table:table-cell>
          <table:table-cell table:formula="of:=[greedy.E5]" office:value-type="float" office:value="1158" calcext:value-type="float">
            <text:p>1158</text:p>
          </table:table-cell>
          <table:table-cell table:formula="of:=[greedy.F5]" office:value-type="float" office:value="0" calcext:value-type="float">
            <text:p>0</text:p>
          </table:table-cell>
          <table:table-cell table:number-columns-repeated="5"/>
          <table:table-cell office:value-type="float" office:value="1173" calcext:value-type="float">
            <text:p>1173</text:p>
          </table:table-cell>
          <table:table-cell table:style-name="ce1" table:formula="of:=([.L5]-[.$C5])/[.$C5]*100" office:value-type="float" office:value="1.29533678756477" calcext:value-type="float">
            <text:p>1.30</text:p>
          </table:table-cell>
          <table:table-cell office:value-type="float" office:value="0.000197259" calcext:value-type="float">
            <text:p>0.0002</text:p>
          </table:table-cell>
          <table:table-cell table:number-columns-repeated="9"/>
          <table:table-cell office:value-type="float" office:value="1173" calcext:value-type="float">
            <text:p>1173</text:p>
          </table:table-cell>
          <table:table-cell table:style-name="ce1" table:formula="of:=([.X5]-[.$C5])/[.$C5]*100" office:value-type="float" office:value="1.29533678756477" calcext:value-type="float">
            <text:p>1.30</text:p>
          </table:table-cell>
          <table:table-cell office:value-type="float" office:value="0.000230688" calcext:value-type="float">
            <text:p>0.0002</text:p>
          </table:table-cell>
        </table:table-row>
        <table:table-row table:style-name="ro1">
          <table:table-cell table:formula="of:=[greedy.A6]" office:value-type="string" office:string-value="a05200" calcext:value-type="string">
            <text:p>a05200</text:p>
          </table:table-cell>
          <table:table-cell table:formula="of:=[greedy.B6]" office:value-type="float" office:value="0" calcext:value-type="float">
            <text:p>0</text:p>
          </table:table-cell>
          <table:table-cell table:formula="of:=[greedy.C6]" office:value-type="float" office:value="3235" calcext:value-type="float">
            <text:p>3235</text:p>
          </table:table-cell>
          <table:table-cell table:formula="of:=[greedy.D6]" office:value-type="float" office:value="3235" calcext:value-type="float">
            <text:p>3235</text:p>
          </table:table-cell>
          <table:table-cell table:formula="of:=[greedy.E6]" office:value-type="float" office:value="3235" calcext:value-type="float">
            <text:p>3235</text:p>
          </table:table-cell>
          <table:table-cell table:formula="of:=[greedy.F6]" office:value-type="float" office:value="0" calcext:value-type="float">
            <text:p>0</text:p>
          </table:table-cell>
          <table:table-cell table:number-columns-repeated="5"/>
          <table:table-cell office:value-type="float" office:value="3243" calcext:value-type="float">
            <text:p>3243</text:p>
          </table:table-cell>
          <table:table-cell table:style-name="ce1" table:formula="of:=([.L6]-[.$C6])/[.$C6]*100" office:value-type="float" office:value="0.247295208655332" calcext:value-type="float">
            <text:p>0.25</text:p>
          </table:table-cell>
          <table:table-cell office:value-type="float" office:value="0.000103014" calcext:value-type="float">
            <text:p>0.0001</text:p>
          </table:table-cell>
          <table:table-cell table:number-columns-repeated="9"/>
          <table:table-cell office:value-type="float" office:value="3243" calcext:value-type="float">
            <text:p>3243</text:p>
          </table:table-cell>
          <table:table-cell table:style-name="ce1" table:formula="of:=([.X6]-[.$C6])/[.$C6]*100" office:value-type="float" office:value="0.247295208655332" calcext:value-type="float">
            <text:p>0.25</text:p>
          </table:table-cell>
          <table:table-cell office:value-type="float" office:value="0.000119741" calcext:value-type="float">
            <text:p>0.0001</text:p>
          </table:table-cell>
        </table:table-row>
        <table:table-row table:style-name="ro1">
          <table:table-cell table:formula="of:=[greedy.A7]" office:value-type="string" office:string-value="a10200" calcext:value-type="string">
            <text:p>a10200</text:p>
          </table:table-cell>
          <table:table-cell table:formula="of:=[greedy.B7]" office:value-type="float" office:value="0" calcext:value-type="float">
            <text:p>0</text:p>
          </table:table-cell>
          <table:table-cell table:formula="of:=[greedy.C7]" office:value-type="float" office:value="2623" calcext:value-type="float">
            <text:p>2623</text:p>
          </table:table-cell>
          <table:table-cell table:formula="of:=[greedy.D7]" office:value-type="float" office:value="2623" calcext:value-type="float">
            <text:p>2623</text:p>
          </table:table-cell>
          <table:table-cell table:formula="of:=[greedy.E7]" office:value-type="float" office:value="2623" calcext:value-type="float">
            <text:p>2623</text:p>
          </table:table-cell>
          <table:table-cell table:formula="of:=[greedy.F7]" office:value-type="float" office:value="0" calcext:value-type="float">
            <text:p>0</text:p>
          </table:table-cell>
          <table:table-cell table:number-columns-repeated="5"/>
          <table:table-cell office:value-type="float" office:value="2661" calcext:value-type="float">
            <text:p>2661</text:p>
          </table:table-cell>
          <table:table-cell table:style-name="ce1" table:formula="of:=([.L7]-[.$C7])/[.$C7]*100" office:value-type="float" office:value="1.44872283644682" calcext:value-type="float">
            <text:p>1.45</text:p>
          </table:table-cell>
          <table:table-cell office:value-type="float" office:value="0.000193657" calcext:value-type="float">
            <text:p>0.0002</text:p>
          </table:table-cell>
          <table:table-cell table:number-columns-repeated="9"/>
          <table:table-cell office:value-type="float" office:value="2661" calcext:value-type="float">
            <text:p>2661</text:p>
          </table:table-cell>
          <table:table-cell table:style-name="ce1" table:formula="of:=([.X7]-[.$C7])/[.$C7]*100" office:value-type="float" office:value="1.44872283644682" calcext:value-type="float">
            <text:p>1.45</text:p>
          </table:table-cell>
          <table:table-cell office:value-type="float" office:value="0.000230864" calcext:value-type="float">
            <text:p>0.0002</text:p>
          </table:table-cell>
        </table:table-row>
        <table:table-row table:style-name="ro1">
          <table:table-cell table:formula="of:=[greedy.A8]" office:value-type="string" office:string-value="a20200" calcext:value-type="string">
            <text:p>a20200</text:p>
          </table:table-cell>
          <table:table-cell table:formula="of:=[greedy.B8]" office:value-type="float" office:value="0" calcext:value-type="float">
            <text:p>0</text:p>
          </table:table-cell>
          <table:table-cell table:formula="of:=[greedy.C8]" office:value-type="float" office:value="2339" calcext:value-type="float">
            <text:p>2339</text:p>
          </table:table-cell>
          <table:table-cell table:formula="of:=[greedy.D8]" office:value-type="float" office:value="2339" calcext:value-type="float">
            <text:p>2339</text:p>
          </table:table-cell>
          <table:table-cell table:formula="of:=[greedy.E8]" office:value-type="float" office:value="2339" calcext:value-type="float">
            <text:p>2339</text:p>
          </table:table-cell>
          <table:table-cell table:formula="of:=[greedy.F8]" office:value-type="float" office:value="0" calcext:value-type="float">
            <text:p>0</text:p>
          </table:table-cell>
          <table:table-cell table:number-columns-repeated="5"/>
          <table:table-cell office:value-type="float" office:value="2369" calcext:value-type="float">
            <text:p>2369</text:p>
          </table:table-cell>
          <table:table-cell table:style-name="ce1" table:formula="of:=([.L8]-[.$C8])/[.$C8]*100" office:value-type="float" office:value="1.28259940145361" calcext:value-type="float">
            <text:p>1.28</text:p>
          </table:table-cell>
          <table:table-cell office:value-type="float" office:value="0.000403201" calcext:value-type="float">
            <text:p>0.0004</text:p>
          </table:table-cell>
          <table:table-cell table:number-columns-repeated="9"/>
          <table:table-cell office:value-type="float" office:value="2369" calcext:value-type="float">
            <text:p>2369</text:p>
          </table:table-cell>
          <table:table-cell table:style-name="ce1" table:formula="of:=([.X8]-[.$C8])/[.$C8]*100" office:value-type="float" office:value="1.28259940145361" calcext:value-type="float">
            <text:p>1.28</text:p>
          </table:table-cell>
          <table:table-cell office:value-type="float" office:value="0.000478712" calcext:value-type="float">
            <text:p>0.0005</text:p>
          </table:table-cell>
        </table:table-row>
        <table:table-row table:style-name="ro1">
          <table:table-cell table:formula="of:=[greedy.A9]" office:value-type="string" office:string-value="b05100" calcext:value-type="string">
            <text:p>b05100</text:p>
          </table:table-cell>
          <table:table-cell table:formula="of:=[greedy.B9]" office:value-type="float" office:value="0" calcext:value-type="float">
            <text:p>0</text:p>
          </table:table-cell>
          <table:table-cell table:formula="of:=[greedy.C9]" office:value-type="float" office:value="1843" calcext:value-type="float">
            <text:p>1843</text:p>
          </table:table-cell>
          <table:table-cell table:formula="of:=[greedy.D9]" office:value-type="float" office:value="1843" calcext:value-type="float">
            <text:p>1843</text:p>
          </table:table-cell>
          <table:table-cell table:formula="of:=[greedy.E9]" office:value-type="float" office:value="1843" calcext:value-type="float">
            <text:p>1843</text:p>
          </table:table-cell>
          <table:table-cell table:formula="of:=[greedy.F9]" office:value-type="float" office:value="0" calcext:value-type="float">
            <text:p>0</text:p>
          </table:table-cell>
          <table:table-cell table:number-columns-repeated="5"/>
          <table:table-cell office:value-type="float" office:value="2352" calcext:value-type="float">
            <text:p>2352</text:p>
          </table:table-cell>
          <table:table-cell table:style-name="ce1" table:formula="of:=([.L9]-[.$C9])/[.$C9]*100" office:value-type="float" office:value="27.6180141074335" calcext:value-type="float">
            <text:p>27.62</text:p>
          </table:table-cell>
          <table:table-cell office:value-type="float" office:value="0.000053397" calcext:value-type="float">
            <text:p>0.0001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style-name="ce1" table:formula="of:=([.X9]-[.$C9])/[.$C9]*100" office:value-type="float" office:value="27.6180141074335" calcext:value-type="float">
            <text:p>27.62</text:p>
          </table:table-cell>
          <table:table-cell office:value-type="float" office:value="0.00006202" calcext:value-type="float">
            <text:p>0.0001</text:p>
          </table:table-cell>
        </table:table-row>
        <table:table-row table:style-name="ro1">
          <table:table-cell table:formula="of:=[greedy.A10]" office:value-type="string" office:string-value="b10100" calcext:value-type="string">
            <text:p>b10100</text:p>
          </table:table-cell>
          <table:table-cell table:formula="of:=[greedy.B10]" office:value-type="float" office:value="0" calcext:value-type="float">
            <text:p>0</text:p>
          </table:table-cell>
          <table:table-cell table:formula="of:=[greedy.C10]" office:value-type="float" office:value="1407" calcext:value-type="float">
            <text:p>1407</text:p>
          </table:table-cell>
          <table:table-cell table:formula="of:=[greedy.D10]" office:value-type="float" office:value="1407" calcext:value-type="float">
            <text:p>1407</text:p>
          </table:table-cell>
          <table:table-cell table:formula="of:=[greedy.E10]" office:value-type="float" office:value="1407" calcext:value-type="float">
            <text:p>1407</text:p>
          </table:table-cell>
          <table:table-cell table:formula="of:=[greedy.F10]" office:value-type="float" office:value="0" calcext:value-type="float">
            <text:p>0</text:p>
          </table:table-cell>
          <table:table-cell table:number-columns-repeated="5"/>
          <table:table-cell office:value-type="float" office:value="1591" calcext:value-type="float">
            <text:p>1591</text:p>
          </table:table-cell>
          <table:table-cell table:style-name="ce1" table:formula="of:=([.L10]-[.$C10])/[.$C10]*100" office:value-type="float" office:value="13.0774697938877" calcext:value-type="float">
            <text:p>13.08</text:p>
          </table:table-cell>
          <table:table-cell office:value-type="float" office:value="0.000096959" calcext:value-type="float">
            <text:p>0.0001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style-name="ce1" table:formula="of:=([.X10]-[.$C10])/[.$C10]*100" office:value-type="float" office:value="13.0774697938877" calcext:value-type="float">
            <text:p>13.08</text:p>
          </table:table-cell>
          <table:table-cell office:value-type="float" office:value="0.000119353" calcext:value-type="float">
            <text:p>0.0001</text:p>
          </table:table-cell>
        </table:table-row>
        <table:table-row table:style-name="ro1">
          <table:table-cell table:formula="of:=[greedy.A11]" office:value-type="string" office:string-value="b20100" calcext:value-type="string">
            <text:p>b20100</text:p>
          </table:table-cell>
          <table:table-cell table:formula="of:=[greedy.B11]" office:value-type="float" office:value="0" calcext:value-type="float">
            <text:p>0</text:p>
          </table:table-cell>
          <table:table-cell table:formula="of:=[greedy.C11]" office:value-type="float" office:value="1166" calcext:value-type="float">
            <text:p>1166</text:p>
          </table:table-cell>
          <table:table-cell table:formula="of:=[greedy.D11]" office:value-type="float" office:value="1166" calcext:value-type="float">
            <text:p>1166</text:p>
          </table:table-cell>
          <table:table-cell table:formula="of:=[greedy.E11]" office:value-type="float" office:value="1166" calcext:value-type="float">
            <text:p>1166</text:p>
          </table:table-cell>
          <table:table-cell table:formula="of:=[greedy.F11]" office:value-type="float" office:value="0" calcext:value-type="float">
            <text:p>0</text:p>
          </table:table-cell>
          <table:table-cell table:number-columns-repeated="5"/>
          <table:table-cell office:value-type="float" office:value="1306" calcext:value-type="float">
            <text:p>1306</text:p>
          </table:table-cell>
          <table:table-cell table:style-name="ce1" table:formula="of:=([.L11]-[.$C11])/[.$C11]*100" office:value-type="float" office:value="12.0068610634648" calcext:value-type="float">
            <text:p>12.01</text:p>
          </table:table-cell>
          <table:table-cell office:value-type="float" office:value="0.0001857" calcext:value-type="float">
            <text:p>0.0002</text:p>
          </table:table-cell>
          <table:table-cell table:number-columns-repeated="9"/>
          <table:table-cell office:value-type="float" office:value="1306" calcext:value-type="float">
            <text:p>1306</text:p>
          </table:table-cell>
          <table:table-cell table:style-name="ce1" table:formula="of:=([.X11]-[.$C11])/[.$C11]*100" office:value-type="float" office:value="12.0068610634648" calcext:value-type="float">
            <text:p>12.01</text:p>
          </table:table-cell>
          <table:table-cell office:value-type="float" office:value="0.000218733" calcext:value-type="float">
            <text:p>0.0002</text:p>
          </table:table-cell>
        </table:table-row>
        <table:table-row table:style-name="ro1">
          <table:table-cell table:formula="of:=[greedy.A12]" office:value-type="string" office:string-value="b05200" calcext:value-type="string">
            <text:p>b05200</text:p>
          </table:table-cell>
          <table:table-cell table:formula="of:=[greedy.B12]" office:value-type="float" office:value="0" calcext:value-type="float">
            <text:p>0</text:p>
          </table:table-cell>
          <table:table-cell table:formula="of:=[greedy.C12]" office:value-type="float" office:value="3552" calcext:value-type="float">
            <text:p>3552</text:p>
          </table:table-cell>
          <table:table-cell table:formula="of:=[greedy.D12]" office:value-type="float" office:value="3552" calcext:value-type="float">
            <text:p>3552</text:p>
          </table:table-cell>
          <table:table-cell table:formula="of:=[greedy.E12]" office:value-type="float" office:value="3552" calcext:value-type="float">
            <text:p>3552</text:p>
          </table:table-cell>
          <table:table-cell table:formula="of:=[greedy.F12]" office:value-type="float" office:value="0" calcext:value-type="float">
            <text:p>0</text:p>
          </table:table-cell>
          <table:table-cell table:number-columns-repeated="5"/>
          <table:table-cell office:value-type="float" office:value="4252" calcext:value-type="float">
            <text:p>4252</text:p>
          </table:table-cell>
          <table:table-cell table:style-name="ce1" table:formula="of:=([.L12]-[.$C12])/[.$C12]*100" office:value-type="float" office:value="19.7072072072072" calcext:value-type="float">
            <text:p>19.71</text:p>
          </table:table-cell>
          <table:table-cell office:value-type="float" office:value="0.000099211" calcext:value-type="float">
            <text:p>0.0001</text:p>
          </table:table-cell>
          <table:table-cell table:number-columns-repeated="9"/>
          <table:table-cell office:value-type="float" office:value="4252" calcext:value-type="float">
            <text:p>4252</text:p>
          </table:table-cell>
          <table:table-cell table:style-name="ce1" table:formula="of:=([.X12]-[.$C12])/[.$C12]*100" office:value-type="float" office:value="19.7072072072072" calcext:value-type="float">
            <text:p>19.71</text:p>
          </table:table-cell>
          <table:table-cell office:value-type="float" office:value="0.0001147" calcext:value-type="float">
            <text:p>0.0001</text:p>
          </table:table-cell>
        </table:table-row>
        <table:table-row table:style-name="ro1">
          <table:table-cell table:formula="of:=[greedy.A13]" office:value-type="string" office:string-value="b10200" calcext:value-type="string">
            <text:p>b10200</text:p>
          </table:table-cell>
          <table:table-cell table:formula="of:=[greedy.B13]" office:value-type="float" office:value="0" calcext:value-type="float">
            <text:p>0</text:p>
          </table:table-cell>
          <table:table-cell table:formula="of:=[greedy.C13]" office:value-type="float" office:value="2827" calcext:value-type="float">
            <text:p>2827</text:p>
          </table:table-cell>
          <table:table-cell table:formula="of:=[greedy.D13]" office:value-type="float" office:value="2827" calcext:value-type="float">
            <text:p>2827</text:p>
          </table:table-cell>
          <table:table-cell table:formula="of:=[greedy.E13]" office:value-type="float" office:value="2827" calcext:value-type="float">
            <text:p>2827</text:p>
          </table:table-cell>
          <table:table-cell table:formula="of:=[greedy.F13]" office:value-type="float" office:value="0" calcext:value-type="float">
            <text:p>0</text:p>
          </table:table-cell>
          <table:table-cell table:number-columns-repeated="5"/>
          <table:table-cell office:value-type="float" office:value="3745" calcext:value-type="float">
            <text:p>3745</text:p>
          </table:table-cell>
          <table:table-cell table:style-name="ce1" table:formula="of:=([.L13]-[.$C13])/[.$C13]*100" office:value-type="float" office:value="32.4725857799788" calcext:value-type="float">
            <text:p>32.47</text:p>
          </table:table-cell>
          <table:table-cell office:value-type="float" office:value="0.000191167" calcext:value-type="float">
            <text:p>0.0002</text:p>
          </table:table-cell>
          <table:table-cell table:number-columns-repeated="9"/>
          <table:table-cell office:value-type="float" office:value="3745" calcext:value-type="float">
            <text:p>3745</text:p>
          </table:table-cell>
          <table:table-cell table:style-name="ce1" table:formula="of:=([.X13]-[.$C13])/[.$C13]*100" office:value-type="float" office:value="32.4725857799788" calcext:value-type="float">
            <text:p>32.47</text:p>
          </table:table-cell>
          <table:table-cell office:value-type="float" office:value="0.00022688" calcext:value-type="float">
            <text:p>0.0002</text:p>
          </table:table-cell>
        </table:table-row>
        <table:table-row table:style-name="ro1">
          <table:table-cell table:formula="of:=[greedy.A14]" office:value-type="string" office:string-value="b20200" calcext:value-type="string">
            <text:p>b20200</text:p>
          </table:table-cell>
          <table:table-cell table:formula="of:=[greedy.B14]" office:value-type="float" office:value="0" calcext:value-type="float">
            <text:p>0</text:p>
          </table:table-cell>
          <table:table-cell table:formula="of:=[greedy.C14]" office:value-type="float" office:value="2339" calcext:value-type="float">
            <text:p>2339</text:p>
          </table:table-cell>
          <table:table-cell table:formula="of:=[greedy.D14]" office:value-type="float" office:value="2339" calcext:value-type="float">
            <text:p>2339</text:p>
          </table:table-cell>
          <table:table-cell table:formula="of:=[greedy.E14]" office:value-type="float" office:value="2339" calcext:value-type="float">
            <text:p>2339</text:p>
          </table:table-cell>
          <table:table-cell table:formula="of:=[greedy.F14]" office:value-type="float" office:value="0" calcext:value-type="float">
            <text:p>0</text:p>
          </table:table-cell>
          <table:table-cell table:number-columns-repeated="5"/>
          <table:table-cell office:value-type="float" office:value="2571" calcext:value-type="float">
            <text:p>2571</text:p>
          </table:table-cell>
          <table:table-cell table:style-name="ce1" table:formula="of:=([.L14]-[.$C14])/[.$C14]*100" office:value-type="float" office:value="9.91876870457461" calcext:value-type="float">
            <text:p>9.92</text:p>
          </table:table-cell>
          <table:table-cell office:value-type="float" office:value="0.000391853" calcext:value-type="float">
            <text:p>0.0004</text:p>
          </table:table-cell>
          <table:table-cell table:number-columns-repeated="9"/>
          <table:table-cell office:value-type="float" office:value="2571" calcext:value-type="float">
            <text:p>2571</text:p>
          </table:table-cell>
          <table:table-cell table:style-name="ce1" table:formula="of:=([.X14]-[.$C14])/[.$C14]*100" office:value-type="float" office:value="9.91876870457461" calcext:value-type="float">
            <text:p>9.92</text:p>
          </table:table-cell>
          <table:table-cell office:value-type="float" office:value="0.000537648" calcext:value-type="float">
            <text:p>0.0005</text:p>
          </table:table-cell>
        </table:table-row>
        <table:table-row table:style-name="ro1">
          <table:table-cell table:formula="of:=[greedy.A15]" office:value-type="string" office:string-value="c05100" calcext:value-type="string">
            <text:p>c05100</text:p>
          </table:table-cell>
          <table:table-cell table:formula="of:=[greedy.B15]" office:value-type="float" office:value="0" calcext:value-type="float">
            <text:p>0</text:p>
          </table:table-cell>
          <table:table-cell table:formula="of:=[greedy.C15]" office:value-type="float" office:value="1930" calcext:value-type="float">
            <text:p>1930</text:p>
          </table:table-cell>
          <table:table-cell table:formula="of:=[greedy.D15]" office:value-type="float" office:value="1930" calcext:value-type="float">
            <text:p>1930</text:p>
          </table:table-cell>
          <table:table-cell table:formula="of:=[greedy.E15]" office:value-type="float" office:value="1930" calcext:value-type="float">
            <text:p>1930</text:p>
          </table:table-cell>
          <table:table-cell table:formula="of:=[greedy.F15]" office:value-type="float" office:value="0" calcext:value-type="float">
            <text:p>0</text:p>
          </table:table-cell>
          <table:table-cell table:number-columns-repeated="5"/>
          <table:table-cell office:value-type="float" office:value="2448" calcext:value-type="float">
            <text:p>2448</text:p>
          </table:table-cell>
          <table:table-cell table:style-name="ce1" table:formula="of:=([.L15]-[.$C15])/[.$C15]*100" office:value-type="float" office:value="26.839378238342" calcext:value-type="float">
            <text:p>26.84</text:p>
          </table:table-cell>
          <table:table-cell office:value-type="float" office:value="0.000053258" calcext:value-type="float">
            <text:p>0.0001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table:style-name="ce1" table:formula="of:=([.X15]-[.$C15])/[.$C15]*100" office:value-type="float" office:value="21.3471502590674" calcext:value-type="float">
            <text:p>21.35</text:p>
          </table:table-cell>
          <table:table-cell office:value-type="float" office:value="0.00007373" calcext:value-type="float">
            <text:p>0.0001</text:p>
          </table:table-cell>
        </table:table-row>
        <table:table-row table:style-name="ro1">
          <table:table-cell table:formula="of:=[greedy.A16]" office:value-type="string" office:string-value="c10100" calcext:value-type="string">
            <text:p>c10100</text:p>
          </table:table-cell>
          <table:table-cell table:formula="of:=[greedy.B16]" office:value-type="float" office:value="0" calcext:value-type="float">
            <text:p>0</text:p>
          </table:table-cell>
          <table:table-cell table:formula="of:=[greedy.C16]" office:value-type="float" office:value="1400" calcext:value-type="float">
            <text:p>1400</text:p>
          </table:table-cell>
          <table:table-cell table:formula="of:=[greedy.D16]" office:value-type="float" office:value="1400" calcext:value-type="float">
            <text:p>1400</text:p>
          </table:table-cell>
          <table:table-cell table:formula="of:=[greedy.E16]" office:value-type="float" office:value="1400" calcext:value-type="float">
            <text:p>1400</text:p>
          </table:table-cell>
          <table:table-cell table:formula="of:=[greedy.F16]" office:value-type="float" office:value="0" calcext:value-type="float">
            <text:p>0</text:p>
          </table:table-cell>
          <table:table-cell table:number-columns-repeated="5"/>
          <table:table-cell office:value-type="float" office:value="1868" calcext:value-type="float">
            <text:p>1868</text:p>
          </table:table-cell>
          <table:table-cell table:style-name="ce1" table:formula="of:=([.L16]-[.$C16])/[.$C16]*100" office:value-type="float" office:value="33.4285714285714" calcext:value-type="float">
            <text:p>33.43</text:p>
          </table:table-cell>
          <table:table-cell office:value-type="float" office:value="0.000095609" calcext:value-type="float">
            <text:p>0.0001</text:p>
          </table:table-cell>
          <table:table-cell table:number-columns-repeated="9"/>
          <table:table-cell office:value-type="float" office:value="1888" calcext:value-type="float">
            <text:p>1888</text:p>
          </table:table-cell>
          <table:table-cell table:style-name="ce1" table:formula="of:=([.X16]-[.$C16])/[.$C16]*100" office:value-type="float" office:value="34.8571428571429" calcext:value-type="float">
            <text:p>34.86</text:p>
          </table:table-cell>
          <table:table-cell office:value-type="float" office:value="0.000141972" calcext:value-type="float">
            <text:p>0.0001</text:p>
          </table:table-cell>
        </table:table-row>
        <table:table-row table:style-name="ro1">
          <table:table-cell table:formula="of:=[greedy.A17]" office:value-type="string" office:string-value="c20100" calcext:value-type="string">
            <text:p>c20100</text:p>
          </table:table-cell>
          <table:table-cell table:formula="of:=[greedy.B17]" office:value-type="float" office:value="0" calcext:value-type="float">
            <text:p>0</text:p>
          </table:table-cell>
          <table:table-cell table:formula="of:=[greedy.C17]" office:value-type="float" office:value="1243" calcext:value-type="float">
            <text:p>1243</text:p>
          </table:table-cell>
          <table:table-cell table:formula="of:=[greedy.D17]" office:value-type="float" office:value="1243" calcext:value-type="float">
            <text:p>1243</text:p>
          </table:table-cell>
          <table:table-cell table:formula="of:=[greedy.E17]" office:value-type="float" office:value="1243" calcext:value-type="float">
            <text:p>1243</text:p>
          </table:table-cell>
          <table:table-cell table:formula="of:=[greedy.F17]" office:value-type="float" office:value="0" calcext:value-type="float">
            <text:p>0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style-name="ce1" table:formula="of:=([.L17]-[.$C17])/[.$C17]*100" office:value-type="float" office:value="33.5478680611424" calcext:value-type="float">
            <text:p>33.55</text:p>
          </table:table-cell>
          <table:table-cell office:value-type="float" office:value="0.000190921" calcext:value-type="float">
            <text:p>0.0002</text:p>
          </table:table-cell>
          <table:table-cell table:number-columns-repeated="9"/>
          <table:table-cell office:value-type="float" office:value="1574" calcext:value-type="float">
            <text:p>1574</text:p>
          </table:table-cell>
          <table:table-cell table:style-name="ce1" table:formula="of:=([.X17]-[.$C17])/[.$C17]*100" office:value-type="float" office:value="26.6291230893001" calcext:value-type="float">
            <text:p>26.63</text:p>
          </table:table-cell>
          <table:table-cell office:value-type="float" office:value="0.000284048" calcext:value-type="float">
            <text:p>0.0003</text:p>
          </table:table-cell>
        </table:table-row>
        <table:table-row table:style-name="ro1">
          <table:table-cell table:formula="of:=[greedy.A18]" office:value-type="string" office:string-value="c05200" calcext:value-type="string">
            <text:p>c05200</text:p>
          </table:table-cell>
          <table:table-cell table:formula="of:=[greedy.B18]" office:value-type="float" office:value="0" calcext:value-type="float">
            <text:p>0</text:p>
          </table:table-cell>
          <table:table-cell table:formula="of:=[greedy.C18]" office:value-type="float" office:value="3455" calcext:value-type="float">
            <text:p>3455</text:p>
          </table:table-cell>
          <table:table-cell table:formula="of:=[greedy.D18]" office:value-type="float" office:value="3455" calcext:value-type="float">
            <text:p>3455</text:p>
          </table:table-cell>
          <table:table-cell table:formula="of:=[greedy.E18]" office:value-type="float" office:value="3455" calcext:value-type="float">
            <text:p>3455</text:p>
          </table:table-cell>
          <table:table-cell table:formula="of:=[greedy.F18]" office:value-type="float" office:value="0" calcext:value-type="float">
            <text:p>0</text:p>
          </table:table-cell>
          <table:table-cell table:number-columns-repeated="5"/>
          <table:table-cell office:value-type="float" office:value="4154" calcext:value-type="float">
            <text:p>4154</text:p>
          </table:table-cell>
          <table:table-cell table:style-name="ce1" table:formula="of:=([.L18]-[.$C18])/[.$C18]*100" office:value-type="float" office:value="20.2315484804631" calcext:value-type="float">
            <text:p>20.23</text:p>
          </table:table-cell>
          <table:table-cell office:value-type="float" office:value="0.000101981" calcext:value-type="float">
            <text:p>0.0001</text:p>
          </table:table-cell>
          <table:table-cell table:number-columns-repeated="9"/>
          <table:table-cell office:value-type="float" office:value="4289" calcext:value-type="float">
            <text:p>4289</text:p>
          </table:table-cell>
          <table:table-cell table:style-name="ce1" table:formula="of:=([.X18]-[.$C18])/[.$C18]*100" office:value-type="float" office:value="24.1389290882779" calcext:value-type="float">
            <text:p>24.14</text:p>
          </table:table-cell>
          <table:table-cell office:value-type="float" office:value="0.000139944" calcext:value-type="float">
            <text:p>0.0001</text:p>
          </table:table-cell>
        </table:table-row>
        <table:table-row table:style-name="ro1">
          <table:table-cell table:formula="of:=[greedy.A19]" office:value-type="string" office:string-value="c10200" calcext:value-type="string">
            <text:p>c10200</text:p>
          </table:table-cell>
          <table:table-cell table:formula="of:=[greedy.B19]" office:value-type="float" office:value="0" calcext:value-type="float">
            <text:p>0</text:p>
          </table:table-cell>
          <table:table-cell table:formula="of:=[greedy.C19]" office:value-type="float" office:value="2804" calcext:value-type="float">
            <text:p>2804</text:p>
          </table:table-cell>
          <table:table-cell table:formula="of:=[greedy.D19]" office:value-type="float" office:value="2804" calcext:value-type="float">
            <text:p>2804</text:p>
          </table:table-cell>
          <table:table-cell table:formula="of:=[greedy.E19]" office:value-type="float" office:value="2804" calcext:value-type="float">
            <text:p>2804</text:p>
          </table:table-cell>
          <table:table-cell table:formula="of:=[greedy.F19]" office:value-type="float" office:value="0" calcext:value-type="float">
            <text:p>0</text:p>
          </table:table-cell>
          <table:table-cell table:number-columns-repeated="5"/>
          <table:table-cell office:value-type="float" office:value="3502" calcext:value-type="float">
            <text:p>3502</text:p>
          </table:table-cell>
          <table:table-cell table:style-name="ce1" table:formula="of:=([.L19]-[.$C19])/[.$C19]*100" office:value-type="float" office:value="24.8930099857347" calcext:value-type="float">
            <text:p>24.89</text:p>
          </table:table-cell>
          <table:table-cell office:value-type="float" office:value="0.000199869" calcext:value-type="float">
            <text:p>0.0002</text:p>
          </table:table-cell>
          <table:table-cell table:number-columns-repeated="9"/>
          <table:table-cell office:value-type="float" office:value="3599" calcext:value-type="float">
            <text:p>3599</text:p>
          </table:table-cell>
          <table:table-cell table:style-name="ce1" table:formula="of:=([.X19]-[.$C19])/[.$C19]*100" office:value-type="float" office:value="28.3523537803138" calcext:value-type="float">
            <text:p>28.35</text:p>
          </table:table-cell>
          <table:table-cell office:value-type="float" office:value="0.000293813" calcext:value-type="float">
            <text:p>0.0003</text:p>
          </table:table-cell>
        </table:table-row>
        <table:table-row table:style-name="ro1">
          <table:table-cell table:formula="of:=[greedy.A20]" office:value-type="string" office:string-value="c20200" calcext:value-type="string">
            <text:p>c20200</text:p>
          </table:table-cell>
          <table:table-cell table:formula="of:=[greedy.B20]" office:value-type="float" office:value="0" calcext:value-type="float">
            <text:p>0</text:p>
          </table:table-cell>
          <table:table-cell table:formula="of:=[greedy.C20]" office:value-type="float" office:value="2391" calcext:value-type="float">
            <text:p>2391</text:p>
          </table:table-cell>
          <table:table-cell table:formula="of:=[greedy.D20]" office:value-type="float" office:value="2391" calcext:value-type="float">
            <text:p>2391</text:p>
          </table:table-cell>
          <table:table-cell table:formula="of:=[greedy.E20]" office:value-type="float" office:value="2391" calcext:value-type="float">
            <text:p>2391</text:p>
          </table:table-cell>
          <table:table-cell table:formula="of:=[greedy.F20]" office:value-type="float" office:value="0" calcext:value-type="float">
            <text:p>0</text:p>
          </table:table-cell>
          <table:table-cell table:number-columns-repeated="5"/>
          <table:table-cell office:value-type="float" office:value="3100" calcext:value-type="float">
            <text:p>3100</text:p>
          </table:table-cell>
          <table:table-cell table:style-name="ce1" table:formula="of:=([.L20]-[.$C20])/[.$C20]*100" office:value-type="float" office:value="29.6528649100795" calcext:value-type="float">
            <text:p>29.65</text:p>
          </table:table-cell>
          <table:table-cell office:value-type="float" office:value="0.000400249" calcext:value-type="float">
            <text:p>0.0004</text:p>
          </table:table-cell>
          <table:table-cell table:number-columns-repeated="9"/>
          <table:table-cell office:value-type="float" office:value="3236" calcext:value-type="float">
            <text:p>3236</text:p>
          </table:table-cell>
          <table:table-cell table:style-name="ce1" table:formula="of:=([.X20]-[.$C20])/[.$C20]*100" office:value-type="float" office:value="35.3408615641991" calcext:value-type="float">
            <text:p>35.34</text:p>
          </table:table-cell>
          <table:table-cell office:value-type="float" office:value="0.000672484" calcext:value-type="float">
            <text:p>0.0007</text:p>
          </table:table-cell>
        </table:table-row>
        <table:table-row table:style-name="ro1">
          <table:table-cell table:formula="of:=[greedy.A21]" office:value-type="string" office:string-value="c10400" calcext:value-type="string">
            <text:p>c10400</text:p>
          </table:table-cell>
          <table:table-cell table:formula="of:=[greedy.B21]" office:value-type="float" office:value="0" calcext:value-type="float">
            <text:p>0</text:p>
          </table:table-cell>
          <table:table-cell table:formula="of:=[greedy.C21]" office:value-type="float" office:value="5596" calcext:value-type="float">
            <text:p>5596</text:p>
          </table:table-cell>
          <table:table-cell table:formula="of:=[greedy.D21]" office:value-type="float" office:value="5596" calcext:value-type="float">
            <text:p>5596</text:p>
          </table:table-cell>
          <table:table-cell table:formula="of:=[greedy.E21]" office:value-type="float" office:value="5596" calcext:value-type="float">
            <text:p>5596</text:p>
          </table:table-cell>
          <table:table-cell table:formula="of:=[greedy.F21]" office:value-type="float" office:value="0" calcext:value-type="float">
            <text:p>0</text:p>
          </table:table-cell>
          <table:table-cell table:number-columns-repeated="5"/>
          <table:table-cell office:value-type="float" office:value="6981" calcext:value-type="float">
            <text:p>6981</text:p>
          </table:table-cell>
          <table:table-cell table:style-name="ce1" table:formula="of:=([.L21]-[.$C21])/[.$C21]*100" office:value-type="float" office:value="24.7498213009292" calcext:value-type="float">
            <text:p>24.75</text:p>
          </table:table-cell>
          <table:table-cell office:value-type="float" office:value="0.000429599" calcext:value-type="float">
            <text:p>0.0004</text:p>
          </table:table-cell>
          <table:table-cell table:number-columns-repeated="9"/>
          <table:table-cell office:value-type="float" office:value="7435" calcext:value-type="float">
            <text:p>7435</text:p>
          </table:table-cell>
          <table:table-cell table:style-name="ce1" table:formula="of:=([.X21]-[.$C21])/[.$C21]*100" office:value-type="float" office:value="32.8627591136526" calcext:value-type="float">
            <text:p>32.86</text:p>
          </table:table-cell>
          <table:table-cell office:value-type="float" office:value="0.00064352" calcext:value-type="float">
            <text:p>0.0006</text:p>
          </table:table-cell>
        </table:table-row>
        <table:table-row table:style-name="ro1">
          <table:table-cell table:formula="of:=[greedy.A22]" office:value-type="string" office:string-value="c20400" calcext:value-type="string">
            <text:p>c20400</text:p>
          </table:table-cell>
          <table:table-cell table:formula="of:=[greedy.B22]" office:value-type="float" office:value="0" calcext:value-type="float">
            <text:p>0</text:p>
          </table:table-cell>
          <table:table-cell table:formula="of:=[greedy.C22]" office:value-type="float" office:value="4782" calcext:value-type="float">
            <text:p>4782</text:p>
          </table:table-cell>
          <table:table-cell table:formula="of:=[greedy.D22]" office:value-type="float" office:value="4782" calcext:value-type="float">
            <text:p>4782</text:p>
          </table:table-cell>
          <table:table-cell table:formula="of:=[greedy.E22]" office:value-type="float" office:value="4782" calcext:value-type="float">
            <text:p>4782</text:p>
          </table:table-cell>
          <table:table-cell table:formula="of:=[greedy.F22]" office:value-type="float" office:value="0" calcext:value-type="float">
            <text:p>0</text:p>
          </table:table-cell>
          <table:table-cell table:number-columns-repeated="5"/>
          <table:table-cell office:value-type="float" office:value="6600" calcext:value-type="float">
            <text:p>6600</text:p>
          </table:table-cell>
          <table:table-cell table:style-name="ce1" table:formula="of:=([.L22]-[.$C22])/[.$C22]*100" office:value-type="float" office:value="38.0175658720201" calcext:value-type="float">
            <text:p>38.02</text:p>
          </table:table-cell>
          <table:table-cell office:value-type="float" office:value="0.000992586" calcext:value-type="float">
            <text:p>0.0010</text:p>
          </table:table-cell>
          <table:table-cell table:number-columns-repeated="9"/>
          <table:table-cell office:value-type="float" office:value="6592" calcext:value-type="float">
            <text:p>6592</text:p>
          </table:table-cell>
          <table:table-cell table:style-name="ce1" table:formula="of:=([.X22]-[.$C22])/[.$C22]*100" office:value-type="float" office:value="37.8502718527813" calcext:value-type="float">
            <text:p>37.85</text:p>
          </table:table-cell>
          <table:table-cell office:value-type="float" office:value="0.001444399" calcext:value-type="float">
            <text:p>0.0014</text:p>
          </table:table-cell>
        </table:table-row>
        <table:table-row table:style-name="ro1">
          <table:table-cell table:formula="of:=[greedy.A23]" office:value-type="string" office:string-value="c40400" calcext:value-type="string">
            <text:p>c40400</text:p>
          </table:table-cell>
          <table:table-cell table:formula="of:=[greedy.B23]" office:value-type="float" office:value="0" calcext:value-type="float">
            <text:p>0</text:p>
          </table:table-cell>
          <table:table-cell table:formula="of:=[greedy.C23]" office:value-type="float" office:value="4244" calcext:value-type="float">
            <text:p>4244</text:p>
          </table:table-cell>
          <table:table-cell table:formula="of:=[greedy.D23]" office:value-type="float" office:value="4244" calcext:value-type="float">
            <text:p>4244</text:p>
          </table:table-cell>
          <table:table-cell table:formula="of:=[greedy.E23]" office:value-type="float" office:value="4244" calcext:value-type="float">
            <text:p>4244</text:p>
          </table:table-cell>
          <table:table-cell table:formula="of:=[greedy.F23]" office:value-type="float" office:value="0" calcext:value-type="float">
            <text:p>0</text:p>
          </table:table-cell>
          <table:table-cell table:number-columns-repeated="5"/>
          <table:table-cell office:value-type="float" office:value="5757" calcext:value-type="float">
            <text:p>5757</text:p>
          </table:table-cell>
          <table:table-cell table:style-name="ce1" table:formula="of:=([.L23]-[.$C23])/[.$C23]*100" office:value-type="float" office:value="35.6503298774741" calcext:value-type="float">
            <text:p>35.65</text:p>
          </table:table-cell>
          <table:table-cell office:value-type="float" office:value="0.002058311" calcext:value-type="float">
            <text:p>0.0021</text:p>
          </table:table-cell>
          <table:table-cell table:number-columns-repeated="9"/>
          <table:table-cell office:value-type="float" office:value="5352" calcext:value-type="float">
            <text:p>5352</text:p>
          </table:table-cell>
          <table:table-cell table:style-name="ce1" table:formula="of:=([.X23]-[.$C23])/[.$C23]*100" office:value-type="float" office:value="26.1074458058435" calcext:value-type="float">
            <text:p>26.11</text:p>
          </table:table-cell>
          <table:table-cell office:value-type="float" office:value="0.002957094" calcext:value-type="float">
            <text:p>0.0030</text:p>
          </table:table-cell>
        </table:table-row>
        <table:table-row table:style-name="ro1">
          <table:table-cell table:formula="of:=[greedy.A24]" office:value-type="string" office:string-value="c15900" calcext:value-type="string">
            <text:p>c15900</text:p>
          </table:table-cell>
          <table:table-cell table:formula="of:=[greedy.B24]" office:value-type="float" office:value="0" calcext:value-type="float">
            <text:p>0</text:p>
          </table:table-cell>
          <table:table-cell table:formula="of:=[greedy.C24]" office:value-type="float" office:value="11339" calcext:value-type="float">
            <text:p>11339</text:p>
          </table:table-cell>
          <table:table-cell table:formula="of:=[greedy.D24]" office:value-type="float" office:value="11339" calcext:value-type="float">
            <text:p>11339</text:p>
          </table:table-cell>
          <table:table-cell table:formula="of:=[greedy.E24]" office:value-type="float" office:value="11339" calcext:value-type="float">
            <text:p>11339</text:p>
          </table:table-cell>
          <table:table-cell table:formula="of:=[greedy.F24]" office:value-type="float" office:value="0" calcext:value-type="float">
            <text:p>0</text:p>
          </table:table-cell>
          <table:table-cell table:number-columns-repeated="5"/>
          <table:table-cell office:value-type="float" office:value="15906" calcext:value-type="float">
            <text:p>15906</text:p>
          </table:table-cell>
          <table:table-cell table:style-name="ce1" table:formula="of:=([.L24]-[.$C24])/[.$C24]*100" office:value-type="float" office:value="40.2769203633477" calcext:value-type="float">
            <text:p>40.28</text:p>
          </table:table-cell>
          <table:table-cell office:value-type="float" office:value="0.001839977" calcext:value-type="float">
            <text:p>0.0018</text:p>
          </table:table-cell>
          <table:table-cell table:number-columns-repeated="9"/>
          <table:table-cell office:value-type="float" office:value="15857" calcext:value-type="float">
            <text:p>15857</text:p>
          </table:table-cell>
          <table:table-cell table:style-name="ce1" table:formula="of:=([.X24]-[.$C24])/[.$C24]*100" office:value-type="float" office:value="39.8447834906076" calcext:value-type="float">
            <text:p>39.84</text:p>
          </table:table-cell>
          <table:table-cell office:value-type="float" office:value="0.002537468" calcext:value-type="float">
            <text:p>0.0025</text:p>
          </table:table-cell>
        </table:table-row>
        <table:table-row table:style-name="ro1">
          <table:table-cell table:formula="of:=[greedy.A25]" office:value-type="string" office:string-value="c30900" calcext:value-type="string">
            <text:p>c30900</text:p>
          </table:table-cell>
          <table:table-cell table:formula="of:=[greedy.B25]" office:value-type="float" office:value="0" calcext:value-type="float">
            <text:p>0</text:p>
          </table:table-cell>
          <table:table-cell table:formula="of:=[greedy.C25]" office:value-type="float" office:value="9982" calcext:value-type="float">
            <text:p>9982</text:p>
          </table:table-cell>
          <table:table-cell table:formula="of:=[greedy.D25]" office:value-type="float" office:value="9982" calcext:value-type="float">
            <text:p>9982</text:p>
          </table:table-cell>
          <table:table-cell table:formula="of:=[greedy.E25]" office:value-type="float" office:value="9982" calcext:value-type="float">
            <text:p>9982</text:p>
          </table:table-cell>
          <table:table-cell table:formula="of:=[greedy.F25]" office:value-type="float" office:value="0" calcext:value-type="float">
            <text:p>0</text:p>
          </table:table-cell>
          <table:table-cell table:number-columns-repeated="5"/>
          <table:table-cell office:value-type="float" office:value="14354" calcext:value-type="float">
            <text:p>14354</text:p>
          </table:table-cell>
          <table:table-cell table:style-name="ce1" table:formula="of:=([.L25]-[.$C25])/[.$C25]*100" office:value-type="float" office:value="43.7988379082348" calcext:value-type="float">
            <text:p>43.80</text:p>
          </table:table-cell>
          <table:table-cell office:value-type="float" office:value="0.00369285" calcext:value-type="float">
            <text:p>0.0037</text:p>
          </table:table-cell>
          <table:table-cell table:number-columns-repeated="9"/>
          <table:table-cell office:value-type="float" office:value="14272" calcext:value-type="float">
            <text:p>14272</text:p>
          </table:table-cell>
          <table:table-cell table:style-name="ce1" table:formula="of:=([.X25]-[.$C25])/[.$C25]*100" office:value-type="float" office:value="42.977359246644" calcext:value-type="float">
            <text:p>42.98</text:p>
          </table:table-cell>
          <table:table-cell office:value-type="float" office:value="0.005563127" calcext:value-type="float">
            <text:p>0.0056</text:p>
          </table:table-cell>
        </table:table-row>
        <table:table-row table:style-name="ro1">
          <table:table-cell table:formula="of:=[greedy.A26]" office:value-type="string" office:string-value="c60900" calcext:value-type="string">
            <text:p>c60900</text:p>
          </table:table-cell>
          <table:table-cell table:formula="of:=[greedy.B26]" office:value-type="float" office:value="0" calcext:value-type="float">
            <text:p>0</text:p>
          </table:table-cell>
          <table:table-cell table:formula="of:=[greedy.C26]" office:value-type="float" office:value="9326" calcext:value-type="float">
            <text:p>9326</text:p>
          </table:table-cell>
          <table:table-cell table:formula="of:=[greedy.D26]" office:value-type="float" office:value="0" calcext:value-type="float">
            <text:p>0</text:p>
          </table:table-cell>
          <table:table-cell table:formula="of:=[greedy.E26]" office:value-type="float" office:value="9326" calcext:value-type="float">
            <text:p>9326</text:p>
          </table:table-cell>
          <table:table-cell table:formula="of:=[greedy.F26]" office:value-type="float" office:value="0" calcext:value-type="float">
            <text:p>0</text:p>
          </table:table-cell>
          <table:table-cell table:number-columns-repeated="5"/>
          <table:table-cell office:value-type="float" office:value="11654" calcext:value-type="float">
            <text:p>11654</text:p>
          </table:table-cell>
          <table:table-cell table:style-name="ce1" table:formula="of:=([.L26]-[.$C26])/[.$C26]*100" office:value-type="float" office:value="24.9624705125456" calcext:value-type="float">
            <text:p>24.96</text:p>
          </table:table-cell>
          <table:table-cell office:value-type="float" office:value="0.007966285" calcext:value-type="float">
            <text:p>0.0080</text:p>
          </table:table-cell>
          <table:table-cell table:number-columns-repeated="9"/>
          <table:table-cell office:value-type="float" office:value="12055" calcext:value-type="float">
            <text:p>12055</text:p>
          </table:table-cell>
          <table:table-cell table:style-name="ce1" table:formula="of:=([.X26]-[.$C26])/[.$C26]*100" office:value-type="float" office:value="29.2622775037529" calcext:value-type="float">
            <text:p>29.26</text:p>
          </table:table-cell>
          <table:table-cell office:value-type="float" office:value="0.011042289" calcext:value-type="float">
            <text:p>0.0110</text:p>
          </table:table-cell>
        </table:table-row>
        <table:table-row table:style-name="ro1">
          <table:table-cell table:formula="of:=[greedy.A27]" office:value-type="string" office:string-value="c201600" calcext:value-type="string">
            <text:p>c201600</text:p>
          </table:table-cell>
          <table:table-cell table:formula="of:=[greedy.B27]" office:value-type="float" office:value="0" calcext:value-type="float">
            <text:p>0</text:p>
          </table:table-cell>
          <table:table-cell table:formula="of:=[greedy.C27]" office:value-type="float" office:value="18802" calcext:value-type="float">
            <text:p>18802</text:p>
          </table:table-cell>
          <table:table-cell table:formula="of:=[greedy.D27]" office:value-type="float" office:value="18802" calcext:value-type="float">
            <text:p>18802</text:p>
          </table:table-cell>
          <table:table-cell table:formula="of:=[greedy.E27]" office:value-type="float" office:value="18802" calcext:value-type="float">
            <text:p>18802</text:p>
          </table:table-cell>
          <table:table-cell table:formula="of:=[greedy.F27]" office:value-type="float" office:value="0" calcext:value-type="float">
            <text:p>0</text:p>
          </table:table-cell>
          <table:table-cell table:number-columns-repeated="5"/>
          <table:table-cell office:value-type="float" office:value="26674" calcext:value-type="float">
            <text:p>26674</text:p>
          </table:table-cell>
          <table:table-cell table:style-name="ce1" table:formula="of:=([.L27]-[.$C27])/[.$C27]*100" office:value-type="float" office:value="41.8678863950644" calcext:value-type="float">
            <text:p>41.87</text:p>
          </table:table-cell>
          <table:table-cell office:value-type="float" office:value="0.00463926" calcext:value-type="float">
            <text:p>0.0046</text:p>
          </table:table-cell>
          <table:table-cell table:number-columns-repeated="9"/>
          <table:table-cell office:value-type="float" office:value="26640" calcext:value-type="float">
            <text:p>26640</text:p>
          </table:table-cell>
          <table:table-cell table:style-name="ce1" table:formula="of:=([.X27]-[.$C27])/[.$C27]*100" office:value-type="float" office:value="41.6870545686629" calcext:value-type="float">
            <text:p>41.69</text:p>
          </table:table-cell>
          <table:table-cell office:value-type="float" office:value="0.006849638" calcext:value-type="float">
            <text:p>0.0068</text:p>
          </table:table-cell>
        </table:table-row>
        <table:table-row table:style-name="ro1">
          <table:table-cell table:formula="of:=[greedy.A28]" office:value-type="string" office:string-value="c401600" calcext:value-type="string">
            <text:p>c401600</text:p>
          </table:table-cell>
          <table:table-cell table:formula="of:=[greedy.B28]" office:value-type="float" office:value="0" calcext:value-type="float">
            <text:p>0</text:p>
          </table:table-cell>
          <table:table-cell table:formula="of:=[greedy.C28]" office:value-type="float" office:value="17145" calcext:value-type="float">
            <text:p>17145</text:p>
          </table:table-cell>
          <table:table-cell table:formula="of:=[greedy.D28]" office:value-type="float" office:value="0" calcext:value-type="float">
            <text:p>0</text:p>
          </table:table-cell>
          <table:table-cell table:formula="of:=[greedy.E28]" office:value-type="float" office:value="17145" calcext:value-type="float">
            <text:p>17145</text:p>
          </table:table-cell>
          <table:table-cell table:formula="of:=[greedy.F28]" office:value-type="float" office:value="0" calcext:value-type="float">
            <text:p>0</text:p>
          </table:table-cell>
          <table:table-cell table:number-columns-repeated="5"/>
          <table:table-cell office:value-type="float" office:value="23619" calcext:value-type="float">
            <text:p>23619</text:p>
          </table:table-cell>
          <table:table-cell table:style-name="ce1" table:formula="of:=([.L28]-[.$C28])/[.$C28]*100" office:value-type="float" office:value="37.7602799650044" calcext:value-type="float">
            <text:p>37.76</text:p>
          </table:table-cell>
          <table:table-cell office:value-type="float" office:value="0.009875733" calcext:value-type="float">
            <text:p>0.0099</text:p>
          </table:table-cell>
          <table:table-cell table:number-columns-repeated="9"/>
          <table:table-cell office:value-type="float" office:value="23759" calcext:value-type="float">
            <text:p>23759</text:p>
          </table:table-cell>
          <table:table-cell table:style-name="ce1" table:formula="of:=([.X28]-[.$C28])/[.$C28]*100" office:value-type="float" office:value="38.5768445610965" calcext:value-type="float">
            <text:p>38.58</text:p>
          </table:table-cell>
          <table:table-cell office:value-type="float" office:value="0.014791463" calcext:value-type="float">
            <text:p>0.0148</text:p>
          </table:table-cell>
        </table:table-row>
        <table:table-row table:style-name="ro1">
          <table:table-cell table:formula="of:=[greedy.A29]" office:value-type="string" office:string-value="c801600" calcext:value-type="string">
            <text:p>c801600</text:p>
          </table:table-cell>
          <table:table-cell table:formula="of:=[greedy.B29]" office:value-type="float" office:value="0" calcext:value-type="float">
            <text:p>0</text:p>
          </table:table-cell>
          <table:table-cell table:formula="of:=[greedy.C29]" office:value-type="float" office:value="16284" calcext:value-type="float">
            <text:p>16284</text:p>
          </table:table-cell>
          <table:table-cell table:formula="of:=[greedy.D29]" office:value-type="float" office:value="0" calcext:value-type="float">
            <text:p>0</text:p>
          </table:table-cell>
          <table:table-cell table:formula="of:=[greedy.E29]" office:value-type="float" office:value="16289" calcext:value-type="float">
            <text:p>16289</text:p>
          </table:table-cell>
          <table:table-cell table:formula="of:=[greedy.F29]" office:value-type="float" office:value="5" calcext:value-type="float">
            <text:p>5</text:p>
          </table:table-cell>
          <table:table-cell table:number-columns-repeated="5"/>
          <table:table-cell office:value-type="float" office:value="19918" calcext:value-type="float">
            <text:p>19918</text:p>
          </table:table-cell>
          <table:table-cell table:style-name="ce1" table:formula="of:=([.L29]-[.$C29])/[.$C29]*100" office:value-type="float" office:value="22.316384180791" calcext:value-type="float">
            <text:p>22.32</text:p>
          </table:table-cell>
          <table:table-cell office:value-type="float" office:value="0.023137109" calcext:value-type="float">
            <text:p>0.0231</text:p>
          </table:table-cell>
          <table:table-cell table:number-columns-repeated="9"/>
          <table:table-cell office:value-type="float" office:value="19941" calcext:value-type="float">
            <text:p>19941</text:p>
          </table:table-cell>
          <table:table-cell table:style-name="ce1" table:formula="of:=([.X29]-[.$C29])/[.$C29]*100" office:value-type="float" office:value="22.4576271186441" calcext:value-type="float">
            <text:p>22.46</text:p>
          </table:table-cell>
          <table:table-cell office:value-type="float" office:value="0.032615284" calcext:value-type="float">
            <text:p>0.0326</text:p>
          </table:table-cell>
        </table:table-row>
        <table:table-row table:style-name="ro1">
          <table:table-cell table:formula="of:=[greedy.A30]" office:value-type="string" office:string-value="d05100" calcext:value-type="string">
            <text:p>d05100</text:p>
          </table:table-cell>
          <table:table-cell table:formula="of:=[greedy.B30]" office:value-type="float" office:value="0" calcext:value-type="float">
            <text:p>0</text:p>
          </table:table-cell>
          <table:table-cell table:formula="of:=[greedy.C30]" office:value-type="float" office:value="6353" calcext:value-type="float">
            <text:p>6353</text:p>
          </table:table-cell>
          <table:table-cell table:formula="of:=[greedy.D30]" office:value-type="float" office:value="6353" calcext:value-type="float">
            <text:p>6353</text:p>
          </table:table-cell>
          <table:table-cell table:formula="of:=[greedy.E30]" office:value-type="float" office:value="6353" calcext:value-type="float">
            <text:p>6353</text:p>
          </table:table-cell>
          <table:table-cell table:formula="of:=[greedy.F30]" office:value-type="float" office:value="0" calcext:value-type="float">
            <text:p>0</text:p>
          </table:table-cell>
          <table:table-cell table:number-columns-repeated="5"/>
          <table:table-cell office:value-type="float" office:value="7033" calcext:value-type="float">
            <text:p>7033</text:p>
          </table:table-cell>
          <table:table-cell table:style-name="ce1" table:formula="of:=([.L30]-[.$C30])/[.$C30]*100" office:value-type="float" office:value="10.7036045962537" calcext:value-type="float">
            <text:p>10.70</text:p>
          </table:table-cell>
          <table:table-cell office:value-type="float" office:value="0.000062614" calcext:value-type="float">
            <text:p>0.0001</text:p>
          </table:table-cell>
          <table:table-cell table:number-columns-repeated="9"/>
          <table:table-cell office:value-type="float" office:value="7016" calcext:value-type="float">
            <text:p>7016</text:p>
          </table:table-cell>
          <table:table-cell table:style-name="ce1" table:formula="of:=([.X30]-[.$C30])/[.$C30]*100" office:value-type="float" office:value="10.4360144813474" calcext:value-type="float">
            <text:p>10.44</text:p>
          </table:table-cell>
          <table:table-cell office:value-type="float" office:value="0.000073931" calcext:value-type="float">
            <text:p>0.0001</text:p>
          </table:table-cell>
        </table:table-row>
        <table:table-row table:style-name="ro1">
          <table:table-cell table:formula="of:=[greedy.A31]" office:value-type="string" office:string-value="d10100" calcext:value-type="string">
            <text:p>d10100</text:p>
          </table:table-cell>
          <table:table-cell table:formula="of:=[greedy.B31]" office:value-type="float" office:value="0" calcext:value-type="float">
            <text:p>0</text:p>
          </table:table-cell>
          <table:table-cell table:formula="of:=[greedy.C31]" office:value-type="float" office:value="6347" calcext:value-type="float">
            <text:p>6347</text:p>
          </table:table-cell>
          <table:table-cell table:formula="of:=[greedy.D31]" office:value-type="float" office:value="6347" calcext:value-type="float">
            <text:p>6347</text:p>
          </table:table-cell>
          <table:table-cell table:formula="of:=[greedy.E31]" office:value-type="float" office:value="6347" calcext:value-type="float">
            <text:p>6347</text:p>
          </table:table-cell>
          <table:table-cell table:formula="of:=[greedy.F31]" office:value-type="float" office:value="0" calcext:value-type="float">
            <text:p>0</text:p>
          </table:table-cell>
          <table:table-cell table:number-columns-repeated="5"/>
          <table:table-cell office:value-type="float" office:value="6954" calcext:value-type="float">
            <text:p>6954</text:p>
          </table:table-cell>
          <table:table-cell table:style-name="ce1" table:formula="of:=([.L31]-[.$C31])/[.$C31]*100" office:value-type="float" office:value="9.56357334173625" calcext:value-type="float">
            <text:p>9.56</text:p>
          </table:table-cell>
          <table:table-cell office:value-type="float" office:value="0.000113117" calcext:value-type="float">
            <text:p>0.0001</text:p>
          </table:table-cell>
          <table:table-cell table:number-columns-repeated="9"/>
          <table:table-cell office:value-type="float" office:value="6915" calcext:value-type="float">
            <text:p>6915</text:p>
          </table:table-cell>
          <table:table-cell table:style-name="ce1" table:formula="of:=([.X31]-[.$C31])/[.$C31]*100" office:value-type="float" office:value="8.94910981566094" calcext:value-type="float">
            <text:p>8.95</text:p>
          </table:table-cell>
          <table:table-cell office:value-type="float" office:value="0.000157538" calcext:value-type="float">
            <text:p>0.0002</text:p>
          </table:table-cell>
        </table:table-row>
        <table:table-row table:style-name="ro1">
          <table:table-cell table:formula="of:=[greedy.A32]" office:value-type="string" office:string-value="d20100" calcext:value-type="string">
            <text:p>d20100</text:p>
          </table:table-cell>
          <table:table-cell table:formula="of:=[greedy.B32]" office:value-type="float" office:value="0" calcext:value-type="float">
            <text:p>0</text:p>
          </table:table-cell>
          <table:table-cell table:formula="of:=[greedy.C32]" office:value-type="float" office:value="6185" calcext:value-type="float">
            <text:p>6185</text:p>
          </table:table-cell>
          <table:table-cell table:formula="of:=[greedy.D32]" office:value-type="float" office:value="6185" calcext:value-type="float">
            <text:p>6185</text:p>
          </table:table-cell>
          <table:table-cell table:formula="of:=[greedy.E32]" office:value-type="float" office:value="6185" calcext:value-type="float">
            <text:p>6185</text:p>
          </table:table-cell>
          <table:table-cell table:formula="of:=[greedy.F32]" office:value-type="float" office:value="0" calcext:value-type="float">
            <text:p>0</text:p>
          </table:table-cell>
          <table:table-cell table:number-columns-repeated="5"/>
          <table:table-cell office:value-type="float" office:value="7009" calcext:value-type="float">
            <text:p>7009</text:p>
          </table:table-cell>
          <table:table-cell table:style-name="ce1" table:formula="of:=([.L32]-[.$C32])/[.$C32]*100" office:value-type="float" office:value="13.322554567502" calcext:value-type="float">
            <text:p>13.32</text:p>
          </table:table-cell>
          <table:table-cell office:value-type="float" office:value="0.000217165" calcext:value-type="float">
            <text:p>0.0002</text:p>
          </table:table-cell>
          <table:table-cell table:number-columns-repeated="9"/>
          <table:table-cell office:value-type="float" office:value="6957" calcext:value-type="float">
            <text:p>6957</text:p>
          </table:table-cell>
          <table:table-cell table:style-name="ce1" table:formula="of:=([.X32]-[.$C32])/[.$C32]*100" office:value-type="float" office:value="12.4818108326597" calcext:value-type="float">
            <text:p>12.48</text:p>
          </table:table-cell>
          <table:table-cell office:value-type="float" office:value="0.000310162" calcext:value-type="float">
            <text:p>0.0003</text:p>
          </table:table-cell>
        </table:table-row>
        <table:table-row table:style-name="ro1">
          <table:table-cell table:formula="of:=[greedy.A33]" office:value-type="string" office:string-value="d05200" calcext:value-type="string">
            <text:p>d05200</text:p>
          </table:table-cell>
          <table:table-cell table:formula="of:=[greedy.B33]" office:value-type="float" office:value="0" calcext:value-type="float">
            <text:p>0</text:p>
          </table:table-cell>
          <table:table-cell table:formula="of:=[greedy.C33]" office:value-type="float" office:value="12742" calcext:value-type="float">
            <text:p>12742</text:p>
          </table:table-cell>
          <table:table-cell table:formula="of:=[greedy.D33]" office:value-type="float" office:value="12742" calcext:value-type="float">
            <text:p>12742</text:p>
          </table:table-cell>
          <table:table-cell table:formula="of:=[greedy.E33]" office:value-type="float" office:value="12742" calcext:value-type="float">
            <text:p>12742</text:p>
          </table:table-cell>
          <table:table-cell table:formula="of:=[greedy.F33]" office:value-type="float" office:value="0" calcext:value-type="float">
            <text:p>0</text:p>
          </table:table-cell>
          <table:table-cell table:number-columns-repeated="5"/>
          <table:table-cell office:value-type="float" office:value="14059" calcext:value-type="float">
            <text:p>14059</text:p>
          </table:table-cell>
          <table:table-cell table:style-name="ce1" table:formula="of:=([.L33]-[.$C33])/[.$C33]*100" office:value-type="float" office:value="10.3358970334327" calcext:value-type="float">
            <text:p>10.34</text:p>
          </table:table-cell>
          <table:table-cell office:value-type="float" office:value="0.000117911" calcext:value-type="float">
            <text:p>0.0001</text:p>
          </table:table-cell>
          <table:table-cell table:number-columns-repeated="9"/>
          <table:table-cell office:value-type="float" office:value="14063" calcext:value-type="float">
            <text:p>14063</text:p>
          </table:table-cell>
          <table:table-cell table:style-name="ce1" table:formula="of:=([.X33]-[.$C33])/[.$C33]*100" office:value-type="float" office:value="10.367289279548" calcext:value-type="float">
            <text:p>10.37</text:p>
          </table:table-cell>
          <table:table-cell office:value-type="float" office:value="0.000153986" calcext:value-type="float">
            <text:p>0.0002</text:p>
          </table:table-cell>
        </table:table-row>
        <table:table-row table:style-name="ro1">
          <table:table-cell table:formula="of:=[greedy.A34]" office:value-type="string" office:string-value="d10200" calcext:value-type="string">
            <text:p>d10200</text:p>
          </table:table-cell>
          <table:table-cell table:formula="of:=[greedy.B34]" office:value-type="float" office:value="0" calcext:value-type="float">
            <text:p>0</text:p>
          </table:table-cell>
          <table:table-cell table:formula="of:=[greedy.C34]" office:value-type="float" office:value="12430" calcext:value-type="float">
            <text:p>12430</text:p>
          </table:table-cell>
          <table:table-cell table:formula="of:=[greedy.D34]" office:value-type="float" office:value="12430" calcext:value-type="float">
            <text:p>12430</text:p>
          </table:table-cell>
          <table:table-cell table:formula="of:=[greedy.E34]" office:value-type="float" office:value="12430" calcext:value-type="float">
            <text:p>12430</text:p>
          </table:table-cell>
          <table:table-cell table:formula="of:=[greedy.F34]" office:value-type="float" office:value="0" calcext:value-type="float">
            <text:p>0</text:p>
          </table:table-cell>
          <table:table-cell table:number-columns-repeated="5"/>
          <table:table-cell office:value-type="float" office:value="13866" calcext:value-type="float">
            <text:p>13866</text:p>
          </table:table-cell>
          <table:table-cell table:style-name="ce1" table:formula="of:=([.L34]-[.$C34])/[.$C34]*100" office:value-type="float" office:value="11.5526950925181" calcext:value-type="float">
            <text:p>11.55</text:p>
          </table:table-cell>
          <table:table-cell office:value-type="float" office:value="0.000225317" calcext:value-type="float">
            <text:p>0.0002</text:p>
          </table:table-cell>
          <table:table-cell table:number-columns-repeated="9"/>
          <table:table-cell office:value-type="float" office:value="13887" calcext:value-type="float">
            <text:p>13887</text:p>
          </table:table-cell>
          <table:table-cell table:style-name="ce1" table:formula="of:=([.X34]-[.$C34])/[.$C34]*100" office:value-type="float" office:value="11.7216411906677" calcext:value-type="float">
            <text:p>11.72</text:p>
          </table:table-cell>
          <table:table-cell office:value-type="float" office:value="0.000310557" calcext:value-type="float">
            <text:p>0.0003</text:p>
          </table:table-cell>
        </table:table-row>
        <table:table-row table:style-name="ro1">
          <table:table-cell table:formula="of:=[greedy.A35]" office:value-type="string" office:string-value="d20200" calcext:value-type="string">
            <text:p>d20200</text:p>
          </table:table-cell>
          <table:table-cell table:formula="of:=[greedy.B35]" office:value-type="float" office:value="0" calcext:value-type="float">
            <text:p>0</text:p>
          </table:table-cell>
          <table:table-cell table:formula="of:=[greedy.C35]" office:value-type="float" office:value="12235" calcext:value-type="float">
            <text:p>12235</text:p>
          </table:table-cell>
          <table:table-cell table:formula="of:=[greedy.D35]" office:value-type="float" office:value="0" calcext:value-type="float">
            <text:p>0</text:p>
          </table:table-cell>
          <table:table-cell table:formula="of:=[greedy.E35]" office:value-type="float" office:value="12244" calcext:value-type="float">
            <text:p>12244</text:p>
          </table:table-cell>
          <table:table-cell table:formula="of:=[greedy.F35]" office:value-type="float" office:value="9" calcext:value-type="float">
            <text:p>9</text:p>
          </table:table-cell>
          <table:table-cell table:number-columns-repeated="5"/>
          <table:table-cell office:value-type="float" office:value="13853" calcext:value-type="float">
            <text:p>13853</text:p>
          </table:table-cell>
          <table:table-cell table:style-name="ce1" table:formula="of:=([.L35]-[.$C35])/[.$C35]*100" office:value-type="float" office:value="13.2243563547201" calcext:value-type="float">
            <text:p>13.22</text:p>
          </table:table-cell>
          <table:table-cell office:value-type="float" office:value="0.000468276" calcext:value-type="float">
            <text:p>0.0005</text:p>
          </table:table-cell>
          <table:table-cell table:number-columns-repeated="9"/>
          <table:table-cell office:value-type="float" office:value="13915" calcext:value-type="float">
            <text:p>13915</text:p>
          </table:table-cell>
          <table:table-cell table:style-name="ce1" table:formula="of:=([.X35]-[.$C35])/[.$C35]*100" office:value-type="float" office:value="13.7310993052718" calcext:value-type="float">
            <text:p>13.73</text:p>
          </table:table-cell>
          <table:table-cell office:value-type="float" office:value="0.000678364" calcext:value-type="float">
            <text:p>0.0007</text:p>
          </table:table-cell>
        </table:table-row>
        <table:table-row table:style-name="ro1">
          <table:table-cell table:formula="of:=[greedy.A36]" office:value-type="string" office:string-value="d10400" calcext:value-type="string">
            <text:p>d10400</text:p>
          </table:table-cell>
          <table:table-cell table:formula="of:=[greedy.B36]" office:value-type="float" office:value="0" calcext:value-type="float">
            <text:p>0</text:p>
          </table:table-cell>
          <table:table-cell table:formula="of:=[greedy.C36]" office:value-type="float" office:value="24961" calcext:value-type="float">
            <text:p>24961</text:p>
          </table:table-cell>
          <table:table-cell table:formula="of:=[greedy.D36]" office:value-type="float" office:value="24961" calcext:value-type="float">
            <text:p>24961</text:p>
          </table:table-cell>
          <table:table-cell table:formula="of:=[greedy.E36]" office:value-type="float" office:value="24961" calcext:value-type="float">
            <text:p>24961</text:p>
          </table:table-cell>
          <table:table-cell table:formula="of:=[greedy.F36]" office:value-type="float" office:value="0" calcext:value-type="float">
            <text:p>0</text:p>
          </table:table-cell>
          <table:table-cell table:number-columns-repeated="5"/>
          <table:table-cell office:value-type="float" office:value="27593" calcext:value-type="float">
            <text:p>27593</text:p>
          </table:table-cell>
          <table:table-cell table:style-name="ce1" table:formula="of:=([.L36]-[.$C36])/[.$C36]*100" office:value-type="float" office:value="10.5444493409719" calcext:value-type="float">
            <text:p>10.54</text:p>
          </table:table-cell>
          <table:table-cell office:value-type="float" office:value="0.000473204" calcext:value-type="float">
            <text:p>0.0005</text:p>
          </table:table-cell>
          <table:table-cell table:number-columns-repeated="9"/>
          <table:table-cell office:value-type="float" office:value="27556" calcext:value-type="float">
            <text:p>27556</text:p>
          </table:table-cell>
          <table:table-cell table:style-name="ce1" table:formula="of:=([.X36]-[.$C36])/[.$C36]*100" office:value-type="float" office:value="10.3962181002364" calcext:value-type="float">
            <text:p>10.40</text:p>
          </table:table-cell>
          <table:table-cell office:value-type="float" office:value="0.000692739" calcext:value-type="float">
            <text:p>0.0007</text:p>
          </table:table-cell>
        </table:table-row>
        <table:table-row table:style-name="ro1">
          <table:table-cell table:formula="of:=[greedy.A37]" office:value-type="string" office:string-value="d20400" calcext:value-type="string">
            <text:p>d20400</text:p>
          </table:table-cell>
          <table:table-cell table:formula="of:=[greedy.B37]" office:value-type="float" office:value="0" calcext:value-type="float">
            <text:p>0</text:p>
          </table:table-cell>
          <table:table-cell table:formula="of:=[greedy.C37]" office:value-type="float" office:value="24563" calcext:value-type="float">
            <text:p>24563</text:p>
          </table:table-cell>
          <table:table-cell table:formula="of:=[greedy.D37]" office:value-type="float" office:value="0" calcext:value-type="float">
            <text:p>0</text:p>
          </table:table-cell>
          <table:table-cell table:formula="of:=[greedy.E37]" office:value-type="float" office:value="24585" calcext:value-type="float">
            <text:p>24585</text:p>
          </table:table-cell>
          <table:table-cell table:formula="of:=[greedy.F37]" office:value-type="float" office:value="22" calcext:value-type="float">
            <text:p>22</text:p>
          </table:table-cell>
          <table:table-cell table:number-columns-repeated="5"/>
          <table:table-cell office:value-type="float" office:value="27761" calcext:value-type="float">
            <text:p>27761</text:p>
          </table:table-cell>
          <table:table-cell table:style-name="ce1" table:formula="of:=([.L37]-[.$C37])/[.$C37]*100" office:value-type="float" office:value="13.0195822985792" calcext:value-type="float">
            <text:p>13.02</text:p>
          </table:table-cell>
          <table:table-cell office:value-type="float" office:value="0.001045862" calcext:value-type="float">
            <text:p>0.0010</text:p>
          </table:table-cell>
          <table:table-cell table:number-columns-repeated="9"/>
          <table:table-cell office:value-type="float" office:value="27660" calcext:value-type="float">
            <text:p>27660</text:p>
          </table:table-cell>
          <table:table-cell table:style-name="ce1" table:formula="of:=([.X37]-[.$C37])/[.$C37]*100" office:value-type="float" office:value="12.6083947400562" calcext:value-type="float">
            <text:p>12.61</text:p>
          </table:table-cell>
          <table:table-cell office:value-type="float" office:value="0.001600772" calcext:value-type="float">
            <text:p>0.0016</text:p>
          </table:table-cell>
        </table:table-row>
        <table:table-row table:style-name="ro1">
          <table:table-cell table:formula="of:=[greedy.A38]" office:value-type="string" office:string-value="d40400" calcext:value-type="string">
            <text:p>d40400</text:p>
          </table:table-cell>
          <table:table-cell table:formula="of:=[greedy.B38]" office:value-type="float" office:value="0" calcext:value-type="float">
            <text:p>0</text:p>
          </table:table-cell>
          <table:table-cell table:formula="of:=[greedy.C38]" office:value-type="float" office:value="24350" calcext:value-type="float">
            <text:p>24350</text:p>
          </table:table-cell>
          <table:table-cell table:formula="of:=[greedy.D38]" office:value-type="float" office:value="0" calcext:value-type="float">
            <text:p>0</text:p>
          </table:table-cell>
          <table:table-cell table:formula="of:=[greedy.E38]" office:value-type="float" office:value="24401" calcext:value-type="float">
            <text:p>24401</text:p>
          </table:table-cell>
          <table:table-cell table:formula="of:=[greedy.F38]" office:value-type="float" office:value="51" calcext:value-type="float">
            <text:p>51</text:p>
          </table:table-cell>
          <table:table-cell table:number-columns-repeated="5"/>
          <table:table-cell office:value-type="float" office:value="27147" calcext:value-type="float">
            <text:p>27147</text:p>
          </table:table-cell>
          <table:table-cell table:style-name="ce1" table:formula="of:=([.L38]-[.$C38])/[.$C38]*100" office:value-type="float" office:value="11.4866529774127" calcext:value-type="float">
            <text:p>11.49</text:p>
          </table:table-cell>
          <table:table-cell office:value-type="float" office:value="0.00232866" calcext:value-type="float">
            <text:p>0.0023</text:p>
          </table:table-cell>
          <table:table-cell table:number-columns-repeated="9"/>
          <table:table-cell office:value-type="float" office:value="27173" calcext:value-type="float">
            <text:p>27173</text:p>
          </table:table-cell>
          <table:table-cell table:style-name="ce1" table:formula="of:=([.X38]-[.$C38])/[.$C38]*100" office:value-type="float" office:value="11.5934291581109" calcext:value-type="float">
            <text:p>11.59</text:p>
          </table:table-cell>
          <table:table-cell office:value-type="float" office:value="0.003480022" calcext:value-type="float">
            <text:p>0.0035</text:p>
          </table:table-cell>
        </table:table-row>
        <table:table-row table:style-name="ro1">
          <table:table-cell table:formula="of:=[greedy.A39]" office:value-type="string" office:string-value="d15900" calcext:value-type="string">
            <text:p>d15900</text:p>
          </table:table-cell>
          <table:table-cell table:formula="of:=[greedy.B39]" office:value-type="float" office:value="0" calcext:value-type="float">
            <text:p>0</text:p>
          </table:table-cell>
          <table:table-cell table:formula="of:=[greedy.C39]" office:value-type="float" office:value="55404" calcext:value-type="float">
            <text:p>55404</text:p>
          </table:table-cell>
          <table:table-cell table:formula="of:=[greedy.D39]" office:value-type="float" office:value="0" calcext:value-type="float">
            <text:p>0</text:p>
          </table:table-cell>
          <table:table-cell table:formula="of:=[greedy.E39]" office:value-type="float" office:value="55414" calcext:value-type="float">
            <text:p>55414</text:p>
          </table:table-cell>
          <table:table-cell table:formula="of:=[greedy.F39]" office:value-type="float" office:value="10" calcext:value-type="float">
            <text:p>10</text:p>
          </table:table-cell>
          <table:table-cell table:number-columns-repeated="5"/>
          <table:table-cell office:value-type="float" office:value="62491" calcext:value-type="float">
            <text:p>62491</text:p>
          </table:table-cell>
          <table:table-cell table:style-name="ce1" table:formula="of:=([.L39]-[.$C39])/[.$C39]*100" office:value-type="float" office:value="12.7914951989026" calcext:value-type="float">
            <text:p>12.79</text:p>
          </table:table-cell>
          <table:table-cell office:value-type="float" office:value="0.001993279" calcext:value-type="float">
            <text:p>0.0020</text:p>
          </table:table-cell>
          <table:table-cell table:number-columns-repeated="9"/>
          <table:table-cell office:value-type="float" office:value="62352" calcext:value-type="float">
            <text:p>62352</text:p>
          </table:table-cell>
          <table:table-cell table:style-name="ce1" table:formula="of:=([.X39]-[.$C39])/[.$C39]*100" office:value-type="float" office:value="12.5406107862248" calcext:value-type="float">
            <text:p>12.54</text:p>
          </table:table-cell>
          <table:table-cell office:value-type="float" office:value="0.002846314" calcext:value-type="float">
            <text:p>0.0028</text:p>
          </table:table-cell>
        </table:table-row>
        <table:table-row table:style-name="ro1">
          <table:table-cell table:formula="of:=[greedy.A40]" office:value-type="string" office:string-value="d30900" calcext:value-type="string">
            <text:p>d30900</text:p>
          </table:table-cell>
          <table:table-cell table:formula="of:=[greedy.B40]" office:value-type="float" office:value="0" calcext:value-type="float">
            <text:p>0</text:p>
          </table:table-cell>
          <table:table-cell table:formula="of:=[greedy.C40]" office:value-type="float" office:value="54834" calcext:value-type="float">
            <text:p>54834</text:p>
          </table:table-cell>
          <table:table-cell table:formula="of:=[greedy.D40]" office:value-type="float" office:value="0" calcext:value-type="float">
            <text:p>0</text:p>
          </table:table-cell>
          <table:table-cell table:formula="of:=[greedy.E40]" office:value-type="float" office:value="54868" calcext:value-type="float">
            <text:p>54868</text:p>
          </table:table-cell>
          <table:table-cell table:formula="of:=[greedy.F40]" office:value-type="float" office:value="34" calcext:value-type="float">
            <text:p>34</text:p>
          </table:table-cell>
          <table:table-cell table:number-columns-repeated="5"/>
          <table:table-cell office:value-type="float" office:value="61271" calcext:value-type="float">
            <text:p>61271</text:p>
          </table:table-cell>
          <table:table-cell table:style-name="ce1" table:formula="of:=([.L40]-[.$C40])/[.$C40]*100" office:value-type="float" office:value="11.7390670022249" calcext:value-type="float">
            <text:p>11.74</text:p>
          </table:table-cell>
          <table:table-cell office:value-type="float" office:value="0.004203325" calcext:value-type="float">
            <text:p>0.0042</text:p>
          </table:table-cell>
          <table:table-cell table:number-columns-repeated="9"/>
          <table:table-cell office:value-type="float" office:value="61270" calcext:value-type="float">
            <text:p>61270</text:p>
          </table:table-cell>
          <table:table-cell table:style-name="ce1" table:formula="of:=([.X40]-[.$C40])/[.$C40]*100" office:value-type="float" office:value="11.7372433161907" calcext:value-type="float">
            <text:p>11.74</text:p>
          </table:table-cell>
          <table:table-cell office:value-type="float" office:value="0.006447624" calcext:value-type="float">
            <text:p>0.0064</text:p>
          </table:table-cell>
        </table:table-row>
        <table:table-row table:style-name="ro1">
          <table:table-cell table:formula="of:=[greedy.A41]" office:value-type="string" office:string-value="d60900" calcext:value-type="string">
            <text:p>d60900</text:p>
          </table:table-cell>
          <table:table-cell table:formula="of:=[greedy.B41]" office:value-type="float" office:value="0" calcext:value-type="float">
            <text:p>0</text:p>
          </table:table-cell>
          <table:table-cell table:formula="of:=[greedy.C41]" office:value-type="float" office:value="54551" calcext:value-type="float">
            <text:p>54551</text:p>
          </table:table-cell>
          <table:table-cell table:formula="of:=[greedy.D41]" office:value-type="float" office:value="0" calcext:value-type="float">
            <text:p>0</text:p>
          </table:table-cell>
          <table:table-cell table:formula="of:=[greedy.E41]" office:value-type="float" office:value="54598" calcext:value-type="float">
            <text:p>54598</text:p>
          </table:table-cell>
          <table:table-cell table:formula="of:=[greedy.F41]" office:value-type="float" office:value="47" calcext:value-type="float">
            <text:p>47</text:p>
          </table:table-cell>
          <table:table-cell table:number-columns-repeated="5"/>
          <table:table-cell office:value-type="float" office:value="60167" calcext:value-type="float">
            <text:p>60167</text:p>
          </table:table-cell>
          <table:table-cell table:style-name="ce1" table:formula="of:=([.L41]-[.$C41])/[.$C41]*100" office:value-type="float" office:value="10.2949533464098" calcext:value-type="float">
            <text:p>10.29</text:p>
          </table:table-cell>
          <table:table-cell office:value-type="float" office:value="0.009207025" calcext:value-type="float">
            <text:p>0.0092</text:p>
          </table:table-cell>
          <table:table-cell table:number-columns-repeated="9"/>
          <table:table-cell office:value-type="float" office:value="60459" calcext:value-type="float">
            <text:p>60459</text:p>
          </table:table-cell>
          <table:table-cell table:style-name="ce1" table:formula="of:=([.X41]-[.$C41])/[.$C41]*100" office:value-type="float" office:value="10.8302322597203" calcext:value-type="float">
            <text:p>10.83</text:p>
          </table:table-cell>
          <table:table-cell office:value-type="float" office:value="0.013535527" calcext:value-type="float">
            <text:p>0.0135</text:p>
          </table:table-cell>
        </table:table-row>
        <table:table-row table:style-name="ro1">
          <table:table-cell table:formula="of:=[greedy.A42]" office:value-type="string" office:string-value="d201600" calcext:value-type="string">
            <text:p>d201600</text:p>
          </table:table-cell>
          <table:table-cell table:formula="of:=[greedy.B42]" office:value-type="float" office:value="0" calcext:value-type="float">
            <text:p>0</text:p>
          </table:table-cell>
          <table:table-cell table:formula="of:=[greedy.C42]" office:value-type="float" office:value="97824" calcext:value-type="float">
            <text:p>97824</text:p>
          </table:table-cell>
          <table:table-cell table:formula="of:=[greedy.D42]" office:value-type="float" office:value="0" calcext:value-type="float">
            <text:p>0</text:p>
          </table:table-cell>
          <table:table-cell table:formula="of:=[greedy.E42]" office:value-type="float" office:value="97836" calcext:value-type="float">
            <text:p>97836</text:p>
          </table:table-cell>
          <table:table-cell table:formula="of:=[greedy.F42]" office:value-type="float" office:value="12" calcext:value-type="float">
            <text:p>12</text:p>
          </table:table-cell>
          <table:table-cell table:number-columns-repeated="5"/>
          <table:table-cell office:value-type="float" office:value="109843" calcext:value-type="float">
            <text:p>109843</text:p>
          </table:table-cell>
          <table:table-cell table:style-name="ce1" table:formula="of:=([.L42]-[.$C42])/[.$C42]*100" office:value-type="float" office:value="12.2863509977102" calcext:value-type="float">
            <text:p>12.29</text:p>
          </table:table-cell>
          <table:table-cell office:value-type="float" office:value="0.005406814" calcext:value-type="float">
            <text:p>0.0054</text:p>
          </table:table-cell>
          <table:table-cell table:number-columns-repeated="9"/>
          <table:table-cell office:value-type="float" office:value="109870" calcext:value-type="float">
            <text:p>109870</text:p>
          </table:table-cell>
          <table:table-cell table:style-name="ce1" table:formula="of:=([.X42]-[.$C42])/[.$C42]*100" office:value-type="float" office:value="12.3139515865227" calcext:value-type="float">
            <text:p>12.31</text:p>
          </table:table-cell>
          <table:table-cell office:value-type="float" office:value="0.007702363" calcext:value-type="float">
            <text:p>0.0077</text:p>
          </table:table-cell>
        </table:table-row>
        <table:table-row table:style-name="ro1">
          <table:table-cell table:formula="of:=[greedy.A43]" office:value-type="string" office:string-value="d401600" calcext:value-type="string">
            <text:p>d401600</text:p>
          </table:table-cell>
          <table:table-cell table:formula="of:=[greedy.B43]" office:value-type="float" office:value="0" calcext:value-type="float">
            <text:p>0</text:p>
          </table:table-cell>
          <table:table-cell table:formula="of:=[greedy.C43]" office:value-type="float" office:value="97106" calcext:value-type="float">
            <text:p>97106</text:p>
          </table:table-cell>
          <table:table-cell table:formula="of:=[greedy.D43]" office:value-type="float" office:value="0" calcext:value-type="float">
            <text:p>0</text:p>
          </table:table-cell>
          <table:table-cell table:formula="of:=[greedy.E43]" office:value-type="float" office:value="97113" calcext:value-type="float">
            <text:p>97113</text:p>
          </table:table-cell>
          <table:table-cell table:formula="of:=[greedy.F43]" office:value-type="float" office:value="7" calcext:value-type="float">
            <text:p>7</text:p>
          </table:table-cell>
          <table:table-cell table:number-columns-repeated="5"/>
          <table:table-cell office:value-type="float" office:value="108249" calcext:value-type="float">
            <text:p>108249</text:p>
          </table:table-cell>
          <table:table-cell table:style-name="ce1" table:formula="of:=([.L43]-[.$C43])/[.$C43]*100" office:value-type="float" office:value="11.4750890779149" calcext:value-type="float">
            <text:p>11.48</text:p>
          </table:table-cell>
          <table:table-cell office:value-type="float" office:value="0.011495814" calcext:value-type="float">
            <text:p>0.0115</text:p>
          </table:table-cell>
          <table:table-cell table:number-columns-repeated="9"/>
          <table:table-cell office:value-type="float" office:value="108341" calcext:value-type="float">
            <text:p>108341</text:p>
          </table:table-cell>
          <table:table-cell table:style-name="ce1" table:formula="of:=([.X43]-[.$C43])/[.$C43]*100" office:value-type="float" office:value="11.5698309064321" calcext:value-type="float">
            <text:p>11.57</text:p>
          </table:table-cell>
          <table:table-cell office:value-type="float" office:value="0.016750354" calcext:value-type="float">
            <text:p>0.0168</text:p>
          </table:table-cell>
        </table:table-row>
        <table:table-row table:style-name="ro1">
          <table:table-cell table:formula="of:=[greedy.A44]" office:value-type="string" office:string-value="d801600" calcext:value-type="string">
            <text:p>d801600</text:p>
          </table:table-cell>
          <table:table-cell table:formula="of:=[greedy.B44]" office:value-type="float" office:value="0" calcext:value-type="float">
            <text:p>0</text:p>
          </table:table-cell>
          <table:table-cell table:formula="of:=[greedy.C44]" office:value-type="float" office:value="97034" calcext:value-type="float">
            <text:p>97034</text:p>
          </table:table-cell>
          <table:table-cell table:formula="of:=[greedy.D44]" office:value-type="float" office:value="0" calcext:value-type="float">
            <text:p>0</text:p>
          </table:table-cell>
          <table:table-cell table:formula="of:=[greedy.E44]" office:value-type="float" office:value="97052" calcext:value-type="float">
            <text:p>97052</text:p>
          </table:table-cell>
          <table:table-cell table:formula="of:=[greedy.F44]" office:value-type="float" office:value="18" calcext:value-type="float">
            <text:p>18</text:p>
          </table:table-cell>
          <table:table-cell table:number-columns-repeated="5"/>
          <table:table-cell office:value-type="float" office:value="107404" calcext:value-type="float">
            <text:p>107404</text:p>
          </table:table-cell>
          <table:table-cell table:style-name="ce1" table:formula="of:=([.L44]-[.$C44])/[.$C44]*100" office:value-type="float" office:value="10.6869756992394" calcext:value-type="float">
            <text:p>10.69</text:p>
          </table:table-cell>
          <table:table-cell office:value-type="float" office:value="0.026352531" calcext:value-type="float">
            <text:p>0.0264</text:p>
          </table:table-cell>
          <table:table-cell table:number-columns-repeated="9"/>
          <table:table-cell office:value-type="float" office:value="107403" calcext:value-type="float">
            <text:p>107403</text:p>
          </table:table-cell>
          <table:table-cell table:style-name="ce1" table:formula="of:=([.X44]-[.$C44])/[.$C44]*100" office:value-type="float" office:value="10.6859451326339" calcext:value-type="float">
            <text:p>10.69</text:p>
          </table:table-cell>
          <table:table-cell office:value-type="float" office:value="0.038487448" calcext:value-type="float">
            <text:p>0.0385</text:p>
          </table:table-cell>
        </table:table-row>
        <table:table-row table:style-name="ro1">
          <table:table-cell table:formula="of:=[greedy.A45]" office:value-type="string" office:string-value="e05100" calcext:value-type="string">
            <text:p>e05100</text:p>
          </table:table-cell>
          <table:table-cell table:formula="of:=[greedy.B45]" office:value-type="float" office:value="0" calcext:value-type="float">
            <text:p>0</text:p>
          </table:table-cell>
          <table:table-cell table:formula="of:=[greedy.C45]" office:value-type="float" office:value="12681" calcext:value-type="float">
            <text:p>12681</text:p>
          </table:table-cell>
          <table:table-cell table:formula="of:=[greedy.D45]" office:value-type="float" office:value="12681" calcext:value-type="float">
            <text:p>12681</text:p>
          </table:table-cell>
          <table:table-cell table:formula="of:=[greedy.E45]" office:value-type="float" office:value="12681" calcext:value-type="float">
            <text:p>12681</text:p>
          </table:table-cell>
          <table:table-cell table:formula="of:=[greedy.F45]" office:value-type="float" office:value="0" calcext:value-type="float">
            <text:p>0</text:p>
          </table:table-cell>
          <table:table-cell table:number-columns-repeated="5"/>
          <table:table-cell office:value-type="float" office:value="34709" calcext:value-type="float">
            <text:p>34709</text:p>
          </table:table-cell>
          <table:table-cell table:style-name="ce1" table:formula="of:=([.L45]-[.$C45])/[.$C45]*100" office:value-type="float" office:value="173.708698052204" calcext:value-type="float">
            <text:p>173.71</text:p>
          </table:table-cell>
          <table:table-cell office:value-type="float" office:value="0.000053851" calcext:value-type="float">
            <text:p>0.0001</text:p>
          </table:table-cell>
          <table:table-cell table:number-columns-repeated="9"/>
          <table:table-cell office:value-type="float" office:value="36221" calcext:value-type="float">
            <text:p>36221</text:p>
          </table:table-cell>
          <table:table-cell table:style-name="ce1" table:formula="of:=([.X45]-[.$C45])/[.$C45]*100" office:value-type="float" office:value="185.632047945746" calcext:value-type="float">
            <text:p>185.63</text:p>
          </table:table-cell>
          <table:table-cell office:value-type="float" office:value="0.000074329" calcext:value-type="float">
            <text:p>0.0001</text:p>
          </table:table-cell>
        </table:table-row>
        <table:table-row table:style-name="ro1">
          <table:table-cell table:formula="of:=[greedy.A46]" office:value-type="string" office:string-value="e10100" calcext:value-type="string">
            <text:p>e10100</text:p>
          </table:table-cell>
          <table:table-cell table:formula="of:=[greedy.B46]" office:value-type="float" office:value="0" calcext:value-type="float">
            <text:p>0</text:p>
          </table:table-cell>
          <table:table-cell table:formula="of:=[greedy.C46]" office:value-type="float" office:value="11577" calcext:value-type="float">
            <text:p>11577</text:p>
          </table:table-cell>
          <table:table-cell table:formula="of:=[greedy.D46]" office:value-type="float" office:value="11577" calcext:value-type="float">
            <text:p>11577</text:p>
          </table:table-cell>
          <table:table-cell table:formula="of:=[greedy.E46]" office:value-type="float" office:value="11577" calcext:value-type="float">
            <text:p>11577</text:p>
          </table:table-cell>
          <table:table-cell table:formula="of:=[greedy.F46]" office:value-type="float" office:value="0" calcext:value-type="float">
            <text:p>0</text:p>
          </table:table-cell>
          <table:table-cell table:number-columns-repeated="5"/>
          <table:table-cell office:value-type="float" office:value="42172" calcext:value-type="float">
            <text:p>42172</text:p>
          </table:table-cell>
          <table:table-cell table:style-name="ce1" table:formula="of:=([.L46]-[.$C46])/[.$C46]*100" office:value-type="float" office:value="264.27399153494" calcext:value-type="float">
            <text:p>264.27</text:p>
          </table:table-cell>
          <table:table-cell office:value-type="float" office:value="0.000099716" calcext:value-type="float">
            <text:p>0.0001</text:p>
          </table:table-cell>
          <table:table-cell table:number-columns-repeated="9"/>
          <table:table-cell office:value-type="float" office:value="43193" calcext:value-type="float">
            <text:p>43193</text:p>
          </table:table-cell>
          <table:table-cell table:style-name="ce1" table:formula="of:=([.X46]-[.$C46])/[.$C46]*100" office:value-type="float" office:value="273.093202038525" calcext:value-type="float">
            <text:p>273.09</text:p>
          </table:table-cell>
          <table:table-cell office:value-type="float" office:value="0.000139888" calcext:value-type="float">
            <text:p>0.0001</text:p>
          </table:table-cell>
        </table:table-row>
        <table:table-row table:style-name="ro1">
          <table:table-cell table:formula="of:=[greedy.A47]" office:value-type="string" office:string-value="e20100" calcext:value-type="string">
            <text:p>e20100</text:p>
          </table:table-cell>
          <table:table-cell table:formula="of:=[greedy.B47]" office:value-type="float" office:value="0" calcext:value-type="float">
            <text:p>0</text:p>
          </table:table-cell>
          <table:table-cell table:formula="of:=[greedy.C47]" office:value-type="float" office:value="8436" calcext:value-type="float">
            <text:p>8436</text:p>
          </table:table-cell>
          <table:table-cell table:formula="of:=[greedy.D47]" office:value-type="float" office:value="8436" calcext:value-type="float">
            <text:p>8436</text:p>
          </table:table-cell>
          <table:table-cell table:formula="of:=[greedy.E47]" office:value-type="float" office:value="8436" calcext:value-type="float">
            <text:p>8436</text:p>
          </table:table-cell>
          <table:table-cell table:formula="of:=[greedy.F47]" office:value-type="float" office:value="0" calcext:value-type="float">
            <text:p>0</text:p>
          </table:table-cell>
          <table:table-cell table:number-columns-repeated="5"/>
          <table:table-cell office:value-type="float" office:value="36318" calcext:value-type="float">
            <text:p>36318</text:p>
          </table:table-cell>
          <table:table-cell table:style-name="ce1" table:formula="of:=([.L47]-[.$C47])/[.$C47]*100" office:value-type="float" office:value="330.512091038407" calcext:value-type="float">
            <text:p>330.51</text:p>
          </table:table-cell>
          <table:table-cell office:value-type="float" office:value="0.000230968" calcext:value-type="float">
            <text:p>0.0002</text:p>
          </table:table-cell>
          <table:table-cell table:number-columns-repeated="9"/>
          <table:table-cell office:value-type="float" office:value="34193" calcext:value-type="float">
            <text:p>34193</text:p>
          </table:table-cell>
          <table:table-cell table:style-name="ce1" table:formula="of:=([.X47]-[.$C47])/[.$C47]*100" office:value-type="float" office:value="305.322427690849" calcext:value-type="float">
            <text:p>305.32</text:p>
          </table:table-cell>
          <table:table-cell office:value-type="float" office:value="0.000351004" calcext:value-type="float">
            <text:p>0.0004</text:p>
          </table:table-cell>
        </table:table-row>
        <table:table-row table:style-name="ro1">
          <table:table-cell table:formula="of:=[greedy.A48]" office:value-type="string" office:string-value="e05200" calcext:value-type="string">
            <text:p>e05200</text:p>
          </table:table-cell>
          <table:table-cell table:formula="of:=[greedy.B48]" office:value-type="float" office:value="0" calcext:value-type="float">
            <text:p>0</text:p>
          </table:table-cell>
          <table:table-cell table:formula="of:=[greedy.C48]" office:value-type="float" office:value="24930" calcext:value-type="float">
            <text:p>24930</text:p>
          </table:table-cell>
          <table:table-cell table:formula="of:=[greedy.D48]" office:value-type="float" office:value="24930" calcext:value-type="float">
            <text:p>24930</text:p>
          </table:table-cell>
          <table:table-cell table:formula="of:=[greedy.E48]" office:value-type="float" office:value="24930" calcext:value-type="float">
            <text:p>24930</text:p>
          </table:table-cell>
          <table:table-cell table:formula="of:=[greedy.F48]" office:value-type="float" office:value="0" calcext:value-type="float">
            <text:p>0</text:p>
          </table:table-cell>
          <table:table-cell table:number-columns-repeated="5"/>
          <table:table-cell office:value-type="float" office:value="80502" calcext:value-type="float">
            <text:p>80502</text:p>
          </table:table-cell>
          <table:table-cell table:style-name="ce1" table:formula="of:=([.L48]-[.$C48])/[.$C48]*100" office:value-type="float" office:value="222.912154031288" calcext:value-type="float">
            <text:p>222.91</text:p>
          </table:table-cell>
          <table:table-cell office:value-type="float" office:value="0.000101947" calcext:value-type="float">
            <text:p>0.0001</text:p>
          </table:table-cell>
          <table:table-cell table:number-columns-repeated="9"/>
          <table:table-cell office:value-type="float" office:value="79961" calcext:value-type="float">
            <text:p>79961</text:p>
          </table:table-cell>
          <table:table-cell table:style-name="ce1" table:formula="of:=([.X48]-[.$C48])/[.$C48]*100" office:value-type="float" office:value="220.74207781789" calcext:value-type="float">
            <text:p>220.74</text:p>
          </table:table-cell>
          <table:table-cell office:value-type="float" office:value="0.000137355" calcext:value-type="float">
            <text:p>0.0001</text:p>
          </table:table-cell>
        </table:table-row>
        <table:table-row table:style-name="ro1">
          <table:table-cell table:formula="of:=[greedy.A49]" office:value-type="string" office:string-value="e10200" calcext:value-type="string">
            <text:p>e10200</text:p>
          </table:table-cell>
          <table:table-cell table:formula="of:=[greedy.B49]" office:value-type="float" office:value="0" calcext:value-type="float">
            <text:p>0</text:p>
          </table:table-cell>
          <table:table-cell table:formula="of:=[greedy.C49]" office:value-type="float" office:value="23307" calcext:value-type="float">
            <text:p>23307</text:p>
          </table:table-cell>
          <table:table-cell table:formula="of:=[greedy.D49]" office:value-type="float" office:value="23307" calcext:value-type="float">
            <text:p>23307</text:p>
          </table:table-cell>
          <table:table-cell table:formula="of:=[greedy.E49]" office:value-type="float" office:value="23307" calcext:value-type="float">
            <text:p>23307</text:p>
          </table:table-cell>
          <table:table-cell table:formula="of:=[greedy.F49]" office:value-type="float" office:value="0" calcext:value-type="float">
            <text:p>0</text:p>
          </table:table-cell>
          <table:table-cell table:number-columns-repeated="5"/>
          <table:table-cell office:value-type="float" office:value="104449" calcext:value-type="float">
            <text:p>104449</text:p>
          </table:table-cell>
          <table:table-cell table:style-name="ce1" table:formula="of:=([.L49]-[.$C49])/[.$C49]*100" office:value-type="float" office:value="348.144334320161" calcext:value-type="float">
            <text:p>348.14</text:p>
          </table:table-cell>
          <table:table-cell office:value-type="float" office:value="0.000195349" calcext:value-type="float">
            <text:p>0.0002</text:p>
          </table:table-cell>
          <table:table-cell table:number-columns-repeated="9"/>
          <table:table-cell office:value-type="float" office:value="107671" calcext:value-type="float">
            <text:p>107671</text:p>
          </table:table-cell>
          <table:table-cell table:style-name="ce1" table:formula="of:=([.X49]-[.$C49])/[.$C49]*100" office:value-type="float" office:value="361.968507315399" calcext:value-type="float">
            <text:p>361.97</text:p>
          </table:table-cell>
          <table:table-cell office:value-type="float" office:value="0.000287076" calcext:value-type="float">
            <text:p>0.0003</text:p>
          </table:table-cell>
        </table:table-row>
        <table:table-row table:style-name="ro1">
          <table:table-cell table:formula="of:=[greedy.A50]" office:value-type="string" office:string-value="e20200" calcext:value-type="string">
            <text:p>e20200</text:p>
          </table:table-cell>
          <table:table-cell table:formula="of:=[greedy.B50]" office:value-type="float" office:value="0" calcext:value-type="float">
            <text:p>0</text:p>
          </table:table-cell>
          <table:table-cell table:formula="of:=[greedy.C50]" office:value-type="float" office:value="22379" calcext:value-type="float">
            <text:p>22379</text:p>
          </table:table-cell>
          <table:table-cell table:formula="of:=[greedy.D50]" office:value-type="float" office:value="22379" calcext:value-type="float">
            <text:p>22379</text:p>
          </table:table-cell>
          <table:table-cell table:formula="of:=[greedy.E50]" office:value-type="float" office:value="22379" calcext:value-type="float">
            <text:p>22379</text:p>
          </table:table-cell>
          <table:table-cell table:formula="of:=[greedy.F50]" office:value-type="float" office:value="0" calcext:value-type="float">
            <text:p>0</text:p>
          </table:table-cell>
          <table:table-cell table:number-columns-repeated="5"/>
          <table:table-cell office:value-type="float" office:value="114410" calcext:value-type="float">
            <text:p>114410</text:p>
          </table:table-cell>
          <table:table-cell table:style-name="ce1" table:formula="of:=([.L50]-[.$C50])/[.$C50]*100" office:value-type="float" office:value="411.238214397426" calcext:value-type="float">
            <text:p>411.24</text:p>
          </table:table-cell>
          <table:table-cell office:value-type="float" office:value="0.000403291" calcext:value-type="float">
            <text:p>0.0004</text:p>
          </table:table-cell>
          <table:table-cell table:number-columns-repeated="9"/>
          <table:table-cell office:value-type="float" office:value="115005" calcext:value-type="float">
            <text:p>115005</text:p>
          </table:table-cell>
          <table:table-cell table:style-name="ce1" table:formula="of:=([.X50]-[.$C50])/[.$C50]*100" office:value-type="float" office:value="413.896956968587" calcext:value-type="float">
            <text:p>413.90</text:p>
          </table:table-cell>
          <table:table-cell office:value-type="float" office:value="0.00059797" calcext:value-type="float">
            <text:p>0.0006</text:p>
          </table:table-cell>
        </table:table-row>
        <table:table-row table:style-name="ro1">
          <table:table-cell table:formula="of:=[greedy.A51]" office:value-type="string" office:string-value="e10400" calcext:value-type="string">
            <text:p>e10400</text:p>
          </table:table-cell>
          <table:table-cell table:formula="of:=[greedy.B51]" office:value-type="float" office:value="0" calcext:value-type="float">
            <text:p>0</text:p>
          </table:table-cell>
          <table:table-cell table:formula="of:=[greedy.C51]" office:value-type="float" office:value="45746" calcext:value-type="float">
            <text:p>45746</text:p>
          </table:table-cell>
          <table:table-cell table:formula="of:=[greedy.D51]" office:value-type="float" office:value="45746" calcext:value-type="float">
            <text:p>45746</text:p>
          </table:table-cell>
          <table:table-cell table:formula="of:=[greedy.E51]" office:value-type="float" office:value="45746" calcext:value-type="float">
            <text:p>45746</text:p>
          </table:table-cell>
          <table:table-cell table:formula="of:=[greedy.F51]" office:value-type="float" office:value="0" calcext:value-type="float">
            <text:p>0</text:p>
          </table:table-cell>
          <table:table-cell table:number-columns-repeated="5"/>
          <table:table-cell office:value-type="float" office:value="223641" calcext:value-type="float">
            <text:p>223641</text:p>
          </table:table-cell>
          <table:table-cell table:style-name="ce1" table:formula="of:=([.L51]-[.$C51])/[.$C51]*100" office:value-type="float" office:value="388.875530100992" calcext:value-type="float">
            <text:p>388.88</text:p>
          </table:table-cell>
          <table:table-cell office:value-type="float" office:value="0.000418115" calcext:value-type="float">
            <text:p>0.0004</text:p>
          </table:table-cell>
          <table:table-cell table:number-columns-repeated="9"/>
          <table:table-cell office:value-type="float" office:value="221548" calcext:value-type="float">
            <text:p>221548</text:p>
          </table:table-cell>
          <table:table-cell table:style-name="ce1" table:formula="of:=([.X51]-[.$C51])/[.$C51]*100" office:value-type="float" office:value="384.300266689984" calcext:value-type="float">
            <text:p>384.30</text:p>
          </table:table-cell>
          <table:table-cell office:value-type="float" office:value="0.000623478" calcext:value-type="float">
            <text:p>0.0006</text:p>
          </table:table-cell>
        </table:table-row>
        <table:table-row table:style-name="ro1">
          <table:table-cell table:formula="of:=[greedy.A52]" office:value-type="string" office:string-value="e20400" calcext:value-type="string">
            <text:p>e20400</text:p>
          </table:table-cell>
          <table:table-cell table:formula="of:=[greedy.B52]" office:value-type="float" office:value="0" calcext:value-type="float">
            <text:p>0</text:p>
          </table:table-cell>
          <table:table-cell table:formula="of:=[greedy.C52]" office:value-type="float" office:value="44877" calcext:value-type="float">
            <text:p>44877</text:p>
          </table:table-cell>
          <table:table-cell table:formula="of:=[greedy.D52]" office:value-type="float" office:value="44877" calcext:value-type="float">
            <text:p>44877</text:p>
          </table:table-cell>
          <table:table-cell table:formula="of:=[greedy.E52]" office:value-type="float" office:value="44877" calcext:value-type="float">
            <text:p>44877</text:p>
          </table:table-cell>
          <table:table-cell table:formula="of:=[greedy.F52]" office:value-type="float" office:value="0" calcext:value-type="float">
            <text:p>0</text:p>
          </table:table-cell>
          <table:table-cell table:number-columns-repeated="5"/>
          <table:table-cell office:value-type="float" office:value="251593" calcext:value-type="float">
            <text:p>251593</text:p>
          </table:table-cell>
          <table:table-cell table:style-name="ce1" table:formula="of:=([.L52]-[.$C52])/[.$C52]*100" office:value-type="float" office:value="460.627938587695" calcext:value-type="float">
            <text:p>460.63</text:p>
          </table:table-cell>
          <table:table-cell office:value-type="float" office:value="0.000912163" calcext:value-type="float">
            <text:p>0.0009</text:p>
          </table:table-cell>
          <table:table-cell table:number-columns-repeated="9"/>
          <table:table-cell office:value-type="float" office:value="257482" calcext:value-type="float">
            <text:p>257482</text:p>
          </table:table-cell>
          <table:table-cell table:style-name="ce1" table:formula="of:=([.X52]-[.$C52])/[.$C52]*100" office:value-type="float" office:value="473.750473516501" calcext:value-type="float">
            <text:p>473.75</text:p>
          </table:table-cell>
          <table:table-cell office:value-type="float" office:value="0.001444952" calcext:value-type="float">
            <text:p>0.0014</text:p>
          </table:table-cell>
        </table:table-row>
        <table:table-row table:style-name="ro1">
          <table:table-cell table:formula="of:=[greedy.A53]" office:value-type="string" office:string-value="e40400" calcext:value-type="string">
            <text:p>e40400</text:p>
          </table:table-cell>
          <table:table-cell table:formula="of:=[greedy.B53]" office:value-type="float" office:value="0" calcext:value-type="float">
            <text:p>0</text:p>
          </table:table-cell>
          <table:table-cell table:formula="of:=[greedy.C53]" office:value-type="float" office:value="44561" calcext:value-type="float">
            <text:p>44561</text:p>
          </table:table-cell>
          <table:table-cell table:formula="of:=[greedy.D53]" office:value-type="float" office:value="44561" calcext:value-type="float">
            <text:p>44561</text:p>
          </table:table-cell>
          <table:table-cell table:formula="of:=[greedy.E53]" office:value-type="float" office:value="44561" calcext:value-type="float">
            <text:p>44561</text:p>
          </table:table-cell>
          <table:table-cell table:formula="of:=[greedy.F53]" office:value-type="float" office:value="0" calcext:value-type="float">
            <text:p>0</text:p>
          </table:table-cell>
          <table:table-cell table:number-columns-repeated="5"/>
          <table:table-cell office:value-type="float" office:value="256289" calcext:value-type="float">
            <text:p>256289</text:p>
          </table:table-cell>
          <table:table-cell table:style-name="ce1" table:formula="of:=([.L53]-[.$C53])/[.$C53]*100" office:value-type="float" office:value="475.141940261664" calcext:value-type="float">
            <text:p>475.14</text:p>
          </table:table-cell>
          <table:table-cell office:value-type="float" office:value="0.002070548" calcext:value-type="float">
            <text:p>0.0021</text:p>
          </table:table-cell>
          <table:table-cell table:number-columns-repeated="9"/>
          <table:table-cell office:value-type="float" office:value="253803" calcext:value-type="float">
            <text:p>253803</text:p>
          </table:table-cell>
          <table:table-cell table:style-name="ce1" table:formula="of:=([.X53]-[.$C53])/[.$C53]*100" office:value-type="float" office:value="469.563070846705" calcext:value-type="float">
            <text:p>469.56</text:p>
          </table:table-cell>
          <table:table-cell office:value-type="float" office:value="0.003084316" calcext:value-type="float">
            <text:p>0.0031</text:p>
          </table:table-cell>
        </table:table-row>
        <table:table-row table:style-name="ro1">
          <table:table-cell table:formula="of:=[greedy.A54]" office:value-type="string" office:string-value="e15900" calcext:value-type="string">
            <text:p>e15900</text:p>
          </table:table-cell>
          <table:table-cell table:formula="of:=[greedy.B54]" office:value-type="float" office:value="0" calcext:value-type="float">
            <text:p>0</text:p>
          </table:table-cell>
          <table:table-cell table:formula="of:=[greedy.C54]" office:value-type="float" office:value="102421" calcext:value-type="float">
            <text:p>102421</text:p>
          </table:table-cell>
          <table:table-cell table:formula="of:=[greedy.D54]" office:value-type="float" office:value="102421" calcext:value-type="float">
            <text:p>102421</text:p>
          </table:table-cell>
          <table:table-cell table:formula="of:=[greedy.E54]" office:value-type="float" office:value="102421" calcext:value-type="float">
            <text:p>102421</text:p>
          </table:table-cell>
          <table:table-cell table:formula="of:=[greedy.F54]" office:value-type="float" office:value="0" calcext:value-type="float">
            <text:p>0</text:p>
          </table:table-cell>
          <table:table-cell table:number-columns-repeated="5"/>
          <table:table-cell office:value-type="float" office:value="574829" calcext:value-type="float">
            <text:p>574829</text:p>
          </table:table-cell>
          <table:table-cell table:style-name="ce1" table:formula="of:=([.L54]-[.$C54])/[.$C54]*100" office:value-type="float" office:value="461.241346989387" calcext:value-type="float">
            <text:p>461.24</text:p>
          </table:table-cell>
          <table:table-cell office:value-type="float" office:value="0.001654099" calcext:value-type="float">
            <text:p>0.0017</text:p>
          </table:table-cell>
          <table:table-cell table:number-columns-repeated="9"/>
          <table:table-cell office:value-type="float" office:value="576983" calcext:value-type="float">
            <text:p>576983</text:p>
          </table:table-cell>
          <table:table-cell table:style-name="ce1" table:formula="of:=([.X54]-[.$C54])/[.$C54]*100" office:value-type="float" office:value="463.344431317796" calcext:value-type="float">
            <text:p>463.34</text:p>
          </table:table-cell>
          <table:table-cell office:value-type="float" office:value="0.002596893" calcext:value-type="float">
            <text:p>0.0026</text:p>
          </table:table-cell>
        </table:table-row>
        <table:table-row table:style-name="ro1">
          <table:table-cell table:formula="of:=[greedy.A55]" office:value-type="string" office:string-value="e30900" calcext:value-type="string">
            <text:p>e30900</text:p>
          </table:table-cell>
          <table:table-cell table:formula="of:=[greedy.B55]" office:value-type="float" office:value="0" calcext:value-type="float">
            <text:p>0</text:p>
          </table:table-cell>
          <table:table-cell table:formula="of:=[greedy.C55]" office:value-type="float" office:value="100427" calcext:value-type="float">
            <text:p>100427</text:p>
          </table:table-cell>
          <table:table-cell table:formula="of:=[greedy.D55]" office:value-type="float" office:value="100427" calcext:value-type="float">
            <text:p>100427</text:p>
          </table:table-cell>
          <table:table-cell table:formula="of:=[greedy.E55]" office:value-type="float" office:value="100427" calcext:value-type="float">
            <text:p>100427</text:p>
          </table:table-cell>
          <table:table-cell table:formula="of:=[greedy.F55]" office:value-type="float" office:value="0" calcext:value-type="float">
            <text:p>0</text:p>
          </table:table-cell>
          <table:table-cell table:number-columns-repeated="5"/>
          <table:table-cell office:value-type="float" office:value="647447" calcext:value-type="float">
            <text:p>647447</text:p>
          </table:table-cell>
          <table:table-cell table:style-name="ce1" table:formula="of:=([.L55]-[.$C55])/[.$C55]*100" office:value-type="float" office:value="544.694155954076" calcext:value-type="float">
            <text:p>544.69</text:p>
          </table:table-cell>
          <table:table-cell office:value-type="float" office:value="0.003686837" calcext:value-type="float">
            <text:p>0.0037</text:p>
          </table:table-cell>
          <table:table-cell table:number-columns-repeated="9"/>
          <table:table-cell office:value-type="float" office:value="644860" calcext:value-type="float">
            <text:p>644860</text:p>
          </table:table-cell>
          <table:table-cell table:style-name="ce1" table:formula="of:=([.X55]-[.$C55])/[.$C55]*100" office:value-type="float" office:value="542.118155476117" calcext:value-type="float">
            <text:p>542.12</text:p>
          </table:table-cell>
          <table:table-cell office:value-type="float" office:value="0.005610946" calcext:value-type="float">
            <text:p>0.0056</text:p>
          </table:table-cell>
        </table:table-row>
        <table:table-row table:style-name="ro1">
          <table:table-cell table:formula="of:=[greedy.A56]" office:value-type="string" office:string-value="e60900" calcext:value-type="string">
            <text:p>e60900</text:p>
          </table:table-cell>
          <table:table-cell table:formula="of:=[greedy.B56]" office:value-type="float" office:value="0" calcext:value-type="float">
            <text:p>0</text:p>
          </table:table-cell>
          <table:table-cell table:formula="of:=[greedy.C56]" office:value-type="float" office:value="100149" calcext:value-type="float">
            <text:p>100149</text:p>
          </table:table-cell>
          <table:table-cell table:formula="of:=[greedy.D56]" office:value-type="float" office:value="100149" calcext:value-type="float">
            <text:p>100149</text:p>
          </table:table-cell>
          <table:table-cell table:formula="of:=[greedy.E56]" office:value-type="float" office:value="100149" calcext:value-type="float">
            <text:p>100149</text:p>
          </table:table-cell>
          <table:table-cell table:formula="of:=[greedy.F56]" office:value-type="float" office:value="0" calcext:value-type="float">
            <text:p>0</text:p>
          </table:table-cell>
          <table:table-cell table:number-columns-repeated="5"/>
          <table:table-cell office:value-type="float" office:value="643496" calcext:value-type="float">
            <text:p>643496</text:p>
          </table:table-cell>
          <table:table-cell table:style-name="ce1" table:formula="of:=([.L56]-[.$C56])/[.$C56]*100" office:value-type="float" office:value="542.538617459985" calcext:value-type="float">
            <text:p>542.54</text:p>
          </table:table-cell>
          <table:table-cell office:value-type="float" office:value="0.007909176" calcext:value-type="float">
            <text:p>0.0079</text:p>
          </table:table-cell>
          <table:table-cell table:number-columns-repeated="9"/>
          <table:table-cell office:value-type="float" office:value="640744" calcext:value-type="float">
            <text:p>640744</text:p>
          </table:table-cell>
          <table:table-cell table:style-name="ce1" table:formula="of:=([.X56]-[.$C56])/[.$C56]*100" office:value-type="float" office:value="539.790711839359" calcext:value-type="float">
            <text:p>539.79</text:p>
          </table:table-cell>
          <table:table-cell office:value-type="float" office:value="0.011759361" calcext:value-type="float">
            <text:p>0.0118</text:p>
          </table:table-cell>
        </table:table-row>
        <table:table-row table:style-name="ro1">
          <table:table-cell table:formula="of:=[greedy.A57]" office:value-type="string" office:string-value="e201600" calcext:value-type="string">
            <text:p>e201600</text:p>
          </table:table-cell>
          <table:table-cell table:formula="of:=[greedy.B57]" office:value-type="float" office:value="0" calcext:value-type="float">
            <text:p>0</text:p>
          </table:table-cell>
          <table:table-cell table:formula="of:=[greedy.C57]" office:value-type="float" office:value="180645" calcext:value-type="float">
            <text:p>180645</text:p>
          </table:table-cell>
          <table:table-cell table:formula="of:=[greedy.D57]" office:value-type="float" office:value="180645" calcext:value-type="float">
            <text:p>180645</text:p>
          </table:table-cell>
          <table:table-cell table:formula="of:=[greedy.E57]" office:value-type="float" office:value="180645" calcext:value-type="float">
            <text:p>180645</text:p>
          </table:table-cell>
          <table:table-cell table:formula="of:=[greedy.F57]" office:value-type="float" office:value="0" calcext:value-type="float">
            <text:p>0</text:p>
          </table:table-cell>
          <table:table-cell table:number-columns-repeated="5"/>
          <table:table-cell office:value-type="float" office:value="1129100" calcext:value-type="float">
            <text:p>1129100</text:p>
          </table:table-cell>
          <table:table-cell table:style-name="ce1" table:formula="of:=([.L57]-[.$C57])/[.$C57]*100" office:value-type="float" office:value="525.038058069695" calcext:value-type="float">
            <text:p>525.04</text:p>
          </table:table-cell>
          <table:table-cell office:value-type="float" office:value="0.004580547" calcext:value-type="float">
            <text:p>0.0046</text:p>
          </table:table-cell>
          <table:table-cell table:number-columns-repeated="9"/>
          <table:table-cell office:value-type="float" office:value="1134230" calcext:value-type="float">
            <text:p>1134230</text:p>
          </table:table-cell>
          <table:table-cell table:style-name="ce1" table:formula="of:=([.X57]-[.$C57])/[.$C57]*100" office:value-type="float" office:value="527.877882033823" calcext:value-type="float">
            <text:p>527.88</text:p>
          </table:table-cell>
          <table:table-cell office:value-type="float" office:value="0.006985116" calcext:value-type="float">
            <text:p>0.0070</text:p>
          </table:table-cell>
        </table:table-row>
        <table:table-row table:style-name="ro1">
          <table:table-cell table:formula="of:=[greedy.A58]" office:value-type="string" office:string-value="e401600" calcext:value-type="string">
            <text:p>e401600</text:p>
          </table:table-cell>
          <table:table-cell table:formula="of:=[greedy.B58]" office:value-type="float" office:value="0" calcext:value-type="float">
            <text:p>0</text:p>
          </table:table-cell>
          <table:table-cell table:formula="of:=[greedy.C58]" office:value-type="float" office:value="178293" calcext:value-type="float">
            <text:p>178293</text:p>
          </table:table-cell>
          <table:table-cell table:formula="of:=[greedy.D58]" office:value-type="float" office:value="178293" calcext:value-type="float">
            <text:p>178293</text:p>
          </table:table-cell>
          <table:table-cell table:formula="of:=[greedy.E58]" office:value-type="float" office:value="178293" calcext:value-type="float">
            <text:p>178293</text:p>
          </table:table-cell>
          <table:table-cell table:formula="of:=[greedy.F58]" office:value-type="float" office:value="0" calcext:value-type="float">
            <text:p>0</text:p>
          </table:table-cell>
          <table:table-cell table:number-columns-repeated="5"/>
          <table:table-cell office:value-type="float" office:value="1218534" calcext:value-type="float">
            <text:p>1218534</text:p>
          </table:table-cell>
          <table:table-cell table:style-name="ce1" table:formula="of:=([.L58]-[.$C58])/[.$C58]*100" office:value-type="float" office:value="583.444666924669" calcext:value-type="float">
            <text:p>583.44</text:p>
          </table:table-cell>
          <table:table-cell office:value-type="float" office:value="0.009898973" calcext:value-type="float">
            <text:p>0.0099</text:p>
          </table:table-cell>
          <table:table-cell table:number-columns-repeated="9"/>
          <table:table-cell office:value-type="float" office:value="1212424" calcext:value-type="float">
            <text:p>1212424</text:p>
          </table:table-cell>
          <table:table-cell table:style-name="ce1" table:formula="of:=([.X58]-[.$C58])/[.$C58]*100" office:value-type="float" office:value="580.017723634691" calcext:value-type="float">
            <text:p>580.02</text:p>
          </table:table-cell>
          <table:table-cell office:value-type="float" office:value="0.015284376" calcext:value-type="float">
            <text:p>0.0153</text:p>
          </table:table-cell>
        </table:table-row>
        <table:table-row table:style-name="ro1">
          <table:table-cell table:formula="of:=[greedy.A59]" office:value-type="string" office:string-value="e801600" calcext:value-type="string">
            <text:p>e801600</text:p>
          </table:table-cell>
          <table:table-cell table:formula="of:=[greedy.B59]" office:value-type="float" office:value="0" calcext:value-type="float">
            <text:p>0</text:p>
          </table:table-cell>
          <table:table-cell table:formula="of:=[greedy.C59]" office:value-type="float" office:value="176820" calcext:value-type="float">
            <text:p>176820</text:p>
          </table:table-cell>
          <table:table-cell table:formula="of:=[greedy.D59]" office:value-type="float" office:value="176820" calcext:value-type="float">
            <text:p>176820</text:p>
          </table:table-cell>
          <table:table-cell table:formula="of:=[greedy.E59]" office:value-type="float" office:value="176820" calcext:value-type="float">
            <text:p>176820</text:p>
          </table:table-cell>
          <table:table-cell table:formula="of:=[greedy.F59]" office:value-type="float" office:value="0" calcext:value-type="float">
            <text:p>0</text:p>
          </table:table-cell>
          <table:table-cell table:number-columns-repeated="5"/>
          <table:table-cell office:value-type="float" office:value="1217312" calcext:value-type="float">
            <text:p>1217312</text:p>
          </table:table-cell>
          <table:table-cell table:style-name="ce1" table:formula="of:=([.L59]-[.$C59])/[.$C59]*100" office:value-type="float" office:value="588.447008256984" calcext:value-type="float">
            <text:p>588.45</text:p>
          </table:table-cell>
          <table:table-cell office:value-type="float" office:value="0.023951153" calcext:value-type="float">
            <text:p>0.0240</text:p>
          </table:table-cell>
          <table:table-cell table:number-columns-repeated="9"/>
          <table:table-cell office:value-type="float" office:value="1211793" calcext:value-type="float">
            <text:p>1211793</text:p>
          </table:table-cell>
          <table:table-cell table:style-name="ce1" table:formula="of:=([.X59]-[.$C59])/[.$C59]*100" office:value-type="float" office:value="585.32575500509" calcext:value-type="float">
            <text:p>585.33</text:p>
          </table:table-cell>
          <table:table-cell office:value-type="float" office:value="0.034263531" calcext:value-type="float">
            <text:p>0.0343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MEAN A</text:p>
          </table:table-cell>
          <table:table-cell table:formula="of:=AVERAGE([.M3:.M8])" office:value-type="float" office:value="0.99186449411143" calcext:value-type="float">
            <text:p>0.99186449411143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MEAN B</text:p>
          </table:table-cell>
          <table:table-cell table:formula="of:=AVERAGE([.M9:.M14])" office:value-type="float" office:value="19.1334844427578" calcext:value-type="float">
            <text:p>19.1334844427578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MEAN C</text:p>
          </table:table-cell>
          <table:table-cell table:formula="of:=AVERAGE([.M15:.M29])" office:value-type="float" office:value="31.8662491653163" calcext:value-type="float">
            <text:p>31.8662491653163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MEAN D</text:p>
          </table:table-cell>
          <table:table-cell table:formula="of:=AVERAGE([.M30:.M44])" office:value-type="float" office:value="11.5351531283686" calcext:value-type="float">
            <text:p>11.5351531283686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MEAN E</text:p>
          </table:table-cell>
          <table:table-cell table:formula="of:=AVERAGE([.M45:.M59])" office:value-type="float" office:value="421.389249731972" calcext:value-type="float">
            <text:p>421.389249731972</text:p>
          </table:table-cell>
          <table:table-cell table:number-columns-repeated="13"/>
        </table:table-row>
        <table:table-row table:style-name="ro1" table:number-rows-repeated="1048511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 style:data-style-name="N2" text:time-value="16:18:08.683643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8:06:31.533291690</meta:creation-date>
    <dc:date>2019-05-26T19:28:42.285859580</dc:date>
    <meta:editing-duration>P2DT5M52S</meta:editing-duration>
    <meta:editing-cycles>48</meta:editing-cycles>
    <meta:generator>LibreOffice/6.0.7.3$Linux_X86_64 LibreOffice_project/00m0$Build-3</meta:generator>
    <meta:document-statistic meta:table-count="4" meta:cell-count="3710" meta:object-count="0"/>
  </office:meta>
</office:document-meta>
</file>